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1.3252in"/>
    </style:style>
    <style:style style:name="co5" style:family="table-column">
      <style:table-column-properties fo:break-before="auto" style:column-width="1.3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Question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ce2"/>
        <table:table-column table:style-name="co5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Qs</text:p>
          </table:table-cell>
          <table:table-cell table:style-name="Default" office:value-type="string" calcext:value-type="string">
            <text:p>Qd = P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C</text:p>
          </table:table-cell>
          <table:table-cell table:style-name="Default" office:value-type="string" calcext:value-type="string">
            <text:p>AC = MC + (FC/Q))</text:p>
          </table:table-cell>
          <table:table-cell table:style-name="Default" office:value-type="string" calcext:value-type="string">
            <text:p>MR</text:p>
          </table:table-cell>
          <table:table-cell office:value-type="string" calcext:value-type="string">
            <text:p>FC2</text:p>
          </table:table-cell>
          <table:table-cell table:style-name="Default" office:value-type="string" calcext:value-type="string">
            <text:p>AC2 = MC + (FC/Q)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00 - ((2/3)*[.A2])" office:value-type="float" office:value="499.333333333333" calcext:value-type="float">
            <text:p>49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] + ([.C2]/[.A2])" office:value-type="float" office:value="100010" calcext:value-type="float">
            <text:p>100,010.00</text:p>
          </table:table-cell>
          <table:table-cell table:formula="of:=500 - ((4/3)*[.A2])" office:value-type="float" office:value="498.666666666667" calcext:value-type="float">
            <text:p>498.67</text:p>
          </table:table-cell>
          <table:table-cell office:value-type="float" office:value="70000" calcext:value-type="float">
            <text:p>70000</text:p>
          </table:table-cell>
          <table:table-cell table:formula="of:=[.D2]+([.G2]/[.A2])" office:value-type="float" office:value="70010" calcext:value-type="float">
            <text:p>70,01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00 - ((2/3)*[.A3])" office:value-type="float" office:value="498.666666666667" calcext:value-type="float">
            <text:p>49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] + ([.C3]/[.A3])" office:value-type="float" office:value="50010" calcext:value-type="float">
            <text:p>50,010.00</text:p>
          </table:table-cell>
          <table:table-cell table:formula="of:=500 - ((4/3)*[.A3])" office:value-type="float" office:value="497.333333333333" calcext:value-type="float">
            <text:p>497.33</text:p>
          </table:table-cell>
          <table:table-cell office:value-type="float" office:value="70000" calcext:value-type="float">
            <text:p>70000</text:p>
          </table:table-cell>
          <table:table-cell table:formula="of:=[.D3]+([.G3]/[.A3])" office:value-type="float" office:value="35010" calcext:value-type="float">
            <text:p>35,010.0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500 - ((2/3)*[.A4])" office:value-type="float" office:value="498" calcext:value-type="float">
            <text:p>498.00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4] + ([.C4]/[.A4])" office:value-type="float" office:value="33343.3333333333" calcext:value-type="float">
            <text:p>33,343.33</text:p>
          </table:table-cell>
          <table:table-cell table:formula="of:=500 - ((4/3)*[.A4])" office:value-type="float" office:value="496" calcext:value-type="float">
            <text:p>496.00</text:p>
          </table:table-cell>
          <table:table-cell office:value-type="float" office:value="70000" calcext:value-type="float">
            <text:p>70000</text:p>
          </table:table-cell>
          <table:table-cell table:formula="of:=[.D4]+([.G4]/[.A4])" office:value-type="float" office:value="23343.3333333333" calcext:value-type="float">
            <text:p>23,343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500 - ((2/3)*[.A5])" office:value-type="float" office:value="497.333333333333" calcext:value-type="float">
            <text:p>49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] + ([.C5]/[.A5])" office:value-type="float" office:value="25010" calcext:value-type="float">
            <text:p>25,010.00</text:p>
          </table:table-cell>
          <table:table-cell table:formula="of:=500 - ((4/3)*[.A5])" office:value-type="float" office:value="494.666666666667" calcext:value-type="float">
            <text:p>494.67</text:p>
          </table:table-cell>
          <table:table-cell office:value-type="float" office:value="70000" calcext:value-type="float">
            <text:p>70000</text:p>
          </table:table-cell>
          <table:table-cell table:formula="of:=[.D5]+([.G5]/[.A5])" office:value-type="float" office:value="17510" calcext:value-type="float">
            <text:p>17,51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500 - ((2/3)*[.A6])" office:value-type="float" office:value="496.666666666667" calcext:value-type="float">
            <text:p>49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] + ([.C6]/[.A6])" office:value-type="float" office:value="20010" calcext:value-type="float">
            <text:p>20,010.00</text:p>
          </table:table-cell>
          <table:table-cell table:formula="of:=500 - ((4/3)*[.A6])" office:value-type="float" office:value="493.333333333333" calcext:value-type="float">
            <text:p>493.33</text:p>
          </table:table-cell>
          <table:table-cell office:value-type="float" office:value="70000" calcext:value-type="float">
            <text:p>70000</text:p>
          </table:table-cell>
          <table:table-cell table:formula="of:=[.D6]+([.G6]/[.A6])" office:value-type="float" office:value="14010" calcext:value-type="float">
            <text:p>14,010.0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500 - ((2/3)*[.A7])" office:value-type="float" office:value="496" calcext:value-type="float">
            <text:p>49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] + ([.C7]/[.A7])" office:value-type="float" office:value="16676.6666666667" calcext:value-type="float">
            <text:p>16,676.67</text:p>
          </table:table-cell>
          <table:table-cell table:formula="of:=500 - ((4/3)*[.A7])" office:value-type="float" office:value="492" calcext:value-type="float">
            <text:p>492.00</text:p>
          </table:table-cell>
          <table:table-cell office:value-type="float" office:value="70000" calcext:value-type="float">
            <text:p>70000</text:p>
          </table:table-cell>
          <table:table-cell table:formula="of:=[.D7]+([.G7]/[.A7])" office:value-type="float" office:value="11676.6666666667" calcext:value-type="float">
            <text:p>11,676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500 - ((2/3)*[.A8])" office:value-type="float" office:value="495.333333333333" calcext:value-type="float">
            <text:p>49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8] + ([.C8]/[.A8])" office:value-type="float" office:value="14295.7142857143" calcext:value-type="float">
            <text:p>14,295.71</text:p>
          </table:table-cell>
          <table:table-cell table:formula="of:=500 - ((4/3)*[.A8])" office:value-type="float" office:value="490.666666666667" calcext:value-type="float">
            <text:p>490.67</text:p>
          </table:table-cell>
          <table:table-cell office:value-type="float" office:value="70000" calcext:value-type="float">
            <text:p>70000</text:p>
          </table:table-cell>
          <table:table-cell table:formula="of:=[.D8]+([.G8]/[.A8])" office:value-type="float" office:value="10010" calcext:value-type="float">
            <text:p>10,01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500 - ((2/3)*[.A9])" office:value-type="float" office:value="494.666666666667" calcext:value-type="float">
            <text:p>49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9] + ([.C9]/[.A9])" office:value-type="float" office:value="12510" calcext:value-type="float">
            <text:p>12,510.00</text:p>
          </table:table-cell>
          <table:table-cell table:formula="of:=500 - ((4/3)*[.A9])" office:value-type="float" office:value="489.333333333333" calcext:value-type="float">
            <text:p>489.33</text:p>
          </table:table-cell>
          <table:table-cell office:value-type="float" office:value="70000" calcext:value-type="float">
            <text:p>70000</text:p>
          </table:table-cell>
          <table:table-cell table:formula="of:=[.D9]+([.G9]/[.A9])" office:value-type="float" office:value="8760" calcext:value-type="float">
            <text:p>8,760.0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500 - ((2/3)*[.A10])" office:value-type="float" office:value="494" calcext:value-type="float">
            <text:p>49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0] + ([.C10]/[.A10])" office:value-type="float" office:value="11121.1111111111" calcext:value-type="float">
            <text:p>11,121.11</text:p>
          </table:table-cell>
          <table:table-cell table:formula="of:=500 - ((4/3)*[.A10])" office:value-type="float" office:value="488" calcext:value-type="float">
            <text:p>488.00</text:p>
          </table:table-cell>
          <table:table-cell office:value-type="float" office:value="70000" calcext:value-type="float">
            <text:p>70000</text:p>
          </table:table-cell>
          <table:table-cell table:formula="of:=[.D10]+([.G10]/[.A10])" office:value-type="float" office:value="7787.77777777778" calcext:value-type="float">
            <text:p>7,787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00 - ((2/3)*[.A11])" office:value-type="float" office:value="493.333333333333" calcext:value-type="float">
            <text:p>49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1] + ([.C11]/[.A11])" office:value-type="float" office:value="10010" calcext:value-type="float">
            <text:p>10,010.00</text:p>
          </table:table-cell>
          <table:table-cell table:formula="of:=500 - ((4/3)*[.A11])" office:value-type="float" office:value="486.666666666667" calcext:value-type="float">
            <text:p>486.67</text:p>
          </table:table-cell>
          <table:table-cell office:value-type="float" office:value="70000" calcext:value-type="float">
            <text:p>70000</text:p>
          </table:table-cell>
          <table:table-cell table:formula="of:=[.D11]+([.G11]/[.A11])" office:value-type="float" office:value="7010" calcext:value-type="float">
            <text:p>7,01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500 - ((2/3)*[.A12])" office:value-type="float" office:value="492.666666666667" calcext:value-type="float">
            <text:p>49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2] + ([.C12]/[.A12])" office:value-type="float" office:value="9100.90909090909" calcext:value-type="float">
            <text:p>9,100.91</text:p>
          </table:table-cell>
          <table:table-cell table:formula="of:=500 - ((4/3)*[.A12])" office:value-type="float" office:value="485.333333333333" calcext:value-type="float">
            <text:p>485.33</text:p>
          </table:table-cell>
          <table:table-cell office:value-type="float" office:value="70000" calcext:value-type="float">
            <text:p>70000</text:p>
          </table:table-cell>
          <table:table-cell table:formula="of:=[.D12]+([.G12]/[.A12])" office:value-type="float" office:value="6373.63636363636" calcext:value-type="float">
            <text:p>6,373.6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500 - ((2/3)*[.A13])" office:value-type="float" office:value="492" calcext:value-type="float">
            <text:p>49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3] + ([.C13]/[.A13])" office:value-type="float" office:value="8343.33333333333" calcext:value-type="float">
            <text:p>8,343.33</text:p>
          </table:table-cell>
          <table:table-cell table:formula="of:=500 - ((4/3)*[.A13])" office:value-type="float" office:value="484" calcext:value-type="float">
            <text:p>484.00</text:p>
          </table:table-cell>
          <table:table-cell office:value-type="float" office:value="70000" calcext:value-type="float">
            <text:p>70000</text:p>
          </table:table-cell>
          <table:table-cell table:formula="of:=[.D13]+([.G13]/[.A13])" office:value-type="float" office:value="5843.33333333333" calcext:value-type="float">
            <text:p>5,843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500 - ((2/3)*[.A14])" office:value-type="float" office:value="491.333333333333" calcext:value-type="float">
            <text:p>49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4] + ([.C14]/[.A14])" office:value-type="float" office:value="7702.30769230769" calcext:value-type="float">
            <text:p>7,702.31</text:p>
          </table:table-cell>
          <table:table-cell table:formula="of:=500 - ((4/3)*[.A14])" office:value-type="float" office:value="482.666666666667" calcext:value-type="float">
            <text:p>482.67</text:p>
          </table:table-cell>
          <table:table-cell office:value-type="float" office:value="70000" calcext:value-type="float">
            <text:p>70000</text:p>
          </table:table-cell>
          <table:table-cell table:formula="of:=[.D14]+([.G14]/[.A14])" office:value-type="float" office:value="5394.61538461539" calcext:value-type="float">
            <text:p>5,394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500 - ((2/3)*[.A15])" office:value-type="float" office:value="490.666666666667" calcext:value-type="float">
            <text:p>49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5] + ([.C15]/[.A15])" office:value-type="float" office:value="7152.85714285714" calcext:value-type="float">
            <text:p>7,152.86</text:p>
          </table:table-cell>
          <table:table-cell table:formula="of:=500 - ((4/3)*[.A15])" office:value-type="float" office:value="481.333333333333" calcext:value-type="float">
            <text:p>481.33</text:p>
          </table:table-cell>
          <table:table-cell office:value-type="float" office:value="70000" calcext:value-type="float">
            <text:p>70000</text:p>
          </table:table-cell>
          <table:table-cell table:formula="of:=[.D15]+([.G15]/[.A15])" office:value-type="float" office:value="5010" calcext:value-type="float">
            <text:p>5,010.0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500 - ((2/3)*[.A16])" office:value-type="float" office:value="490" calcext:value-type="float">
            <text:p>49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6] + ([.C16]/[.A16])" office:value-type="float" office:value="6676.66666666667" calcext:value-type="float">
            <text:p>6,676.67</text:p>
          </table:table-cell>
          <table:table-cell table:formula="of:=500 - ((4/3)*[.A16])" office:value-type="float" office:value="480" calcext:value-type="float">
            <text:p>480.00</text:p>
          </table:table-cell>
          <table:table-cell office:value-type="float" office:value="70000" calcext:value-type="float">
            <text:p>70000</text:p>
          </table:table-cell>
          <table:table-cell table:formula="of:=[.D16]+([.G16]/[.A16])" office:value-type="float" office:value="4676.66666666667" calcext:value-type="float">
            <text:p>4,676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500 - ((2/3)*[.A17])" office:value-type="float" office:value="489.333333333333" calcext:value-type="float">
            <text:p>48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7] + ([.C17]/[.A17])" office:value-type="float" office:value="6260" calcext:value-type="float">
            <text:p>6,260.00</text:p>
          </table:table-cell>
          <table:table-cell table:formula="of:=500 - ((4/3)*[.A17])" office:value-type="float" office:value="478.666666666667" calcext:value-type="float">
            <text:p>478.67</text:p>
          </table:table-cell>
          <table:table-cell office:value-type="float" office:value="70000" calcext:value-type="float">
            <text:p>70000</text:p>
          </table:table-cell>
          <table:table-cell table:formula="of:=[.D17]+([.G17]/[.A17])" office:value-type="float" office:value="4385" calcext:value-type="float">
            <text:p>4,385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500 - ((2/3)*[.A18])" office:value-type="float" office:value="488.666666666667" calcext:value-type="float">
            <text:p>48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8] + ([.C18]/[.A18])" office:value-type="float" office:value="5892.35294117647" calcext:value-type="float">
            <text:p>5,892.35</text:p>
          </table:table-cell>
          <table:table-cell table:formula="of:=500 - ((4/3)*[.A18])" office:value-type="float" office:value="477.333333333333" calcext:value-type="float">
            <text:p>477.33</text:p>
          </table:table-cell>
          <table:table-cell office:value-type="float" office:value="70000" calcext:value-type="float">
            <text:p>70000</text:p>
          </table:table-cell>
          <table:table-cell table:formula="of:=[.D18]+([.G18]/[.A18])" office:value-type="float" office:value="4127.64705882353" calcext:value-type="float">
            <text:p>4,127.65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500 - ((2/3)*[.A19])" office:value-type="float" office:value="488" calcext:value-type="float">
            <text:p>48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9] + ([.C19]/[.A19])" office:value-type="float" office:value="5565.55555555556" calcext:value-type="float">
            <text:p>5,565.56</text:p>
          </table:table-cell>
          <table:table-cell table:formula="of:=500 - ((4/3)*[.A19])" office:value-type="float" office:value="476" calcext:value-type="float">
            <text:p>476.00</text:p>
          </table:table-cell>
          <table:table-cell office:value-type="float" office:value="70000" calcext:value-type="float">
            <text:p>70000</text:p>
          </table:table-cell>
          <table:table-cell table:formula="of:=[.D19]+([.G19]/[.A19])" office:value-type="float" office:value="3898.88888888889" calcext:value-type="float">
            <text:p>3,898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500 - ((2/3)*[.A20])" office:value-type="float" office:value="487.333333333333" calcext:value-type="float">
            <text:p>48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0] + ([.C20]/[.A20])" office:value-type="float" office:value="5273.15789473684" calcext:value-type="float">
            <text:p>5,273.16</text:p>
          </table:table-cell>
          <table:table-cell table:formula="of:=500 - ((4/3)*[.A20])" office:value-type="float" office:value="474.666666666667" calcext:value-type="float">
            <text:p>474.67</text:p>
          </table:table-cell>
          <table:table-cell office:value-type="float" office:value="70000" calcext:value-type="float">
            <text:p>70000</text:p>
          </table:table-cell>
          <table:table-cell table:formula="of:=[.D20]+([.G20]/[.A20])" office:value-type="float" office:value="3694.21052631579" calcext:value-type="float">
            <text:p>3,694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500 - ((2/3)*[.A21])" office:value-type="float" office:value="486.666666666667" calcext:value-type="float">
            <text:p>48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1] + ([.C21]/[.A21])" office:value-type="float" office:value="5010" calcext:value-type="float">
            <text:p>5,010.00</text:p>
          </table:table-cell>
          <table:table-cell table:formula="of:=500 - ((4/3)*[.A21])" office:value-type="float" office:value="473.333333333333" calcext:value-type="float">
            <text:p>473.33</text:p>
          </table:table-cell>
          <table:table-cell office:value-type="float" office:value="70000" calcext:value-type="float">
            <text:p>70000</text:p>
          </table:table-cell>
          <table:table-cell table:formula="of:=[.D21]+([.G21]/[.A21])" office:value-type="float" office:value="3510" calcext:value-type="float">
            <text:p>3,510.0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500 - ((2/3)*[.A22])" office:value-type="float" office:value="486" calcext:value-type="float">
            <text:p>48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2] + ([.C22]/[.A22])" office:value-type="float" office:value="4771.90476190476" calcext:value-type="float">
            <text:p>4,771.90</text:p>
          </table:table-cell>
          <table:table-cell table:formula="of:=500 - ((4/3)*[.A22])" office:value-type="float" office:value="472" calcext:value-type="float">
            <text:p>472.00</text:p>
          </table:table-cell>
          <table:table-cell office:value-type="float" office:value="70000" calcext:value-type="float">
            <text:p>70000</text:p>
          </table:table-cell>
          <table:table-cell table:formula="of:=[.D22]+([.G22]/[.A22])" office:value-type="float" office:value="3343.33333333333" calcext:value-type="float">
            <text:p>3,343.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500 - ((2/3)*[.A23])" office:value-type="float" office:value="485.333333333333" calcext:value-type="float">
            <text:p>48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3] + ([.C23]/[.A23])" office:value-type="float" office:value="4555.45454545455" calcext:value-type="float">
            <text:p>4,555.45</text:p>
          </table:table-cell>
          <table:table-cell table:formula="of:=500 - ((4/3)*[.A23])" office:value-type="float" office:value="470.666666666667" calcext:value-type="float">
            <text:p>470.67</text:p>
          </table:table-cell>
          <table:table-cell office:value-type="float" office:value="70000" calcext:value-type="float">
            <text:p>70000</text:p>
          </table:table-cell>
          <table:table-cell table:formula="of:=[.D23]+([.G23]/[.A23])" office:value-type="float" office:value="3191.81818181818" calcext:value-type="float">
            <text:p>3,191.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500 - ((2/3)*[.A24])" office:value-type="float" office:value="484.666666666667" calcext:value-type="float">
            <text:p>48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4] + ([.C24]/[.A24])" office:value-type="float" office:value="4357.82608695652" calcext:value-type="float">
            <text:p>4,357.83</text:p>
          </table:table-cell>
          <table:table-cell table:formula="of:=500 - ((4/3)*[.A24])" office:value-type="float" office:value="469.333333333333" calcext:value-type="float">
            <text:p>469.33</text:p>
          </table:table-cell>
          <table:table-cell office:value-type="float" office:value="70000" calcext:value-type="float">
            <text:p>70000</text:p>
          </table:table-cell>
          <table:table-cell table:formula="of:=[.D24]+([.G24]/[.A24])" office:value-type="float" office:value="3053.47826086957" calcext:value-type="float">
            <text:p>3,053.48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500 - ((2/3)*[.A25])" office:value-type="float" office:value="484" calcext:value-type="float">
            <text:p>48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5] + ([.C25]/[.A25])" office:value-type="float" office:value="4176.66666666667" calcext:value-type="float">
            <text:p>4,176.67</text:p>
          </table:table-cell>
          <table:table-cell table:formula="of:=500 - ((4/3)*[.A25])" office:value-type="float" office:value="468" calcext:value-type="float">
            <text:p>468.00</text:p>
          </table:table-cell>
          <table:table-cell office:value-type="float" office:value="70000" calcext:value-type="float">
            <text:p>70000</text:p>
          </table:table-cell>
          <table:table-cell table:formula="of:=[.D25]+([.G25]/[.A25])" office:value-type="float" office:value="2926.66666666667" calcext:value-type="float">
            <text:p>2,926.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500 - ((2/3)*[.A26])" office:value-type="float" office:value="483.333333333333" calcext:value-type="float">
            <text:p>483.33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26] + ([.C26]/[.A26])" office:value-type="float" office:value="4010" calcext:value-type="float">
            <text:p>4,010.00</text:p>
          </table:table-cell>
          <table:table-cell table:formula="of:=500 - ((4/3)*[.A26])" office:value-type="float" office:value="466.666666666667" calcext:value-type="float">
            <text:p>466.67</text:p>
          </table:table-cell>
          <table:table-cell office:value-type="float" office:value="70000" calcext:value-type="float">
            <text:p>70000</text:p>
          </table:table-cell>
          <table:table-cell table:formula="of:=[.D26]+([.G26]/[.A26])" office:value-type="float" office:value="2810" calcext:value-type="float">
            <text:p>2,810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500 - ((2/3)*[.A27])" office:value-type="float" office:value="482.666666666667" calcext:value-type="float">
            <text:p>48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7] + ([.C27]/[.A27])" office:value-type="float" office:value="3856.15384615385" calcext:value-type="float">
            <text:p>3,856.15</text:p>
          </table:table-cell>
          <table:table-cell table:formula="of:=500 - ((4/3)*[.A27])" office:value-type="float" office:value="465.333333333333" calcext:value-type="float">
            <text:p>465.33</text:p>
          </table:table-cell>
          <table:table-cell office:value-type="float" office:value="70000" calcext:value-type="float">
            <text:p>70000</text:p>
          </table:table-cell>
          <table:table-cell table:formula="of:=[.D27]+([.G27]/[.A27])" office:value-type="float" office:value="2702.30769230769" calcext:value-type="float">
            <text:p>2,702.31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formula="of:=500 - ((2/3)*[.A28])" office:value-type="float" office:value="482" calcext:value-type="float">
            <text:p>48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8] + ([.C28]/[.A28])" office:value-type="float" office:value="3713.7037037037" calcext:value-type="float">
            <text:p>3,713.70</text:p>
          </table:table-cell>
          <table:table-cell table:formula="of:=500 - ((4/3)*[.A28])" office:value-type="float" office:value="464" calcext:value-type="float">
            <text:p>464.00</text:p>
          </table:table-cell>
          <table:table-cell office:value-type="float" office:value="70000" calcext:value-type="float">
            <text:p>70000</text:p>
          </table:table-cell>
          <table:table-cell table:formula="of:=[.D28]+([.G28]/[.A28])" office:value-type="float" office:value="2602.59259259259" calcext:value-type="float">
            <text:p>2,602.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500 - ((2/3)*[.A29])" office:value-type="float" office:value="481.333333333333" calcext:value-type="float">
            <text:p>48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9] + ([.C29]/[.A29])" office:value-type="float" office:value="3581.42857142857" calcext:value-type="float">
            <text:p>3,581.43</text:p>
          </table:table-cell>
          <table:table-cell table:formula="of:=500 - ((4/3)*[.A29])" office:value-type="float" office:value="462.666666666667" calcext:value-type="float">
            <text:p>462.67</text:p>
          </table:table-cell>
          <table:table-cell office:value-type="float" office:value="70000" calcext:value-type="float">
            <text:p>70000</text:p>
          </table:table-cell>
          <table:table-cell table:formula="of:=[.D29]+([.G29]/[.A29])" office:value-type="float" office:value="2510" calcext:value-type="float">
            <text:p>2,510.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500 - ((2/3)*[.A30])" office:value-type="float" office:value="480.666666666667" calcext:value-type="float">
            <text:p>48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0] + ([.C30]/[.A30])" office:value-type="float" office:value="3458.27586206897" calcext:value-type="float">
            <text:p>3,458.28</text:p>
          </table:table-cell>
          <table:table-cell table:formula="of:=500 - ((4/3)*[.A30])" office:value-type="float" office:value="461.333333333333" calcext:value-type="float">
            <text:p>461.33</text:p>
          </table:table-cell>
          <table:table-cell office:value-type="float" office:value="70000" calcext:value-type="float">
            <text:p>70000</text:p>
          </table:table-cell>
          <table:table-cell table:formula="of:=[.D30]+([.G30]/[.A30])" office:value-type="float" office:value="2423.79310344828" calcext:value-type="float">
            <text:p>2,423.79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500 - ((2/3)*[.A31])" office:value-type="float" office:value="480" calcext:value-type="float">
            <text:p>48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1] + ([.C31]/[.A31])" office:value-type="float" office:value="3343.33333333333" calcext:value-type="float">
            <text:p>3,343.33</text:p>
          </table:table-cell>
          <table:table-cell table:formula="of:=500 - ((4/3)*[.A31])" office:value-type="float" office:value="460" calcext:value-type="float">
            <text:p>460.00</text:p>
          </table:table-cell>
          <table:table-cell office:value-type="float" office:value="70000" calcext:value-type="float">
            <text:p>70000</text:p>
          </table:table-cell>
          <table:table-cell table:formula="of:=[.D31]+([.G31]/[.A31])" office:value-type="float" office:value="2343.33333333333" calcext:value-type="float">
            <text:p>2,343.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500 - ((2/3)*[.A32])" office:value-type="float" office:value="479.333333333333" calcext:value-type="float">
            <text:p>47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2] + ([.C32]/[.A32])" office:value-type="float" office:value="3235.8064516129" calcext:value-type="float">
            <text:p>3,235.81</text:p>
          </table:table-cell>
          <table:table-cell table:formula="of:=500 - ((4/3)*[.A32])" office:value-type="float" office:value="458.666666666667" calcext:value-type="float">
            <text:p>458.67</text:p>
          </table:table-cell>
          <table:table-cell office:value-type="float" office:value="70000" calcext:value-type="float">
            <text:p>70000</text:p>
          </table:table-cell>
          <table:table-cell table:formula="of:=[.D32]+([.G32]/[.A32])" office:value-type="float" office:value="2268.06451612903" calcext:value-type="float">
            <text:p>2,268.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500 - ((2/3)*[.A33])" office:value-type="float" office:value="478.666666666667" calcext:value-type="float">
            <text:p>47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3] + ([.C33]/[.A33])" office:value-type="float" office:value="3135" calcext:value-type="float">
            <text:p>3,135.00</text:p>
          </table:table-cell>
          <table:table-cell table:formula="of:=500 - ((4/3)*[.A33])" office:value-type="float" office:value="457.333333333333" calcext:value-type="float">
            <text:p>457.33</text:p>
          </table:table-cell>
          <table:table-cell office:value-type="float" office:value="70000" calcext:value-type="float">
            <text:p>70000</text:p>
          </table:table-cell>
          <table:table-cell table:formula="of:=[.D33]+([.G33]/[.A33])" office:value-type="float" office:value="2197.5" calcext:value-type="float">
            <text:p>2,197.50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formula="of:=500 - ((2/3)*[.A34])" office:value-type="float" office:value="478" calcext:value-type="float">
            <text:p>47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4] + ([.C34]/[.A34])" office:value-type="float" office:value="3040.30303030303" calcext:value-type="float">
            <text:p>3,040.30</text:p>
          </table:table-cell>
          <table:table-cell table:formula="of:=500 - ((4/3)*[.A34])" office:value-type="float" office:value="456" calcext:value-type="float">
            <text:p>456.00</text:p>
          </table:table-cell>
          <table:table-cell office:value-type="float" office:value="70000" calcext:value-type="float">
            <text:p>70000</text:p>
          </table:table-cell>
          <table:table-cell table:formula="of:=[.D34]+([.G34]/[.A34])" office:value-type="float" office:value="2131.21212121212" calcext:value-type="float">
            <text:p>2,131.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500 - ((2/3)*[.A35])" office:value-type="float" office:value="477.333333333333" calcext:value-type="float">
            <text:p>47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5] + ([.C35]/[.A35])" office:value-type="float" office:value="2951.17647058824" calcext:value-type="float">
            <text:p>2,951.18</text:p>
          </table:table-cell>
          <table:table-cell table:formula="of:=500 - ((4/3)*[.A35])" office:value-type="float" office:value="454.666666666667" calcext:value-type="float">
            <text:p>454.67</text:p>
          </table:table-cell>
          <table:table-cell office:value-type="float" office:value="70000" calcext:value-type="float">
            <text:p>70000</text:p>
          </table:table-cell>
          <table:table-cell table:formula="of:=[.D35]+([.G35]/[.A35])" office:value-type="float" office:value="2068.82352941177" calcext:value-type="float">
            <text:p>2,068.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500 - ((2/3)*[.A36])" office:value-type="float" office:value="476.666666666667" calcext:value-type="float">
            <text:p>47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6] + ([.C36]/[.A36])" office:value-type="float" office:value="2867.14285714286" calcext:value-type="float">
            <text:p>2,867.14</text:p>
          </table:table-cell>
          <table:table-cell table:formula="of:=500 - ((4/3)*[.A36])" office:value-type="float" office:value="453.333333333333" calcext:value-type="float">
            <text:p>453.33</text:p>
          </table:table-cell>
          <table:table-cell office:value-type="float" office:value="70000" calcext:value-type="float">
            <text:p>70000</text:p>
          </table:table-cell>
          <table:table-cell table:formula="of:=[.D36]+([.G36]/[.A36])" office:value-type="float" office:value="2010" calcext:value-type="float">
            <text:p>2,010.00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formula="of:=500 - ((2/3)*[.A37])" office:value-type="float" office:value="476" calcext:value-type="float">
            <text:p>47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7] + ([.C37]/[.A37])" office:value-type="float" office:value="2787.77777777778" calcext:value-type="float">
            <text:p>2,787.78</text:p>
          </table:table-cell>
          <table:table-cell table:formula="of:=500 - ((4/3)*[.A37])" office:value-type="float" office:value="452" calcext:value-type="float">
            <text:p>452.00</text:p>
          </table:table-cell>
          <table:table-cell office:value-type="float" office:value="70000" calcext:value-type="float">
            <text:p>70000</text:p>
          </table:table-cell>
          <table:table-cell table:formula="of:=[.D37]+([.G37]/[.A37])" office:value-type="float" office:value="1954.44444444444" calcext:value-type="float">
            <text:p>1,954.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500 - ((2/3)*[.A38])" office:value-type="float" office:value="475.333333333333" calcext:value-type="float">
            <text:p>47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8] + ([.C38]/[.A38])" office:value-type="float" office:value="2712.7027027027" calcext:value-type="float">
            <text:p>2,712.70</text:p>
          </table:table-cell>
          <table:table-cell table:formula="of:=500 - ((4/3)*[.A38])" office:value-type="float" office:value="450.666666666667" calcext:value-type="float">
            <text:p>450.67</text:p>
          </table:table-cell>
          <table:table-cell office:value-type="float" office:value="70000" calcext:value-type="float">
            <text:p>70000</text:p>
          </table:table-cell>
          <table:table-cell table:formula="of:=[.D38]+([.G38]/[.A38])" office:value-type="float" office:value="1901.89189189189" calcext:value-type="float">
            <text:p>1,901.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500 - ((2/3)*[.A39])" office:value-type="float" office:value="474.666666666667" calcext:value-type="float">
            <text:p>47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9] + ([.C39]/[.A39])" office:value-type="float" office:value="2641.57894736842" calcext:value-type="float">
            <text:p>2,641.58</text:p>
          </table:table-cell>
          <table:table-cell table:formula="of:=500 - ((4/3)*[.A39])" office:value-type="float" office:value="449.333333333333" calcext:value-type="float">
            <text:p>449.33</text:p>
          </table:table-cell>
          <table:table-cell office:value-type="float" office:value="70000" calcext:value-type="float">
            <text:p>70000</text:p>
          </table:table-cell>
          <table:table-cell table:formula="of:=[.D39]+([.G39]/[.A39])" office:value-type="float" office:value="1852.10526315789" calcext:value-type="float">
            <text:p>1,852.11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formula="of:=500 - ((2/3)*[.A40])" office:value-type="float" office:value="474" calcext:value-type="float">
            <text:p>47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0] + ([.C40]/[.A40])" office:value-type="float" office:value="2574.10256410256" calcext:value-type="float">
            <text:p>2,574.10</text:p>
          </table:table-cell>
          <table:table-cell table:formula="of:=500 - ((4/3)*[.A40])" office:value-type="float" office:value="448" calcext:value-type="float">
            <text:p>448.00</text:p>
          </table:table-cell>
          <table:table-cell office:value-type="float" office:value="70000" calcext:value-type="float">
            <text:p>70000</text:p>
          </table:table-cell>
          <table:table-cell table:formula="of:=[.D40]+([.G40]/[.A40])" office:value-type="float" office:value="1804.8717948718" calcext:value-type="float">
            <text:p>1,804.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500 - ((2/3)*[.A41])" office:value-type="float" office:value="473.333333333333" calcext:value-type="float">
            <text:p>47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1] + ([.C41]/[.A41])" office:value-type="float" office:value="2510" calcext:value-type="float">
            <text:p>2,510.00</text:p>
          </table:table-cell>
          <table:table-cell table:formula="of:=500 - ((4/3)*[.A41])" office:value-type="float" office:value="446.666666666667" calcext:value-type="float">
            <text:p>446.67</text:p>
          </table:table-cell>
          <table:table-cell office:value-type="float" office:value="70000" calcext:value-type="float">
            <text:p>70000</text:p>
          </table:table-cell>
          <table:table-cell table:formula="of:=[.D41]+([.G41]/[.A41])" office:value-type="float" office:value="1760" calcext:value-type="float">
            <text:p>1,760.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500 - ((2/3)*[.A42])" office:value-type="float" office:value="472.666666666667" calcext:value-type="float">
            <text:p>47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2] + ([.C42]/[.A42])" office:value-type="float" office:value="2449.0243902439" calcext:value-type="float">
            <text:p>2,449.02</text:p>
          </table:table-cell>
          <table:table-cell table:formula="of:=500 - ((4/3)*[.A42])" office:value-type="float" office:value="445.333333333333" calcext:value-type="float">
            <text:p>445.33</text:p>
          </table:table-cell>
          <table:table-cell office:value-type="float" office:value="70000" calcext:value-type="float">
            <text:p>70000</text:p>
          </table:table-cell>
          <table:table-cell table:formula="of:=[.D42]+([.G42]/[.A42])" office:value-type="float" office:value="1717.31707317073" calcext:value-type="float">
            <text:p>1,717.3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formula="of:=500 - ((2/3)*[.A43])" office:value-type="float" office:value="472" calcext:value-type="float">
            <text:p>47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3] + ([.C43]/[.A43])" office:value-type="float" office:value="2390.95238095238" calcext:value-type="float">
            <text:p>2,390.95</text:p>
          </table:table-cell>
          <table:table-cell table:formula="of:=500 - ((4/3)*[.A43])" office:value-type="float" office:value="444" calcext:value-type="float">
            <text:p>444.00</text:p>
          </table:table-cell>
          <table:table-cell office:value-type="float" office:value="70000" calcext:value-type="float">
            <text:p>70000</text:p>
          </table:table-cell>
          <table:table-cell table:formula="of:=[.D43]+([.G43]/[.A43])" office:value-type="float" office:value="1676.66666666667" calcext:value-type="float">
            <text:p>1,676.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500 - ((2/3)*[.A44])" office:value-type="float" office:value="471.333333333333" calcext:value-type="float">
            <text:p>47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4] + ([.C44]/[.A44])" office:value-type="float" office:value="2335.58139534884" calcext:value-type="float">
            <text:p>2,335.58</text:p>
          </table:table-cell>
          <table:table-cell table:formula="of:=500 - ((4/3)*[.A44])" office:value-type="float" office:value="442.666666666667" calcext:value-type="float">
            <text:p>442.67</text:p>
          </table:table-cell>
          <table:table-cell office:value-type="float" office:value="70000" calcext:value-type="float">
            <text:p>70000</text:p>
          </table:table-cell>
          <table:table-cell table:formula="of:=[.D44]+([.G44]/[.A44])" office:value-type="float" office:value="1637.90697674419" calcext:value-type="float">
            <text:p>1,637.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500 - ((2/3)*[.A45])" office:value-type="float" office:value="470.666666666667" calcext:value-type="float">
            <text:p>47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5] + ([.C45]/[.A45])" office:value-type="float" office:value="2282.72727272727" calcext:value-type="float">
            <text:p>2,282.73</text:p>
          </table:table-cell>
          <table:table-cell table:formula="of:=500 - ((4/3)*[.A45])" office:value-type="float" office:value="441.333333333333" calcext:value-type="float">
            <text:p>441.33</text:p>
          </table:table-cell>
          <table:table-cell office:value-type="float" office:value="70000" calcext:value-type="float">
            <text:p>70000</text:p>
          </table:table-cell>
          <table:table-cell table:formula="of:=[.D45]+([.G45]/[.A45])" office:value-type="float" office:value="1600.90909090909" calcext:value-type="float">
            <text:p>1,600.91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formula="of:=500 - ((2/3)*[.A46])" office:value-type="float" office:value="470" calcext:value-type="float">
            <text:p>47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6] + ([.C46]/[.A46])" office:value-type="float" office:value="2232.22222222222" calcext:value-type="float">
            <text:p>2,232.22</text:p>
          </table:table-cell>
          <table:table-cell table:formula="of:=500 - ((4/3)*[.A46])" office:value-type="float" office:value="440" calcext:value-type="float">
            <text:p>440.00</text:p>
          </table:table-cell>
          <table:table-cell office:value-type="float" office:value="70000" calcext:value-type="float">
            <text:p>70000</text:p>
          </table:table-cell>
          <table:table-cell table:formula="of:=[.D46]+([.G46]/[.A46])" office:value-type="float" office:value="1565.55555555556" calcext:value-type="float">
            <text:p>1,565.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500 - ((2/3)*[.A47])" office:value-type="float" office:value="469.333333333333" calcext:value-type="float">
            <text:p>46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7] + ([.C47]/[.A47])" office:value-type="float" office:value="2183.91304347826" calcext:value-type="float">
            <text:p>2,183.91</text:p>
          </table:table-cell>
          <table:table-cell table:formula="of:=500 - ((4/3)*[.A47])" office:value-type="float" office:value="438.666666666667" calcext:value-type="float">
            <text:p>438.67</text:p>
          </table:table-cell>
          <table:table-cell office:value-type="float" office:value="70000" calcext:value-type="float">
            <text:p>70000</text:p>
          </table:table-cell>
          <table:table-cell table:formula="of:=[.D47]+([.G47]/[.A47])" office:value-type="float" office:value="1531.73913043478" calcext:value-type="float">
            <text:p>1,531.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500 - ((2/3)*[.A48])" office:value-type="float" office:value="468.666666666667" calcext:value-type="float">
            <text:p>46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8] + ([.C48]/[.A48])" office:value-type="float" office:value="2137.65957446809" calcext:value-type="float">
            <text:p>2,137.66</text:p>
          </table:table-cell>
          <table:table-cell table:formula="of:=500 - ((4/3)*[.A48])" office:value-type="float" office:value="437.333333333333" calcext:value-type="float">
            <text:p>437.33</text:p>
          </table:table-cell>
          <table:table-cell office:value-type="float" office:value="70000" calcext:value-type="float">
            <text:p>70000</text:p>
          </table:table-cell>
          <table:table-cell table:formula="of:=[.D48]+([.G48]/[.A48])" office:value-type="float" office:value="1499.36170212766" calcext:value-type="float">
            <text:p>1,499.36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formula="of:=500 - ((2/3)*[.A49])" office:value-type="float" office:value="468" calcext:value-type="float">
            <text:p>46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9] + ([.C49]/[.A49])" office:value-type="float" office:value="2093.33333333333" calcext:value-type="float">
            <text:p>2,093.33</text:p>
          </table:table-cell>
          <table:table-cell table:formula="of:=500 - ((4/3)*[.A49])" office:value-type="float" office:value="436" calcext:value-type="float">
            <text:p>436.00</text:p>
          </table:table-cell>
          <table:table-cell office:value-type="float" office:value="70000" calcext:value-type="float">
            <text:p>70000</text:p>
          </table:table-cell>
          <table:table-cell table:formula="of:=[.D49]+([.G49]/[.A49])" office:value-type="float" office:value="1468.33333333333" calcext:value-type="float">
            <text:p>1,468.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500 - ((2/3)*[.A50])" office:value-type="float" office:value="467.333333333333" calcext:value-type="float">
            <text:p>46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0] + ([.C50]/[.A50])" office:value-type="float" office:value="2050.81632653061" calcext:value-type="float">
            <text:p>2,050.82</text:p>
          </table:table-cell>
          <table:table-cell table:formula="of:=500 - ((4/3)*[.A50])" office:value-type="float" office:value="434.666666666667" calcext:value-type="float">
            <text:p>434.67</text:p>
          </table:table-cell>
          <table:table-cell office:value-type="float" office:value="70000" calcext:value-type="float">
            <text:p>70000</text:p>
          </table:table-cell>
          <table:table-cell table:formula="of:=[.D50]+([.G50]/[.A50])" office:value-type="float" office:value="1438.57142857143" calcext:value-type="float">
            <text:p>1,438.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500 - ((2/3)*[.A51])" office:value-type="float" office:value="466.666666666667" calcext:value-type="float">
            <text:p>46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1] + ([.C51]/[.A51])" office:value-type="float" office:value="2010" calcext:value-type="float">
            <text:p>2,010.00</text:p>
          </table:table-cell>
          <table:table-cell table:formula="of:=500 - ((4/3)*[.A51])" office:value-type="float" office:value="433.333333333333" calcext:value-type="float">
            <text:p>433.33</text:p>
          </table:table-cell>
          <table:table-cell office:value-type="float" office:value="70000" calcext:value-type="float">
            <text:p>70000</text:p>
          </table:table-cell>
          <table:table-cell table:formula="of:=[.D51]+([.G51]/[.A51])" office:value-type="float" office:value="1410" calcext:value-type="float">
            <text:p>1,410.00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formula="of:=500 - ((2/3)*[.A52])" office:value-type="float" office:value="466" calcext:value-type="float">
            <text:p>46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2] + ([.C52]/[.A52])" office:value-type="float" office:value="1970.78431372549" calcext:value-type="float">
            <text:p>1,970.78</text:p>
          </table:table-cell>
          <table:table-cell table:formula="of:=500 - ((4/3)*[.A52])" office:value-type="float" office:value="432" calcext:value-type="float">
            <text:p>432.00</text:p>
          </table:table-cell>
          <table:table-cell office:value-type="float" office:value="70000" calcext:value-type="float">
            <text:p>70000</text:p>
          </table:table-cell>
          <table:table-cell table:formula="of:=[.D52]+([.G52]/[.A52])" office:value-type="float" office:value="1382.54901960784" calcext:value-type="float">
            <text:p>1,382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500 - ((2/3)*[.A53])" office:value-type="float" office:value="465.333333333333" calcext:value-type="float">
            <text:p>46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3] + ([.C53]/[.A53])" office:value-type="float" office:value="1933.07692307692" calcext:value-type="float">
            <text:p>1,933.08</text:p>
          </table:table-cell>
          <table:table-cell table:formula="of:=500 - ((4/3)*[.A53])" office:value-type="float" office:value="430.666666666667" calcext:value-type="float">
            <text:p>430.67</text:p>
          </table:table-cell>
          <table:table-cell office:value-type="float" office:value="70000" calcext:value-type="float">
            <text:p>70000</text:p>
          </table:table-cell>
          <table:table-cell table:formula="of:=[.D53]+([.G53]/[.A53])" office:value-type="float" office:value="1356.15384615385" calcext:value-type="float">
            <text:p>1,356.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500 - ((2/3)*[.A54])" office:value-type="float" office:value="464.666666666667" calcext:value-type="float">
            <text:p>46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4] + ([.C54]/[.A54])" office:value-type="float" office:value="1896.79245283019" calcext:value-type="float">
            <text:p>1,896.79</text:p>
          </table:table-cell>
          <table:table-cell table:formula="of:=500 - ((4/3)*[.A54])" office:value-type="float" office:value="429.333333333333" calcext:value-type="float">
            <text:p>429.33</text:p>
          </table:table-cell>
          <table:table-cell office:value-type="float" office:value="70000" calcext:value-type="float">
            <text:p>70000</text:p>
          </table:table-cell>
          <table:table-cell table:formula="of:=[.D54]+([.G54]/[.A54])" office:value-type="float" office:value="1330.75471698113" calcext:value-type="float">
            <text:p>1,330.75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formula="of:=500 - ((2/3)*[.A55])" office:value-type="float" office:value="464" calcext:value-type="float">
            <text:p>46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5] + ([.C55]/[.A55])" office:value-type="float" office:value="1861.85185185185" calcext:value-type="float">
            <text:p>1,861.85</text:p>
          </table:table-cell>
          <table:table-cell table:formula="of:=500 - ((4/3)*[.A55])" office:value-type="float" office:value="428" calcext:value-type="float">
            <text:p>428.00</text:p>
          </table:table-cell>
          <table:table-cell office:value-type="float" office:value="70000" calcext:value-type="float">
            <text:p>70000</text:p>
          </table:table-cell>
          <table:table-cell table:formula="of:=[.D55]+([.G55]/[.A55])" office:value-type="float" office:value="1306.2962962963" calcext:value-type="float">
            <text:p>1,306.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500 - ((2/3)*[.A56])" office:value-type="float" office:value="463.333333333333" calcext:value-type="float">
            <text:p>46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6] + ([.C56]/[.A56])" office:value-type="float" office:value="1828.18181818182" calcext:value-type="float">
            <text:p>1,828.18</text:p>
          </table:table-cell>
          <table:table-cell table:formula="of:=500 - ((4/3)*[.A56])" office:value-type="float" office:value="426.666666666667" calcext:value-type="float">
            <text:p>426.67</text:p>
          </table:table-cell>
          <table:table-cell office:value-type="float" office:value="70000" calcext:value-type="float">
            <text:p>70000</text:p>
          </table:table-cell>
          <table:table-cell table:formula="of:=[.D56]+([.G56]/[.A56])" office:value-type="float" office:value="1282.72727272727" calcext:value-type="float">
            <text:p>1,282.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500 - ((2/3)*[.A57])" office:value-type="float" office:value="462.666666666667" calcext:value-type="float">
            <text:p>46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7] + ([.C57]/[.A57])" office:value-type="float" office:value="1795.71428571429" calcext:value-type="float">
            <text:p>1,795.71</text:p>
          </table:table-cell>
          <table:table-cell table:formula="of:=500 - ((4/3)*[.A57])" office:value-type="float" office:value="425.333333333333" calcext:value-type="float">
            <text:p>425.33</text:p>
          </table:table-cell>
          <table:table-cell office:value-type="float" office:value="70000" calcext:value-type="float">
            <text:p>70000</text:p>
          </table:table-cell>
          <table:table-cell table:formula="of:=[.D57]+([.G57]/[.A57])" office:value-type="float" office:value="1260" calcext:value-type="float">
            <text:p>1,260.00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formula="of:=500 - ((2/3)*[.A58])" office:value-type="float" office:value="462" calcext:value-type="float">
            <text:p>46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8] + ([.C58]/[.A58])" office:value-type="float" office:value="1764.38596491228" calcext:value-type="float">
            <text:p>1,764.39</text:p>
          </table:table-cell>
          <table:table-cell table:formula="of:=500 - ((4/3)*[.A58])" office:value-type="float" office:value="424" calcext:value-type="float">
            <text:p>424.00</text:p>
          </table:table-cell>
          <table:table-cell office:value-type="float" office:value="70000" calcext:value-type="float">
            <text:p>70000</text:p>
          </table:table-cell>
          <table:table-cell table:formula="of:=[.D58]+([.G58]/[.A58])" office:value-type="float" office:value="1238.0701754386" calcext:value-type="float">
            <text:p>1,238.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500 - ((2/3)*[.A59])" office:value-type="float" office:value="461.333333333333" calcext:value-type="float">
            <text:p>46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9] + ([.C59]/[.A59])" office:value-type="float" office:value="1734.13793103448" calcext:value-type="float">
            <text:p>1,734.14</text:p>
          </table:table-cell>
          <table:table-cell table:formula="of:=500 - ((4/3)*[.A59])" office:value-type="float" office:value="422.666666666667" calcext:value-type="float">
            <text:p>422.67</text:p>
          </table:table-cell>
          <table:table-cell office:value-type="float" office:value="70000" calcext:value-type="float">
            <text:p>70000</text:p>
          </table:table-cell>
          <table:table-cell table:formula="of:=[.D59]+([.G59]/[.A59])" office:value-type="float" office:value="1216.89655172414" calcext:value-type="float">
            <text:p>1,216.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500 - ((2/3)*[.A60])" office:value-type="float" office:value="460.666666666667" calcext:value-type="float">
            <text:p>46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0] + ([.C60]/[.A60])" office:value-type="float" office:value="1704.91525423729" calcext:value-type="float">
            <text:p>1,704.92</text:p>
          </table:table-cell>
          <table:table-cell table:formula="of:=500 - ((4/3)*[.A60])" office:value-type="float" office:value="421.333333333333" calcext:value-type="float">
            <text:p>421.33</text:p>
          </table:table-cell>
          <table:table-cell office:value-type="float" office:value="70000" calcext:value-type="float">
            <text:p>70000</text:p>
          </table:table-cell>
          <table:table-cell table:formula="of:=[.D60]+([.G60]/[.A60])" office:value-type="float" office:value="1196.4406779661" calcext:value-type="float">
            <text:p>1,196.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500 - ((2/3)*[.A61])" office:value-type="float" office:value="460" calcext:value-type="float">
            <text:p>46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1] + ([.C61]/[.A61])" office:value-type="float" office:value="1676.66666666667" calcext:value-type="float">
            <text:p>1,676.67</text:p>
          </table:table-cell>
          <table:table-cell table:formula="of:=500 - ((4/3)*[.A61])" office:value-type="float" office:value="420" calcext:value-type="float">
            <text:p>420.00</text:p>
          </table:table-cell>
          <table:table-cell office:value-type="float" office:value="70000" calcext:value-type="float">
            <text:p>70000</text:p>
          </table:table-cell>
          <table:table-cell table:formula="of:=[.D61]+([.G61]/[.A61])" office:value-type="float" office:value="1176.66666666667" calcext:value-type="float">
            <text:p>1,176.67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formula="of:=500 - ((2/3)*[.A62])" office:value-type="float" office:value="459.333333333333" calcext:value-type="float">
            <text:p>459.33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62] + ([.C62]/[.A62])" office:value-type="float" office:value="1649.34426229508" calcext:value-type="float">
            <text:p>1,649.34</text:p>
          </table:table-cell>
          <table:table-cell table:formula="of:=500 - ((4/3)*[.A62])" office:value-type="float" office:value="418.666666666667" calcext:value-type="float">
            <text:p>418.67</text:p>
          </table:table-cell>
          <table:table-cell office:value-type="float" office:value="70000" calcext:value-type="float">
            <text:p>70000</text:p>
          </table:table-cell>
          <table:table-cell table:formula="of:=[.D62]+([.G62]/[.A62])" office:value-type="float" office:value="1157.54098360656" calcext:value-type="float">
            <text:p>1,157.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500 - ((2/3)*[.A63])" office:value-type="float" office:value="458.666666666667" calcext:value-type="float">
            <text:p>45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3] + ([.C63]/[.A63])" office:value-type="float" office:value="1622.90322580645" calcext:value-type="float">
            <text:p>1,622.90</text:p>
          </table:table-cell>
          <table:table-cell table:formula="of:=500 - ((4/3)*[.A63])" office:value-type="float" office:value="417.333333333333" calcext:value-type="float">
            <text:p>417.33</text:p>
          </table:table-cell>
          <table:table-cell office:value-type="float" office:value="70000" calcext:value-type="float">
            <text:p>70000</text:p>
          </table:table-cell>
          <table:table-cell table:formula="of:=[.D63]+([.G63]/[.A63])" office:value-type="float" office:value="1139.03225806452" calcext:value-type="float">
            <text:p>1,139.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500 - ((2/3)*[.A64])" office:value-type="float" office:value="458" calcext:value-type="float">
            <text:p>45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4] + ([.C64]/[.A64])" office:value-type="float" office:value="1597.30158730159" calcext:value-type="float">
            <text:p>1,597.30</text:p>
          </table:table-cell>
          <table:table-cell table:formula="of:=500 - ((4/3)*[.A64])" office:value-type="float" office:value="416" calcext:value-type="float">
            <text:p>416.00</text:p>
          </table:table-cell>
          <table:table-cell office:value-type="float" office:value="70000" calcext:value-type="float">
            <text:p>70000</text:p>
          </table:table-cell>
          <table:table-cell table:formula="of:=[.D64]+([.G64]/[.A64])" office:value-type="float" office:value="1121.11111111111" calcext:value-type="float">
            <text:p>1,121.11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500 - ((2/3)*[.A65])" office:value-type="float" office:value="457.333333333333" calcext:value-type="float">
            <text:p>45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5] + ([.C65]/[.A65])" office:value-type="float" office:value="1572.5" calcext:value-type="float">
            <text:p>1,572.50</text:p>
          </table:table-cell>
          <table:table-cell table:formula="of:=500 - ((4/3)*[.A65])" office:value-type="float" office:value="414.666666666667" calcext:value-type="float">
            <text:p>414.67</text:p>
          </table:table-cell>
          <table:table-cell office:value-type="float" office:value="70000" calcext:value-type="float">
            <text:p>70000</text:p>
          </table:table-cell>
          <table:table-cell table:formula="of:=[.D65]+([.G65]/[.A65])" office:value-type="float" office:value="1103.75" calcext:value-type="float">
            <text:p>1,103.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500 - ((2/3)*[.A66])" office:value-type="float" office:value="456.666666666667" calcext:value-type="float">
            <text:p>45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6] + ([.C66]/[.A66])" office:value-type="float" office:value="1548.46153846154" calcext:value-type="float">
            <text:p>1,548.46</text:p>
          </table:table-cell>
          <table:table-cell table:formula="of:=500 - ((4/3)*[.A66])" office:value-type="float" office:value="413.333333333333" calcext:value-type="float">
            <text:p>413.33</text:p>
          </table:table-cell>
          <table:table-cell office:value-type="float" office:value="70000" calcext:value-type="float">
            <text:p>70000</text:p>
          </table:table-cell>
          <table:table-cell table:formula="of:=[.D66]+([.G66]/[.A66])" office:value-type="float" office:value="1086.92307692308" calcext:value-type="float">
            <text:p>1,086.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500 - ((2/3)*[.A67])" office:value-type="float" office:value="456" calcext:value-type="float">
            <text:p>45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7] + ([.C67]/[.A67])" office:value-type="float" office:value="1525.15151515152" calcext:value-type="float">
            <text:p>1,525.15</text:p>
          </table:table-cell>
          <table:table-cell table:formula="of:=500 - ((4/3)*[.A67])" office:value-type="float" office:value="412" calcext:value-type="float">
            <text:p>412.00</text:p>
          </table:table-cell>
          <table:table-cell office:value-type="float" office:value="70000" calcext:value-type="float">
            <text:p>70000</text:p>
          </table:table-cell>
          <table:table-cell table:formula="of:=[.D67]+([.G67]/[.A67])" office:value-type="float" office:value="1070.60606060606" calcext:value-type="float">
            <text:p>1,070.61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formula="of:=500 - ((2/3)*[.A68])" office:value-type="float" office:value="455.333333333333" calcext:value-type="float">
            <text:p>45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8] + ([.C68]/[.A68])" office:value-type="float" office:value="1502.53731343284" calcext:value-type="float">
            <text:p>1,502.54</text:p>
          </table:table-cell>
          <table:table-cell table:formula="of:=500 - ((4/3)*[.A68])" office:value-type="float" office:value="410.666666666667" calcext:value-type="float">
            <text:p>410.67</text:p>
          </table:table-cell>
          <table:table-cell office:value-type="float" office:value="70000" calcext:value-type="float">
            <text:p>70000</text:p>
          </table:table-cell>
          <table:table-cell table:formula="of:=[.D68]+([.G68]/[.A68])" office:value-type="float" office:value="1054.77611940299" calcext:value-type="float">
            <text:p>1,054.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500 - ((2/3)*[.A69])" office:value-type="float" office:value="454.666666666667" calcext:value-type="float">
            <text:p>45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9] + ([.C69]/[.A69])" office:value-type="float" office:value="1480.58823529412" calcext:value-type="float">
            <text:p>1,480.59</text:p>
          </table:table-cell>
          <table:table-cell table:formula="of:=500 - ((4/3)*[.A69])" office:value-type="float" office:value="409.333333333333" calcext:value-type="float">
            <text:p>409.33</text:p>
          </table:table-cell>
          <table:table-cell office:value-type="float" office:value="70000" calcext:value-type="float">
            <text:p>70000</text:p>
          </table:table-cell>
          <table:table-cell table:formula="of:=[.D69]+([.G69]/[.A69])" office:value-type="float" office:value="1039.41176470588" calcext:value-type="float">
            <text:p>1,039.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500 - ((2/3)*[.A70])" office:value-type="float" office:value="454" calcext:value-type="float">
            <text:p>45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0] + ([.C70]/[.A70])" office:value-type="float" office:value="1459.27536231884" calcext:value-type="float">
            <text:p>1,459.28</text:p>
          </table:table-cell>
          <table:table-cell table:formula="of:=500 - ((4/3)*[.A70])" office:value-type="float" office:value="408" calcext:value-type="float">
            <text:p>408.00</text:p>
          </table:table-cell>
          <table:table-cell office:value-type="float" office:value="70000" calcext:value-type="float">
            <text:p>70000</text:p>
          </table:table-cell>
          <table:table-cell table:formula="of:=[.D70]+([.G70]/[.A70])" office:value-type="float" office:value="1024.49275362319" calcext:value-type="float">
            <text:p>1,024.49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formula="of:=500 - ((2/3)*[.A71])" office:value-type="float" office:value="453.333333333333" calcext:value-type="float">
            <text:p>45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1] + ([.C71]/[.A71])" office:value-type="float" office:value="1438.57142857143" calcext:value-type="float">
            <text:p>1,438.57</text:p>
          </table:table-cell>
          <table:table-cell table:formula="of:=500 - ((4/3)*[.A71])" office:value-type="float" office:value="406.666666666667" calcext:value-type="float">
            <text:p>406.67</text:p>
          </table:table-cell>
          <table:table-cell office:value-type="float" office:value="70000" calcext:value-type="float">
            <text:p>70000</text:p>
          </table:table-cell>
          <table:table-cell table:formula="of:=[.D71]+([.G71]/[.A71])" office:value-type="float" office:value="1010" calcext:value-type="float">
            <text:p>1,010.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500 - ((2/3)*[.A72])" office:value-type="float" office:value="452.666666666667" calcext:value-type="float">
            <text:p>45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2] + ([.C72]/[.A72])" office:value-type="float" office:value="1418.45070422535" calcext:value-type="float">
            <text:p>1,418.45</text:p>
          </table:table-cell>
          <table:table-cell table:formula="of:=500 - ((4/3)*[.A72])" office:value-type="float" office:value="405.333333333333" calcext:value-type="float">
            <text:p>405.33</text:p>
          </table:table-cell>
          <table:table-cell office:value-type="float" office:value="70000" calcext:value-type="float">
            <text:p>70000</text:p>
          </table:table-cell>
          <table:table-cell table:formula="of:=[.D72]+([.G72]/[.A72])" office:value-type="float" office:value="995.915492957746" calcext:value-type="float">
            <text:p>995.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500 - ((2/3)*[.A73])" office:value-type="float" office:value="452" calcext:value-type="float">
            <text:p>45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3] + ([.C73]/[.A73])" office:value-type="float" office:value="1398.88888888889" calcext:value-type="float">
            <text:p>1,398.89</text:p>
          </table:table-cell>
          <table:table-cell table:formula="of:=500 - ((4/3)*[.A73])" office:value-type="float" office:value="404" calcext:value-type="float">
            <text:p>404.00</text:p>
          </table:table-cell>
          <table:table-cell office:value-type="float" office:value="70000" calcext:value-type="float">
            <text:p>70000</text:p>
          </table:table-cell>
          <table:table-cell table:formula="of:=[.D73]+([.G73]/[.A73])" office:value-type="float" office:value="982.222222222222" calcext:value-type="float">
            <text:p>982.22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formula="of:=500 - ((2/3)*[.A74])" office:value-type="float" office:value="451.333333333333" calcext:value-type="float">
            <text:p>45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4] + ([.C74]/[.A74])" office:value-type="float" office:value="1379.86301369863" calcext:value-type="float">
            <text:p>1,379.86</text:p>
          </table:table-cell>
          <table:table-cell table:formula="of:=500 - ((4/3)*[.A74])" office:value-type="float" office:value="402.666666666667" calcext:value-type="float">
            <text:p>402.67</text:p>
          </table:table-cell>
          <table:table-cell office:value-type="float" office:value="70000" calcext:value-type="float">
            <text:p>70000</text:p>
          </table:table-cell>
          <table:table-cell table:formula="of:=[.D74]+([.G74]/[.A74])" office:value-type="float" office:value="968.904109589041" calcext:value-type="float">
            <text:p>968.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500 - ((2/3)*[.A75])" office:value-type="float" office:value="450.666666666667" calcext:value-type="float">
            <text:p>45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5] + ([.C75]/[.A75])" office:value-type="float" office:value="1361.35135135135" calcext:value-type="float">
            <text:p>1,361.35</text:p>
          </table:table-cell>
          <table:table-cell table:formula="of:=500 - ((4/3)*[.A75])" office:value-type="float" office:value="401.333333333333" calcext:value-type="float">
            <text:p>401.33</text:p>
          </table:table-cell>
          <table:table-cell office:value-type="float" office:value="70000" calcext:value-type="float">
            <text:p>70000</text:p>
          </table:table-cell>
          <table:table-cell table:formula="of:=[.D75]+([.G75]/[.A75])" office:value-type="float" office:value="955.945945945946" calcext:value-type="float">
            <text:p>955.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500 - ((2/3)*[.A76])" office:value-type="float" office:value="450" calcext:value-type="float">
            <text:p>45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6] + ([.C76]/[.A76])" office:value-type="float" office:value="1343.33333333333" calcext:value-type="float">
            <text:p>1,343.33</text:p>
          </table:table-cell>
          <table:table-cell table:formula="of:=500 - ((4/3)*[.A76])" office:value-type="float" office:value="400" calcext:value-type="float">
            <text:p>400.00</text:p>
          </table:table-cell>
          <table:table-cell office:value-type="float" office:value="70000" calcext:value-type="float">
            <text:p>70000</text:p>
          </table:table-cell>
          <table:table-cell table:formula="of:=[.D76]+([.G76]/[.A76])" office:value-type="float" office:value="943.333333333333" calcext:value-type="float">
            <text:p>943.33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formula="of:=500 - ((2/3)*[.A77])" office:value-type="float" office:value="449.333333333333" calcext:value-type="float">
            <text:p>44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7] + ([.C77]/[.A77])" office:value-type="float" office:value="1325.78947368421" calcext:value-type="float">
            <text:p>1,325.79</text:p>
          </table:table-cell>
          <table:table-cell table:formula="of:=500 - ((4/3)*[.A77])" office:value-type="float" office:value="398.666666666667" calcext:value-type="float">
            <text:p>398.67</text:p>
          </table:table-cell>
          <table:table-cell office:value-type="float" office:value="70000" calcext:value-type="float">
            <text:p>70000</text:p>
          </table:table-cell>
          <table:table-cell table:formula="of:=[.D77]+([.G77]/[.A77])" office:value-type="float" office:value="931.052631578947" calcext:value-type="float">
            <text:p>931.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500 - ((2/3)*[.A78])" office:value-type="float" office:value="448.666666666667" calcext:value-type="float">
            <text:p>44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8] + ([.C78]/[.A78])" office:value-type="float" office:value="1308.7012987013" calcext:value-type="float">
            <text:p>1,308.70</text:p>
          </table:table-cell>
          <table:table-cell table:formula="of:=500 - ((4/3)*[.A78])" office:value-type="float" office:value="397.333333333333" calcext:value-type="float">
            <text:p>397.33</text:p>
          </table:table-cell>
          <table:table-cell office:value-type="float" office:value="70000" calcext:value-type="float">
            <text:p>70000</text:p>
          </table:table-cell>
          <table:table-cell table:formula="of:=[.D78]+([.G78]/[.A78])" office:value-type="float" office:value="919.090909090909" calcext:value-type="float">
            <text:p>919.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500 - ((2/3)*[.A79])" office:value-type="float" office:value="448" calcext:value-type="float">
            <text:p>44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9] + ([.C79]/[.A79])" office:value-type="float" office:value="1292.05128205128" calcext:value-type="float">
            <text:p>1,292.05</text:p>
          </table:table-cell>
          <table:table-cell table:formula="of:=500 - ((4/3)*[.A79])" office:value-type="float" office:value="396" calcext:value-type="float">
            <text:p>396.00</text:p>
          </table:table-cell>
          <table:table-cell office:value-type="float" office:value="70000" calcext:value-type="float">
            <text:p>70000</text:p>
          </table:table-cell>
          <table:table-cell table:formula="of:=[.D79]+([.G79]/[.A79])" office:value-type="float" office:value="907.435897435898" calcext:value-type="float">
            <text:p>907.44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formula="of:=500 - ((2/3)*[.A80])" office:value-type="float" office:value="447.333333333333" calcext:value-type="float">
            <text:p>44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80] + ([.C80]/[.A80])" office:value-type="float" office:value="1275.82278481013" calcext:value-type="float">
            <text:p>1,275.82</text:p>
          </table:table-cell>
          <table:table-cell table:formula="of:=500 - ((4/3)*[.A80])" office:value-type="float" office:value="394.666666666667" calcext:value-type="float">
            <text:p>394.67</text:p>
          </table:table-cell>
          <table:table-cell office:value-type="float" office:value="70000" calcext:value-type="float">
            <text:p>70000</text:p>
          </table:table-cell>
          <table:table-cell table:formula="of:=[.D80]+([.G80]/[.A80])" office:value-type="float" office:value="896.075949367089" calcext:value-type="float">
            <text:p>896.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500 - ((2/3)*[.A81])" office:value-type="float" office:value="446.666666666667" calcext:value-type="float">
            <text:p>44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81] + ([.C81]/[.A81])" office:value-type="float" office:value="1260" calcext:value-type="float">
            <text:p>1,260.00</text:p>
          </table:table-cell>
          <table:table-cell table:formula="of:=500 - ((4/3)*[.A81])" office:value-type="float" office:value="393.333333333333" calcext:value-type="float">
            <text:p>393.33</text:p>
          </table:table-cell>
          <table:table-cell office:value-type="float" office:value="70000" calcext:value-type="float">
            <text:p>70000</text:p>
          </table:table-cell>
          <table:table-cell table:formula="of:=[.D81]+([.G81]/[.A81])" office:value-type="float" office:value="885" calcext:value-type="float">
            <text:p>885.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500 - ((2/3)*[.A82])" office:value-type="float" office:value="446" calcext:value-type="float">
            <text:p>44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82] + ([.C82]/[.A82])" office:value-type="float" office:value="1244.56790123457" calcext:value-type="float">
            <text:p>1,244.57</text:p>
          </table:table-cell>
          <table:table-cell table:formula="of:=500 - ((4/3)*[.A82])" office:value-type="float" office:value="392" calcext:value-type="float">
            <text:p>392.00</text:p>
          </table:table-cell>
          <table:table-cell office:value-type="float" office:value="70000" calcext:value-type="float">
            <text:p>70000</text:p>
          </table:table-cell>
          <table:table-cell table:formula="of:=[.D82]+([.G82]/[.A82])" office:value-type="float" office:value="874.197530864198" calcext:value-type="float">
            <text:p>874.20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formula="of:=500 - ((2/3)*[.A83])" office:value-type="float" office:value="445.333333333333" calcext:value-type="float">
            <text:p>44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83] + ([.C83]/[.A83])" office:value-type="float" office:value="1229.51219512195" calcext:value-type="float">
            <text:p>1,229.51</text:p>
          </table:table-cell>
          <table:table-cell table:formula="of:=500 - ((4/3)*[.A83])" office:value-type="float" office:value="390.666666666667" calcext:value-type="float">
            <text:p>390.67</text:p>
          </table:table-cell>
          <table:table-cell office:value-type="float" office:value="70000" calcext:value-type="float">
            <text:p>70000</text:p>
          </table:table-cell>
          <table:table-cell table:formula="of:=[.D83]+([.G83]/[.A83])" office:value-type="float" office:value="863.658536585366" calcext:value-type="float">
            <text:p>863.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500 - ((2/3)*[.A84])" office:value-type="float" office:value="444.666666666667" calcext:value-type="float">
            <text:p>444.67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84] + ([.C84]/[.A84])" office:value-type="float" office:value="1214.81927710843" calcext:value-type="float">
            <text:p>1,214.82</text:p>
          </table:table-cell>
          <table:table-cell table:formula="of:=500 - ((4/3)*[.A84])" office:value-type="float" office:value="389.333333333333" calcext:value-type="float">
            <text:p>389.33</text:p>
          </table:table-cell>
          <table:table-cell office:value-type="float" office:value="70000" calcext:value-type="float">
            <text:p>70000</text:p>
          </table:table-cell>
          <table:table-cell table:formula="of:=[.D84]+([.G84]/[.A84])" office:value-type="float" office:value="853.373493975904" calcext:value-type="float">
            <text:p>853.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500 - ((2/3)*[.A85])" office:value-type="float" office:value="444" calcext:value-type="float">
            <text:p>44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85] + ([.C85]/[.A85])" office:value-type="float" office:value="1200.47619047619" calcext:value-type="float">
            <text:p>1,200.48</text:p>
          </table:table-cell>
          <table:table-cell table:formula="of:=500 - ((4/3)*[.A85])" office:value-type="float" office:value="388" calcext:value-type="float">
            <text:p>388.00</text:p>
          </table:table-cell>
          <table:table-cell office:value-type="float" office:value="70000" calcext:value-type="float">
            <text:p>70000</text:p>
          </table:table-cell>
          <table:table-cell table:formula="of:=[.D85]+([.G85]/[.A85])" office:value-type="float" office:value="843.333333333333" calcext:value-type="float">
            <text:p>843.33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formula="of:=500 - ((2/3)*[.A86])" office:value-type="float" office:value="443.333333333333" calcext:value-type="float">
            <text:p>44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86] + ([.C86]/[.A86])" office:value-type="float" office:value="1186.47058823529" calcext:value-type="float">
            <text:p>1,186.47</text:p>
          </table:table-cell>
          <table:table-cell table:formula="of:=500 - ((4/3)*[.A86])" office:value-type="float" office:value="386.666666666667" calcext:value-type="float">
            <text:p>386.67</text:p>
          </table:table-cell>
          <table:table-cell office:value-type="float" office:value="70000" calcext:value-type="float">
            <text:p>70000</text:p>
          </table:table-cell>
          <table:table-cell table:formula="of:=[.D86]+([.G86]/[.A86])" office:value-type="float" office:value="833.529411764706" calcext:value-type="float">
            <text:p>833.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500 - ((2/3)*[.A87])" office:value-type="float" office:value="442.666666666667" calcext:value-type="float">
            <text:p>44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87] + ([.C87]/[.A87])" office:value-type="float" office:value="1172.79069767442" calcext:value-type="float">
            <text:p>1,172.79</text:p>
          </table:table-cell>
          <table:table-cell table:formula="of:=500 - ((4/3)*[.A87])" office:value-type="float" office:value="385.333333333333" calcext:value-type="float">
            <text:p>385.33</text:p>
          </table:table-cell>
          <table:table-cell office:value-type="float" office:value="70000" calcext:value-type="float">
            <text:p>70000</text:p>
          </table:table-cell>
          <table:table-cell table:formula="of:=[.D87]+([.G87]/[.A87])" office:value-type="float" office:value="823.953488372093" calcext:value-type="float">
            <text:p>823.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500 - ((2/3)*[.A88])" office:value-type="float" office:value="442" calcext:value-type="float">
            <text:p>44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88] + ([.C88]/[.A88])" office:value-type="float" office:value="1159.42528735632" calcext:value-type="float">
            <text:p>1,159.43</text:p>
          </table:table-cell>
          <table:table-cell table:formula="of:=500 - ((4/3)*[.A88])" office:value-type="float" office:value="384" calcext:value-type="float">
            <text:p>384.00</text:p>
          </table:table-cell>
          <table:table-cell office:value-type="float" office:value="70000" calcext:value-type="float">
            <text:p>70000</text:p>
          </table:table-cell>
          <table:table-cell table:formula="of:=[.D88]+([.G88]/[.A88])" office:value-type="float" office:value="814.597701149425" calcext:value-type="float">
            <text:p>814.60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formula="of:=500 - ((2/3)*[.A89])" office:value-type="float" office:value="441.333333333333" calcext:value-type="float">
            <text:p>44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89] + ([.C89]/[.A89])" office:value-type="float" office:value="1146.36363636364" calcext:value-type="float">
            <text:p>1,146.36</text:p>
          </table:table-cell>
          <table:table-cell table:formula="of:=500 - ((4/3)*[.A89])" office:value-type="float" office:value="382.666666666667" calcext:value-type="float">
            <text:p>382.67</text:p>
          </table:table-cell>
          <table:table-cell office:value-type="float" office:value="70000" calcext:value-type="float">
            <text:p>70000</text:p>
          </table:table-cell>
          <table:table-cell table:formula="of:=[.D89]+([.G89]/[.A89])" office:value-type="float" office:value="805.454545454546" calcext:value-type="float">
            <text:p>805.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500 - ((2/3)*[.A90])" office:value-type="float" office:value="440.666666666667" calcext:value-type="float">
            <text:p>44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90] + ([.C90]/[.A90])" office:value-type="float" office:value="1133.59550561798" calcext:value-type="float">
            <text:p>1,133.60</text:p>
          </table:table-cell>
          <table:table-cell table:formula="of:=500 - ((4/3)*[.A90])" office:value-type="float" office:value="381.333333333333" calcext:value-type="float">
            <text:p>381.33</text:p>
          </table:table-cell>
          <table:table-cell office:value-type="float" office:value="70000" calcext:value-type="float">
            <text:p>70000</text:p>
          </table:table-cell>
          <table:table-cell table:formula="of:=[.D90]+([.G90]/[.A90])" office:value-type="float" office:value="796.516853932584" calcext:value-type="float">
            <text:p>796.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500 - ((2/3)*[.A91])" office:value-type="float" office:value="440" calcext:value-type="float">
            <text:p>44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91] + ([.C91]/[.A91])" office:value-type="float" office:value="1121.11111111111" calcext:value-type="float">
            <text:p>1,121.11</text:p>
          </table:table-cell>
          <table:table-cell table:formula="of:=500 - ((4/3)*[.A91])" office:value-type="float" office:value="380" calcext:value-type="float">
            <text:p>380.00</text:p>
          </table:table-cell>
          <table:table-cell office:value-type="float" office:value="70000" calcext:value-type="float">
            <text:p>70000</text:p>
          </table:table-cell>
          <table:table-cell table:formula="of:=[.D91]+([.G91]/[.A91])" office:value-type="float" office:value="787.777777777778" calcext:value-type="float">
            <text:p>787.78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formula="of:=500 - ((2/3)*[.A92])" office:value-type="float" office:value="439.333333333333" calcext:value-type="float">
            <text:p>43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92] + ([.C92]/[.A92])" office:value-type="float" office:value="1108.9010989011" calcext:value-type="float">
            <text:p>1,108.90</text:p>
          </table:table-cell>
          <table:table-cell table:formula="of:=500 - ((4/3)*[.A92])" office:value-type="float" office:value="378.666666666667" calcext:value-type="float">
            <text:p>378.67</text:p>
          </table:table-cell>
          <table:table-cell office:value-type="float" office:value="70000" calcext:value-type="float">
            <text:p>70000</text:p>
          </table:table-cell>
          <table:table-cell table:formula="of:=[.D92]+([.G92]/[.A92])" office:value-type="float" office:value="779.230769230769" calcext:value-type="float">
            <text:p>779.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500 - ((2/3)*[.A93])" office:value-type="float" office:value="438.666666666667" calcext:value-type="float">
            <text:p>43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93] + ([.C93]/[.A93])" office:value-type="float" office:value="1096.95652173913" calcext:value-type="float">
            <text:p>1,096.96</text:p>
          </table:table-cell>
          <table:table-cell table:formula="of:=500 - ((4/3)*[.A93])" office:value-type="float" office:value="377.333333333333" calcext:value-type="float">
            <text:p>377.33</text:p>
          </table:table-cell>
          <table:table-cell office:value-type="float" office:value="70000" calcext:value-type="float">
            <text:p>70000</text:p>
          </table:table-cell>
          <table:table-cell table:formula="of:=[.D93]+([.G93]/[.A93])" office:value-type="float" office:value="770.869565217391" calcext:value-type="float">
            <text:p>770.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500 - ((2/3)*[.A94])" office:value-type="float" office:value="438" calcext:value-type="float">
            <text:p>43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94] + ([.C94]/[.A94])" office:value-type="float" office:value="1085.2688172043" calcext:value-type="float">
            <text:p>1,085.27</text:p>
          </table:table-cell>
          <table:table-cell table:formula="of:=500 - ((4/3)*[.A94])" office:value-type="float" office:value="376" calcext:value-type="float">
            <text:p>376.00</text:p>
          </table:table-cell>
          <table:table-cell office:value-type="float" office:value="70000" calcext:value-type="float">
            <text:p>70000</text:p>
          </table:table-cell>
          <table:table-cell table:formula="of:=[.D94]+([.G94]/[.A94])" office:value-type="float" office:value="762.688172043011" calcext:value-type="float">
            <text:p>762.69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formula="of:=500 - ((2/3)*[.A95])" office:value-type="float" office:value="437.333333333333" calcext:value-type="float">
            <text:p>43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95] + ([.C95]/[.A95])" office:value-type="float" office:value="1073.82978723404" calcext:value-type="float">
            <text:p>1,073.83</text:p>
          </table:table-cell>
          <table:table-cell table:formula="of:=500 - ((4/3)*[.A95])" office:value-type="float" office:value="374.666666666667" calcext:value-type="float">
            <text:p>374.67</text:p>
          </table:table-cell>
          <table:table-cell office:value-type="float" office:value="70000" calcext:value-type="float">
            <text:p>70000</text:p>
          </table:table-cell>
          <table:table-cell table:formula="of:=[.D95]+([.G95]/[.A95])" office:value-type="float" office:value="754.68085106383" calcext:value-type="float">
            <text:p>754.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500 - ((2/3)*[.A96])" office:value-type="float" office:value="436.666666666667" calcext:value-type="float">
            <text:p>43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96] + ([.C96]/[.A96])" office:value-type="float" office:value="1062.63157894737" calcext:value-type="float">
            <text:p>1,062.63</text:p>
          </table:table-cell>
          <table:table-cell table:formula="of:=500 - ((4/3)*[.A96])" office:value-type="float" office:value="373.333333333333" calcext:value-type="float">
            <text:p>373.33</text:p>
          </table:table-cell>
          <table:table-cell office:value-type="float" office:value="70000" calcext:value-type="float">
            <text:p>70000</text:p>
          </table:table-cell>
          <table:table-cell table:formula="of:=[.D96]+([.G96]/[.A96])" office:value-type="float" office:value="746.842105263158" calcext:value-type="float">
            <text:p>746.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500 - ((2/3)*[.A97])" office:value-type="float" office:value="436" calcext:value-type="float">
            <text:p>43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97] + ([.C97]/[.A97])" office:value-type="float" office:value="1051.66666666667" calcext:value-type="float">
            <text:p>1,051.67</text:p>
          </table:table-cell>
          <table:table-cell table:formula="of:=500 - ((4/3)*[.A97])" office:value-type="float" office:value="372" calcext:value-type="float">
            <text:p>372.00</text:p>
          </table:table-cell>
          <table:table-cell office:value-type="float" office:value="70000" calcext:value-type="float">
            <text:p>70000</text:p>
          </table:table-cell>
          <table:table-cell table:formula="of:=[.D97]+([.G97]/[.A97])" office:value-type="float" office:value="739.166666666667" calcext:value-type="float">
            <text:p>739.17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formula="of:=500 - ((2/3)*[.A98])" office:value-type="float" office:value="435.333333333333" calcext:value-type="float">
            <text:p>43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98] + ([.C98]/[.A98])" office:value-type="float" office:value="1040.92783505155" calcext:value-type="float">
            <text:p>1,040.93</text:p>
          </table:table-cell>
          <table:table-cell table:formula="of:=500 - ((4/3)*[.A98])" office:value-type="float" office:value="370.666666666667" calcext:value-type="float">
            <text:p>370.67</text:p>
          </table:table-cell>
          <table:table-cell office:value-type="float" office:value="70000" calcext:value-type="float">
            <text:p>70000</text:p>
          </table:table-cell>
          <table:table-cell table:formula="of:=[.D98]+([.G98]/[.A98])" office:value-type="float" office:value="731.649484536083" calcext:value-type="float">
            <text:p>731.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500 - ((2/3)*[.A99])" office:value-type="float" office:value="434.666666666667" calcext:value-type="float">
            <text:p>43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99] + ([.C99]/[.A99])" office:value-type="float" office:value="1030.40816326531" calcext:value-type="float">
            <text:p>1,030.41</text:p>
          </table:table-cell>
          <table:table-cell table:formula="of:=500 - ((4/3)*[.A99])" office:value-type="float" office:value="369.333333333333" calcext:value-type="float">
            <text:p>369.33</text:p>
          </table:table-cell>
          <table:table-cell office:value-type="float" office:value="70000" calcext:value-type="float">
            <text:p>70000</text:p>
          </table:table-cell>
          <table:table-cell table:formula="of:=[.D99]+([.G99]/[.A99])" office:value-type="float" office:value="724.285714285714" calcext:value-type="float">
            <text:p>724.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500 - ((2/3)*[.A100])" office:value-type="float" office:value="434" calcext:value-type="float">
            <text:p>43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00] + ([.C100]/[.A100])" office:value-type="float" office:value="1020.10101010101" calcext:value-type="float">
            <text:p>1,020.10</text:p>
          </table:table-cell>
          <table:table-cell table:formula="of:=500 - ((4/3)*[.A100])" office:value-type="float" office:value="368" calcext:value-type="float">
            <text:p>368.00</text:p>
          </table:table-cell>
          <table:table-cell office:value-type="float" office:value="70000" calcext:value-type="float">
            <text:p>70000</text:p>
          </table:table-cell>
          <table:table-cell table:formula="of:=[.D100]+([.G100]/[.A100])" office:value-type="float" office:value="717.070707070707" calcext:value-type="float">
            <text:p>717.07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formula="of:=500 - ((2/3)*[.A101])" office:value-type="float" office:value="433.333333333333" calcext:value-type="float">
            <text:p>43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01] + ([.C101]/[.A101])" office:value-type="float" office:value="1010" calcext:value-type="float">
            <text:p>1,010.00</text:p>
          </table:table-cell>
          <table:table-cell table:formula="of:=500 - ((4/3)*[.A101])" office:value-type="float" office:value="366.666666666667" calcext:value-type="float">
            <text:p>366.67</text:p>
          </table:table-cell>
          <table:table-cell office:value-type="float" office:value="70000" calcext:value-type="float">
            <text:p>70000</text:p>
          </table:table-cell>
          <table:table-cell table:formula="of:=[.D101]+([.G101]/[.A101])" office:value-type="float" office:value="710" calcext:value-type="float">
            <text:p>710.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500 - ((2/3)*[.A102])" office:value-type="float" office:value="432.666666666667" calcext:value-type="float">
            <text:p>43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02] + ([.C102]/[.A102])" office:value-type="float" office:value="1000.09900990099" calcext:value-type="float">
            <text:p>1,000.10</text:p>
          </table:table-cell>
          <table:table-cell table:formula="of:=500 - ((4/3)*[.A102])" office:value-type="float" office:value="365.333333333333" calcext:value-type="float">
            <text:p>365.33</text:p>
          </table:table-cell>
          <table:table-cell office:value-type="float" office:value="70000" calcext:value-type="float">
            <text:p>70000</text:p>
          </table:table-cell>
          <table:table-cell table:formula="of:=[.D102]+([.G102]/[.A102])" office:value-type="float" office:value="703.069306930693" calcext:value-type="float">
            <text:p>703.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500 - ((2/3)*[.A103])" office:value-type="float" office:value="432" calcext:value-type="float">
            <text:p>43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03] + ([.C103]/[.A103])" office:value-type="float" office:value="990.392156862745" calcext:value-type="float">
            <text:p>990.39</text:p>
          </table:table-cell>
          <table:table-cell table:formula="of:=500 - ((4/3)*[.A103])" office:value-type="float" office:value="364" calcext:value-type="float">
            <text:p>364.00</text:p>
          </table:table-cell>
          <table:table-cell office:value-type="float" office:value="70000" calcext:value-type="float">
            <text:p>70000</text:p>
          </table:table-cell>
          <table:table-cell table:formula="of:=[.D103]+([.G103]/[.A103])" office:value-type="float" office:value="696.274509803922" calcext:value-type="float">
            <text:p>696.27</text:p>
          </table:table-cell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formula="of:=500 - ((2/3)*[.A104])" office:value-type="float" office:value="431.333333333333" calcext:value-type="float">
            <text:p>43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04] + ([.C104]/[.A104])" office:value-type="float" office:value="980.873786407767" calcext:value-type="float">
            <text:p>980.87</text:p>
          </table:table-cell>
          <table:table-cell table:formula="of:=500 - ((4/3)*[.A104])" office:value-type="float" office:value="362.666666666667" calcext:value-type="float">
            <text:p>362.67</text:p>
          </table:table-cell>
          <table:table-cell office:value-type="float" office:value="70000" calcext:value-type="float">
            <text:p>70000</text:p>
          </table:table-cell>
          <table:table-cell table:formula="of:=[.D104]+([.G104]/[.A104])" office:value-type="float" office:value="689.611650485437" calcext:value-type="float">
            <text:p>689.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500 - ((2/3)*[.A105])" office:value-type="float" office:value="430.666666666667" calcext:value-type="float">
            <text:p>43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05] + ([.C105]/[.A105])" office:value-type="float" office:value="971.538461538462" calcext:value-type="float">
            <text:p>971.54</text:p>
          </table:table-cell>
          <table:table-cell table:formula="of:=500 - ((4/3)*[.A105])" office:value-type="float" office:value="361.333333333333" calcext:value-type="float">
            <text:p>361.33</text:p>
          </table:table-cell>
          <table:table-cell office:value-type="float" office:value="70000" calcext:value-type="float">
            <text:p>70000</text:p>
          </table:table-cell>
          <table:table-cell table:formula="of:=[.D105]+([.G105]/[.A105])" office:value-type="float" office:value="683.076923076923" calcext:value-type="float">
            <text:p>683.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500 - ((2/3)*[.A106])" office:value-type="float" office:value="430" calcext:value-type="float">
            <text:p>43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06] + ([.C106]/[.A106])" office:value-type="float" office:value="962.380952380952" calcext:value-type="float">
            <text:p>962.38</text:p>
          </table:table-cell>
          <table:table-cell table:formula="of:=500 - ((4/3)*[.A106])" office:value-type="float" office:value="360" calcext:value-type="float">
            <text:p>360.00</text:p>
          </table:table-cell>
          <table:table-cell office:value-type="float" office:value="70000" calcext:value-type="float">
            <text:p>70000</text:p>
          </table:table-cell>
          <table:table-cell table:formula="of:=[.D106]+([.G106]/[.A106])" office:value-type="float" office:value="676.666666666667" calcext:value-type="float">
            <text:p>676.67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formula="of:=500 - ((2/3)*[.A107])" office:value-type="float" office:value="429.333333333333" calcext:value-type="float">
            <text:p>42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07] + ([.C107]/[.A107])" office:value-type="float" office:value="953.396226415094" calcext:value-type="float">
            <text:p>953.40</text:p>
          </table:table-cell>
          <table:table-cell table:formula="of:=500 - ((4/3)*[.A107])" office:value-type="float" office:value="358.666666666667" calcext:value-type="float">
            <text:p>358.67</text:p>
          </table:table-cell>
          <table:table-cell office:value-type="float" office:value="70000" calcext:value-type="float">
            <text:p>70000</text:p>
          </table:table-cell>
          <table:table-cell table:formula="of:=[.D107]+([.G107]/[.A107])" office:value-type="float" office:value="670.377358490566" calcext:value-type="float">
            <text:p>670.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500 - ((2/3)*[.A108])" office:value-type="float" office:value="428.666666666667" calcext:value-type="float">
            <text:p>42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08] + ([.C108]/[.A108])" office:value-type="float" office:value="944.579439252336" calcext:value-type="float">
            <text:p>944.58</text:p>
          </table:table-cell>
          <table:table-cell table:formula="of:=500 - ((4/3)*[.A108])" office:value-type="float" office:value="357.333333333333" calcext:value-type="float">
            <text:p>357.33</text:p>
          </table:table-cell>
          <table:table-cell office:value-type="float" office:value="70000" calcext:value-type="float">
            <text:p>70000</text:p>
          </table:table-cell>
          <table:table-cell table:formula="of:=[.D108]+([.G108]/[.A108])" office:value-type="float" office:value="664.205607476636" calcext:value-type="float">
            <text:p>664.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500 - ((2/3)*[.A109])" office:value-type="float" office:value="428" calcext:value-type="float">
            <text:p>42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09] + ([.C109]/[.A109])" office:value-type="float" office:value="935.925925925926" calcext:value-type="float">
            <text:p>935.93</text:p>
          </table:table-cell>
          <table:table-cell table:formula="of:=500 - ((4/3)*[.A109])" office:value-type="float" office:value="356" calcext:value-type="float">
            <text:p>356.00</text:p>
          </table:table-cell>
          <table:table-cell office:value-type="float" office:value="70000" calcext:value-type="float">
            <text:p>70000</text:p>
          </table:table-cell>
          <table:table-cell table:formula="of:=[.D109]+([.G109]/[.A109])" office:value-type="float" office:value="658.148148148148" calcext:value-type="float">
            <text:p>658.15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formula="of:=500 - ((2/3)*[.A110])" office:value-type="float" office:value="427.333333333333" calcext:value-type="float">
            <text:p>42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10] + ([.C110]/[.A110])" office:value-type="float" office:value="927.43119266055" calcext:value-type="float">
            <text:p>927.43</text:p>
          </table:table-cell>
          <table:table-cell table:formula="of:=500 - ((4/3)*[.A110])" office:value-type="float" office:value="354.666666666667" calcext:value-type="float">
            <text:p>354.67</text:p>
          </table:table-cell>
          <table:table-cell office:value-type="float" office:value="70000" calcext:value-type="float">
            <text:p>70000</text:p>
          </table:table-cell>
          <table:table-cell table:formula="of:=[.D110]+([.G110]/[.A110])" office:value-type="float" office:value="652.201834862385" calcext:value-type="float">
            <text:p>652.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500 - ((2/3)*[.A111])" office:value-type="float" office:value="426.666666666667" calcext:value-type="float">
            <text:p>42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11] + ([.C111]/[.A111])" office:value-type="float" office:value="919.090909090909" calcext:value-type="float">
            <text:p>919.09</text:p>
          </table:table-cell>
          <table:table-cell table:formula="of:=500 - ((4/3)*[.A111])" office:value-type="float" office:value="353.333333333333" calcext:value-type="float">
            <text:p>353.33</text:p>
          </table:table-cell>
          <table:table-cell office:value-type="float" office:value="70000" calcext:value-type="float">
            <text:p>70000</text:p>
          </table:table-cell>
          <table:table-cell table:formula="of:=[.D111]+([.G111]/[.A111])" office:value-type="float" office:value="646.363636363636" calcext:value-type="float">
            <text:p>646.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500 - ((2/3)*[.A112])" office:value-type="float" office:value="426" calcext:value-type="float">
            <text:p>42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12] + ([.C112]/[.A112])" office:value-type="float" office:value="910.900900900901" calcext:value-type="float">
            <text:p>910.90</text:p>
          </table:table-cell>
          <table:table-cell table:formula="of:=500 - ((4/3)*[.A112])" office:value-type="float" office:value="352" calcext:value-type="float">
            <text:p>352.00</text:p>
          </table:table-cell>
          <table:table-cell office:value-type="float" office:value="70000" calcext:value-type="float">
            <text:p>70000</text:p>
          </table:table-cell>
          <table:table-cell table:formula="of:=[.D112]+([.G112]/[.A112])" office:value-type="float" office:value="640.630630630631" calcext:value-type="float">
            <text:p>640.63</text:p>
          </table:table-cell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formula="of:=500 - ((2/3)*[.A113])" office:value-type="float" office:value="425.333333333333" calcext:value-type="float">
            <text:p>42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13] + ([.C113]/[.A113])" office:value-type="float" office:value="902.857142857143" calcext:value-type="float">
            <text:p>902.86</text:p>
          </table:table-cell>
          <table:table-cell table:formula="of:=500 - ((4/3)*[.A113])" office:value-type="float" office:value="350.666666666667" calcext:value-type="float">
            <text:p>350.67</text:p>
          </table:table-cell>
          <table:table-cell office:value-type="float" office:value="70000" calcext:value-type="float">
            <text:p>70000</text:p>
          </table:table-cell>
          <table:table-cell table:formula="of:=[.D113]+([.G113]/[.A113])" office:value-type="float" office:value="635" calcext:value-type="float">
            <text:p>635.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500 - ((2/3)*[.A114])" office:value-type="float" office:value="424.666666666667" calcext:value-type="float">
            <text:p>42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14] + ([.C114]/[.A114])" office:value-type="float" office:value="894.955752212389" calcext:value-type="float">
            <text:p>894.96</text:p>
          </table:table-cell>
          <table:table-cell table:formula="of:=500 - ((4/3)*[.A114])" office:value-type="float" office:value="349.333333333333" calcext:value-type="float">
            <text:p>349.33</text:p>
          </table:table-cell>
          <table:table-cell office:value-type="float" office:value="70000" calcext:value-type="float">
            <text:p>70000</text:p>
          </table:table-cell>
          <table:table-cell table:formula="of:=[.D114]+([.G114]/[.A114])" office:value-type="float" office:value="629.469026548673" calcext:value-type="float">
            <text:p>629.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500 - ((2/3)*[.A115])" office:value-type="float" office:value="424" calcext:value-type="float">
            <text:p>42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15] + ([.C115]/[.A115])" office:value-type="float" office:value="887.19298245614" calcext:value-type="float">
            <text:p>887.19</text:p>
          </table:table-cell>
          <table:table-cell table:formula="of:=500 - ((4/3)*[.A115])" office:value-type="float" office:value="348" calcext:value-type="float">
            <text:p>348.00</text:p>
          </table:table-cell>
          <table:table-cell office:value-type="float" office:value="70000" calcext:value-type="float">
            <text:p>70000</text:p>
          </table:table-cell>
          <table:table-cell table:formula="of:=[.D115]+([.G115]/[.A115])" office:value-type="float" office:value="624.035087719298" calcext:value-type="float">
            <text:p>624.04</text:p>
          </table:table-cell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formula="of:=500 - ((2/3)*[.A116])" office:value-type="float" office:value="423.333333333333" calcext:value-type="float">
            <text:p>42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16] + ([.C116]/[.A116])" office:value-type="float" office:value="879.565217391304" calcext:value-type="float">
            <text:p>879.57</text:p>
          </table:table-cell>
          <table:table-cell table:formula="of:=500 - ((4/3)*[.A116])" office:value-type="float" office:value="346.666666666667" calcext:value-type="float">
            <text:p>346.67</text:p>
          </table:table-cell>
          <table:table-cell office:value-type="float" office:value="70000" calcext:value-type="float">
            <text:p>70000</text:p>
          </table:table-cell>
          <table:table-cell table:formula="of:=[.D116]+([.G116]/[.A116])" office:value-type="float" office:value="618.695652173913" calcext:value-type="float">
            <text:p>618.7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500 - ((2/3)*[.A117])" office:value-type="float" office:value="422.666666666667" calcext:value-type="float">
            <text:p>42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17] + ([.C117]/[.A117])" office:value-type="float" office:value="872.068965517241" calcext:value-type="float">
            <text:p>872.07</text:p>
          </table:table-cell>
          <table:table-cell table:formula="of:=500 - ((4/3)*[.A117])" office:value-type="float" office:value="345.333333333333" calcext:value-type="float">
            <text:p>345.33</text:p>
          </table:table-cell>
          <table:table-cell office:value-type="float" office:value="70000" calcext:value-type="float">
            <text:p>70000</text:p>
          </table:table-cell>
          <table:table-cell table:formula="of:=[.D117]+([.G117]/[.A117])" office:value-type="float" office:value="613.448275862069" calcext:value-type="float">
            <text:p>613.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500 - ((2/3)*[.A118])" office:value-type="float" office:value="422" calcext:value-type="float">
            <text:p>42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18] + ([.C118]/[.A118])" office:value-type="float" office:value="864.700854700855" calcext:value-type="float">
            <text:p>864.70</text:p>
          </table:table-cell>
          <table:table-cell table:formula="of:=500 - ((4/3)*[.A118])" office:value-type="float" office:value="344" calcext:value-type="float">
            <text:p>344.00</text:p>
          </table:table-cell>
          <table:table-cell office:value-type="float" office:value="70000" calcext:value-type="float">
            <text:p>70000</text:p>
          </table:table-cell>
          <table:table-cell table:formula="of:=[.D118]+([.G118]/[.A118])" office:value-type="float" office:value="608.290598290598" calcext:value-type="float">
            <text:p>608.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500 - ((2/3)*[.A119])" office:value-type="float" office:value="421.333333333333" calcext:value-type="float">
            <text:p>42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19] + ([.C119]/[.A119])" office:value-type="float" office:value="857.457627118644" calcext:value-type="float">
            <text:p>857.46</text:p>
          </table:table-cell>
          <table:table-cell table:formula="of:=500 - ((4/3)*[.A119])" office:value-type="float" office:value="342.666666666667" calcext:value-type="float">
            <text:p>342.67</text:p>
          </table:table-cell>
          <table:table-cell office:value-type="float" office:value="70000" calcext:value-type="float">
            <text:p>70000</text:p>
          </table:table-cell>
          <table:table-cell table:formula="of:=[.D119]+([.G119]/[.A119])" office:value-type="float" office:value="603.220338983051" calcext:value-type="float">
            <text:p>603.22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formula="of:=500 - ((2/3)*[.A120])" office:value-type="float" office:value="420.666666666667" calcext:value-type="float">
            <text:p>420.67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120] + ([.C120]/[.A120])" office:value-type="float" office:value="850.336134453782" calcext:value-type="float">
            <text:p>850.34</text:p>
          </table:table-cell>
          <table:table-cell table:formula="of:=500 - ((4/3)*[.A120])" office:value-type="float" office:value="341.333333333333" calcext:value-type="float">
            <text:p>341.33</text:p>
          </table:table-cell>
          <table:table-cell office:value-type="float" office:value="70000" calcext:value-type="float">
            <text:p>70000</text:p>
          </table:table-cell>
          <table:table-cell table:formula="of:=[.D120]+([.G120]/[.A120])" office:value-type="float" office:value="598.235294117647" calcext:value-type="float">
            <text:p>598.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500 - ((2/3)*[.A121])" office:value-type="float" office:value="420" calcext:value-type="float">
            <text:p>42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21] + ([.C121]/[.A121])" office:value-type="float" office:value="843.333333333333" calcext:value-type="float">
            <text:p>843.33</text:p>
          </table:table-cell>
          <table:table-cell table:formula="of:=500 - ((4/3)*[.A121])" office:value-type="float" office:value="340" calcext:value-type="float">
            <text:p>340.00</text:p>
          </table:table-cell>
          <table:table-cell office:value-type="float" office:value="70000" calcext:value-type="float">
            <text:p>70000</text:p>
          </table:table-cell>
          <table:table-cell table:formula="of:=[.D121]+([.G121]/[.A121])" office:value-type="float" office:value="593.333333333333" calcext:value-type="float">
            <text:p>593.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500 - ((2/3)*[.A122])" office:value-type="float" office:value="419.333333333333" calcext:value-type="float">
            <text:p>41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22] + ([.C122]/[.A122])" office:value-type="float" office:value="836.446280991736" calcext:value-type="float">
            <text:p>836.45</text:p>
          </table:table-cell>
          <table:table-cell table:formula="of:=500 - ((4/3)*[.A122])" office:value-type="float" office:value="338.666666666667" calcext:value-type="float">
            <text:p>338.67</text:p>
          </table:table-cell>
          <table:table-cell office:value-type="float" office:value="70000" calcext:value-type="float">
            <text:p>70000</text:p>
          </table:table-cell>
          <table:table-cell table:formula="of:=[.D122]+([.G122]/[.A122])" office:value-type="float" office:value="588.512396694215" calcext:value-type="float">
            <text:p>588.51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formula="of:=500 - ((2/3)*[.A123])" office:value-type="float" office:value="418.666666666667" calcext:value-type="float">
            <text:p>41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23] + ([.C123]/[.A123])" office:value-type="float" office:value="829.672131147541" calcext:value-type="float">
            <text:p>829.67</text:p>
          </table:table-cell>
          <table:table-cell table:formula="of:=500 - ((4/3)*[.A123])" office:value-type="float" office:value="337.333333333333" calcext:value-type="float">
            <text:p>337.33</text:p>
          </table:table-cell>
          <table:table-cell office:value-type="float" office:value="70000" calcext:value-type="float">
            <text:p>70000</text:p>
          </table:table-cell>
          <table:table-cell table:formula="of:=[.D123]+([.G123]/[.A123])" office:value-type="float" office:value="583.770491803279" calcext:value-type="float">
            <text:p>583.7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500 - ((2/3)*[.A124])" office:value-type="float" office:value="418" calcext:value-type="float">
            <text:p>41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24] + ([.C124]/[.A124])" office:value-type="float" office:value="823.008130081301" calcext:value-type="float">
            <text:p>823.01</text:p>
          </table:table-cell>
          <table:table-cell table:formula="of:=500 - ((4/3)*[.A124])" office:value-type="float" office:value="336" calcext:value-type="float">
            <text:p>336.00</text:p>
          </table:table-cell>
          <table:table-cell office:value-type="float" office:value="70000" calcext:value-type="float">
            <text:p>70000</text:p>
          </table:table-cell>
          <table:table-cell table:formula="of:=[.D124]+([.G124]/[.A124])" office:value-type="float" office:value="579.105691056911" calcext:value-type="float">
            <text:p>579.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500 - ((2/3)*[.A125])" office:value-type="float" office:value="417.333333333333" calcext:value-type="float">
            <text:p>41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25] + ([.C125]/[.A125])" office:value-type="float" office:value="816.451612903226" calcext:value-type="float">
            <text:p>816.45</text:p>
          </table:table-cell>
          <table:table-cell table:formula="of:=500 - ((4/3)*[.A125])" office:value-type="float" office:value="334.666666666667" calcext:value-type="float">
            <text:p>334.67</text:p>
          </table:table-cell>
          <table:table-cell office:value-type="float" office:value="70000" calcext:value-type="float">
            <text:p>70000</text:p>
          </table:table-cell>
          <table:table-cell table:formula="of:=[.D125]+([.G125]/[.A125])" office:value-type="float" office:value="574.516129032258" calcext:value-type="float">
            <text:p>574.52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formula="of:=500 - ((2/3)*[.A126])" office:value-type="float" office:value="416.666666666667" calcext:value-type="float">
            <text:p>41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26] + ([.C126]/[.A126])" office:value-type="float" office:value="810" calcext:value-type="float">
            <text:p>810.00</text:p>
          </table:table-cell>
          <table:table-cell table:formula="of:=500 - ((4/3)*[.A126])" office:value-type="float" office:value="333.333333333333" calcext:value-type="float">
            <text:p>333.33</text:p>
          </table:table-cell>
          <table:table-cell office:value-type="float" office:value="70000" calcext:value-type="float">
            <text:p>70000</text:p>
          </table:table-cell>
          <table:table-cell table:formula="of:=[.D126]+([.G126]/[.A126])" office:value-type="float" office:value="570" calcext:value-type="float">
            <text:p>570.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500 - ((2/3)*[.A127])" office:value-type="float" office:value="416" calcext:value-type="float">
            <text:p>41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27] + ([.C127]/[.A127])" office:value-type="float" office:value="803.650793650794" calcext:value-type="float">
            <text:p>803.65</text:p>
          </table:table-cell>
          <table:table-cell table:formula="of:=500 - ((4/3)*[.A127])" office:value-type="float" office:value="332" calcext:value-type="float">
            <text:p>332.00</text:p>
          </table:table-cell>
          <table:table-cell office:value-type="float" office:value="70000" calcext:value-type="float">
            <text:p>70000</text:p>
          </table:table-cell>
          <table:table-cell table:formula="of:=[.D127]+([.G127]/[.A127])" office:value-type="float" office:value="565.555555555556" calcext:value-type="float">
            <text:p>565.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500 - ((2/3)*[.A128])" office:value-type="float" office:value="415.333333333333" calcext:value-type="float">
            <text:p>41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28] + ([.C128]/[.A128])" office:value-type="float" office:value="797.40157480315" calcext:value-type="float">
            <text:p>797.40</text:p>
          </table:table-cell>
          <table:table-cell table:formula="of:=500 - ((4/3)*[.A128])" office:value-type="float" office:value="330.666666666667" calcext:value-type="float">
            <text:p>330.67</text:p>
          </table:table-cell>
          <table:table-cell office:value-type="float" office:value="70000" calcext:value-type="float">
            <text:p>70000</text:p>
          </table:table-cell>
          <table:table-cell table:formula="of:=[.D128]+([.G128]/[.A128])" office:value-type="float" office:value="561.181102362205" calcext:value-type="float">
            <text:p>561.18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formula="of:=500 - ((2/3)*[.A129])" office:value-type="float" office:value="414.666666666667" calcext:value-type="float">
            <text:p>41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29] + ([.C129]/[.A129])" office:value-type="float" office:value="791.25" calcext:value-type="float">
            <text:p>791.25</text:p>
          </table:table-cell>
          <table:table-cell table:formula="of:=500 - ((4/3)*[.A129])" office:value-type="float" office:value="329.333333333333" calcext:value-type="float">
            <text:p>329.33</text:p>
          </table:table-cell>
          <table:table-cell office:value-type="float" office:value="70000" calcext:value-type="float">
            <text:p>70000</text:p>
          </table:table-cell>
          <table:table-cell table:formula="of:=[.D129]+([.G129]/[.A129])" office:value-type="float" office:value="556.875" calcext:value-type="float">
            <text:p>556.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500 - ((2/3)*[.A130])" office:value-type="float" office:value="414" calcext:value-type="float">
            <text:p>41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30] + ([.C130]/[.A130])" office:value-type="float" office:value="785.193798449612" calcext:value-type="float">
            <text:p>785.19</text:p>
          </table:table-cell>
          <table:table-cell table:formula="of:=500 - ((4/3)*[.A130])" office:value-type="float" office:value="328" calcext:value-type="float">
            <text:p>328.00</text:p>
          </table:table-cell>
          <table:table-cell office:value-type="float" office:value="70000" calcext:value-type="float">
            <text:p>70000</text:p>
          </table:table-cell>
          <table:table-cell table:formula="of:=[.D130]+([.G130]/[.A130])" office:value-type="float" office:value="552.635658914729" calcext:value-type="float">
            <text:p>552.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500 - ((2/3)*[.A131])" office:value-type="float" office:value="413.333333333333" calcext:value-type="float">
            <text:p>41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31] + ([.C131]/[.A131])" office:value-type="float" office:value="779.230769230769" calcext:value-type="float">
            <text:p>779.23</text:p>
          </table:table-cell>
          <table:table-cell table:formula="of:=500 - ((4/3)*[.A131])" office:value-type="float" office:value="326.666666666667" calcext:value-type="float">
            <text:p>326.67</text:p>
          </table:table-cell>
          <table:table-cell office:value-type="float" office:value="70000" calcext:value-type="float">
            <text:p>70000</text:p>
          </table:table-cell>
          <table:table-cell table:formula="of:=[.D131]+([.G131]/[.A131])" office:value-type="float" office:value="548.461538461539" calcext:value-type="float">
            <text:p>548.46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formula="of:=500 - ((2/3)*[.A132])" office:value-type="float" office:value="412.666666666667" calcext:value-type="float">
            <text:p>41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32] + ([.C132]/[.A132])" office:value-type="float" office:value="773.358778625954" calcext:value-type="float">
            <text:p>773.36</text:p>
          </table:table-cell>
          <table:table-cell table:formula="of:=500 - ((4/3)*[.A132])" office:value-type="float" office:value="325.333333333333" calcext:value-type="float">
            <text:p>325.33</text:p>
          </table:table-cell>
          <table:table-cell office:value-type="float" office:value="70000" calcext:value-type="float">
            <text:p>70000</text:p>
          </table:table-cell>
          <table:table-cell table:formula="of:=[.D132]+([.G132]/[.A132])" office:value-type="float" office:value="544.351145038168" calcext:value-type="float">
            <text:p>544.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500 - ((2/3)*[.A133])" office:value-type="float" office:value="412" calcext:value-type="float">
            <text:p>41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33] + ([.C133]/[.A133])" office:value-type="float" office:value="767.575757575758" calcext:value-type="float">
            <text:p>767.58</text:p>
          </table:table-cell>
          <table:table-cell table:formula="of:=500 - ((4/3)*[.A133])" office:value-type="float" office:value="324" calcext:value-type="float">
            <text:p>324.00</text:p>
          </table:table-cell>
          <table:table-cell office:value-type="float" office:value="70000" calcext:value-type="float">
            <text:p>70000</text:p>
          </table:table-cell>
          <table:table-cell table:formula="of:=[.D133]+([.G133]/[.A133])" office:value-type="float" office:value="540.30303030303" calcext:value-type="float">
            <text:p>540.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500 - ((2/3)*[.A134])" office:value-type="float" office:value="411.333333333333" calcext:value-type="float">
            <text:p>41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34] + ([.C134]/[.A134])" office:value-type="float" office:value="761.87969924812" calcext:value-type="float">
            <text:p>761.88</text:p>
          </table:table-cell>
          <table:table-cell table:formula="of:=500 - ((4/3)*[.A134])" office:value-type="float" office:value="322.666666666667" calcext:value-type="float">
            <text:p>322.67</text:p>
          </table:table-cell>
          <table:table-cell office:value-type="float" office:value="70000" calcext:value-type="float">
            <text:p>70000</text:p>
          </table:table-cell>
          <table:table-cell table:formula="of:=[.D134]+([.G134]/[.A134])" office:value-type="float" office:value="536.315789473684" calcext:value-type="float">
            <text:p>536.32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formula="of:=500 - ((2/3)*[.A135])" office:value-type="float" office:value="410.666666666667" calcext:value-type="float">
            <text:p>41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35] + ([.C135]/[.A135])" office:value-type="float" office:value="756.268656716418" calcext:value-type="float">
            <text:p>756.27</text:p>
          </table:table-cell>
          <table:table-cell table:formula="of:=500 - ((4/3)*[.A135])" office:value-type="float" office:value="321.333333333333" calcext:value-type="float">
            <text:p>321.33</text:p>
          </table:table-cell>
          <table:table-cell office:value-type="float" office:value="70000" calcext:value-type="float">
            <text:p>70000</text:p>
          </table:table-cell>
          <table:table-cell table:formula="of:=[.D135]+([.G135]/[.A135])" office:value-type="float" office:value="532.388059701493" calcext:value-type="float">
            <text:p>532.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500 - ((2/3)*[.A136])" office:value-type="float" office:value="410" calcext:value-type="float">
            <text:p>41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36] + ([.C136]/[.A136])" office:value-type="float" office:value="750.740740740741" calcext:value-type="float">
            <text:p>750.74</text:p>
          </table:table-cell>
          <table:table-cell table:formula="of:=500 - ((4/3)*[.A136])" office:value-type="float" office:value="320" calcext:value-type="float">
            <text:p>320.00</text:p>
          </table:table-cell>
          <table:table-cell office:value-type="float" office:value="70000" calcext:value-type="float">
            <text:p>70000</text:p>
          </table:table-cell>
          <table:table-cell table:formula="of:=[.D136]+([.G136]/[.A136])" office:value-type="float" office:value="528.518518518519" calcext:value-type="float">
            <text:p>528.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500 - ((2/3)*[.A137])" office:value-type="float" office:value="409.333333333333" calcext:value-type="float">
            <text:p>40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37] + ([.C137]/[.A137])" office:value-type="float" office:value="745.294117647059" calcext:value-type="float">
            <text:p>745.29</text:p>
          </table:table-cell>
          <table:table-cell table:formula="of:=500 - ((4/3)*[.A137])" office:value-type="float" office:value="318.666666666667" calcext:value-type="float">
            <text:p>318.67</text:p>
          </table:table-cell>
          <table:table-cell office:value-type="float" office:value="70000" calcext:value-type="float">
            <text:p>70000</text:p>
          </table:table-cell>
          <table:table-cell table:formula="of:=[.D137]+([.G137]/[.A137])" office:value-type="float" office:value="524.705882352941" calcext:value-type="float">
            <text:p>524.71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formula="of:=500 - ((2/3)*[.A138])" office:value-type="float" office:value="408.666666666667" calcext:value-type="float">
            <text:p>40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38] + ([.C138]/[.A138])" office:value-type="float" office:value="739.92700729927" calcext:value-type="float">
            <text:p>739.93</text:p>
          </table:table-cell>
          <table:table-cell table:formula="of:=500 - ((4/3)*[.A138])" office:value-type="float" office:value="317.333333333333" calcext:value-type="float">
            <text:p>317.33</text:p>
          </table:table-cell>
          <table:table-cell office:value-type="float" office:value="70000" calcext:value-type="float">
            <text:p>70000</text:p>
          </table:table-cell>
          <table:table-cell table:formula="of:=[.D138]+([.G138]/[.A138])" office:value-type="float" office:value="520.948905109489" calcext:value-type="float">
            <text:p>520.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500 - ((2/3)*[.A139])" office:value-type="float" office:value="408" calcext:value-type="float">
            <text:p>40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39] + ([.C139]/[.A139])" office:value-type="float" office:value="734.63768115942" calcext:value-type="float">
            <text:p>734.64</text:p>
          </table:table-cell>
          <table:table-cell table:formula="of:=500 - ((4/3)*[.A139])" office:value-type="float" office:value="316" calcext:value-type="float">
            <text:p>316.00</text:p>
          </table:table-cell>
          <table:table-cell office:value-type="float" office:value="70000" calcext:value-type="float">
            <text:p>70000</text:p>
          </table:table-cell>
          <table:table-cell table:formula="of:=[.D139]+([.G139]/[.A139])" office:value-type="float" office:value="517.246376811594" calcext:value-type="float">
            <text:p>517.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500 - ((2/3)*[.A140])" office:value-type="float" office:value="407.333333333333" calcext:value-type="float">
            <text:p>40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40] + ([.C140]/[.A140])" office:value-type="float" office:value="729.424460431655" calcext:value-type="float">
            <text:p>729.42</text:p>
          </table:table-cell>
          <table:table-cell table:formula="of:=500 - ((4/3)*[.A140])" office:value-type="float" office:value="314.666666666667" calcext:value-type="float">
            <text:p>314.67</text:p>
          </table:table-cell>
          <table:table-cell office:value-type="float" office:value="70000" calcext:value-type="float">
            <text:p>70000</text:p>
          </table:table-cell>
          <table:table-cell table:formula="of:=[.D140]+([.G140]/[.A140])" office:value-type="float" office:value="513.597122302158" calcext:value-type="float">
            <text:p>513.60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formula="of:=500 - ((2/3)*[.A141])" office:value-type="float" office:value="406.666666666667" calcext:value-type="float">
            <text:p>40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41] + ([.C141]/[.A141])" office:value-type="float" office:value="724.285714285714" calcext:value-type="float">
            <text:p>724.29</text:p>
          </table:table-cell>
          <table:table-cell table:formula="of:=500 - ((4/3)*[.A141])" office:value-type="float" office:value="313.333333333333" calcext:value-type="float">
            <text:p>313.33</text:p>
          </table:table-cell>
          <table:table-cell office:value-type="float" office:value="70000" calcext:value-type="float">
            <text:p>70000</text:p>
          </table:table-cell>
          <table:table-cell table:formula="of:=[.D141]+([.G141]/[.A141])" office:value-type="float" office:value="510" calcext:value-type="float">
            <text:p>510.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500 - ((2/3)*[.A142])" office:value-type="float" office:value="406" calcext:value-type="float">
            <text:p>406.00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142] + ([.C142]/[.A142])" office:value-type="float" office:value="719.219858156028" calcext:value-type="float">
            <text:p>719.22</text:p>
          </table:table-cell>
          <table:table-cell table:formula="of:=500 - ((4/3)*[.A142])" office:value-type="float" office:value="312" calcext:value-type="float">
            <text:p>312.00</text:p>
          </table:table-cell>
          <table:table-cell office:value-type="float" office:value="70000" calcext:value-type="float">
            <text:p>70000</text:p>
          </table:table-cell>
          <table:table-cell table:formula="of:=[.D142]+([.G142]/[.A142])" office:value-type="float" office:value="506.45390070922" calcext:value-type="float">
            <text:p>506.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500 - ((2/3)*[.A143])" office:value-type="float" office:value="405.333333333333" calcext:value-type="float">
            <text:p>40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43] + ([.C143]/[.A143])" office:value-type="float" office:value="714.225352112676" calcext:value-type="float">
            <text:p>714.23</text:p>
          </table:table-cell>
          <table:table-cell table:formula="of:=500 - ((4/3)*[.A143])" office:value-type="float" office:value="310.666666666667" calcext:value-type="float">
            <text:p>310.67</text:p>
          </table:table-cell>
          <table:table-cell office:value-type="float" office:value="70000" calcext:value-type="float">
            <text:p>70000</text:p>
          </table:table-cell>
          <table:table-cell table:formula="of:=[.D143]+([.G143]/[.A143])" office:value-type="float" office:value="502.957746478873" calcext:value-type="float">
            <text:p>502.96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formula="of:=500 - ((2/3)*[.A144])" office:value-type="float" office:value="404.666666666667" calcext:value-type="float">
            <text:p>40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44] + ([.C144]/[.A144])" office:value-type="float" office:value="709.300699300699" calcext:value-type="float">
            <text:p>709.30</text:p>
          </table:table-cell>
          <table:table-cell table:formula="of:=500 - ((4/3)*[.A144])" office:value-type="float" office:value="309.333333333333" calcext:value-type="float">
            <text:p>309.33</text:p>
          </table:table-cell>
          <table:table-cell office:value-type="float" office:value="70000" calcext:value-type="float">
            <text:p>70000</text:p>
          </table:table-cell>
          <table:table-cell table:formula="of:=[.D144]+([.G144]/[.A144])" office:value-type="float" office:value="499.51048951049" calcext:value-type="float">
            <text:p>499.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500 - ((2/3)*[.A145])" office:value-type="float" office:value="404" calcext:value-type="float">
            <text:p>40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45] + ([.C145]/[.A145])" office:value-type="float" office:value="704.444444444445" calcext:value-type="float">
            <text:p>704.44</text:p>
          </table:table-cell>
          <table:table-cell table:formula="of:=500 - ((4/3)*[.A145])" office:value-type="float" office:value="308" calcext:value-type="float">
            <text:p>308.00</text:p>
          </table:table-cell>
          <table:table-cell office:value-type="float" office:value="70000" calcext:value-type="float">
            <text:p>70000</text:p>
          </table:table-cell>
          <table:table-cell table:formula="of:=[.D145]+([.G145]/[.A145])" office:value-type="float" office:value="496.111111111111" calcext:value-type="float">
            <text:p>496.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500 - ((2/3)*[.A146])" office:value-type="float" office:value="403.333333333333" calcext:value-type="float">
            <text:p>40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46] + ([.C146]/[.A146])" office:value-type="float" office:value="699.655172413793" calcext:value-type="float">
            <text:p>699.66</text:p>
          </table:table-cell>
          <table:table-cell table:formula="of:=500 - ((4/3)*[.A146])" office:value-type="float" office:value="306.666666666667" calcext:value-type="float">
            <text:p>306.67</text:p>
          </table:table-cell>
          <table:table-cell office:value-type="float" office:value="70000" calcext:value-type="float">
            <text:p>70000</text:p>
          </table:table-cell>
          <table:table-cell table:formula="of:=[.D146]+([.G146]/[.A146])" office:value-type="float" office:value="492.758620689655" calcext:value-type="float">
            <text:p>492.76</text:p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formula="of:=500 - ((2/3)*[.A147])" office:value-type="float" office:value="402.666666666667" calcext:value-type="float">
            <text:p>40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47] + ([.C147]/[.A147])" office:value-type="float" office:value="694.931506849315" calcext:value-type="float">
            <text:p>694.93</text:p>
          </table:table-cell>
          <table:table-cell table:formula="of:=500 - ((4/3)*[.A147])" office:value-type="float" office:value="305.333333333333" calcext:value-type="float">
            <text:p>305.33</text:p>
          </table:table-cell>
          <table:table-cell office:value-type="float" office:value="70000" calcext:value-type="float">
            <text:p>70000</text:p>
          </table:table-cell>
          <table:table-cell table:formula="of:=[.D147]+([.G147]/[.A147])" office:value-type="float" office:value="489.452054794521" calcext:value-type="float">
            <text:p>489.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500 - ((2/3)*[.A148])" office:value-type="float" office:value="402" calcext:value-type="float">
            <text:p>40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48] + ([.C148]/[.A148])" office:value-type="float" office:value="690.272108843538" calcext:value-type="float">
            <text:p>690.27</text:p>
          </table:table-cell>
          <table:table-cell table:formula="of:=500 - ((4/3)*[.A148])" office:value-type="float" office:value="304" calcext:value-type="float">
            <text:p>304.00</text:p>
          </table:table-cell>
          <table:table-cell office:value-type="float" office:value="70000" calcext:value-type="float">
            <text:p>70000</text:p>
          </table:table-cell>
          <table:table-cell table:formula="of:=[.D148]+([.G148]/[.A148])" office:value-type="float" office:value="486.190476190476" calcext:value-type="float">
            <text:p>486.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500 - ((2/3)*[.A149])" office:value-type="float" office:value="401.333333333333" calcext:value-type="float">
            <text:p>40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49] + ([.C149]/[.A149])" office:value-type="float" office:value="685.675675675676" calcext:value-type="float">
            <text:p>685.68</text:p>
          </table:table-cell>
          <table:table-cell table:formula="of:=500 - ((4/3)*[.A149])" office:value-type="float" office:value="302.666666666667" calcext:value-type="float">
            <text:p>302.67</text:p>
          </table:table-cell>
          <table:table-cell office:value-type="float" office:value="70000" calcext:value-type="float">
            <text:p>70000</text:p>
          </table:table-cell>
          <table:table-cell table:formula="of:=[.D149]+([.G149]/[.A149])" office:value-type="float" office:value="482.972972972973" calcext:value-type="float">
            <text:p>482.97</text:p>
          </table:table-cell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formula="of:=500 - ((2/3)*[.A150])" office:value-type="float" office:value="400.666666666667" calcext:value-type="float">
            <text:p>40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50] + ([.C150]/[.A150])" office:value-type="float" office:value="681.140939597315" calcext:value-type="float">
            <text:p>681.14</text:p>
          </table:table-cell>
          <table:table-cell table:formula="of:=500 - ((4/3)*[.A150])" office:value-type="float" office:value="301.333333333333" calcext:value-type="float">
            <text:p>301.33</text:p>
          </table:table-cell>
          <table:table-cell office:value-type="float" office:value="70000" calcext:value-type="float">
            <text:p>70000</text:p>
          </table:table-cell>
          <table:table-cell table:formula="of:=[.D150]+([.G150]/[.A150])" office:value-type="float" office:value="479.798657718121" calcext:value-type="float">
            <text:p>479.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500 - ((2/3)*[.A151])" office:value-type="float" office:value="400" calcext:value-type="float">
            <text:p>40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51] + ([.C151]/[.A151])" office:value-type="float" office:value="676.666666666667" calcext:value-type="float">
            <text:p>676.67</text:p>
          </table:table-cell>
          <table:table-cell table:formula="of:=500 - ((4/3)*[.A151])" office:value-type="float" office:value="300" calcext:value-type="float">
            <text:p>300.00</text:p>
          </table:table-cell>
          <table:table-cell office:value-type="float" office:value="70000" calcext:value-type="float">
            <text:p>70000</text:p>
          </table:table-cell>
          <table:table-cell table:formula="of:=[.D151]+([.G151]/[.A151])" office:value-type="float" office:value="476.666666666667" calcext:value-type="float">
            <text:p>476.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500 - ((2/3)*[.A152])" office:value-type="float" office:value="399.333333333333" calcext:value-type="float">
            <text:p>39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52] + ([.C152]/[.A152])" office:value-type="float" office:value="672.251655629139" calcext:value-type="float">
            <text:p>672.25</text:p>
          </table:table-cell>
          <table:table-cell table:formula="of:=500 - ((4/3)*[.A152])" office:value-type="float" office:value="298.666666666667" calcext:value-type="float">
            <text:p>298.67</text:p>
          </table:table-cell>
          <table:table-cell office:value-type="float" office:value="70000" calcext:value-type="float">
            <text:p>70000</text:p>
          </table:table-cell>
          <table:table-cell table:formula="of:=[.D152]+([.G152]/[.A152])" office:value-type="float" office:value="473.576158940397" calcext:value-type="float">
            <text:p>473.58</text:p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formula="of:=500 - ((2/3)*[.A153])" office:value-type="float" office:value="398.666666666667" calcext:value-type="float">
            <text:p>39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53] + ([.C153]/[.A153])" office:value-type="float" office:value="667.894736842105" calcext:value-type="float">
            <text:p>667.89</text:p>
          </table:table-cell>
          <table:table-cell table:formula="of:=500 - ((4/3)*[.A153])" office:value-type="float" office:value="297.333333333333" calcext:value-type="float">
            <text:p>297.33</text:p>
          </table:table-cell>
          <table:table-cell office:value-type="float" office:value="70000" calcext:value-type="float">
            <text:p>70000</text:p>
          </table:table-cell>
          <table:table-cell table:formula="of:=[.D153]+([.G153]/[.A153])" office:value-type="float" office:value="470.526315789474" calcext:value-type="float">
            <text:p>470.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500 - ((2/3)*[.A154])" office:value-type="float" office:value="398" calcext:value-type="float">
            <text:p>39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54] + ([.C154]/[.A154])" office:value-type="float" office:value="663.59477124183" calcext:value-type="float">
            <text:p>663.59</text:p>
          </table:table-cell>
          <table:table-cell table:formula="of:=500 - ((4/3)*[.A154])" office:value-type="float" office:value="296" calcext:value-type="float">
            <text:p>296.00</text:p>
          </table:table-cell>
          <table:table-cell office:value-type="float" office:value="70000" calcext:value-type="float">
            <text:p>70000</text:p>
          </table:table-cell>
          <table:table-cell table:formula="of:=[.D154]+([.G154]/[.A154])" office:value-type="float" office:value="467.516339869281" calcext:value-type="float">
            <text:p>467.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500 - ((2/3)*[.A155])" office:value-type="float" office:value="397.333333333333" calcext:value-type="float">
            <text:p>39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55] + ([.C155]/[.A155])" office:value-type="float" office:value="659.350649350649" calcext:value-type="float">
            <text:p>659.35</text:p>
          </table:table-cell>
          <table:table-cell table:formula="of:=500 - ((4/3)*[.A155])" office:value-type="float" office:value="294.666666666667" calcext:value-type="float">
            <text:p>294.67</text:p>
          </table:table-cell>
          <table:table-cell office:value-type="float" office:value="70000" calcext:value-type="float">
            <text:p>70000</text:p>
          </table:table-cell>
          <table:table-cell table:formula="of:=[.D155]+([.G155]/[.A155])" office:value-type="float" office:value="464.545454545455" calcext:value-type="float">
            <text:p>464.55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formula="of:=500 - ((2/3)*[.A156])" office:value-type="float" office:value="396.666666666667" calcext:value-type="float">
            <text:p>39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56] + ([.C156]/[.A156])" office:value-type="float" office:value="655.161290322581" calcext:value-type="float">
            <text:p>655.16</text:p>
          </table:table-cell>
          <table:table-cell table:formula="of:=500 - ((4/3)*[.A156])" office:value-type="float" office:value="293.333333333333" calcext:value-type="float">
            <text:p>293.33</text:p>
          </table:table-cell>
          <table:table-cell office:value-type="float" office:value="70000" calcext:value-type="float">
            <text:p>70000</text:p>
          </table:table-cell>
          <table:table-cell table:formula="of:=[.D156]+([.G156]/[.A156])" office:value-type="float" office:value="461.612903225806" calcext:value-type="float">
            <text:p>461.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500 - ((2/3)*[.A157])" office:value-type="float" office:value="396" calcext:value-type="float">
            <text:p>39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57] + ([.C157]/[.A157])" office:value-type="float" office:value="651.025641025641" calcext:value-type="float">
            <text:p>651.03</text:p>
          </table:table-cell>
          <table:table-cell table:formula="of:=500 - ((4/3)*[.A157])" office:value-type="float" office:value="292" calcext:value-type="float">
            <text:p>292.00</text:p>
          </table:table-cell>
          <table:table-cell office:value-type="float" office:value="70000" calcext:value-type="float">
            <text:p>70000</text:p>
          </table:table-cell>
          <table:table-cell table:formula="of:=[.D157]+([.G157]/[.A157])" office:value-type="float" office:value="458.717948717949" calcext:value-type="float">
            <text:p>458.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500 - ((2/3)*[.A158])" office:value-type="float" office:value="395.333333333333" calcext:value-type="float">
            <text:p>39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58] + ([.C158]/[.A158])" office:value-type="float" office:value="646.942675159236" calcext:value-type="float">
            <text:p>646.94</text:p>
          </table:table-cell>
          <table:table-cell table:formula="of:=500 - ((4/3)*[.A158])" office:value-type="float" office:value="290.666666666667" calcext:value-type="float">
            <text:p>290.67</text:p>
          </table:table-cell>
          <table:table-cell office:value-type="float" office:value="70000" calcext:value-type="float">
            <text:p>70000</text:p>
          </table:table-cell>
          <table:table-cell table:formula="of:=[.D158]+([.G158]/[.A158])" office:value-type="float" office:value="455.859872611465" calcext:value-type="float">
            <text:p>455.86</text:p>
          </table:table-cell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formula="of:=500 - ((2/3)*[.A159])" office:value-type="float" office:value="394.666666666667" calcext:value-type="float">
            <text:p>39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59] + ([.C159]/[.A159])" office:value-type="float" office:value="642.911392405063" calcext:value-type="float">
            <text:p>642.91</text:p>
          </table:table-cell>
          <table:table-cell table:formula="of:=500 - ((4/3)*[.A159])" office:value-type="float" office:value="289.333333333333" calcext:value-type="float">
            <text:p>289.33</text:p>
          </table:table-cell>
          <table:table-cell office:value-type="float" office:value="70000" calcext:value-type="float">
            <text:p>70000</text:p>
          </table:table-cell>
          <table:table-cell table:formula="of:=[.D159]+([.G159]/[.A159])" office:value-type="float" office:value="453.037974683544" calcext:value-type="float">
            <text:p>453.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500 - ((2/3)*[.A160])" office:value-type="float" office:value="394" calcext:value-type="float">
            <text:p>39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60] + ([.C160]/[.A160])" office:value-type="float" office:value="638.930817610063" calcext:value-type="float">
            <text:p>638.93</text:p>
          </table:table-cell>
          <table:table-cell table:formula="of:=500 - ((4/3)*[.A160])" office:value-type="float" office:value="288" calcext:value-type="float">
            <text:p>288.00</text:p>
          </table:table-cell>
          <table:table-cell office:value-type="float" office:value="70000" calcext:value-type="float">
            <text:p>70000</text:p>
          </table:table-cell>
          <table:table-cell table:formula="of:=[.D160]+([.G160]/[.A160])" office:value-type="float" office:value="450.251572327044" calcext:value-type="float">
            <text:p>450.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500 - ((2/3)*[.A161])" office:value-type="float" office:value="393.333333333333" calcext:value-type="float">
            <text:p>39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61] + ([.C161]/[.A161])" office:value-type="float" office:value="635" calcext:value-type="float">
            <text:p>635.00</text:p>
          </table:table-cell>
          <table:table-cell table:formula="of:=500 - ((4/3)*[.A161])" office:value-type="float" office:value="286.666666666667" calcext:value-type="float">
            <text:p>286.67</text:p>
          </table:table-cell>
          <table:table-cell office:value-type="float" office:value="70000" calcext:value-type="float">
            <text:p>70000</text:p>
          </table:table-cell>
          <table:table-cell table:formula="of:=[.D161]+([.G161]/[.A161])" office:value-type="float" office:value="447.5" calcext:value-type="float">
            <text:p>447.50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formula="of:=500 - ((2/3)*[.A162])" office:value-type="float" office:value="392.666666666667" calcext:value-type="float">
            <text:p>39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62] + ([.C162]/[.A162])" office:value-type="float" office:value="631.11801242236" calcext:value-type="float">
            <text:p>631.12</text:p>
          </table:table-cell>
          <table:table-cell table:formula="of:=500 - ((4/3)*[.A162])" office:value-type="float" office:value="285.333333333333" calcext:value-type="float">
            <text:p>285.33</text:p>
          </table:table-cell>
          <table:table-cell office:value-type="float" office:value="70000" calcext:value-type="float">
            <text:p>70000</text:p>
          </table:table-cell>
          <table:table-cell table:formula="of:=[.D162]+([.G162]/[.A162])" office:value-type="float" office:value="444.782608695652" calcext:value-type="float">
            <text:p>444.7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500 - ((2/3)*[.A163])" office:value-type="float" office:value="392" calcext:value-type="float">
            <text:p>39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63] + ([.C163]/[.A163])" office:value-type="float" office:value="627.283950617284" calcext:value-type="float">
            <text:p>627.28</text:p>
          </table:table-cell>
          <table:table-cell table:formula="of:=500 - ((4/3)*[.A163])" office:value-type="float" office:value="284" calcext:value-type="float">
            <text:p>284.00</text:p>
          </table:table-cell>
          <table:table-cell office:value-type="float" office:value="70000" calcext:value-type="float">
            <text:p>70000</text:p>
          </table:table-cell>
          <table:table-cell table:formula="of:=[.D163]+([.G163]/[.A163])" office:value-type="float" office:value="442.098765432099" calcext:value-type="float">
            <text:p>442.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500 - ((2/3)*[.A164])" office:value-type="float" office:value="391.333333333333" calcext:value-type="float">
            <text:p>39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64] + ([.C164]/[.A164])" office:value-type="float" office:value="623.496932515337" calcext:value-type="float">
            <text:p>623.50</text:p>
          </table:table-cell>
          <table:table-cell table:formula="of:=500 - ((4/3)*[.A164])" office:value-type="float" office:value="282.666666666667" calcext:value-type="float">
            <text:p>282.67</text:p>
          </table:table-cell>
          <table:table-cell office:value-type="float" office:value="70000" calcext:value-type="float">
            <text:p>70000</text:p>
          </table:table-cell>
          <table:table-cell table:formula="of:=[.D164]+([.G164]/[.A164])" office:value-type="float" office:value="439.447852760736" calcext:value-type="float">
            <text:p>439.45</text:p>
          </table:table-cell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formula="of:=500 - ((2/3)*[.A165])" office:value-type="float" office:value="390.666666666667" calcext:value-type="float">
            <text:p>39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65] + ([.C165]/[.A165])" office:value-type="float" office:value="619.756097560976" calcext:value-type="float">
            <text:p>619.76</text:p>
          </table:table-cell>
          <table:table-cell table:formula="of:=500 - ((4/3)*[.A165])" office:value-type="float" office:value="281.333333333333" calcext:value-type="float">
            <text:p>281.33</text:p>
          </table:table-cell>
          <table:table-cell office:value-type="float" office:value="70000" calcext:value-type="float">
            <text:p>70000</text:p>
          </table:table-cell>
          <table:table-cell table:formula="of:=[.D165]+([.G165]/[.A165])" office:value-type="float" office:value="436.829268292683" calcext:value-type="float">
            <text:p>436.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500 - ((2/3)*[.A166])" office:value-type="float" office:value="390" calcext:value-type="float">
            <text:p>39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66] + ([.C166]/[.A166])" office:value-type="float" office:value="616.060606060606" calcext:value-type="float">
            <text:p>616.06</text:p>
          </table:table-cell>
          <table:table-cell table:formula="of:=500 - ((4/3)*[.A166])" office:value-type="float" office:value="280" calcext:value-type="float">
            <text:p>280.00</text:p>
          </table:table-cell>
          <table:table-cell office:value-type="float" office:value="70000" calcext:value-type="float">
            <text:p>70000</text:p>
          </table:table-cell>
          <table:table-cell table:formula="of:=[.D166]+([.G166]/[.A166])" office:value-type="float" office:value="434.242424242424" calcext:value-type="float">
            <text:p>434.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500 - ((2/3)*[.A167])" office:value-type="float" office:value="389.333333333333" calcext:value-type="float">
            <text:p>38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67] + ([.C167]/[.A167])" office:value-type="float" office:value="612.409638554217" calcext:value-type="float">
            <text:p>612.41</text:p>
          </table:table-cell>
          <table:table-cell table:formula="of:=500 - ((4/3)*[.A167])" office:value-type="float" office:value="278.666666666667" calcext:value-type="float">
            <text:p>278.67</text:p>
          </table:table-cell>
          <table:table-cell office:value-type="float" office:value="70000" calcext:value-type="float">
            <text:p>70000</text:p>
          </table:table-cell>
          <table:table-cell table:formula="of:=[.D167]+([.G167]/[.A167])" office:value-type="float" office:value="431.686746987952" calcext:value-type="float">
            <text:p>431.69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formula="of:=500 - ((2/3)*[.A168])" office:value-type="float" office:value="388.666666666667" calcext:value-type="float">
            <text:p>38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68] + ([.C168]/[.A168])" office:value-type="float" office:value="608.802395209581" calcext:value-type="float">
            <text:p>608.80</text:p>
          </table:table-cell>
          <table:table-cell table:formula="of:=500 - ((4/3)*[.A168])" office:value-type="float" office:value="277.333333333333" calcext:value-type="float">
            <text:p>277.33</text:p>
          </table:table-cell>
          <table:table-cell office:value-type="float" office:value="70000" calcext:value-type="float">
            <text:p>70000</text:p>
          </table:table-cell>
          <table:table-cell table:formula="of:=[.D168]+([.G168]/[.A168])" office:value-type="float" office:value="429.161676646707" calcext:value-type="float">
            <text:p>429.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500 - ((2/3)*[.A169])" office:value-type="float" office:value="388" calcext:value-type="float">
            <text:p>38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69] + ([.C169]/[.A169])" office:value-type="float" office:value="605.238095238095" calcext:value-type="float">
            <text:p>605.24</text:p>
          </table:table-cell>
          <table:table-cell table:formula="of:=500 - ((4/3)*[.A169])" office:value-type="float" office:value="276" calcext:value-type="float">
            <text:p>276.00</text:p>
          </table:table-cell>
          <table:table-cell office:value-type="float" office:value="70000" calcext:value-type="float">
            <text:p>70000</text:p>
          </table:table-cell>
          <table:table-cell table:formula="of:=[.D169]+([.G169]/[.A169])" office:value-type="float" office:value="426.666666666667" calcext:value-type="float">
            <text:p>426.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500 - ((2/3)*[.A170])" office:value-type="float" office:value="387.333333333333" calcext:value-type="float">
            <text:p>38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70] + ([.C170]/[.A170])" office:value-type="float" office:value="601.715976331361" calcext:value-type="float">
            <text:p>601.72</text:p>
          </table:table-cell>
          <table:table-cell table:formula="of:=500 - ((4/3)*[.A170])" office:value-type="float" office:value="274.666666666667" calcext:value-type="float">
            <text:p>274.67</text:p>
          </table:table-cell>
          <table:table-cell office:value-type="float" office:value="70000" calcext:value-type="float">
            <text:p>70000</text:p>
          </table:table-cell>
          <table:table-cell table:formula="of:=[.D170]+([.G170]/[.A170])" office:value-type="float" office:value="424.201183431953" calcext:value-type="float">
            <text:p>424.20</text:p>
          </table:table-cell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formula="of:=500 - ((2/3)*[.A171])" office:value-type="float" office:value="386.666666666667" calcext:value-type="float">
            <text:p>38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71] + ([.C171]/[.A171])" office:value-type="float" office:value="598.235294117647" calcext:value-type="float">
            <text:p>598.24</text:p>
          </table:table-cell>
          <table:table-cell table:formula="of:=500 - ((4/3)*[.A171])" office:value-type="float" office:value="273.333333333333" calcext:value-type="float">
            <text:p>273.33</text:p>
          </table:table-cell>
          <table:table-cell office:value-type="float" office:value="70000" calcext:value-type="float">
            <text:p>70000</text:p>
          </table:table-cell>
          <table:table-cell table:formula="of:=[.D171]+([.G171]/[.A171])" office:value-type="float" office:value="421.764705882353" calcext:value-type="float">
            <text:p>421.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500 - ((2/3)*[.A172])" office:value-type="float" office:value="386" calcext:value-type="float">
            <text:p>38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72] + ([.C172]/[.A172])" office:value-type="float" office:value="594.795321637427" calcext:value-type="float">
            <text:p>594.80</text:p>
          </table:table-cell>
          <table:table-cell table:formula="of:=500 - ((4/3)*[.A172])" office:value-type="float" office:value="272" calcext:value-type="float">
            <text:p>272.00</text:p>
          </table:table-cell>
          <table:table-cell office:value-type="float" office:value="70000" calcext:value-type="float">
            <text:p>70000</text:p>
          </table:table-cell>
          <table:table-cell table:formula="of:=[.D172]+([.G172]/[.A172])" office:value-type="float" office:value="419.356725146199" calcext:value-type="float">
            <text:p>419.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500 - ((2/3)*[.A173])" office:value-type="float" office:value="385.333333333333" calcext:value-type="float">
            <text:p>38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73] + ([.C173]/[.A173])" office:value-type="float" office:value="591.395348837209" calcext:value-type="float">
            <text:p>591.40</text:p>
          </table:table-cell>
          <table:table-cell table:formula="of:=500 - ((4/3)*[.A173])" office:value-type="float" office:value="270.666666666667" calcext:value-type="float">
            <text:p>270.67</text:p>
          </table:table-cell>
          <table:table-cell office:value-type="float" office:value="70000" calcext:value-type="float">
            <text:p>70000</text:p>
          </table:table-cell>
          <table:table-cell table:formula="of:=[.D173]+([.G173]/[.A173])" office:value-type="float" office:value="416.976744186047" calcext:value-type="float">
            <text:p>416.98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formula="of:=500 - ((2/3)*[.A174])" office:value-type="float" office:value="384.666666666667" calcext:value-type="float">
            <text:p>38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74] + ([.C174]/[.A174])" office:value-type="float" office:value="588.034682080925" calcext:value-type="float">
            <text:p>588.03</text:p>
          </table:table-cell>
          <table:table-cell table:formula="of:=500 - ((4/3)*[.A174])" office:value-type="float" office:value="269.333333333333" calcext:value-type="float">
            <text:p>269.33</text:p>
          </table:table-cell>
          <table:table-cell office:value-type="float" office:value="70000" calcext:value-type="float">
            <text:p>70000</text:p>
          </table:table-cell>
          <table:table-cell table:formula="of:=[.D174]+([.G174]/[.A174])" office:value-type="float" office:value="414.624277456647" calcext:value-type="float">
            <text:p>414.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500 - ((2/3)*[.A175])" office:value-type="float" office:value="384" calcext:value-type="float">
            <text:p>38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75] + ([.C175]/[.A175])" office:value-type="float" office:value="584.712643678161" calcext:value-type="float">
            <text:p>584.71</text:p>
          </table:table-cell>
          <table:table-cell table:formula="of:=500 - ((4/3)*[.A175])" office:value-type="float" office:value="268" calcext:value-type="float">
            <text:p>268.00</text:p>
          </table:table-cell>
          <table:table-cell office:value-type="float" office:value="70000" calcext:value-type="float">
            <text:p>70000</text:p>
          </table:table-cell>
          <table:table-cell table:formula="of:=[.D175]+([.G175]/[.A175])" office:value-type="float" office:value="412.298850574713" calcext:value-type="float">
            <text:p>412.3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500 - ((2/3)*[.A176])" office:value-type="float" office:value="383.333333333333" calcext:value-type="float">
            <text:p>38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76] + ([.C176]/[.A176])" office:value-type="float" office:value="581.428571428571" calcext:value-type="float">
            <text:p>581.43</text:p>
          </table:table-cell>
          <table:table-cell table:formula="of:=500 - ((4/3)*[.A176])" office:value-type="float" office:value="266.666666666667" calcext:value-type="float">
            <text:p>266.67</text:p>
          </table:table-cell>
          <table:table-cell office:value-type="float" office:value="70000" calcext:value-type="float">
            <text:p>70000</text:p>
          </table:table-cell>
          <table:table-cell table:formula="of:=[.D176]+([.G176]/[.A176])" office:value-type="float" office:value="410" calcext:value-type="float">
            <text:p>410.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500 - ((2/3)*[.A177])" office:value-type="float" office:value="382.666666666667" calcext:value-type="float">
            <text:p>38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77] + ([.C177]/[.A177])" office:value-type="float" office:value="578.181818181818" calcext:value-type="float">
            <text:p>578.18</text:p>
          </table:table-cell>
          <table:table-cell table:formula="of:=500 - ((4/3)*[.A177])" office:value-type="float" office:value="265.333333333333" calcext:value-type="float">
            <text:p>265.33</text:p>
          </table:table-cell>
          <table:table-cell office:value-type="float" office:value="70000" calcext:value-type="float">
            <text:p>70000</text:p>
          </table:table-cell>
          <table:table-cell table:formula="of:=[.D177]+([.G177]/[.A177])" office:value-type="float" office:value="407.727272727273" calcext:value-type="float">
            <text:p>407.73</text:p>
          </table:table-cell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formula="of:=500 - ((2/3)*[.A178])" office:value-type="float" office:value="382" calcext:value-type="float">
            <text:p>382.00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178] + ([.C178]/[.A178])" office:value-type="float" office:value="574.971751412429" calcext:value-type="float">
            <text:p>574.97</text:p>
          </table:table-cell>
          <table:table-cell table:formula="of:=500 - ((4/3)*[.A178])" office:value-type="float" office:value="264" calcext:value-type="float">
            <text:p>264.00</text:p>
          </table:table-cell>
          <table:table-cell office:value-type="float" office:value="70000" calcext:value-type="float">
            <text:p>70000</text:p>
          </table:table-cell>
          <table:table-cell table:formula="of:=[.D178]+([.G178]/[.A178])" office:value-type="float" office:value="405.480225988701" calcext:value-type="float">
            <text:p>405.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500 - ((2/3)*[.A179])" office:value-type="float" office:value="381.333333333333" calcext:value-type="float">
            <text:p>38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79] + ([.C179]/[.A179])" office:value-type="float" office:value="571.797752808989" calcext:value-type="float">
            <text:p>571.80</text:p>
          </table:table-cell>
          <table:table-cell table:formula="of:=500 - ((4/3)*[.A179])" office:value-type="float" office:value="262.666666666667" calcext:value-type="float">
            <text:p>262.67</text:p>
          </table:table-cell>
          <table:table-cell office:value-type="float" office:value="70000" calcext:value-type="float">
            <text:p>70000</text:p>
          </table:table-cell>
          <table:table-cell table:formula="of:=[.D179]+([.G179]/[.A179])" office:value-type="float" office:value="403.258426966292" calcext:value-type="float">
            <text:p>403.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500 - ((2/3)*[.A180])" office:value-type="float" office:value="380.666666666667" calcext:value-type="float">
            <text:p>38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80] + ([.C180]/[.A180])" office:value-type="float" office:value="568.659217877095" calcext:value-type="float">
            <text:p>568.66</text:p>
          </table:table-cell>
          <table:table-cell table:formula="of:=500 - ((4/3)*[.A180])" office:value-type="float" office:value="261.333333333333" calcext:value-type="float">
            <text:p>261.33</text:p>
          </table:table-cell>
          <table:table-cell office:value-type="float" office:value="70000" calcext:value-type="float">
            <text:p>70000</text:p>
          </table:table-cell>
          <table:table-cell table:formula="of:=[.D180]+([.G180]/[.A180])" office:value-type="float" office:value="401.061452513966" calcext:value-type="float">
            <text:p>401.06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formula="of:=500 - ((2/3)*[.A181])" office:value-type="float" office:value="380" calcext:value-type="float">
            <text:p>38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81] + ([.C181]/[.A181])" office:value-type="float" office:value="565.555555555556" calcext:value-type="float">
            <text:p>565.56</text:p>
          </table:table-cell>
          <table:table-cell table:formula="of:=500 - ((4/3)*[.A181])" office:value-type="float" office:value="260" calcext:value-type="float">
            <text:p>260.00</text:p>
          </table:table-cell>
          <table:table-cell office:value-type="float" office:value="70000" calcext:value-type="float">
            <text:p>70000</text:p>
          </table:table-cell>
          <table:table-cell table:formula="of:=[.D181]+([.G181]/[.A181])" office:value-type="float" office:value="398.888888888889" calcext:value-type="float">
            <text:p>398.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500 - ((2/3)*[.A182])" office:value-type="float" office:value="379.333333333333" calcext:value-type="float">
            <text:p>37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82] + ([.C182]/[.A182])" office:value-type="float" office:value="562.486187845304" calcext:value-type="float">
            <text:p>562.49</text:p>
          </table:table-cell>
          <table:table-cell table:formula="of:=500 - ((4/3)*[.A182])" office:value-type="float" office:value="258.666666666667" calcext:value-type="float">
            <text:p>258.67</text:p>
          </table:table-cell>
          <table:table-cell office:value-type="float" office:value="70000" calcext:value-type="float">
            <text:p>70000</text:p>
          </table:table-cell>
          <table:table-cell table:formula="of:=[.D182]+([.G182]/[.A182])" office:value-type="float" office:value="396.740331491713" calcext:value-type="float">
            <text:p>396.7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500 - ((2/3)*[.A183])" office:value-type="float" office:value="378.666666666667" calcext:value-type="float">
            <text:p>37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83] + ([.C183]/[.A183])" office:value-type="float" office:value="559.45054945055" calcext:value-type="float">
            <text:p>559.45</text:p>
          </table:table-cell>
          <table:table-cell table:formula="of:=500 - ((4/3)*[.A183])" office:value-type="float" office:value="257.333333333333" calcext:value-type="float">
            <text:p>257.33</text:p>
          </table:table-cell>
          <table:table-cell office:value-type="float" office:value="70000" calcext:value-type="float">
            <text:p>70000</text:p>
          </table:table-cell>
          <table:table-cell table:formula="of:=[.D183]+([.G183]/[.A183])" office:value-type="float" office:value="394.615384615385" calcext:value-type="float">
            <text:p>394.62</text:p>
          </table:table-cell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formula="of:=500 - ((2/3)*[.A184])" office:value-type="float" office:value="378" calcext:value-type="float">
            <text:p>37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84] + ([.C184]/[.A184])" office:value-type="float" office:value="556.448087431694" calcext:value-type="float">
            <text:p>556.45</text:p>
          </table:table-cell>
          <table:table-cell table:formula="of:=500 - ((4/3)*[.A184])" office:value-type="float" office:value="256" calcext:value-type="float">
            <text:p>256.00</text:p>
          </table:table-cell>
          <table:table-cell office:value-type="float" office:value="70000" calcext:value-type="float">
            <text:p>70000</text:p>
          </table:table-cell>
          <table:table-cell table:formula="of:=[.D184]+([.G184]/[.A184])" office:value-type="float" office:value="392.513661202186" calcext:value-type="float">
            <text:p>392.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500 - ((2/3)*[.A185])" office:value-type="float" office:value="377.333333333333" calcext:value-type="float">
            <text:p>37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85] + ([.C185]/[.A185])" office:value-type="float" office:value="553.478260869565" calcext:value-type="float">
            <text:p>553.48</text:p>
          </table:table-cell>
          <table:table-cell table:formula="of:=500 - ((4/3)*[.A185])" office:value-type="float" office:value="254.666666666667" calcext:value-type="float">
            <text:p>254.67</text:p>
          </table:table-cell>
          <table:table-cell office:value-type="float" office:value="70000" calcext:value-type="float">
            <text:p>70000</text:p>
          </table:table-cell>
          <table:table-cell table:formula="of:=[.D185]+([.G185]/[.A185])" office:value-type="float" office:value="390.434782608696" calcext:value-type="float">
            <text:p>390.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500 - ((2/3)*[.A186])" office:value-type="float" office:value="376.666666666667" calcext:value-type="float">
            <text:p>37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86] + ([.C186]/[.A186])" office:value-type="float" office:value="550.540540540541" calcext:value-type="float">
            <text:p>550.54</text:p>
          </table:table-cell>
          <table:table-cell table:formula="of:=500 - ((4/3)*[.A186])" office:value-type="float" office:value="253.333333333333" calcext:value-type="float">
            <text:p>253.33</text:p>
          </table:table-cell>
          <table:table-cell office:value-type="float" office:value="70000" calcext:value-type="float">
            <text:p>70000</text:p>
          </table:table-cell>
          <table:table-cell table:formula="of:=[.D186]+([.G186]/[.A186])" office:value-type="float" office:value="388.378378378378" calcext:value-type="float">
            <text:p>388.38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formula="of:=500 - ((2/3)*[.A187])" office:value-type="float" office:value="376" calcext:value-type="float">
            <text:p>37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87] + ([.C187]/[.A187])" office:value-type="float" office:value="547.634408602151" calcext:value-type="float">
            <text:p>547.63</text:p>
          </table:table-cell>
          <table:table-cell table:formula="of:=500 - ((4/3)*[.A187])" office:value-type="float" office:value="252" calcext:value-type="float">
            <text:p>252.00</text:p>
          </table:table-cell>
          <table:table-cell office:value-type="float" office:value="70000" calcext:value-type="float">
            <text:p>70000</text:p>
          </table:table-cell>
          <table:table-cell table:formula="of:=[.D187]+([.G187]/[.A187])" office:value-type="float" office:value="386.344086021505" calcext:value-type="float">
            <text:p>386.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500 - ((2/3)*[.A188])" office:value-type="float" office:value="375.333333333333" calcext:value-type="float">
            <text:p>37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88] + ([.C188]/[.A188])" office:value-type="float" office:value="544.75935828877" calcext:value-type="float">
            <text:p>544.76</text:p>
          </table:table-cell>
          <table:table-cell table:formula="of:=500 - ((4/3)*[.A188])" office:value-type="float" office:value="250.666666666667" calcext:value-type="float">
            <text:p>250.67</text:p>
          </table:table-cell>
          <table:table-cell office:value-type="float" office:value="70000" calcext:value-type="float">
            <text:p>70000</text:p>
          </table:table-cell>
          <table:table-cell table:formula="of:=[.D188]+([.G188]/[.A188])" office:value-type="float" office:value="384.331550802139" calcext:value-type="float">
            <text:p>384.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500 - ((2/3)*[.A189])" office:value-type="float" office:value="374.666666666667" calcext:value-type="float">
            <text:p>37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89] + ([.C189]/[.A189])" office:value-type="float" office:value="541.914893617021" calcext:value-type="float">
            <text:p>541.91</text:p>
          </table:table-cell>
          <table:table-cell table:formula="of:=500 - ((4/3)*[.A189])" office:value-type="float" office:value="249.333333333333" calcext:value-type="float">
            <text:p>249.33</text:p>
          </table:table-cell>
          <table:table-cell office:value-type="float" office:value="70000" calcext:value-type="float">
            <text:p>70000</text:p>
          </table:table-cell>
          <table:table-cell table:formula="of:=[.D189]+([.G189]/[.A189])" office:value-type="float" office:value="382.340425531915" calcext:value-type="float">
            <text:p>382.34</text:p>
          </table:table-cell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formula="of:=500 - ((2/3)*[.A190])" office:value-type="float" office:value="374" calcext:value-type="float">
            <text:p>37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90] + ([.C190]/[.A190])" office:value-type="float" office:value="539.100529100529" calcext:value-type="float">
            <text:p>539.10</text:p>
          </table:table-cell>
          <table:table-cell table:formula="of:=500 - ((4/3)*[.A190])" office:value-type="float" office:value="248" calcext:value-type="float">
            <text:p>248.00</text:p>
          </table:table-cell>
          <table:table-cell office:value-type="float" office:value="70000" calcext:value-type="float">
            <text:p>70000</text:p>
          </table:table-cell>
          <table:table-cell table:formula="of:=[.D190]+([.G190]/[.A190])" office:value-type="float" office:value="380.37037037037" calcext:value-type="float">
            <text:p>380.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500 - ((2/3)*[.A191])" office:value-type="float" office:value="373.333333333333" calcext:value-type="float">
            <text:p>37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91] + ([.C191]/[.A191])" office:value-type="float" office:value="536.315789473684" calcext:value-type="float">
            <text:p>536.32</text:p>
          </table:table-cell>
          <table:table-cell table:formula="of:=500 - ((4/3)*[.A191])" office:value-type="float" office:value="246.666666666667" calcext:value-type="float">
            <text:p>246.67</text:p>
          </table:table-cell>
          <table:table-cell office:value-type="float" office:value="70000" calcext:value-type="float">
            <text:p>70000</text:p>
          </table:table-cell>
          <table:table-cell table:formula="of:=[.D191]+([.G191]/[.A191])" office:value-type="float" office:value="378.421052631579" calcext:value-type="float">
            <text:p>378.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500 - ((2/3)*[.A192])" office:value-type="float" office:value="372.666666666667" calcext:value-type="float">
            <text:p>37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92] + ([.C192]/[.A192])" office:value-type="float" office:value="533.560209424084" calcext:value-type="float">
            <text:p>533.56</text:p>
          </table:table-cell>
          <table:table-cell table:formula="of:=500 - ((4/3)*[.A192])" office:value-type="float" office:value="245.333333333333" calcext:value-type="float">
            <text:p>245.33</text:p>
          </table:table-cell>
          <table:table-cell office:value-type="float" office:value="70000" calcext:value-type="float">
            <text:p>70000</text:p>
          </table:table-cell>
          <table:table-cell table:formula="of:=[.D192]+([.G192]/[.A192])" office:value-type="float" office:value="376.492146596859" calcext:value-type="float">
            <text:p>376.49</text:p>
          </table:table-cell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formula="of:=500 - ((2/3)*[.A193])" office:value-type="float" office:value="372" calcext:value-type="float">
            <text:p>37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93] + ([.C193]/[.A193])" office:value-type="float" office:value="530.833333333333" calcext:value-type="float">
            <text:p>530.83</text:p>
          </table:table-cell>
          <table:table-cell table:formula="of:=500 - ((4/3)*[.A193])" office:value-type="float" office:value="244" calcext:value-type="float">
            <text:p>244.00</text:p>
          </table:table-cell>
          <table:table-cell office:value-type="float" office:value="70000" calcext:value-type="float">
            <text:p>70000</text:p>
          </table:table-cell>
          <table:table-cell table:formula="of:=[.D193]+([.G193]/[.A193])" office:value-type="float" office:value="374.583333333333" calcext:value-type="float">
            <text:p>374.5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500 - ((2/3)*[.A194])" office:value-type="float" office:value="371.333333333333" calcext:value-type="float">
            <text:p>37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94] + ([.C194]/[.A194])" office:value-type="float" office:value="528.134715025907" calcext:value-type="float">
            <text:p>528.13</text:p>
          </table:table-cell>
          <table:table-cell table:formula="of:=500 - ((4/3)*[.A194])" office:value-type="float" office:value="242.666666666667" calcext:value-type="float">
            <text:p>242.67</text:p>
          </table:table-cell>
          <table:table-cell office:value-type="float" office:value="70000" calcext:value-type="float">
            <text:p>70000</text:p>
          </table:table-cell>
          <table:table-cell table:formula="of:=[.D194]+([.G194]/[.A194])" office:value-type="float" office:value="372.694300518135" calcext:value-type="float">
            <text:p>372.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500 - ((2/3)*[.A195])" office:value-type="float" office:value="370.666666666667" calcext:value-type="float">
            <text:p>37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95] + ([.C195]/[.A195])" office:value-type="float" office:value="525.463917525773" calcext:value-type="float">
            <text:p>525.46</text:p>
          </table:table-cell>
          <table:table-cell table:formula="of:=500 - ((4/3)*[.A195])" office:value-type="float" office:value="241.333333333333" calcext:value-type="float">
            <text:p>241.33</text:p>
          </table:table-cell>
          <table:table-cell office:value-type="float" office:value="70000" calcext:value-type="float">
            <text:p>70000</text:p>
          </table:table-cell>
          <table:table-cell table:formula="of:=[.D195]+([.G195]/[.A195])" office:value-type="float" office:value="370.824742268041" calcext:value-type="float">
            <text:p>370.82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formula="of:=500 - ((2/3)*[.A196])" office:value-type="float" office:value="370" calcext:value-type="float">
            <text:p>37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96] + ([.C196]/[.A196])" office:value-type="float" office:value="522.820512820513" calcext:value-type="float">
            <text:p>522.82</text:p>
          </table:table-cell>
          <table:table-cell table:formula="of:=500 - ((4/3)*[.A196])" office:value-type="float" office:value="240" calcext:value-type="float">
            <text:p>240.00</text:p>
          </table:table-cell>
          <table:table-cell office:value-type="float" office:value="70000" calcext:value-type="float">
            <text:p>70000</text:p>
          </table:table-cell>
          <table:table-cell table:formula="of:=[.D196]+([.G196]/[.A196])" office:value-type="float" office:value="368.974358974359" calcext:value-type="float">
            <text:p>368.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500 - ((2/3)*[.A197])" office:value-type="float" office:value="369.333333333333" calcext:value-type="float">
            <text:p>36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97] + ([.C197]/[.A197])" office:value-type="float" office:value="520.204081632653" calcext:value-type="float">
            <text:p>520.20</text:p>
          </table:table-cell>
          <table:table-cell table:formula="of:=500 - ((4/3)*[.A197])" office:value-type="float" office:value="238.666666666667" calcext:value-type="float">
            <text:p>238.67</text:p>
          </table:table-cell>
          <table:table-cell office:value-type="float" office:value="70000" calcext:value-type="float">
            <text:p>70000</text:p>
          </table:table-cell>
          <table:table-cell table:formula="of:=[.D197]+([.G197]/[.A197])" office:value-type="float" office:value="367.142857142857" calcext:value-type="float">
            <text:p>367.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500 - ((2/3)*[.A198])" office:value-type="float" office:value="368.666666666667" calcext:value-type="float">
            <text:p>36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98] + ([.C198]/[.A198])" office:value-type="float" office:value="517.61421319797" calcext:value-type="float">
            <text:p>517.61</text:p>
          </table:table-cell>
          <table:table-cell table:formula="of:=500 - ((4/3)*[.A198])" office:value-type="float" office:value="237.333333333333" calcext:value-type="float">
            <text:p>237.33</text:p>
          </table:table-cell>
          <table:table-cell office:value-type="float" office:value="70000" calcext:value-type="float">
            <text:p>70000</text:p>
          </table:table-cell>
          <table:table-cell table:formula="of:=[.D198]+([.G198]/[.A198])" office:value-type="float" office:value="365.329949238579" calcext:value-type="float">
            <text:p>365.33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formula="of:=500 - ((2/3)*[.A199])" office:value-type="float" office:value="368" calcext:value-type="float">
            <text:p>36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199] + ([.C199]/[.A199])" office:value-type="float" office:value="515.050505050505" calcext:value-type="float">
            <text:p>515.05</text:p>
          </table:table-cell>
          <table:table-cell table:formula="of:=500 - ((4/3)*[.A199])" office:value-type="float" office:value="236" calcext:value-type="float">
            <text:p>236.00</text:p>
          </table:table-cell>
          <table:table-cell office:value-type="float" office:value="70000" calcext:value-type="float">
            <text:p>70000</text:p>
          </table:table-cell>
          <table:table-cell table:formula="of:=[.D199]+([.G199]/[.A199])" office:value-type="float" office:value="363.535353535354" calcext:value-type="float">
            <text:p>363.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500 - ((2/3)*[.A200])" office:value-type="float" office:value="367.333333333333" calcext:value-type="float">
            <text:p>367.33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200] + ([.C200]/[.A200])" office:value-type="float" office:value="512.51256281407" calcext:value-type="float">
            <text:p>512.51</text:p>
          </table:table-cell>
          <table:table-cell table:formula="of:=500 - ((4/3)*[.A200])" office:value-type="float" office:value="234.666666666667" calcext:value-type="float">
            <text:p>234.67</text:p>
          </table:table-cell>
          <table:table-cell office:value-type="float" office:value="70000" calcext:value-type="float">
            <text:p>70000</text:p>
          </table:table-cell>
          <table:table-cell table:formula="of:=[.D200]+([.G200]/[.A200])" office:value-type="float" office:value="361.758793969849" calcext:value-type="float">
            <text:p>361.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500 - ((2/3)*[.A201])" office:value-type="float" office:value="366.666666666667" calcext:value-type="float">
            <text:p>36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01] + ([.C201]/[.A201])" office:value-type="float" office:value="510" calcext:value-type="float">
            <text:p>510.00</text:p>
          </table:table-cell>
          <table:table-cell table:formula="of:=500 - ((4/3)*[.A201])" office:value-type="float" office:value="233.333333333333" calcext:value-type="float">
            <text:p>233.33</text:p>
          </table:table-cell>
          <table:table-cell office:value-type="float" office:value="70000" calcext:value-type="float">
            <text:p>70000</text:p>
          </table:table-cell>
          <table:table-cell table:formula="of:=[.D201]+([.G201]/[.A201])" office:value-type="float" office:value="360" calcext:value-type="float">
            <text:p>360.00</text:p>
          </table:table-cell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formula="of:=500 - ((2/3)*[.A202])" office:value-type="float" office:value="366" calcext:value-type="float">
            <text:p>36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02] + ([.C202]/[.A202])" office:value-type="float" office:value="507.512437810945" calcext:value-type="float">
            <text:p>507.51</text:p>
          </table:table-cell>
          <table:table-cell table:formula="of:=500 - ((4/3)*[.A202])" office:value-type="float" office:value="232" calcext:value-type="float">
            <text:p>232.00</text:p>
          </table:table-cell>
          <table:table-cell office:value-type="float" office:value="70000" calcext:value-type="float">
            <text:p>70000</text:p>
          </table:table-cell>
          <table:table-cell table:formula="of:=[.D202]+([.G202]/[.A202])" office:value-type="float" office:value="358.258706467662" calcext:value-type="float">
            <text:p>358.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500 - ((2/3)*[.A203])" office:value-type="float" office:value="365.333333333333" calcext:value-type="float">
            <text:p>36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03] + ([.C203]/[.A203])" office:value-type="float" office:value="505.049504950495" calcext:value-type="float">
            <text:p>505.05</text:p>
          </table:table-cell>
          <table:table-cell table:formula="of:=500 - ((4/3)*[.A203])" office:value-type="float" office:value="230.666666666667" calcext:value-type="float">
            <text:p>230.67</text:p>
          </table:table-cell>
          <table:table-cell office:value-type="float" office:value="70000" calcext:value-type="float">
            <text:p>70000</text:p>
          </table:table-cell>
          <table:table-cell table:formula="of:=[.D203]+([.G203]/[.A203])" office:value-type="float" office:value="356.534653465347" calcext:value-type="float">
            <text:p>356.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500 - ((2/3)*[.A204])" office:value-type="float" office:value="364.666666666667" calcext:value-type="float">
            <text:p>36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04] + ([.C204]/[.A204])" office:value-type="float" office:value="502.610837438424" calcext:value-type="float">
            <text:p>502.61</text:p>
          </table:table-cell>
          <table:table-cell table:formula="of:=500 - ((4/3)*[.A204])" office:value-type="float" office:value="229.333333333333" calcext:value-type="float">
            <text:p>229.33</text:p>
          </table:table-cell>
          <table:table-cell office:value-type="float" office:value="70000" calcext:value-type="float">
            <text:p>70000</text:p>
          </table:table-cell>
          <table:table-cell table:formula="of:=[.D204]+([.G204]/[.A204])" office:value-type="float" office:value="354.827586206897" calcext:value-type="float">
            <text:p>354.83</text:p>
          </table:table-cell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formula="of:=500 - ((2/3)*[.A205])" office:value-type="float" office:value="364" calcext:value-type="float">
            <text:p>36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05] + ([.C205]/[.A205])" office:value-type="float" office:value="500.196078431373" calcext:value-type="float">
            <text:p>500.20</text:p>
          </table:table-cell>
          <table:table-cell table:formula="of:=500 - ((4/3)*[.A205])" office:value-type="float" office:value="228" calcext:value-type="float">
            <text:p>228.00</text:p>
          </table:table-cell>
          <table:table-cell office:value-type="float" office:value="70000" calcext:value-type="float">
            <text:p>70000</text:p>
          </table:table-cell>
          <table:table-cell table:formula="of:=[.D205]+([.G205]/[.A205])" office:value-type="float" office:value="353.137254901961" calcext:value-type="float">
            <text:p>353.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500 - ((2/3)*[.A206])" office:value-type="float" office:value="363.333333333333" calcext:value-type="float">
            <text:p>36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06] + ([.C206]/[.A206])" office:value-type="float" office:value="497.804878048781" calcext:value-type="float">
            <text:p>497.80</text:p>
          </table:table-cell>
          <table:table-cell table:formula="of:=500 - ((4/3)*[.A206])" office:value-type="float" office:value="226.666666666667" calcext:value-type="float">
            <text:p>226.67</text:p>
          </table:table-cell>
          <table:table-cell office:value-type="float" office:value="70000" calcext:value-type="float">
            <text:p>70000</text:p>
          </table:table-cell>
          <table:table-cell table:formula="of:=[.D206]+([.G206]/[.A206])" office:value-type="float" office:value="351.463414634146" calcext:value-type="float">
            <text:p>351.4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500 - ((2/3)*[.A207])" office:value-type="float" office:value="362.666666666667" calcext:value-type="float">
            <text:p>36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07] + ([.C207]/[.A207])" office:value-type="float" office:value="495.436893203883" calcext:value-type="float">
            <text:p>495.44</text:p>
          </table:table-cell>
          <table:table-cell table:formula="of:=500 - ((4/3)*[.A207])" office:value-type="float" office:value="225.333333333333" calcext:value-type="float">
            <text:p>225.33</text:p>
          </table:table-cell>
          <table:table-cell office:value-type="float" office:value="70000" calcext:value-type="float">
            <text:p>70000</text:p>
          </table:table-cell>
          <table:table-cell table:formula="of:=[.D207]+([.G207]/[.A207])" office:value-type="float" office:value="349.805825242718" calcext:value-type="float">
            <text:p>349.81</text:p>
          </table:table-cell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formula="of:=500 - ((2/3)*[.A208])" office:value-type="float" office:value="362" calcext:value-type="float">
            <text:p>36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08] + ([.C208]/[.A208])" office:value-type="float" office:value="493.091787439614" calcext:value-type="float">
            <text:p>493.09</text:p>
          </table:table-cell>
          <table:table-cell table:formula="of:=500 - ((4/3)*[.A208])" office:value-type="float" office:value="224" calcext:value-type="float">
            <text:p>224.00</text:p>
          </table:table-cell>
          <table:table-cell office:value-type="float" office:value="70000" calcext:value-type="float">
            <text:p>70000</text:p>
          </table:table-cell>
          <table:table-cell table:formula="of:=[.D208]+([.G208]/[.A208])" office:value-type="float" office:value="348.16425120773" calcext:value-type="float">
            <text:p>348.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500 - ((2/3)*[.A209])" office:value-type="float" office:value="361.333333333333" calcext:value-type="float">
            <text:p>36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09] + ([.C209]/[.A209])" office:value-type="float" office:value="490.769230769231" calcext:value-type="float">
            <text:p>490.77</text:p>
          </table:table-cell>
          <table:table-cell table:formula="of:=500 - ((4/3)*[.A209])" office:value-type="float" office:value="222.666666666667" calcext:value-type="float">
            <text:p>222.67</text:p>
          </table:table-cell>
          <table:table-cell office:value-type="float" office:value="70000" calcext:value-type="float">
            <text:p>70000</text:p>
          </table:table-cell>
          <table:table-cell table:formula="of:=[.D209]+([.G209]/[.A209])" office:value-type="float" office:value="346.538461538462" calcext:value-type="float">
            <text:p>346.5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500 - ((2/3)*[.A210])" office:value-type="float" office:value="360.666666666667" calcext:value-type="float">
            <text:p>36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10] + ([.C210]/[.A210])" office:value-type="float" office:value="488.468899521531" calcext:value-type="float">
            <text:p>488.47</text:p>
          </table:table-cell>
          <table:table-cell table:formula="of:=500 - ((4/3)*[.A210])" office:value-type="float" office:value="221.333333333333" calcext:value-type="float">
            <text:p>221.33</text:p>
          </table:table-cell>
          <table:table-cell office:value-type="float" office:value="70000" calcext:value-type="float">
            <text:p>70000</text:p>
          </table:table-cell>
          <table:table-cell table:formula="of:=[.D210]+([.G210]/[.A210])" office:value-type="float" office:value="344.928229665072" calcext:value-type="float">
            <text:p>344.93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formula="of:=500 - ((2/3)*[.A211])" office:value-type="float" office:value="360" calcext:value-type="float">
            <text:p>36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11] + ([.C211]/[.A211])" office:value-type="float" office:value="486.190476190476" calcext:value-type="float">
            <text:p>486.19</text:p>
          </table:table-cell>
          <table:table-cell table:formula="of:=500 - ((4/3)*[.A211])" office:value-type="float" office:value="220" calcext:value-type="float">
            <text:p>220.00</text:p>
          </table:table-cell>
          <table:table-cell office:value-type="float" office:value="70000" calcext:value-type="float">
            <text:p>70000</text:p>
          </table:table-cell>
          <table:table-cell table:formula="of:=[.D211]+([.G211]/[.A211])" office:value-type="float" office:value="343.333333333333" calcext:value-type="float">
            <text:p>343.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500 - ((2/3)*[.A212])" office:value-type="float" office:value="359.333333333333" calcext:value-type="float">
            <text:p>35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12] + ([.C212]/[.A212])" office:value-type="float" office:value="483.9336492891" calcext:value-type="float">
            <text:p>483.93</text:p>
          </table:table-cell>
          <table:table-cell table:formula="of:=500 - ((4/3)*[.A212])" office:value-type="float" office:value="218.666666666667" calcext:value-type="float">
            <text:p>218.67</text:p>
          </table:table-cell>
          <table:table-cell office:value-type="float" office:value="70000" calcext:value-type="float">
            <text:p>70000</text:p>
          </table:table-cell>
          <table:table-cell table:formula="of:=[.D212]+([.G212]/[.A212])" office:value-type="float" office:value="341.75355450237" calcext:value-type="float">
            <text:p>341.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500 - ((2/3)*[.A213])" office:value-type="float" office:value="358.666666666667" calcext:value-type="float">
            <text:p>35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13] + ([.C213]/[.A213])" office:value-type="float" office:value="481.698113207547" calcext:value-type="float">
            <text:p>481.70</text:p>
          </table:table-cell>
          <table:table-cell table:formula="of:=500 - ((4/3)*[.A213])" office:value-type="float" office:value="217.333333333333" calcext:value-type="float">
            <text:p>217.33</text:p>
          </table:table-cell>
          <table:table-cell office:value-type="float" office:value="70000" calcext:value-type="float">
            <text:p>70000</text:p>
          </table:table-cell>
          <table:table-cell table:formula="of:=[.D213]+([.G213]/[.A213])" office:value-type="float" office:value="340.188679245283" calcext:value-type="float">
            <text:p>340.19</text:p>
          </table:table-cell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formula="of:=500 - ((2/3)*[.A214])" office:value-type="float" office:value="358" calcext:value-type="float">
            <text:p>35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14] + ([.C214]/[.A214])" office:value-type="float" office:value="479.483568075117" calcext:value-type="float">
            <text:p>479.48</text:p>
          </table:table-cell>
          <table:table-cell table:formula="of:=500 - ((4/3)*[.A214])" office:value-type="float" office:value="216" calcext:value-type="float">
            <text:p>216.00</text:p>
          </table:table-cell>
          <table:table-cell office:value-type="float" office:value="70000" calcext:value-type="float">
            <text:p>70000</text:p>
          </table:table-cell>
          <table:table-cell table:formula="of:=[.D214]+([.G214]/[.A214])" office:value-type="float" office:value="338.638497652582" calcext:value-type="float">
            <text:p>338.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500 - ((2/3)*[.A215])" office:value-type="float" office:value="357.333333333333" calcext:value-type="float">
            <text:p>35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15] + ([.C215]/[.A215])" office:value-type="float" office:value="477.289719626168" calcext:value-type="float">
            <text:p>477.29</text:p>
          </table:table-cell>
          <table:table-cell table:formula="of:=500 - ((4/3)*[.A215])" office:value-type="float" office:value="214.666666666667" calcext:value-type="float">
            <text:p>214.67</text:p>
          </table:table-cell>
          <table:table-cell office:value-type="float" office:value="70000" calcext:value-type="float">
            <text:p>70000</text:p>
          </table:table-cell>
          <table:table-cell table:formula="of:=[.D215]+([.G215]/[.A215])" office:value-type="float" office:value="337.102803738318" calcext:value-type="float">
            <text:p>337.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500 - ((2/3)*[.A216])" office:value-type="float" office:value="356.666666666667" calcext:value-type="float">
            <text:p>35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16] + ([.C216]/[.A216])" office:value-type="float" office:value="475.116279069767" calcext:value-type="float">
            <text:p>475.12</text:p>
          </table:table-cell>
          <table:table-cell table:formula="of:=500 - ((4/3)*[.A216])" office:value-type="float" office:value="213.333333333333" calcext:value-type="float">
            <text:p>213.33</text:p>
          </table:table-cell>
          <table:table-cell office:value-type="float" office:value="70000" calcext:value-type="float">
            <text:p>70000</text:p>
          </table:table-cell>
          <table:table-cell table:formula="of:=[.D216]+([.G216]/[.A216])" office:value-type="float" office:value="335.581395348837" calcext:value-type="float">
            <text:p>335.58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formula="of:=500 - ((2/3)*[.A217])" office:value-type="float" office:value="356" calcext:value-type="float">
            <text:p>35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17] + ([.C217]/[.A217])" office:value-type="float" office:value="472.962962962963" calcext:value-type="float">
            <text:p>472.96</text:p>
          </table:table-cell>
          <table:table-cell table:formula="of:=500 - ((4/3)*[.A217])" office:value-type="float" office:value="212" calcext:value-type="float">
            <text:p>212.00</text:p>
          </table:table-cell>
          <table:table-cell office:value-type="float" office:value="70000" calcext:value-type="float">
            <text:p>70000</text:p>
          </table:table-cell>
          <table:table-cell table:formula="of:=[.D217]+([.G217]/[.A217])" office:value-type="float" office:value="334.074074074074" calcext:value-type="float">
            <text:p>334.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500 - ((2/3)*[.A218])" office:value-type="float" office:value="355.333333333333" calcext:value-type="float">
            <text:p>35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18] + ([.C218]/[.A218])" office:value-type="float" office:value="470.829493087558" calcext:value-type="float">
            <text:p>470.83</text:p>
          </table:table-cell>
          <table:table-cell table:formula="of:=500 - ((4/3)*[.A218])" office:value-type="float" office:value="210.666666666667" calcext:value-type="float">
            <text:p>210.67</text:p>
          </table:table-cell>
          <table:table-cell office:value-type="float" office:value="70000" calcext:value-type="float">
            <text:p>70000</text:p>
          </table:table-cell>
          <table:table-cell table:formula="of:=[.D218]+([.G218]/[.A218])" office:value-type="float" office:value="332.58064516129" calcext:value-type="float">
            <text:p>332.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500 - ((2/3)*[.A219])" office:value-type="float" office:value="354.666666666667" calcext:value-type="float">
            <text:p>35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19] + ([.C219]/[.A219])" office:value-type="float" office:value="468.715596330275" calcext:value-type="float">
            <text:p>468.72</text:p>
          </table:table-cell>
          <table:table-cell table:formula="of:=500 - ((4/3)*[.A219])" office:value-type="float" office:value="209.333333333333" calcext:value-type="float">
            <text:p>209.33</text:p>
          </table:table-cell>
          <table:table-cell office:value-type="float" office:value="70000" calcext:value-type="float">
            <text:p>70000</text:p>
          </table:table-cell>
          <table:table-cell table:formula="of:=[.D219]+([.G219]/[.A219])" office:value-type="float" office:value="331.100917431193" calcext:value-type="float">
            <text:p>331.10</text:p>
          </table:table-cell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formula="of:=500 - ((2/3)*[.A220])" office:value-type="float" office:value="354" calcext:value-type="float">
            <text:p>35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20] + ([.C220]/[.A220])" office:value-type="float" office:value="466.62100456621" calcext:value-type="float">
            <text:p>466.62</text:p>
          </table:table-cell>
          <table:table-cell table:formula="of:=500 - ((4/3)*[.A220])" office:value-type="float" office:value="208" calcext:value-type="float">
            <text:p>208.00</text:p>
          </table:table-cell>
          <table:table-cell office:value-type="float" office:value="70000" calcext:value-type="float">
            <text:p>70000</text:p>
          </table:table-cell>
          <table:table-cell table:formula="of:=[.D220]+([.G220]/[.A220])" office:value-type="float" office:value="329.634703196347" calcext:value-type="float">
            <text:p>329.6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500 - ((2/3)*[.A221])" office:value-type="float" office:value="353.333333333333" calcext:value-type="float">
            <text:p>35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21] + ([.C221]/[.A221])" office:value-type="float" office:value="464.545454545455" calcext:value-type="float">
            <text:p>464.55</text:p>
          </table:table-cell>
          <table:table-cell table:formula="of:=500 - ((4/3)*[.A221])" office:value-type="float" office:value="206.666666666667" calcext:value-type="float">
            <text:p>206.67</text:p>
          </table:table-cell>
          <table:table-cell office:value-type="float" office:value="70000" calcext:value-type="float">
            <text:p>70000</text:p>
          </table:table-cell>
          <table:table-cell table:formula="of:=[.D221]+([.G221]/[.A221])" office:value-type="float" office:value="328.181818181818" calcext:value-type="float">
            <text:p>328.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500 - ((2/3)*[.A222])" office:value-type="float" office:value="352.666666666667" calcext:value-type="float">
            <text:p>35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22] + ([.C222]/[.A222])" office:value-type="float" office:value="462.488687782805" calcext:value-type="float">
            <text:p>462.49</text:p>
          </table:table-cell>
          <table:table-cell table:formula="of:=500 - ((4/3)*[.A222])" office:value-type="float" office:value="205.333333333333" calcext:value-type="float">
            <text:p>205.33</text:p>
          </table:table-cell>
          <table:table-cell office:value-type="float" office:value="70000" calcext:value-type="float">
            <text:p>70000</text:p>
          </table:table-cell>
          <table:table-cell table:formula="of:=[.D222]+([.G222]/[.A222])" office:value-type="float" office:value="326.742081447964" calcext:value-type="float">
            <text:p>326.74</text:p>
          </table:table-cell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formula="of:=500 - ((2/3)*[.A223])" office:value-type="float" office:value="352" calcext:value-type="float">
            <text:p>35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23] + ([.C223]/[.A223])" office:value-type="float" office:value="460.45045045045" calcext:value-type="float">
            <text:p>460.45</text:p>
          </table:table-cell>
          <table:table-cell table:formula="of:=500 - ((4/3)*[.A223])" office:value-type="float" office:value="204" calcext:value-type="float">
            <text:p>204.00</text:p>
          </table:table-cell>
          <table:table-cell office:value-type="float" office:value="70000" calcext:value-type="float">
            <text:p>70000</text:p>
          </table:table-cell>
          <table:table-cell table:formula="of:=[.D223]+([.G223]/[.A223])" office:value-type="float" office:value="325.315315315315" calcext:value-type="float">
            <text:p>325.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500 - ((2/3)*[.A224])" office:value-type="float" office:value="351.333333333333" calcext:value-type="float">
            <text:p>35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24] + ([.C224]/[.A224])" office:value-type="float" office:value="458.430493273543" calcext:value-type="float">
            <text:p>458.43</text:p>
          </table:table-cell>
          <table:table-cell table:formula="of:=500 - ((4/3)*[.A224])" office:value-type="float" office:value="202.666666666667" calcext:value-type="float">
            <text:p>202.67</text:p>
          </table:table-cell>
          <table:table-cell office:value-type="float" office:value="70000" calcext:value-type="float">
            <text:p>70000</text:p>
          </table:table-cell>
          <table:table-cell table:formula="of:=[.D224]+([.G224]/[.A224])" office:value-type="float" office:value="323.90134529148" calcext:value-type="float">
            <text:p>323.9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500 - ((2/3)*[.A225])" office:value-type="float" office:value="350.666666666667" calcext:value-type="float">
            <text:p>35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25] + ([.C225]/[.A225])" office:value-type="float" office:value="456.428571428571" calcext:value-type="float">
            <text:p>456.43</text:p>
          </table:table-cell>
          <table:table-cell table:formula="of:=500 - ((4/3)*[.A225])" office:value-type="float" office:value="201.333333333333" calcext:value-type="float">
            <text:p>201.33</text:p>
          </table:table-cell>
          <table:table-cell office:value-type="float" office:value="70000" calcext:value-type="float">
            <text:p>70000</text:p>
          </table:table-cell>
          <table:table-cell table:formula="of:=[.D225]+([.G225]/[.A225])" office:value-type="float" office:value="322.5" calcext:value-type="float">
            <text:p>322.50</text:p>
          </table:table-cell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formula="of:=500 - ((2/3)*[.A226])" office:value-type="float" office:value="350" calcext:value-type="float">
            <text:p>35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26] + ([.C226]/[.A226])" office:value-type="float" office:value="454.444444444444" calcext:value-type="float">
            <text:p>454.44</text:p>
          </table:table-cell>
          <table:table-cell table:formula="of:=500 - ((4/3)*[.A226])" office:value-type="float" office:value="200" calcext:value-type="float">
            <text:p>200.00</text:p>
          </table:table-cell>
          <table:table-cell office:value-type="float" office:value="70000" calcext:value-type="float">
            <text:p>70000</text:p>
          </table:table-cell>
          <table:table-cell table:formula="of:=[.D226]+([.G226]/[.A226])" office:value-type="float" office:value="321.111111111111" calcext:value-type="float">
            <text:p>321.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500 - ((2/3)*[.A227])" office:value-type="float" office:value="349.333333333333" calcext:value-type="float">
            <text:p>34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27] + ([.C227]/[.A227])" office:value-type="float" office:value="452.477876106195" calcext:value-type="float">
            <text:p>452.48</text:p>
          </table:table-cell>
          <table:table-cell table:formula="of:=500 - ((4/3)*[.A227])" office:value-type="float" office:value="198.666666666667" calcext:value-type="float">
            <text:p>198.67</text:p>
          </table:table-cell>
          <table:table-cell office:value-type="float" office:value="70000" calcext:value-type="float">
            <text:p>70000</text:p>
          </table:table-cell>
          <table:table-cell table:formula="of:=[.D227]+([.G227]/[.A227])" office:value-type="float" office:value="319.734513274336" calcext:value-type="float">
            <text:p>319.7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500 - ((2/3)*[.A228])" office:value-type="float" office:value="348.666666666667" calcext:value-type="float">
            <text:p>34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28] + ([.C228]/[.A228])" office:value-type="float" office:value="450.528634361233" calcext:value-type="float">
            <text:p>450.53</text:p>
          </table:table-cell>
          <table:table-cell table:formula="of:=500 - ((4/3)*[.A228])" office:value-type="float" office:value="197.333333333333" calcext:value-type="float">
            <text:p>197.33</text:p>
          </table:table-cell>
          <table:table-cell office:value-type="float" office:value="70000" calcext:value-type="float">
            <text:p>70000</text:p>
          </table:table-cell>
          <table:table-cell table:formula="of:=[.D228]+([.G228]/[.A228])" office:value-type="float" office:value="318.370044052863" calcext:value-type="float">
            <text:p>318.37</text:p>
          </table:table-cell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formula="of:=500 - ((2/3)*[.A229])" office:value-type="float" office:value="348" calcext:value-type="float">
            <text:p>34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29] + ([.C229]/[.A229])" office:value-type="float" office:value="448.59649122807" calcext:value-type="float">
            <text:p>448.60</text:p>
          </table:table-cell>
          <table:table-cell table:formula="of:=500 - ((4/3)*[.A229])" office:value-type="float" office:value="196" calcext:value-type="float">
            <text:p>196.00</text:p>
          </table:table-cell>
          <table:table-cell office:value-type="float" office:value="70000" calcext:value-type="float">
            <text:p>70000</text:p>
          </table:table-cell>
          <table:table-cell table:formula="of:=[.D229]+([.G229]/[.A229])" office:value-type="float" office:value="317.017543859649" calcext:value-type="float">
            <text:p>317.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500 - ((2/3)*[.A230])" office:value-type="float" office:value="347.333333333333" calcext:value-type="float">
            <text:p>34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30] + ([.C230]/[.A230])" office:value-type="float" office:value="446.681222707424" calcext:value-type="float">
            <text:p>446.68</text:p>
          </table:table-cell>
          <table:table-cell table:formula="of:=500 - ((4/3)*[.A230])" office:value-type="float" office:value="194.666666666667" calcext:value-type="float">
            <text:p>194.67</text:p>
          </table:table-cell>
          <table:table-cell office:value-type="float" office:value="70000" calcext:value-type="float">
            <text:p>70000</text:p>
          </table:table-cell>
          <table:table-cell table:formula="of:=[.D230]+([.G230]/[.A230])" office:value-type="float" office:value="315.676855895197" calcext:value-type="float">
            <text:p>315.6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500 - ((2/3)*[.A231])" office:value-type="float" office:value="346.666666666667" calcext:value-type="float">
            <text:p>34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31] + ([.C231]/[.A231])" office:value-type="float" office:value="444.782608695652" calcext:value-type="float">
            <text:p>444.78</text:p>
          </table:table-cell>
          <table:table-cell table:formula="of:=500 - ((4/3)*[.A231])" office:value-type="float" office:value="193.333333333333" calcext:value-type="float">
            <text:p>193.33</text:p>
          </table:table-cell>
          <table:table-cell office:value-type="float" office:value="70000" calcext:value-type="float">
            <text:p>70000</text:p>
          </table:table-cell>
          <table:table-cell table:formula="of:=[.D231]+([.G231]/[.A231])" office:value-type="float" office:value="314.347826086957" calcext:value-type="float">
            <text:p>314.35</text:p>
          </table:table-cell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formula="of:=500 - ((2/3)*[.A232])" office:value-type="float" office:value="346" calcext:value-type="float">
            <text:p>34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32] + ([.C232]/[.A232])" office:value-type="float" office:value="442.900432900433" calcext:value-type="float">
            <text:p>442.90</text:p>
          </table:table-cell>
          <table:table-cell table:formula="of:=500 - ((4/3)*[.A232])" office:value-type="float" office:value="192" calcext:value-type="float">
            <text:p>192.00</text:p>
          </table:table-cell>
          <table:table-cell office:value-type="float" office:value="70000" calcext:value-type="float">
            <text:p>70000</text:p>
          </table:table-cell>
          <table:table-cell table:formula="of:=[.D232]+([.G232]/[.A232])" office:value-type="float" office:value="313.030303030303" calcext:value-type="float">
            <text:p>313.0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500 - ((2/3)*[.A233])" office:value-type="float" office:value="345.333333333333" calcext:value-type="float">
            <text:p>34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33] + ([.C233]/[.A233])" office:value-type="float" office:value="441.034482758621" calcext:value-type="float">
            <text:p>441.03</text:p>
          </table:table-cell>
          <table:table-cell table:formula="of:=500 - ((4/3)*[.A233])" office:value-type="float" office:value="190.666666666667" calcext:value-type="float">
            <text:p>190.67</text:p>
          </table:table-cell>
          <table:table-cell office:value-type="float" office:value="70000" calcext:value-type="float">
            <text:p>70000</text:p>
          </table:table-cell>
          <table:table-cell table:formula="of:=[.D233]+([.G233]/[.A233])" office:value-type="float" office:value="311.724137931035" calcext:value-type="float">
            <text:p>311.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500 - ((2/3)*[.A234])" office:value-type="float" office:value="344.666666666667" calcext:value-type="float">
            <text:p>34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34] + ([.C234]/[.A234])" office:value-type="float" office:value="439.184549356223" calcext:value-type="float">
            <text:p>439.18</text:p>
          </table:table-cell>
          <table:table-cell table:formula="of:=500 - ((4/3)*[.A234])" office:value-type="float" office:value="189.333333333333" calcext:value-type="float">
            <text:p>189.33</text:p>
          </table:table-cell>
          <table:table-cell office:value-type="float" office:value="70000" calcext:value-type="float">
            <text:p>70000</text:p>
          </table:table-cell>
          <table:table-cell table:formula="of:=[.D234]+([.G234]/[.A234])" office:value-type="float" office:value="310.429184549356" calcext:value-type="float">
            <text:p>310.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500 - ((2/3)*[.A235])" office:value-type="float" office:value="344" calcext:value-type="float">
            <text:p>34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35] + ([.C235]/[.A235])" office:value-type="float" office:value="437.350427350427" calcext:value-type="float">
            <text:p>437.35</text:p>
          </table:table-cell>
          <table:table-cell table:formula="of:=500 - ((4/3)*[.A235])" office:value-type="float" office:value="188" calcext:value-type="float">
            <text:p>188.00</text:p>
          </table:table-cell>
          <table:table-cell office:value-type="float" office:value="70000" calcext:value-type="float">
            <text:p>70000</text:p>
          </table:table-cell>
          <table:table-cell table:formula="of:=[.D235]+([.G235]/[.A235])" office:value-type="float" office:value="309.145299145299" calcext:value-type="float">
            <text:p>309.15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formula="of:=500 - ((2/3)*[.A236])" office:value-type="float" office:value="343.333333333333" calcext:value-type="float">
            <text:p>343.33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236] + ([.C236]/[.A236])" office:value-type="float" office:value="435.531914893617" calcext:value-type="float">
            <text:p>435.53</text:p>
          </table:table-cell>
          <table:table-cell table:formula="of:=500 - ((4/3)*[.A236])" office:value-type="float" office:value="186.666666666667" calcext:value-type="float">
            <text:p>186.67</text:p>
          </table:table-cell>
          <table:table-cell office:value-type="float" office:value="70000" calcext:value-type="float">
            <text:p>70000</text:p>
          </table:table-cell>
          <table:table-cell table:formula="of:=[.D236]+([.G236]/[.A236])" office:value-type="float" office:value="307.872340425532" calcext:value-type="float">
            <text:p>307.8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500 - ((2/3)*[.A237])" office:value-type="float" office:value="342.666666666667" calcext:value-type="float">
            <text:p>34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37] + ([.C237]/[.A237])" office:value-type="float" office:value="433.728813559322" calcext:value-type="float">
            <text:p>433.73</text:p>
          </table:table-cell>
          <table:table-cell table:formula="of:=500 - ((4/3)*[.A237])" office:value-type="float" office:value="185.333333333333" calcext:value-type="float">
            <text:p>185.33</text:p>
          </table:table-cell>
          <table:table-cell office:value-type="float" office:value="70000" calcext:value-type="float">
            <text:p>70000</text:p>
          </table:table-cell>
          <table:table-cell table:formula="of:=[.D237]+([.G237]/[.A237])" office:value-type="float" office:value="306.610169491525" calcext:value-type="float">
            <text:p>306.6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500 - ((2/3)*[.A238])" office:value-type="float" office:value="342" calcext:value-type="float">
            <text:p>34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38] + ([.C238]/[.A238])" office:value-type="float" office:value="431.940928270042" calcext:value-type="float">
            <text:p>431.94</text:p>
          </table:table-cell>
          <table:table-cell table:formula="of:=500 - ((4/3)*[.A238])" office:value-type="float" office:value="184" calcext:value-type="float">
            <text:p>184.00</text:p>
          </table:table-cell>
          <table:table-cell office:value-type="float" office:value="70000" calcext:value-type="float">
            <text:p>70000</text:p>
          </table:table-cell>
          <table:table-cell table:formula="of:=[.D238]+([.G238]/[.A238])" office:value-type="float" office:value="305.35864978903" calcext:value-type="float">
            <text:p>305.36</text:p>
          </table:table-cell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formula="of:=500 - ((2/3)*[.A239])" office:value-type="float" office:value="341.333333333333" calcext:value-type="float">
            <text:p>34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39] + ([.C239]/[.A239])" office:value-type="float" office:value="430.168067226891" calcext:value-type="float">
            <text:p>430.17</text:p>
          </table:table-cell>
          <table:table-cell table:formula="of:=500 - ((4/3)*[.A239])" office:value-type="float" office:value="182.666666666667" calcext:value-type="float">
            <text:p>182.67</text:p>
          </table:table-cell>
          <table:table-cell office:value-type="float" office:value="70000" calcext:value-type="float">
            <text:p>70000</text:p>
          </table:table-cell>
          <table:table-cell table:formula="of:=[.D239]+([.G239]/[.A239])" office:value-type="float" office:value="304.117647058824" calcext:value-type="float">
            <text:p>304.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500 - ((2/3)*[.A240])" office:value-type="float" office:value="340.666666666667" calcext:value-type="float">
            <text:p>34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40] + ([.C240]/[.A240])" office:value-type="float" office:value="428.410041841004" calcext:value-type="float">
            <text:p>428.41</text:p>
          </table:table-cell>
          <table:table-cell table:formula="of:=500 - ((4/3)*[.A240])" office:value-type="float" office:value="181.333333333333" calcext:value-type="float">
            <text:p>181.33</text:p>
          </table:table-cell>
          <table:table-cell office:value-type="float" office:value="70000" calcext:value-type="float">
            <text:p>70000</text:p>
          </table:table-cell>
          <table:table-cell table:formula="of:=[.D240]+([.G240]/[.A240])" office:value-type="float" office:value="302.887029288703" calcext:value-type="float">
            <text:p>302.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500 - ((2/3)*[.A241])" office:value-type="float" office:value="340" calcext:value-type="float">
            <text:p>34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41] + ([.C241]/[.A241])" office:value-type="float" office:value="426.666666666667" calcext:value-type="float">
            <text:p>426.67</text:p>
          </table:table-cell>
          <table:table-cell table:formula="of:=500 - ((4/3)*[.A241])" office:value-type="float" office:value="180" calcext:value-type="float">
            <text:p>180.00</text:p>
          </table:table-cell>
          <table:table-cell office:value-type="float" office:value="70000" calcext:value-type="float">
            <text:p>70000</text:p>
          </table:table-cell>
          <table:table-cell table:formula="of:=[.D241]+([.G241]/[.A241])" office:value-type="float" office:value="301.666666666667" calcext:value-type="float">
            <text:p>301.67</text:p>
          </table:table-cell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formula="of:=500 - ((2/3)*[.A242])" office:value-type="float" office:value="339.333333333333" calcext:value-type="float">
            <text:p>33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42] + ([.C242]/[.A242])" office:value-type="float" office:value="424.9377593361" calcext:value-type="float">
            <text:p>424.94</text:p>
          </table:table-cell>
          <table:table-cell table:formula="of:=500 - ((4/3)*[.A242])" office:value-type="float" office:value="178.666666666667" calcext:value-type="float">
            <text:p>178.67</text:p>
          </table:table-cell>
          <table:table-cell office:value-type="float" office:value="70000" calcext:value-type="float">
            <text:p>70000</text:p>
          </table:table-cell>
          <table:table-cell table:formula="of:=[.D242]+([.G242]/[.A242])" office:value-type="float" office:value="300.45643153527" calcext:value-type="float">
            <text:p>300.4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500 - ((2/3)*[.A243])" office:value-type="float" office:value="338.666666666667" calcext:value-type="float">
            <text:p>33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43] + ([.C243]/[.A243])" office:value-type="float" office:value="423.223140495868" calcext:value-type="float">
            <text:p>423.22</text:p>
          </table:table-cell>
          <table:table-cell table:formula="of:=500 - ((4/3)*[.A243])" office:value-type="float" office:value="177.333333333333" calcext:value-type="float">
            <text:p>177.33</text:p>
          </table:table-cell>
          <table:table-cell office:value-type="float" office:value="70000" calcext:value-type="float">
            <text:p>70000</text:p>
          </table:table-cell>
          <table:table-cell table:formula="of:=[.D243]+([.G243]/[.A243])" office:value-type="float" office:value="299.256198347107" calcext:value-type="float">
            <text:p>299.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500 - ((2/3)*[.A244])" office:value-type="float" office:value="338" calcext:value-type="float">
            <text:p>33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44] + ([.C244]/[.A244])" office:value-type="float" office:value="421.522633744856" calcext:value-type="float">
            <text:p>421.52</text:p>
          </table:table-cell>
          <table:table-cell table:formula="of:=500 - ((4/3)*[.A244])" office:value-type="float" office:value="176" calcext:value-type="float">
            <text:p>176.00</text:p>
          </table:table-cell>
          <table:table-cell office:value-type="float" office:value="70000" calcext:value-type="float">
            <text:p>70000</text:p>
          </table:table-cell>
          <table:table-cell table:formula="of:=[.D244]+([.G244]/[.A244])" office:value-type="float" office:value="298.065843621399" calcext:value-type="float">
            <text:p>298.07</text:p>
          </table:table-cell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formula="of:=500 - ((2/3)*[.A245])" office:value-type="float" office:value="337.333333333333" calcext:value-type="float">
            <text:p>33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45] + ([.C245]/[.A245])" office:value-type="float" office:value="419.836065573771" calcext:value-type="float">
            <text:p>419.84</text:p>
          </table:table-cell>
          <table:table-cell table:formula="of:=500 - ((4/3)*[.A245])" office:value-type="float" office:value="174.666666666667" calcext:value-type="float">
            <text:p>174.67</text:p>
          </table:table-cell>
          <table:table-cell office:value-type="float" office:value="70000" calcext:value-type="float">
            <text:p>70000</text:p>
          </table:table-cell>
          <table:table-cell table:formula="of:=[.D245]+([.G245]/[.A245])" office:value-type="float" office:value="296.885245901639" calcext:value-type="float">
            <text:p>296.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500 - ((2/3)*[.A246])" office:value-type="float" office:value="336.666666666667" calcext:value-type="float">
            <text:p>33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46] + ([.C246]/[.A246])" office:value-type="float" office:value="418.163265306122" calcext:value-type="float">
            <text:p>418.16</text:p>
          </table:table-cell>
          <table:table-cell table:formula="of:=500 - ((4/3)*[.A246])" office:value-type="float" office:value="173.333333333333" calcext:value-type="float">
            <text:p>173.33</text:p>
          </table:table-cell>
          <table:table-cell office:value-type="float" office:value="70000" calcext:value-type="float">
            <text:p>70000</text:p>
          </table:table-cell>
          <table:table-cell table:formula="of:=[.D246]+([.G246]/[.A246])" office:value-type="float" office:value="295.714285714286" calcext:value-type="float">
            <text:p>295.7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500 - ((2/3)*[.A247])" office:value-type="float" office:value="336" calcext:value-type="float">
            <text:p>33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47] + ([.C247]/[.A247])" office:value-type="float" office:value="416.50406504065" calcext:value-type="float">
            <text:p>416.50</text:p>
          </table:table-cell>
          <table:table-cell table:formula="of:=500 - ((4/3)*[.A247])" office:value-type="float" office:value="172" calcext:value-type="float">
            <text:p>172.00</text:p>
          </table:table-cell>
          <table:table-cell office:value-type="float" office:value="70000" calcext:value-type="float">
            <text:p>70000</text:p>
          </table:table-cell>
          <table:table-cell table:formula="of:=[.D247]+([.G247]/[.A247])" office:value-type="float" office:value="294.552845528455" calcext:value-type="float">
            <text:p>294.55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formula="of:=500 - ((2/3)*[.A248])" office:value-type="float" office:value="335.333333333333" calcext:value-type="float">
            <text:p>33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48] + ([.C248]/[.A248])" office:value-type="float" office:value="414.858299595142" calcext:value-type="float">
            <text:p>414.86</text:p>
          </table:table-cell>
          <table:table-cell table:formula="of:=500 - ((4/3)*[.A248])" office:value-type="float" office:value="170.666666666667" calcext:value-type="float">
            <text:p>170.67</text:p>
          </table:table-cell>
          <table:table-cell office:value-type="float" office:value="70000" calcext:value-type="float">
            <text:p>70000</text:p>
          </table:table-cell>
          <table:table-cell table:formula="of:=[.D248]+([.G248]/[.A248])" office:value-type="float" office:value="293.400809716599" calcext:value-type="float">
            <text:p>293.4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500 - ((2/3)*[.A249])" office:value-type="float" office:value="334.666666666667" calcext:value-type="float">
            <text:p>33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49] + ([.C249]/[.A249])" office:value-type="float" office:value="413.225806451613" calcext:value-type="float">
            <text:p>413.23</text:p>
          </table:table-cell>
          <table:table-cell table:formula="of:=500 - ((4/3)*[.A249])" office:value-type="float" office:value="169.333333333333" calcext:value-type="float">
            <text:p>169.33</text:p>
          </table:table-cell>
          <table:table-cell office:value-type="float" office:value="70000" calcext:value-type="float">
            <text:p>70000</text:p>
          </table:table-cell>
          <table:table-cell table:formula="of:=[.D249]+([.G249]/[.A249])" office:value-type="float" office:value="292.258064516129" calcext:value-type="float">
            <text:p>292.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500 - ((2/3)*[.A250])" office:value-type="float" office:value="334" calcext:value-type="float">
            <text:p>33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50] + ([.C250]/[.A250])" office:value-type="float" office:value="411.606425702811" calcext:value-type="float">
            <text:p>411.61</text:p>
          </table:table-cell>
          <table:table-cell table:formula="of:=500 - ((4/3)*[.A250])" office:value-type="float" office:value="168" calcext:value-type="float">
            <text:p>168.00</text:p>
          </table:table-cell>
          <table:table-cell office:value-type="float" office:value="70000" calcext:value-type="float">
            <text:p>70000</text:p>
          </table:table-cell>
          <table:table-cell table:formula="of:=[.D250]+([.G250]/[.A250])" office:value-type="float" office:value="291.124497991968" calcext:value-type="float">
            <text:p>291.12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formula="of:=500 - ((2/3)*[.A251])" office:value-type="float" office:value="333.333333333333" calcext:value-type="float">
            <text:p>33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51] + ([.C251]/[.A251])" office:value-type="float" office:value="410" calcext:value-type="float">
            <text:p>410.00</text:p>
          </table:table-cell>
          <table:table-cell table:formula="of:=500 - ((4/3)*[.A251])" office:value-type="float" office:value="166.666666666667" calcext:value-type="float">
            <text:p>166.67</text:p>
          </table:table-cell>
          <table:table-cell office:value-type="float" office:value="70000" calcext:value-type="float">
            <text:p>70000</text:p>
          </table:table-cell>
          <table:table-cell table:formula="of:=[.D251]+([.G251]/[.A251])" office:value-type="float" office:value="290" calcext:value-type="float">
            <text:p>290.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500 - ((2/3)*[.A252])" office:value-type="float" office:value="332.666666666667" calcext:value-type="float">
            <text:p>33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52] + ([.C252]/[.A252])" office:value-type="float" office:value="408.406374501992" calcext:value-type="float">
            <text:p>408.41</text:p>
          </table:table-cell>
          <table:table-cell table:formula="of:=500 - ((4/3)*[.A252])" office:value-type="float" office:value="165.333333333333" calcext:value-type="float">
            <text:p>165.33</text:p>
          </table:table-cell>
          <table:table-cell office:value-type="float" office:value="70000" calcext:value-type="float">
            <text:p>70000</text:p>
          </table:table-cell>
          <table:table-cell table:formula="of:=[.D252]+([.G252]/[.A252])" office:value-type="float" office:value="288.884462151394" calcext:value-type="float">
            <text:p>288.8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500 - ((2/3)*[.A253])" office:value-type="float" office:value="332" calcext:value-type="float">
            <text:p>33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53] + ([.C253]/[.A253])" office:value-type="float" office:value="406.825396825397" calcext:value-type="float">
            <text:p>406.83</text:p>
          </table:table-cell>
          <table:table-cell table:formula="of:=500 - ((4/3)*[.A253])" office:value-type="float" office:value="164" calcext:value-type="float">
            <text:p>164.00</text:p>
          </table:table-cell>
          <table:table-cell office:value-type="float" office:value="70000" calcext:value-type="float">
            <text:p>70000</text:p>
          </table:table-cell>
          <table:table-cell table:formula="of:=[.D253]+([.G253]/[.A253])" office:value-type="float" office:value="287.777777777778" calcext:value-type="float">
            <text:p>287.78</text:p>
          </table:table-cell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formula="of:=500 - ((2/3)*[.A254])" office:value-type="float" office:value="331.333333333333" calcext:value-type="float">
            <text:p>33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54] + ([.C254]/[.A254])" office:value-type="float" office:value="405.256916996047" calcext:value-type="float">
            <text:p>405.26</text:p>
          </table:table-cell>
          <table:table-cell table:formula="of:=500 - ((4/3)*[.A254])" office:value-type="float" office:value="162.666666666667" calcext:value-type="float">
            <text:p>162.67</text:p>
          </table:table-cell>
          <table:table-cell office:value-type="float" office:value="70000" calcext:value-type="float">
            <text:p>70000</text:p>
          </table:table-cell>
          <table:table-cell table:formula="of:=[.D254]+([.G254]/[.A254])" office:value-type="float" office:value="286.679841897233" calcext:value-type="float">
            <text:p>286.6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500 - ((2/3)*[.A255])" office:value-type="float" office:value="330.666666666667" calcext:value-type="float">
            <text:p>33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55] + ([.C255]/[.A255])" office:value-type="float" office:value="403.700787401575" calcext:value-type="float">
            <text:p>403.70</text:p>
          </table:table-cell>
          <table:table-cell table:formula="of:=500 - ((4/3)*[.A255])" office:value-type="float" office:value="161.333333333333" calcext:value-type="float">
            <text:p>161.33</text:p>
          </table:table-cell>
          <table:table-cell office:value-type="float" office:value="70000" calcext:value-type="float">
            <text:p>70000</text:p>
          </table:table-cell>
          <table:table-cell table:formula="of:=[.D255]+([.G255]/[.A255])" office:value-type="float" office:value="285.590551181102" calcext:value-type="float">
            <text:p>285.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500 - ((2/3)*[.A256])" office:value-type="float" office:value="330" calcext:value-type="float">
            <text:p>33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56] + ([.C256]/[.A256])" office:value-type="float" office:value="402.156862745098" calcext:value-type="float">
            <text:p>402.16</text:p>
          </table:table-cell>
          <table:table-cell table:formula="of:=500 - ((4/3)*[.A256])" office:value-type="float" office:value="160" calcext:value-type="float">
            <text:p>160.00</text:p>
          </table:table-cell>
          <table:table-cell office:value-type="float" office:value="70000" calcext:value-type="float">
            <text:p>70000</text:p>
          </table:table-cell>
          <table:table-cell table:formula="of:=[.D256]+([.G256]/[.A256])" office:value-type="float" office:value="284.509803921569" calcext:value-type="float">
            <text:p>284.51</text:p>
          </table:table-cell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formula="of:=500 - ((2/3)*[.A257])" office:value-type="float" office:value="329.333333333333" calcext:value-type="float">
            <text:p>32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57] + ([.C257]/[.A257])" office:value-type="float" office:value="400.625" calcext:value-type="float">
            <text:p>400.63</text:p>
          </table:table-cell>
          <table:table-cell table:formula="of:=500 - ((4/3)*[.A257])" office:value-type="float" office:value="158.666666666667" calcext:value-type="float">
            <text:p>158.67</text:p>
          </table:table-cell>
          <table:table-cell office:value-type="float" office:value="70000" calcext:value-type="float">
            <text:p>70000</text:p>
          </table:table-cell>
          <table:table-cell table:formula="of:=[.D257]+([.G257]/[.A257])" office:value-type="float" office:value="283.4375" calcext:value-type="float">
            <text:p>283.4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500 - ((2/3)*[.A258])" office:value-type="float" office:value="328.666666666667" calcext:value-type="float">
            <text:p>328.67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258] + ([.C258]/[.A258])" office:value-type="float" office:value="399.105058365759" calcext:value-type="float">
            <text:p>399.11</text:p>
          </table:table-cell>
          <table:table-cell table:formula="of:=500 - ((4/3)*[.A258])" office:value-type="float" office:value="157.333333333333" calcext:value-type="float">
            <text:p>157.33</text:p>
          </table:table-cell>
          <table:table-cell office:value-type="float" office:value="70000" calcext:value-type="float">
            <text:p>70000</text:p>
          </table:table-cell>
          <table:table-cell table:formula="of:=[.D258]+([.G258]/[.A258])" office:value-type="float" office:value="282.373540856031" calcext:value-type="float">
            <text:p>282.3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500 - ((2/3)*[.A259])" office:value-type="float" office:value="328" calcext:value-type="float">
            <text:p>32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59] + ([.C259]/[.A259])" office:value-type="float" office:value="397.596899224806" calcext:value-type="float">
            <text:p>397.60</text:p>
          </table:table-cell>
          <table:table-cell table:formula="of:=500 - ((4/3)*[.A259])" office:value-type="float" office:value="156" calcext:value-type="float">
            <text:p>156.00</text:p>
          </table:table-cell>
          <table:table-cell office:value-type="float" office:value="70000" calcext:value-type="float">
            <text:p>70000</text:p>
          </table:table-cell>
          <table:table-cell table:formula="of:=[.D259]+([.G259]/[.A259])" office:value-type="float" office:value="281.317829457364" calcext:value-type="float">
            <text:p>281.32</text:p>
          </table:table-cell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formula="of:=500 - ((2/3)*[.A260])" office:value-type="float" office:value="327.333333333333" calcext:value-type="float">
            <text:p>32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60] + ([.C260]/[.A260])" office:value-type="float" office:value="396.100386100386" calcext:value-type="float">
            <text:p>396.10</text:p>
          </table:table-cell>
          <table:table-cell table:formula="of:=500 - ((4/3)*[.A260])" office:value-type="float" office:value="154.666666666667" calcext:value-type="float">
            <text:p>154.67</text:p>
          </table:table-cell>
          <table:table-cell office:value-type="float" office:value="70000" calcext:value-type="float">
            <text:p>70000</text:p>
          </table:table-cell>
          <table:table-cell table:formula="of:=[.D260]+([.G260]/[.A260])" office:value-type="float" office:value="280.27027027027" calcext:value-type="float">
            <text:p>280.2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500 - ((2/3)*[.A261])" office:value-type="float" office:value="326.666666666667" calcext:value-type="float">
            <text:p>32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61] + ([.C261]/[.A261])" office:value-type="float" office:value="394.615384615385" calcext:value-type="float">
            <text:p>394.62</text:p>
          </table:table-cell>
          <table:table-cell table:formula="of:=500 - ((4/3)*[.A261])" office:value-type="float" office:value="153.333333333333" calcext:value-type="float">
            <text:p>153.33</text:p>
          </table:table-cell>
          <table:table-cell office:value-type="float" office:value="70000" calcext:value-type="float">
            <text:p>70000</text:p>
          </table:table-cell>
          <table:table-cell table:formula="of:=[.D261]+([.G261]/[.A261])" office:value-type="float" office:value="279.230769230769" calcext:value-type="float">
            <text:p>279.2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500 - ((2/3)*[.A262])" office:value-type="float" office:value="326" calcext:value-type="float">
            <text:p>32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62] + ([.C262]/[.A262])" office:value-type="float" office:value="393.141762452107" calcext:value-type="float">
            <text:p>393.14</text:p>
          </table:table-cell>
          <table:table-cell table:formula="of:=500 - ((4/3)*[.A262])" office:value-type="float" office:value="152" calcext:value-type="float">
            <text:p>152.00</text:p>
          </table:table-cell>
          <table:table-cell office:value-type="float" office:value="70000" calcext:value-type="float">
            <text:p>70000</text:p>
          </table:table-cell>
          <table:table-cell table:formula="of:=[.D262]+([.G262]/[.A262])" office:value-type="float" office:value="278.199233716475" calcext:value-type="float">
            <text:p>278.20</text:p>
          </table:table-cell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formula="of:=500 - ((2/3)*[.A263])" office:value-type="float" office:value="325.333333333333" calcext:value-type="float">
            <text:p>32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63] + ([.C263]/[.A263])" office:value-type="float" office:value="391.679389312977" calcext:value-type="float">
            <text:p>391.68</text:p>
          </table:table-cell>
          <table:table-cell table:formula="of:=500 - ((4/3)*[.A263])" office:value-type="float" office:value="150.666666666667" calcext:value-type="float">
            <text:p>150.67</text:p>
          </table:table-cell>
          <table:table-cell office:value-type="float" office:value="70000" calcext:value-type="float">
            <text:p>70000</text:p>
          </table:table-cell>
          <table:table-cell table:formula="of:=[.D263]+([.G263]/[.A263])" office:value-type="float" office:value="277.175572519084" calcext:value-type="float">
            <text:p>277.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500 - ((2/3)*[.A264])" office:value-type="float" office:value="324.666666666667" calcext:value-type="float">
            <text:p>32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64] + ([.C264]/[.A264])" office:value-type="float" office:value="390.228136882129" calcext:value-type="float">
            <text:p>390.23</text:p>
          </table:table-cell>
          <table:table-cell table:formula="of:=500 - ((4/3)*[.A264])" office:value-type="float" office:value="149.333333333333" calcext:value-type="float">
            <text:p>149.33</text:p>
          </table:table-cell>
          <table:table-cell office:value-type="float" office:value="70000" calcext:value-type="float">
            <text:p>70000</text:p>
          </table:table-cell>
          <table:table-cell table:formula="of:=[.D264]+([.G264]/[.A264])" office:value-type="float" office:value="276.159695817491" calcext:value-type="float">
            <text:p>276.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500 - ((2/3)*[.A265])" office:value-type="float" office:value="324" calcext:value-type="float">
            <text:p>32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65] + ([.C265]/[.A265])" office:value-type="float" office:value="388.787878787879" calcext:value-type="float">
            <text:p>388.79</text:p>
          </table:table-cell>
          <table:table-cell table:formula="of:=500 - ((4/3)*[.A265])" office:value-type="float" office:value="148" calcext:value-type="float">
            <text:p>148.00</text:p>
          </table:table-cell>
          <table:table-cell office:value-type="float" office:value="70000" calcext:value-type="float">
            <text:p>70000</text:p>
          </table:table-cell>
          <table:table-cell table:formula="of:=[.D265]+([.G265]/[.A265])" office:value-type="float" office:value="275.151515151515" calcext:value-type="float">
            <text:p>275.15</text:p>
          </table:table-cell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formula="of:=500 - ((2/3)*[.A266])" office:value-type="float" office:value="323.333333333333" calcext:value-type="float">
            <text:p>32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66] + ([.C266]/[.A266])" office:value-type="float" office:value="387.358490566038" calcext:value-type="float">
            <text:p>387.36</text:p>
          </table:table-cell>
          <table:table-cell table:formula="of:=500 - ((4/3)*[.A266])" office:value-type="float" office:value="146.666666666667" calcext:value-type="float">
            <text:p>146.67</text:p>
          </table:table-cell>
          <table:table-cell office:value-type="float" office:value="70000" calcext:value-type="float">
            <text:p>70000</text:p>
          </table:table-cell>
          <table:table-cell table:formula="of:=[.D266]+([.G266]/[.A266])" office:value-type="float" office:value="274.150943396226" calcext:value-type="float">
            <text:p>274.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500 - ((2/3)*[.A267])" office:value-type="float" office:value="322.666666666667" calcext:value-type="float">
            <text:p>32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67] + ([.C267]/[.A267])" office:value-type="float" office:value="385.93984962406" calcext:value-type="float">
            <text:p>385.94</text:p>
          </table:table-cell>
          <table:table-cell table:formula="of:=500 - ((4/3)*[.A267])" office:value-type="float" office:value="145.333333333333" calcext:value-type="float">
            <text:p>145.33</text:p>
          </table:table-cell>
          <table:table-cell office:value-type="float" office:value="70000" calcext:value-type="float">
            <text:p>70000</text:p>
          </table:table-cell>
          <table:table-cell table:formula="of:=[.D267]+([.G267]/[.A267])" office:value-type="float" office:value="273.157894736842" calcext:value-type="float">
            <text:p>273.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500 - ((2/3)*[.A268])" office:value-type="float" office:value="322" calcext:value-type="float">
            <text:p>32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68] + ([.C268]/[.A268])" office:value-type="float" office:value="384.531835205993" calcext:value-type="float">
            <text:p>384.53</text:p>
          </table:table-cell>
          <table:table-cell table:formula="of:=500 - ((4/3)*[.A268])" office:value-type="float" office:value="144" calcext:value-type="float">
            <text:p>144.00</text:p>
          </table:table-cell>
          <table:table-cell office:value-type="float" office:value="70000" calcext:value-type="float">
            <text:p>70000</text:p>
          </table:table-cell>
          <table:table-cell table:formula="of:=[.D268]+([.G268]/[.A268])" office:value-type="float" office:value="272.172284644195" calcext:value-type="float">
            <text:p>272.17</text:p>
          </table:table-cell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formula="of:=500 - ((2/3)*[.A269])" office:value-type="float" office:value="321.333333333333" calcext:value-type="float">
            <text:p>32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69] + ([.C269]/[.A269])" office:value-type="float" office:value="383.134328358209" calcext:value-type="float">
            <text:p>383.13</text:p>
          </table:table-cell>
          <table:table-cell table:formula="of:=500 - ((4/3)*[.A269])" office:value-type="float" office:value="142.666666666667" calcext:value-type="float">
            <text:p>142.67</text:p>
          </table:table-cell>
          <table:table-cell office:value-type="float" office:value="70000" calcext:value-type="float">
            <text:p>70000</text:p>
          </table:table-cell>
          <table:table-cell table:formula="of:=[.D269]+([.G269]/[.A269])" office:value-type="float" office:value="271.194029850746" calcext:value-type="float">
            <text:p>271.1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500 - ((2/3)*[.A270])" office:value-type="float" office:value="320.666666666667" calcext:value-type="float">
            <text:p>32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70] + ([.C270]/[.A270])" office:value-type="float" office:value="381.747211895911" calcext:value-type="float">
            <text:p>381.75</text:p>
          </table:table-cell>
          <table:table-cell table:formula="of:=500 - ((4/3)*[.A270])" office:value-type="float" office:value="141.333333333333" calcext:value-type="float">
            <text:p>141.33</text:p>
          </table:table-cell>
          <table:table-cell office:value-type="float" office:value="70000" calcext:value-type="float">
            <text:p>70000</text:p>
          </table:table-cell>
          <table:table-cell table:formula="of:=[.D270]+([.G270]/[.A270])" office:value-type="float" office:value="270.223048327138" calcext:value-type="float">
            <text:p>270.2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500 - ((2/3)*[.A271])" office:value-type="float" office:value="320" calcext:value-type="float">
            <text:p>32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71] + ([.C271]/[.A271])" office:value-type="float" office:value="380.37037037037" calcext:value-type="float">
            <text:p>380.37</text:p>
          </table:table-cell>
          <table:table-cell table:formula="of:=500 - ((4/3)*[.A271])" office:value-type="float" office:value="140" calcext:value-type="float">
            <text:p>140.00</text:p>
          </table:table-cell>
          <table:table-cell office:value-type="float" office:value="70000" calcext:value-type="float">
            <text:p>70000</text:p>
          </table:table-cell>
          <table:table-cell table:formula="of:=[.D271]+([.G271]/[.A271])" office:value-type="float" office:value="269.259259259259" calcext:value-type="float">
            <text:p>269.26</text:p>
          </table:table-cell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formula="of:=500 - ((2/3)*[.A272])" office:value-type="float" office:value="319.333333333333" calcext:value-type="float">
            <text:p>31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72] + ([.C272]/[.A272])" office:value-type="float" office:value="379.0036900369" calcext:value-type="float">
            <text:p>379.00</text:p>
          </table:table-cell>
          <table:table-cell table:formula="of:=500 - ((4/3)*[.A272])" office:value-type="float" office:value="138.666666666667" calcext:value-type="float">
            <text:p>138.67</text:p>
          </table:table-cell>
          <table:table-cell office:value-type="float" office:value="70000" calcext:value-type="float">
            <text:p>70000</text:p>
          </table:table-cell>
          <table:table-cell table:formula="of:=[.D272]+([.G272]/[.A272])" office:value-type="float" office:value="268.30258302583" calcext:value-type="float">
            <text:p>268.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500 - ((2/3)*[.A273])" office:value-type="float" office:value="318.666666666667" calcext:value-type="float">
            <text:p>31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73] + ([.C273]/[.A273])" office:value-type="float" office:value="377.647058823529" calcext:value-type="float">
            <text:p>377.65</text:p>
          </table:table-cell>
          <table:table-cell table:formula="of:=500 - ((4/3)*[.A273])" office:value-type="float" office:value="137.333333333333" calcext:value-type="float">
            <text:p>137.33</text:p>
          </table:table-cell>
          <table:table-cell office:value-type="float" office:value="70000" calcext:value-type="float">
            <text:p>70000</text:p>
          </table:table-cell>
          <table:table-cell table:formula="of:=[.D273]+([.G273]/[.A273])" office:value-type="float" office:value="267.352941176471" calcext:value-type="float">
            <text:p>267.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500 - ((2/3)*[.A274])" office:value-type="float" office:value="318" calcext:value-type="float">
            <text:p>31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74] + ([.C274]/[.A274])" office:value-type="float" office:value="376.300366300366" calcext:value-type="float">
            <text:p>376.30</text:p>
          </table:table-cell>
          <table:table-cell table:formula="of:=500 - ((4/3)*[.A274])" office:value-type="float" office:value="136" calcext:value-type="float">
            <text:p>136.00</text:p>
          </table:table-cell>
          <table:table-cell office:value-type="float" office:value="70000" calcext:value-type="float">
            <text:p>70000</text:p>
          </table:table-cell>
          <table:table-cell table:formula="of:=[.D274]+([.G274]/[.A274])" office:value-type="float" office:value="266.410256410256" calcext:value-type="float">
            <text:p>266.41</text:p>
          </table:table-cell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formula="of:=500 - ((2/3)*[.A275])" office:value-type="float" office:value="317.333333333333" calcext:value-type="float">
            <text:p>31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75] + ([.C275]/[.A275])" office:value-type="float" office:value="374.963503649635" calcext:value-type="float">
            <text:p>374.96</text:p>
          </table:table-cell>
          <table:table-cell table:formula="of:=500 - ((4/3)*[.A275])" office:value-type="float" office:value="134.666666666667" calcext:value-type="float">
            <text:p>134.67</text:p>
          </table:table-cell>
          <table:table-cell office:value-type="float" office:value="70000" calcext:value-type="float">
            <text:p>70000</text:p>
          </table:table-cell>
          <table:table-cell table:formula="of:=[.D275]+([.G275]/[.A275])" office:value-type="float" office:value="265.474452554745" calcext:value-type="float">
            <text:p>265.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500 - ((2/3)*[.A276])" office:value-type="float" office:value="316.666666666667" calcext:value-type="float">
            <text:p>31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76] + ([.C276]/[.A276])" office:value-type="float" office:value="373.636363636364" calcext:value-type="float">
            <text:p>373.64</text:p>
          </table:table-cell>
          <table:table-cell table:formula="of:=500 - ((4/3)*[.A276])" office:value-type="float" office:value="133.333333333333" calcext:value-type="float">
            <text:p>133.33</text:p>
          </table:table-cell>
          <table:table-cell office:value-type="float" office:value="70000" calcext:value-type="float">
            <text:p>70000</text:p>
          </table:table-cell>
          <table:table-cell table:formula="of:=[.D276]+([.G276]/[.A276])" office:value-type="float" office:value="264.545454545455" calcext:value-type="float">
            <text:p>264.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500 - ((2/3)*[.A277])" office:value-type="float" office:value="316" calcext:value-type="float">
            <text:p>31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77] + ([.C277]/[.A277])" office:value-type="float" office:value="372.31884057971" calcext:value-type="float">
            <text:p>372.32</text:p>
          </table:table-cell>
          <table:table-cell table:formula="of:=500 - ((4/3)*[.A277])" office:value-type="float" office:value="132" calcext:value-type="float">
            <text:p>132.00</text:p>
          </table:table-cell>
          <table:table-cell office:value-type="float" office:value="70000" calcext:value-type="float">
            <text:p>70000</text:p>
          </table:table-cell>
          <table:table-cell table:formula="of:=[.D277]+([.G277]/[.A277])" office:value-type="float" office:value="263.623188405797" calcext:value-type="float">
            <text:p>263.62</text:p>
          </table:table-cell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formula="of:=500 - ((2/3)*[.A278])" office:value-type="float" office:value="315.333333333333" calcext:value-type="float">
            <text:p>31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78] + ([.C278]/[.A278])" office:value-type="float" office:value="371.01083032491" calcext:value-type="float">
            <text:p>371.01</text:p>
          </table:table-cell>
          <table:table-cell table:formula="of:=500 - ((4/3)*[.A278])" office:value-type="float" office:value="130.666666666667" calcext:value-type="float">
            <text:p>130.67</text:p>
          </table:table-cell>
          <table:table-cell office:value-type="float" office:value="70000" calcext:value-type="float">
            <text:p>70000</text:p>
          </table:table-cell>
          <table:table-cell table:formula="of:=[.D278]+([.G278]/[.A278])" office:value-type="float" office:value="262.707581227437" calcext:value-type="float">
            <text:p>262.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500 - ((2/3)*[.A279])" office:value-type="float" office:value="314.666666666667" calcext:value-type="float">
            <text:p>31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79] + ([.C279]/[.A279])" office:value-type="float" office:value="369.712230215827" calcext:value-type="float">
            <text:p>369.71</text:p>
          </table:table-cell>
          <table:table-cell table:formula="of:=500 - ((4/3)*[.A279])" office:value-type="float" office:value="129.333333333333" calcext:value-type="float">
            <text:p>129.33</text:p>
          </table:table-cell>
          <table:table-cell office:value-type="float" office:value="70000" calcext:value-type="float">
            <text:p>70000</text:p>
          </table:table-cell>
          <table:table-cell table:formula="of:=[.D279]+([.G279]/[.A279])" office:value-type="float" office:value="261.798561151079" calcext:value-type="float">
            <text:p>261.8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500 - ((2/3)*[.A280])" office:value-type="float" office:value="314" calcext:value-type="float">
            <text:p>31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80] + ([.C280]/[.A280])" office:value-type="float" office:value="368.4229390681" calcext:value-type="float">
            <text:p>368.42</text:p>
          </table:table-cell>
          <table:table-cell table:formula="of:=500 - ((4/3)*[.A280])" office:value-type="float" office:value="128" calcext:value-type="float">
            <text:p>128.00</text:p>
          </table:table-cell>
          <table:table-cell office:value-type="float" office:value="70000" calcext:value-type="float">
            <text:p>70000</text:p>
          </table:table-cell>
          <table:table-cell table:formula="of:=[.D280]+([.G280]/[.A280])" office:value-type="float" office:value="260.89605734767" calcext:value-type="float">
            <text:p>260.90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formula="of:=500 - ((2/3)*[.A281])" office:value-type="float" office:value="313.333333333333" calcext:value-type="float">
            <text:p>31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81] + ([.C281]/[.A281])" office:value-type="float" office:value="367.142857142857" calcext:value-type="float">
            <text:p>367.14</text:p>
          </table:table-cell>
          <table:table-cell table:formula="of:=500 - ((4/3)*[.A281])" office:value-type="float" office:value="126.666666666667" calcext:value-type="float">
            <text:p>126.67</text:p>
          </table:table-cell>
          <table:table-cell office:value-type="float" office:value="70000" calcext:value-type="float">
            <text:p>70000</text:p>
          </table:table-cell>
          <table:table-cell table:formula="of:=[.D281]+([.G281]/[.A281])" office:value-type="float" office:value="260" calcext:value-type="float">
            <text:p>260.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500 - ((2/3)*[.A282])" office:value-type="float" office:value="312.666666666667" calcext:value-type="float">
            <text:p>31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82] + ([.C282]/[.A282])" office:value-type="float" office:value="365.871886120996" calcext:value-type="float">
            <text:p>365.87</text:p>
          </table:table-cell>
          <table:table-cell table:formula="of:=500 - ((4/3)*[.A282])" office:value-type="float" office:value="125.333333333333" calcext:value-type="float">
            <text:p>125.33</text:p>
          </table:table-cell>
          <table:table-cell office:value-type="float" office:value="70000" calcext:value-type="float">
            <text:p>70000</text:p>
          </table:table-cell>
          <table:table-cell table:formula="of:=[.D282]+([.G282]/[.A282])" office:value-type="float" office:value="259.110320284698" calcext:value-type="float">
            <text:p>259.1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500 - ((2/3)*[.A283])" office:value-type="float" office:value="312" calcext:value-type="float">
            <text:p>31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83] + ([.C283]/[.A283])" office:value-type="float" office:value="364.609929078014" calcext:value-type="float">
            <text:p>364.61</text:p>
          </table:table-cell>
          <table:table-cell table:formula="of:=500 - ((4/3)*[.A283])" office:value-type="float" office:value="124" calcext:value-type="float">
            <text:p>124.00</text:p>
          </table:table-cell>
          <table:table-cell office:value-type="float" office:value="70000" calcext:value-type="float">
            <text:p>70000</text:p>
          </table:table-cell>
          <table:table-cell table:formula="of:=[.D283]+([.G283]/[.A283])" office:value-type="float" office:value="258.22695035461" calcext:value-type="float">
            <text:p>258.23</text:p>
          </table:table-cell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formula="of:=500 - ((2/3)*[.A284])" office:value-type="float" office:value="311.333333333333" calcext:value-type="float">
            <text:p>31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84] + ([.C284]/[.A284])" office:value-type="float" office:value="363.356890459364" calcext:value-type="float">
            <text:p>363.36</text:p>
          </table:table-cell>
          <table:table-cell table:formula="of:=500 - ((4/3)*[.A284])" office:value-type="float" office:value="122.666666666667" calcext:value-type="float">
            <text:p>122.67</text:p>
          </table:table-cell>
          <table:table-cell office:value-type="float" office:value="70000" calcext:value-type="float">
            <text:p>70000</text:p>
          </table:table-cell>
          <table:table-cell table:formula="of:=[.D284]+([.G284]/[.A284])" office:value-type="float" office:value="257.349823321555" calcext:value-type="float">
            <text:p>257.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500 - ((2/3)*[.A285])" office:value-type="float" office:value="310.666666666667" calcext:value-type="float">
            <text:p>31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85] + ([.C285]/[.A285])" office:value-type="float" office:value="362.112676056338" calcext:value-type="float">
            <text:p>362.11</text:p>
          </table:table-cell>
          <table:table-cell table:formula="of:=500 - ((4/3)*[.A285])" office:value-type="float" office:value="121.333333333333" calcext:value-type="float">
            <text:p>121.33</text:p>
          </table:table-cell>
          <table:table-cell office:value-type="float" office:value="70000" calcext:value-type="float">
            <text:p>70000</text:p>
          </table:table-cell>
          <table:table-cell table:formula="of:=[.D285]+([.G285]/[.A285])" office:value-type="float" office:value="256.478873239437" calcext:value-type="float">
            <text:p>256.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500 - ((2/3)*[.A286])" office:value-type="float" office:value="310" calcext:value-type="float">
            <text:p>31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86] + ([.C286]/[.A286])" office:value-type="float" office:value="360.877192982456" calcext:value-type="float">
            <text:p>360.88</text:p>
          </table:table-cell>
          <table:table-cell table:formula="of:=500 - ((4/3)*[.A286])" office:value-type="float" office:value="120" calcext:value-type="float">
            <text:p>120.00</text:p>
          </table:table-cell>
          <table:table-cell office:value-type="float" office:value="70000" calcext:value-type="float">
            <text:p>70000</text:p>
          </table:table-cell>
          <table:table-cell table:formula="of:=[.D286]+([.G286]/[.A286])" office:value-type="float" office:value="255.614035087719" calcext:value-type="float">
            <text:p>255.61</text:p>
          </table:table-cell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formula="of:=500 - ((2/3)*[.A287])" office:value-type="float" office:value="309.333333333333" calcext:value-type="float">
            <text:p>30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87] + ([.C287]/[.A287])" office:value-type="float" office:value="359.65034965035" calcext:value-type="float">
            <text:p>359.65</text:p>
          </table:table-cell>
          <table:table-cell table:formula="of:=500 - ((4/3)*[.A287])" office:value-type="float" office:value="118.666666666667" calcext:value-type="float">
            <text:p>118.67</text:p>
          </table:table-cell>
          <table:table-cell office:value-type="float" office:value="70000" calcext:value-type="float">
            <text:p>70000</text:p>
          </table:table-cell>
          <table:table-cell table:formula="of:=[.D287]+([.G287]/[.A287])" office:value-type="float" office:value="254.755244755245" calcext:value-type="float">
            <text:p>254.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500 - ((2/3)*[.A288])" office:value-type="float" office:value="308.666666666667" calcext:value-type="float">
            <text:p>30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88] + ([.C288]/[.A288])" office:value-type="float" office:value="358.432055749129" calcext:value-type="float">
            <text:p>358.43</text:p>
          </table:table-cell>
          <table:table-cell table:formula="of:=500 - ((4/3)*[.A288])" office:value-type="float" office:value="117.333333333333" calcext:value-type="float">
            <text:p>117.33</text:p>
          </table:table-cell>
          <table:table-cell office:value-type="float" office:value="70000" calcext:value-type="float">
            <text:p>70000</text:p>
          </table:table-cell>
          <table:table-cell table:formula="of:=[.D288]+([.G288]/[.A288])" office:value-type="float" office:value="253.90243902439" calcext:value-type="float">
            <text:p>253.9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500 - ((2/3)*[.A289])" office:value-type="float" office:value="308" calcext:value-type="float">
            <text:p>30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89] + ([.C289]/[.A289])" office:value-type="float" office:value="357.222222222222" calcext:value-type="float">
            <text:p>357.22</text:p>
          </table:table-cell>
          <table:table-cell table:formula="of:=500 - ((4/3)*[.A289])" office:value-type="float" office:value="116" calcext:value-type="float">
            <text:p>116.00</text:p>
          </table:table-cell>
          <table:table-cell office:value-type="float" office:value="70000" calcext:value-type="float">
            <text:p>70000</text:p>
          </table:table-cell>
          <table:table-cell table:formula="of:=[.D289]+([.G289]/[.A289])" office:value-type="float" office:value="253.055555555556" calcext:value-type="float">
            <text:p>253.06</text:p>
          </table:table-cell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formula="of:=500 - ((2/3)*[.A290])" office:value-type="float" office:value="307.333333333333" calcext:value-type="float">
            <text:p>30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90] + ([.C290]/[.A290])" office:value-type="float" office:value="356.020761245675" calcext:value-type="float">
            <text:p>356.02</text:p>
          </table:table-cell>
          <table:table-cell table:formula="of:=500 - ((4/3)*[.A290])" office:value-type="float" office:value="114.666666666667" calcext:value-type="float">
            <text:p>114.67</text:p>
          </table:table-cell>
          <table:table-cell office:value-type="float" office:value="70000" calcext:value-type="float">
            <text:p>70000</text:p>
          </table:table-cell>
          <table:table-cell table:formula="of:=[.D290]+([.G290]/[.A290])" office:value-type="float" office:value="252.214532871972" calcext:value-type="float">
            <text:p>252.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500 - ((2/3)*[.A291])" office:value-type="float" office:value="306.666666666667" calcext:value-type="float">
            <text:p>30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91] + ([.C291]/[.A291])" office:value-type="float" office:value="354.827586206897" calcext:value-type="float">
            <text:p>354.83</text:p>
          </table:table-cell>
          <table:table-cell table:formula="of:=500 - ((4/3)*[.A291])" office:value-type="float" office:value="113.333333333333" calcext:value-type="float">
            <text:p>113.33</text:p>
          </table:table-cell>
          <table:table-cell office:value-type="float" office:value="70000" calcext:value-type="float">
            <text:p>70000</text:p>
          </table:table-cell>
          <table:table-cell table:formula="of:=[.D291]+([.G291]/[.A291])" office:value-type="float" office:value="251.379310344828" calcext:value-type="float">
            <text:p>251.3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500 - ((2/3)*[.A292])" office:value-type="float" office:value="306" calcext:value-type="float">
            <text:p>30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92] + ([.C292]/[.A292])" office:value-type="float" office:value="353.642611683849" calcext:value-type="float">
            <text:p>353.64</text:p>
          </table:table-cell>
          <table:table-cell table:formula="of:=500 - ((4/3)*[.A292])" office:value-type="float" office:value="112" calcext:value-type="float">
            <text:p>112.00</text:p>
          </table:table-cell>
          <table:table-cell office:value-type="float" office:value="70000" calcext:value-type="float">
            <text:p>70000</text:p>
          </table:table-cell>
          <table:table-cell table:formula="of:=[.D292]+([.G292]/[.A292])" office:value-type="float" office:value="250.549828178694" calcext:value-type="float">
            <text:p>250.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500 - ((2/3)*[.A293])" office:value-type="float" office:value="305.333333333333" calcext:value-type="float">
            <text:p>30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93] + ([.C293]/[.A293])" office:value-type="float" office:value="352.465753424658" calcext:value-type="float">
            <text:p>352.47</text:p>
          </table:table-cell>
          <table:table-cell table:formula="of:=500 - ((4/3)*[.A293])" office:value-type="float" office:value="110.666666666667" calcext:value-type="float">
            <text:p>110.67</text:p>
          </table:table-cell>
          <table:table-cell office:value-type="float" office:value="70000" calcext:value-type="float">
            <text:p>70000</text:p>
          </table:table-cell>
          <table:table-cell table:formula="of:=[.D293]+([.G293]/[.A293])" office:value-type="float" office:value="249.72602739726" calcext:value-type="float">
            <text:p>249.73</text:p>
          </table:table-cell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formula="of:=500 - ((2/3)*[.A294])" office:value-type="float" office:value="304.666666666667" calcext:value-type="float">
            <text:p>304.67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294] + ([.C294]/[.A294])" office:value-type="float" office:value="351.296928327645" calcext:value-type="float">
            <text:p>351.30</text:p>
          </table:table-cell>
          <table:table-cell table:formula="of:=500 - ((4/3)*[.A294])" office:value-type="float" office:value="109.333333333333" calcext:value-type="float">
            <text:p>109.33</text:p>
          </table:table-cell>
          <table:table-cell office:value-type="float" office:value="70000" calcext:value-type="float">
            <text:p>70000</text:p>
          </table:table-cell>
          <table:table-cell table:formula="of:=[.D294]+([.G294]/[.A294])" office:value-type="float" office:value="248.907849829352" calcext:value-type="float">
            <text:p>248.9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500 - ((2/3)*[.A295])" office:value-type="float" office:value="304" calcext:value-type="float">
            <text:p>30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95] + ([.C295]/[.A295])" office:value-type="float" office:value="350.136054421769" calcext:value-type="float">
            <text:p>350.14</text:p>
          </table:table-cell>
          <table:table-cell table:formula="of:=500 - ((4/3)*[.A295])" office:value-type="float" office:value="108" calcext:value-type="float">
            <text:p>108.00</text:p>
          </table:table-cell>
          <table:table-cell office:value-type="float" office:value="70000" calcext:value-type="float">
            <text:p>70000</text:p>
          </table:table-cell>
          <table:table-cell table:formula="of:=[.D295]+([.G295]/[.A295])" office:value-type="float" office:value="248.095238095238" calcext:value-type="float">
            <text:p>248.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500 - ((2/3)*[.A296])" office:value-type="float" office:value="303.333333333333" calcext:value-type="float">
            <text:p>30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96] + ([.C296]/[.A296])" office:value-type="float" office:value="348.983050847458" calcext:value-type="float">
            <text:p>348.98</text:p>
          </table:table-cell>
          <table:table-cell table:formula="of:=500 - ((4/3)*[.A296])" office:value-type="float" office:value="106.666666666667" calcext:value-type="float">
            <text:p>106.67</text:p>
          </table:table-cell>
          <table:table-cell office:value-type="float" office:value="70000" calcext:value-type="float">
            <text:p>70000</text:p>
          </table:table-cell>
          <table:table-cell table:formula="of:=[.D296]+([.G296]/[.A296])" office:value-type="float" office:value="247.28813559322" calcext:value-type="float">
            <text:p>247.29</text:p>
          </table:table-cell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formula="of:=500 - ((2/3)*[.A297])" office:value-type="float" office:value="302.666666666667" calcext:value-type="float">
            <text:p>30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97] + ([.C297]/[.A297])" office:value-type="float" office:value="347.837837837838" calcext:value-type="float">
            <text:p>347.84</text:p>
          </table:table-cell>
          <table:table-cell table:formula="of:=500 - ((4/3)*[.A297])" office:value-type="float" office:value="105.333333333333" calcext:value-type="float">
            <text:p>105.33</text:p>
          </table:table-cell>
          <table:table-cell office:value-type="float" office:value="70000" calcext:value-type="float">
            <text:p>70000</text:p>
          </table:table-cell>
          <table:table-cell table:formula="of:=[.D297]+([.G297]/[.A297])" office:value-type="float" office:value="246.486486486486" calcext:value-type="float">
            <text:p>246.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500 - ((2/3)*[.A298])" office:value-type="float" office:value="302" calcext:value-type="float">
            <text:p>30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98] + ([.C298]/[.A298])" office:value-type="float" office:value="346.700336700337" calcext:value-type="float">
            <text:p>346.70</text:p>
          </table:table-cell>
          <table:table-cell table:formula="of:=500 - ((4/3)*[.A298])" office:value-type="float" office:value="104" calcext:value-type="float">
            <text:p>104.00</text:p>
          </table:table-cell>
          <table:table-cell office:value-type="float" office:value="70000" calcext:value-type="float">
            <text:p>70000</text:p>
          </table:table-cell>
          <table:table-cell table:formula="of:=[.D298]+([.G298]/[.A298])" office:value-type="float" office:value="245.690235690236" calcext:value-type="float">
            <text:p>245.6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500 - ((2/3)*[.A299])" office:value-type="float" office:value="301.333333333333" calcext:value-type="float">
            <text:p>30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299] + ([.C299]/[.A299])" office:value-type="float" office:value="345.570469798658" calcext:value-type="float">
            <text:p>345.57</text:p>
          </table:table-cell>
          <table:table-cell table:formula="of:=500 - ((4/3)*[.A299])" office:value-type="float" office:value="102.666666666667" calcext:value-type="float">
            <text:p>102.67</text:p>
          </table:table-cell>
          <table:table-cell office:value-type="float" office:value="70000" calcext:value-type="float">
            <text:p>70000</text:p>
          </table:table-cell>
          <table:table-cell table:formula="of:=[.D299]+([.G299]/[.A299])" office:value-type="float" office:value="244.89932885906" calcext:value-type="float">
            <text:p>244.90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formula="of:=500 - ((2/3)*[.A300])" office:value-type="float" office:value="300.666666666667" calcext:value-type="float">
            <text:p>30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00] + ([.C300]/[.A300])" office:value-type="float" office:value="344.448160535117" calcext:value-type="float">
            <text:p>344.45</text:p>
          </table:table-cell>
          <table:table-cell table:formula="of:=500 - ((4/3)*[.A300])" office:value-type="float" office:value="101.333333333333" calcext:value-type="float">
            <text:p>101.33</text:p>
          </table:table-cell>
          <table:table-cell office:value-type="float" office:value="70000" calcext:value-type="float">
            <text:p>70000</text:p>
          </table:table-cell>
          <table:table-cell table:formula="of:=[.D300]+([.G300]/[.A300])" office:value-type="float" office:value="244.113712374582" calcext:value-type="float">
            <text:p>244.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500 - ((2/3)*[.A301])" office:value-type="float" office:value="300" calcext:value-type="float">
            <text:p>30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01] + ([.C301]/[.A301])" office:value-type="float" office:value="343.333333333333" calcext:value-type="float">
            <text:p>343.33</text:p>
          </table:table-cell>
          <table:table-cell table:formula="of:=500 - ((4/3)*[.A301])" office:value-type="float" office:value="100" calcext:value-type="float">
            <text:p>100.00</text:p>
          </table:table-cell>
          <table:table-cell office:value-type="float" office:value="70000" calcext:value-type="float">
            <text:p>70000</text:p>
          </table:table-cell>
          <table:table-cell table:formula="of:=[.D301]+([.G301]/[.A301])" office:value-type="float" office:value="243.333333333333" calcext:value-type="float">
            <text:p>243.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500 - ((2/3)*[.A302])" office:value-type="float" office:value="299.333333333333" calcext:value-type="float">
            <text:p>29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02] + ([.C302]/[.A302])" office:value-type="float" office:value="342.225913621262" calcext:value-type="float">
            <text:p>342.23</text:p>
          </table:table-cell>
          <table:table-cell table:formula="of:=500 - ((4/3)*[.A302])" office:value-type="float" office:value="98.6666666666667" calcext:value-type="float">
            <text:p>98.67</text:p>
          </table:table-cell>
          <table:table-cell office:value-type="float" office:value="70000" calcext:value-type="float">
            <text:p>70000</text:p>
          </table:table-cell>
          <table:table-cell table:formula="of:=[.D302]+([.G302]/[.A302])" office:value-type="float" office:value="242.558139534884" calcext:value-type="float">
            <text:p>242.56</text:p>
          </table:table-cell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formula="of:=500 - ((2/3)*[.A303])" office:value-type="float" office:value="298.666666666667" calcext:value-type="float">
            <text:p>29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03] + ([.C303]/[.A303])" office:value-type="float" office:value="341.12582781457" calcext:value-type="float">
            <text:p>341.13</text:p>
          </table:table-cell>
          <table:table-cell table:formula="of:=500 - ((4/3)*[.A303])" office:value-type="float" office:value="97.3333333333334" calcext:value-type="float">
            <text:p>97.33</text:p>
          </table:table-cell>
          <table:table-cell office:value-type="float" office:value="70000" calcext:value-type="float">
            <text:p>70000</text:p>
          </table:table-cell>
          <table:table-cell table:formula="of:=[.D303]+([.G303]/[.A303])" office:value-type="float" office:value="241.788079470199" calcext:value-type="float">
            <text:p>241.7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500 - ((2/3)*[.A304])" office:value-type="float" office:value="298" calcext:value-type="float">
            <text:p>29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04] + ([.C304]/[.A304])" office:value-type="float" office:value="340.03300330033" calcext:value-type="float">
            <text:p>340.03</text:p>
          </table:table-cell>
          <table:table-cell table:formula="of:=500 - ((4/3)*[.A304])" office:value-type="float" office:value="96" calcext:value-type="float">
            <text:p>96.00</text:p>
          </table:table-cell>
          <table:table-cell office:value-type="float" office:value="70000" calcext:value-type="float">
            <text:p>70000</text:p>
          </table:table-cell>
          <table:table-cell table:formula="of:=[.D304]+([.G304]/[.A304])" office:value-type="float" office:value="241.023102310231" calcext:value-type="float">
            <text:p>241.0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500 - ((2/3)*[.A305])" office:value-type="float" office:value="297.333333333333" calcext:value-type="float">
            <text:p>29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05] + ([.C305]/[.A305])" office:value-type="float" office:value="338.947368421053" calcext:value-type="float">
            <text:p>338.95</text:p>
          </table:table-cell>
          <table:table-cell table:formula="of:=500 - ((4/3)*[.A305])" office:value-type="float" office:value="94.6666666666667" calcext:value-type="float">
            <text:p>94.67</text:p>
          </table:table-cell>
          <table:table-cell office:value-type="float" office:value="70000" calcext:value-type="float">
            <text:p>70000</text:p>
          </table:table-cell>
          <table:table-cell table:formula="of:=[.D305]+([.G305]/[.A305])" office:value-type="float" office:value="240.263157894737" calcext:value-type="float">
            <text:p>240.26</text:p>
          </table:table-cell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formula="of:=500 - ((2/3)*[.A306])" office:value-type="float" office:value="296.666666666667" calcext:value-type="float">
            <text:p>29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06] + ([.C306]/[.A306])" office:value-type="float" office:value="337.868852459016" calcext:value-type="float">
            <text:p>337.87</text:p>
          </table:table-cell>
          <table:table-cell table:formula="of:=500 - ((4/3)*[.A306])" office:value-type="float" office:value="93.3333333333334" calcext:value-type="float">
            <text:p>93.33</text:p>
          </table:table-cell>
          <table:table-cell office:value-type="float" office:value="70000" calcext:value-type="float">
            <text:p>70000</text:p>
          </table:table-cell>
          <table:table-cell table:formula="of:=[.D306]+([.G306]/[.A306])" office:value-type="float" office:value="239.508196721311" calcext:value-type="float">
            <text:p>239.5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500 - ((2/3)*[.A307])" office:value-type="float" office:value="296" calcext:value-type="float">
            <text:p>29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07] + ([.C307]/[.A307])" office:value-type="float" office:value="336.797385620915" calcext:value-type="float">
            <text:p>336.80</text:p>
          </table:table-cell>
          <table:table-cell table:formula="of:=500 - ((4/3)*[.A307])" office:value-type="float" office:value="92" calcext:value-type="float">
            <text:p>92.00</text:p>
          </table:table-cell>
          <table:table-cell office:value-type="float" office:value="70000" calcext:value-type="float">
            <text:p>70000</text:p>
          </table:table-cell>
          <table:table-cell table:formula="of:=[.D307]+([.G307]/[.A307])" office:value-type="float" office:value="238.758169934641" calcext:value-type="float">
            <text:p>238.7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500 - ((2/3)*[.A308])" office:value-type="float" office:value="295.333333333333" calcext:value-type="float">
            <text:p>29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08] + ([.C308]/[.A308])" office:value-type="float" office:value="335.732899022801" calcext:value-type="float">
            <text:p>335.73</text:p>
          </table:table-cell>
          <table:table-cell table:formula="of:=500 - ((4/3)*[.A308])" office:value-type="float" office:value="90.6666666666667" calcext:value-type="float">
            <text:p>90.67</text:p>
          </table:table-cell>
          <table:table-cell office:value-type="float" office:value="70000" calcext:value-type="float">
            <text:p>70000</text:p>
          </table:table-cell>
          <table:table-cell table:formula="of:=[.D308]+([.G308]/[.A308])" office:value-type="float" office:value="238.013029315961" calcext:value-type="float">
            <text:p>238.01</text:p>
          </table:table-cell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formula="of:=500 - ((2/3)*[.A309])" office:value-type="float" office:value="294.666666666667" calcext:value-type="float">
            <text:p>29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09] + ([.C309]/[.A309])" office:value-type="float" office:value="334.675324675325" calcext:value-type="float">
            <text:p>334.68</text:p>
          </table:table-cell>
          <table:table-cell table:formula="of:=500 - ((4/3)*[.A309])" office:value-type="float" office:value="89.3333333333334" calcext:value-type="float">
            <text:p>89.33</text:p>
          </table:table-cell>
          <table:table-cell office:value-type="float" office:value="70000" calcext:value-type="float">
            <text:p>70000</text:p>
          </table:table-cell>
          <table:table-cell table:formula="of:=[.D309]+([.G309]/[.A309])" office:value-type="float" office:value="237.272727272727" calcext:value-type="float">
            <text:p>237.2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500 - ((2/3)*[.A310])" office:value-type="float" office:value="294" calcext:value-type="float">
            <text:p>29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10] + ([.C310]/[.A310])" office:value-type="float" office:value="333.624595469256" calcext:value-type="float">
            <text:p>333.62</text:p>
          </table:table-cell>
          <table:table-cell table:formula="of:=500 - ((4/3)*[.A310])" office:value-type="float" office:value="88" calcext:value-type="float">
            <text:p>88.00</text:p>
          </table:table-cell>
          <table:table-cell office:value-type="float" office:value="70000" calcext:value-type="float">
            <text:p>70000</text:p>
          </table:table-cell>
          <table:table-cell table:formula="of:=[.D310]+([.G310]/[.A310])" office:value-type="float" office:value="236.537216828479" calcext:value-type="float">
            <text:p>236.5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500 - ((2/3)*[.A311])" office:value-type="float" office:value="293.333333333333" calcext:value-type="float">
            <text:p>29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11] + ([.C311]/[.A311])" office:value-type="float" office:value="332.58064516129" calcext:value-type="float">
            <text:p>332.58</text:p>
          </table:table-cell>
          <table:table-cell table:formula="of:=500 - ((4/3)*[.A311])" office:value-type="float" office:value="86.6666666666667" calcext:value-type="float">
            <text:p>86.67</text:p>
          </table:table-cell>
          <table:table-cell office:value-type="float" office:value="70000" calcext:value-type="float">
            <text:p>70000</text:p>
          </table:table-cell>
          <table:table-cell table:formula="of:=[.D311]+([.G311]/[.A311])" office:value-type="float" office:value="235.806451612903" calcext:value-type="float">
            <text:p>235.81</text:p>
          </table:table-cell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formula="of:=500 - ((2/3)*[.A312])" office:value-type="float" office:value="292.666666666667" calcext:value-type="float">
            <text:p>29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12] + ([.C312]/[.A312])" office:value-type="float" office:value="331.543408360129" calcext:value-type="float">
            <text:p>331.54</text:p>
          </table:table-cell>
          <table:table-cell table:formula="of:=500 - ((4/3)*[.A312])" office:value-type="float" office:value="85.3333333333334" calcext:value-type="float">
            <text:p>85.33</text:p>
          </table:table-cell>
          <table:table-cell office:value-type="float" office:value="70000" calcext:value-type="float">
            <text:p>70000</text:p>
          </table:table-cell>
          <table:table-cell table:formula="of:=[.D312]+([.G312]/[.A312])" office:value-type="float" office:value="235.08038585209" calcext:value-type="float">
            <text:p>235.0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500 - ((2/3)*[.A313])" office:value-type="float" office:value="292" calcext:value-type="float">
            <text:p>29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13] + ([.C313]/[.A313])" office:value-type="float" office:value="330.512820512821" calcext:value-type="float">
            <text:p>330.51</text:p>
          </table:table-cell>
          <table:table-cell table:formula="of:=500 - ((4/3)*[.A313])" office:value-type="float" office:value="84" calcext:value-type="float">
            <text:p>84.00</text:p>
          </table:table-cell>
          <table:table-cell office:value-type="float" office:value="70000" calcext:value-type="float">
            <text:p>70000</text:p>
          </table:table-cell>
          <table:table-cell table:formula="of:=[.D313]+([.G313]/[.A313])" office:value-type="float" office:value="234.358974358974" calcext:value-type="float">
            <text:p>234.3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500 - ((2/3)*[.A314])" office:value-type="float" office:value="291.333333333333" calcext:value-type="float">
            <text:p>29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14] + ([.C314]/[.A314])" office:value-type="float" office:value="329.488817891374" calcext:value-type="float">
            <text:p>329.49</text:p>
          </table:table-cell>
          <table:table-cell table:formula="of:=500 - ((4/3)*[.A314])" office:value-type="float" office:value="82.6666666666667" calcext:value-type="float">
            <text:p>82.67</text:p>
          </table:table-cell>
          <table:table-cell office:value-type="float" office:value="70000" calcext:value-type="float">
            <text:p>70000</text:p>
          </table:table-cell>
          <table:table-cell table:formula="of:=[.D314]+([.G314]/[.A314])" office:value-type="float" office:value="233.642172523962" calcext:value-type="float">
            <text:p>233.64</text:p>
          </table:table-cell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formula="of:=500 - ((2/3)*[.A315])" office:value-type="float" office:value="290.666666666667" calcext:value-type="float">
            <text:p>29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15] + ([.C315]/[.A315])" office:value-type="float" office:value="328.471337579618" calcext:value-type="float">
            <text:p>328.47</text:p>
          </table:table-cell>
          <table:table-cell table:formula="of:=500 - ((4/3)*[.A315])" office:value-type="float" office:value="81.3333333333334" calcext:value-type="float">
            <text:p>81.33</text:p>
          </table:table-cell>
          <table:table-cell office:value-type="float" office:value="70000" calcext:value-type="float">
            <text:p>70000</text:p>
          </table:table-cell>
          <table:table-cell table:formula="of:=[.D315]+([.G315]/[.A315])" office:value-type="float" office:value="232.929936305733" calcext:value-type="float">
            <text:p>232.9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500 - ((2/3)*[.A316])" office:value-type="float" office:value="290" calcext:value-type="float">
            <text:p>290.00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316] + ([.C316]/[.A316])" office:value-type="float" office:value="327.460317460317" calcext:value-type="float">
            <text:p>327.46</text:p>
          </table:table-cell>
          <table:table-cell table:formula="of:=500 - ((4/3)*[.A316])" office:value-type="float" office:value="80" calcext:value-type="float">
            <text:p>80.00</text:p>
          </table:table-cell>
          <table:table-cell office:value-type="float" office:value="70000" calcext:value-type="float">
            <text:p>70000</text:p>
          </table:table-cell>
          <table:table-cell table:formula="of:=[.D316]+([.G316]/[.A316])" office:value-type="float" office:value="232.222222222222" calcext:value-type="float">
            <text:p>232.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500 - ((2/3)*[.A317])" office:value-type="float" office:value="289.333333333333" calcext:value-type="float">
            <text:p>28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17] + ([.C317]/[.A317])" office:value-type="float" office:value="326.455696202532" calcext:value-type="float">
            <text:p>326.46</text:p>
          </table:table-cell>
          <table:table-cell table:formula="of:=500 - ((4/3)*[.A317])" office:value-type="float" office:value="78.6666666666667" calcext:value-type="float">
            <text:p>78.67</text:p>
          </table:table-cell>
          <table:table-cell office:value-type="float" office:value="70000" calcext:value-type="float">
            <text:p>70000</text:p>
          </table:table-cell>
          <table:table-cell table:formula="of:=[.D317]+([.G317]/[.A317])" office:value-type="float" office:value="231.518987341772" calcext:value-type="float">
            <text:p>231.52</text:p>
          </table:table-cell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formula="of:=500 - ((2/3)*[.A318])" office:value-type="float" office:value="288.666666666667" calcext:value-type="float">
            <text:p>28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18] + ([.C318]/[.A318])" office:value-type="float" office:value="325.457413249211" calcext:value-type="float">
            <text:p>325.46</text:p>
          </table:table-cell>
          <table:table-cell table:formula="of:=500 - ((4/3)*[.A318])" office:value-type="float" office:value="77.3333333333334" calcext:value-type="float">
            <text:p>77.33</text:p>
          </table:table-cell>
          <table:table-cell office:value-type="float" office:value="70000" calcext:value-type="float">
            <text:p>70000</text:p>
          </table:table-cell>
          <table:table-cell table:formula="of:=[.D318]+([.G318]/[.A318])" office:value-type="float" office:value="230.820189274448" calcext:value-type="float">
            <text:p>230.8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500 - ((2/3)*[.A319])" office:value-type="float" office:value="288" calcext:value-type="float">
            <text:p>28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19] + ([.C319]/[.A319])" office:value-type="float" office:value="324.465408805032" calcext:value-type="float">
            <text:p>324.47</text:p>
          </table:table-cell>
          <table:table-cell table:formula="of:=500 - ((4/3)*[.A319])" office:value-type="float" office:value="76" calcext:value-type="float">
            <text:p>76.00</text:p>
          </table:table-cell>
          <table:table-cell office:value-type="float" office:value="70000" calcext:value-type="float">
            <text:p>70000</text:p>
          </table:table-cell>
          <table:table-cell table:formula="of:=[.D319]+([.G319]/[.A319])" office:value-type="float" office:value="230.125786163522" calcext:value-type="float">
            <text:p>230.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500 - ((2/3)*[.A320])" office:value-type="float" office:value="287.333333333333" calcext:value-type="float">
            <text:p>28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20] + ([.C320]/[.A320])" office:value-type="float" office:value="323.479623824451" calcext:value-type="float">
            <text:p>323.48</text:p>
          </table:table-cell>
          <table:table-cell table:formula="of:=500 - ((4/3)*[.A320])" office:value-type="float" office:value="74.6666666666667" calcext:value-type="float">
            <text:p>74.67</text:p>
          </table:table-cell>
          <table:table-cell office:value-type="float" office:value="70000" calcext:value-type="float">
            <text:p>70000</text:p>
          </table:table-cell>
          <table:table-cell table:formula="of:=[.D320]+([.G320]/[.A320])" office:value-type="float" office:value="229.435736677116" calcext:value-type="float">
            <text:p>229.44</text:p>
          </table:table-cell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formula="of:=500 - ((2/3)*[.A321])" office:value-type="float" office:value="286.666666666667" calcext:value-type="float">
            <text:p>28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21] + ([.C321]/[.A321])" office:value-type="float" office:value="322.5" calcext:value-type="float">
            <text:p>322.50</text:p>
          </table:table-cell>
          <table:table-cell table:formula="of:=500 - ((4/3)*[.A321])" office:value-type="float" office:value="73.3333333333334" calcext:value-type="float">
            <text:p>73.33</text:p>
          </table:table-cell>
          <table:table-cell office:value-type="float" office:value="70000" calcext:value-type="float">
            <text:p>70000</text:p>
          </table:table-cell>
          <table:table-cell table:formula="of:=[.D321]+([.G321]/[.A321])" office:value-type="float" office:value="228.75" calcext:value-type="float">
            <text:p>228.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500 - ((2/3)*[.A322])" office:value-type="float" office:value="286" calcext:value-type="float">
            <text:p>28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22] + ([.C322]/[.A322])" office:value-type="float" office:value="321.526479750779" calcext:value-type="float">
            <text:p>321.53</text:p>
          </table:table-cell>
          <table:table-cell table:formula="of:=500 - ((4/3)*[.A322])" office:value-type="float" office:value="72" calcext:value-type="float">
            <text:p>72.00</text:p>
          </table:table-cell>
          <table:table-cell office:value-type="float" office:value="70000" calcext:value-type="float">
            <text:p>70000</text:p>
          </table:table-cell>
          <table:table-cell table:formula="of:=[.D322]+([.G322]/[.A322])" office:value-type="float" office:value="228.068535825545" calcext:value-type="float">
            <text:p>228.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500 - ((2/3)*[.A323])" office:value-type="float" office:value="285.333333333333" calcext:value-type="float">
            <text:p>28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23] + ([.C323]/[.A323])" office:value-type="float" office:value="320.55900621118" calcext:value-type="float">
            <text:p>320.56</text:p>
          </table:table-cell>
          <table:table-cell table:formula="of:=500 - ((4/3)*[.A323])" office:value-type="float" office:value="70.6666666666667" calcext:value-type="float">
            <text:p>70.67</text:p>
          </table:table-cell>
          <table:table-cell office:value-type="float" office:value="70000" calcext:value-type="float">
            <text:p>70000</text:p>
          </table:table-cell>
          <table:table-cell table:formula="of:=[.D323]+([.G323]/[.A323])" office:value-type="float" office:value="227.391304347826" calcext:value-type="float">
            <text:p>227.39</text:p>
          </table:table-cell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formula="of:=500 - ((2/3)*[.A324])" office:value-type="float" office:value="284.666666666667" calcext:value-type="float">
            <text:p>28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24] + ([.C324]/[.A324])" office:value-type="float" office:value="319.597523219814" calcext:value-type="float">
            <text:p>319.60</text:p>
          </table:table-cell>
          <table:table-cell table:formula="of:=500 - ((4/3)*[.A324])" office:value-type="float" office:value="69.3333333333334" calcext:value-type="float">
            <text:p>69.33</text:p>
          </table:table-cell>
          <table:table-cell office:value-type="float" office:value="70000" calcext:value-type="float">
            <text:p>70000</text:p>
          </table:table-cell>
          <table:table-cell table:formula="of:=[.D324]+([.G324]/[.A324])" office:value-type="float" office:value="226.71826625387" calcext:value-type="float">
            <text:p>226.7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500 - ((2/3)*[.A325])" office:value-type="float" office:value="284" calcext:value-type="float">
            <text:p>28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25] + ([.C325]/[.A325])" office:value-type="float" office:value="318.641975308642" calcext:value-type="float">
            <text:p>318.64</text:p>
          </table:table-cell>
          <table:table-cell table:formula="of:=500 - ((4/3)*[.A325])" office:value-type="float" office:value="68" calcext:value-type="float">
            <text:p>68.00</text:p>
          </table:table-cell>
          <table:table-cell office:value-type="float" office:value="70000" calcext:value-type="float">
            <text:p>70000</text:p>
          </table:table-cell>
          <table:table-cell table:formula="of:=[.D325]+([.G325]/[.A325])" office:value-type="float" office:value="226.049382716049" calcext:value-type="float">
            <text:p>226.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500 - ((2/3)*[.A326])" office:value-type="float" office:value="283.333333333333" calcext:value-type="float">
            <text:p>28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26] + ([.C326]/[.A326])" office:value-type="float" office:value="317.692307692308" calcext:value-type="float">
            <text:p>317.69</text:p>
          </table:table-cell>
          <table:table-cell table:formula="of:=500 - ((4/3)*[.A326])" office:value-type="float" office:value="66.6666666666667" calcext:value-type="float">
            <text:p>66.67</text:p>
          </table:table-cell>
          <table:table-cell office:value-type="float" office:value="70000" calcext:value-type="float">
            <text:p>70000</text:p>
          </table:table-cell>
          <table:table-cell table:formula="of:=[.D326]+([.G326]/[.A326])" office:value-type="float" office:value="225.384615384615" calcext:value-type="float">
            <text:p>225.38</text:p>
          </table:table-cell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formula="of:=500 - ((2/3)*[.A327])" office:value-type="float" office:value="282.666666666667" calcext:value-type="float">
            <text:p>28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27] + ([.C327]/[.A327])" office:value-type="float" office:value="316.748466257669" calcext:value-type="float">
            <text:p>316.75</text:p>
          </table:table-cell>
          <table:table-cell table:formula="of:=500 - ((4/3)*[.A327])" office:value-type="float" office:value="65.3333333333334" calcext:value-type="float">
            <text:p>65.33</text:p>
          </table:table-cell>
          <table:table-cell office:value-type="float" office:value="70000" calcext:value-type="float">
            <text:p>70000</text:p>
          </table:table-cell>
          <table:table-cell table:formula="of:=[.D327]+([.G327]/[.A327])" office:value-type="float" office:value="224.723926380368" calcext:value-type="float">
            <text:p>224.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500 - ((2/3)*[.A328])" office:value-type="float" office:value="282" calcext:value-type="float">
            <text:p>28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28] + ([.C328]/[.A328])" office:value-type="float" office:value="315.810397553517" calcext:value-type="float">
            <text:p>315.81</text:p>
          </table:table-cell>
          <table:table-cell table:formula="of:=500 - ((4/3)*[.A328])" office:value-type="float" office:value="64" calcext:value-type="float">
            <text:p>64.00</text:p>
          </table:table-cell>
          <table:table-cell office:value-type="float" office:value="70000" calcext:value-type="float">
            <text:p>70000</text:p>
          </table:table-cell>
          <table:table-cell table:formula="of:=[.D328]+([.G328]/[.A328])" office:value-type="float" office:value="224.067278287462" calcext:value-type="float">
            <text:p>224.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500 - ((2/3)*[.A329])" office:value-type="float" office:value="281.333333333333" calcext:value-type="float">
            <text:p>28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29] + ([.C329]/[.A329])" office:value-type="float" office:value="314.878048780488" calcext:value-type="float">
            <text:p>314.88</text:p>
          </table:table-cell>
          <table:table-cell table:formula="of:=500 - ((4/3)*[.A329])" office:value-type="float" office:value="62.6666666666667" calcext:value-type="float">
            <text:p>62.67</text:p>
          </table:table-cell>
          <table:table-cell office:value-type="float" office:value="70000" calcext:value-type="float">
            <text:p>70000</text:p>
          </table:table-cell>
          <table:table-cell table:formula="of:=[.D329]+([.G329]/[.A329])" office:value-type="float" office:value="223.414634146341" calcext:value-type="float">
            <text:p>223.41</text:p>
          </table:table-cell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formula="of:=500 - ((2/3)*[.A330])" office:value-type="float" office:value="280.666666666667" calcext:value-type="float">
            <text:p>28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30] + ([.C330]/[.A330])" office:value-type="float" office:value="313.951367781155" calcext:value-type="float">
            <text:p>313.95</text:p>
          </table:table-cell>
          <table:table-cell table:formula="of:=500 - ((4/3)*[.A330])" office:value-type="float" office:value="61.3333333333334" calcext:value-type="float">
            <text:p>61.33</text:p>
          </table:table-cell>
          <table:table-cell office:value-type="float" office:value="70000" calcext:value-type="float">
            <text:p>70000</text:p>
          </table:table-cell>
          <table:table-cell table:formula="of:=[.D330]+([.G330]/[.A330])" office:value-type="float" office:value="222.765957446809" calcext:value-type="float">
            <text:p>222.7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500 - ((2/3)*[.A331])" office:value-type="float" office:value="280" calcext:value-type="float">
            <text:p>28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31] + ([.C331]/[.A331])" office:value-type="float" office:value="313.030303030303" calcext:value-type="float">
            <text:p>313.03</text:p>
          </table:table-cell>
          <table:table-cell table:formula="of:=500 - ((4/3)*[.A331])" office:value-type="float" office:value="60" calcext:value-type="float">
            <text:p>60.00</text:p>
          </table:table-cell>
          <table:table-cell office:value-type="float" office:value="70000" calcext:value-type="float">
            <text:p>70000</text:p>
          </table:table-cell>
          <table:table-cell table:formula="of:=[.D331]+([.G331]/[.A331])" office:value-type="float" office:value="222.121212121212" calcext:value-type="float">
            <text:p>222.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500 - ((2/3)*[.A332])" office:value-type="float" office:value="279.333333333333" calcext:value-type="float">
            <text:p>27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32] + ([.C332]/[.A332])" office:value-type="float" office:value="312.114803625378" calcext:value-type="float">
            <text:p>312.11</text:p>
          </table:table-cell>
          <table:table-cell table:formula="of:=500 - ((4/3)*[.A332])" office:value-type="float" office:value="58.6666666666667" calcext:value-type="float">
            <text:p>58.67</text:p>
          </table:table-cell>
          <table:table-cell office:value-type="float" office:value="70000" calcext:value-type="float">
            <text:p>70000</text:p>
          </table:table-cell>
          <table:table-cell table:formula="of:=[.D332]+([.G332]/[.A332])" office:value-type="float" office:value="221.480362537764" calcext:value-type="float">
            <text:p>221.48</text:p>
          </table:table-cell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formula="of:=500 - ((2/3)*[.A333])" office:value-type="float" office:value="278.666666666667" calcext:value-type="float">
            <text:p>27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33] + ([.C333]/[.A333])" office:value-type="float" office:value="311.204819277108" calcext:value-type="float">
            <text:p>311.20</text:p>
          </table:table-cell>
          <table:table-cell table:formula="of:=500 - ((4/3)*[.A333])" office:value-type="float" office:value="57.3333333333334" calcext:value-type="float">
            <text:p>57.33</text:p>
          </table:table-cell>
          <table:table-cell office:value-type="float" office:value="70000" calcext:value-type="float">
            <text:p>70000</text:p>
          </table:table-cell>
          <table:table-cell table:formula="of:=[.D333]+([.G333]/[.A333])" office:value-type="float" office:value="220.843373493976" calcext:value-type="float">
            <text:p>220.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500 - ((2/3)*[.A334])" office:value-type="float" office:value="278" calcext:value-type="float">
            <text:p>27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34] + ([.C334]/[.A334])" office:value-type="float" office:value="310.3003003003" calcext:value-type="float">
            <text:p>310.30</text:p>
          </table:table-cell>
          <table:table-cell table:formula="of:=500 - ((4/3)*[.A334])" office:value-type="float" office:value="56" calcext:value-type="float">
            <text:p>56.00</text:p>
          </table:table-cell>
          <table:table-cell office:value-type="float" office:value="70000" calcext:value-type="float">
            <text:p>70000</text:p>
          </table:table-cell>
          <table:table-cell table:formula="of:=[.D334]+([.G334]/[.A334])" office:value-type="float" office:value="220.21021021021" calcext:value-type="float">
            <text:p>220.2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500 - ((2/3)*[.A335])" office:value-type="float" office:value="277.333333333333" calcext:value-type="float">
            <text:p>27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35] + ([.C335]/[.A335])" office:value-type="float" office:value="309.40119760479" calcext:value-type="float">
            <text:p>309.40</text:p>
          </table:table-cell>
          <table:table-cell table:formula="of:=500 - ((4/3)*[.A335])" office:value-type="float" office:value="54.6666666666667" calcext:value-type="float">
            <text:p>54.67</text:p>
          </table:table-cell>
          <table:table-cell office:value-type="float" office:value="70000" calcext:value-type="float">
            <text:p>70000</text:p>
          </table:table-cell>
          <table:table-cell table:formula="of:=[.D335]+([.G335]/[.A335])" office:value-type="float" office:value="219.580838323353" calcext:value-type="float">
            <text:p>219.58</text:p>
          </table:table-cell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formula="of:=500 - ((2/3)*[.A336])" office:value-type="float" office:value="276.666666666667" calcext:value-type="float">
            <text:p>27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36] + ([.C336]/[.A336])" office:value-type="float" office:value="308.507462686567" calcext:value-type="float">
            <text:p>308.51</text:p>
          </table:table-cell>
          <table:table-cell table:formula="of:=500 - ((4/3)*[.A336])" office:value-type="float" office:value="53.3333333333334" calcext:value-type="float">
            <text:p>53.33</text:p>
          </table:table-cell>
          <table:table-cell office:value-type="float" office:value="70000" calcext:value-type="float">
            <text:p>70000</text:p>
          </table:table-cell>
          <table:table-cell table:formula="of:=[.D336]+([.G336]/[.A336])" office:value-type="float" office:value="218.955223880597" calcext:value-type="float">
            <text:p>218.9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500 - ((2/3)*[.A337])" office:value-type="float" office:value="276" calcext:value-type="float">
            <text:p>27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37] + ([.C337]/[.A337])" office:value-type="float" office:value="307.619047619048" calcext:value-type="float">
            <text:p>307.62</text:p>
          </table:table-cell>
          <table:table-cell table:formula="of:=500 - ((4/3)*[.A337])" office:value-type="float" office:value="52" calcext:value-type="float">
            <text:p>52.00</text:p>
          </table:table-cell>
          <table:table-cell office:value-type="float" office:value="70000" calcext:value-type="float">
            <text:p>70000</text:p>
          </table:table-cell>
          <table:table-cell table:formula="of:=[.D337]+([.G337]/[.A337])" office:value-type="float" office:value="218.333333333333" calcext:value-type="float">
            <text:p>218.3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500 - ((2/3)*[.A338])" office:value-type="float" office:value="275.333333333333" calcext:value-type="float">
            <text:p>27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38] + ([.C338]/[.A338])" office:value-type="float" office:value="306.73590504451" calcext:value-type="float">
            <text:p>306.74</text:p>
          </table:table-cell>
          <table:table-cell table:formula="of:=500 - ((4/3)*[.A338])" office:value-type="float" office:value="50.6666666666667" calcext:value-type="float">
            <text:p>50.67</text:p>
          </table:table-cell>
          <table:table-cell office:value-type="float" office:value="70000" calcext:value-type="float">
            <text:p>70000</text:p>
          </table:table-cell>
          <table:table-cell table:formula="of:=[.D338]+([.G338]/[.A338])" office:value-type="float" office:value="217.715133531157" calcext:value-type="float">
            <text:p>217.72</text:p>
          </table:table-cell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formula="of:=500 - ((2/3)*[.A339])" office:value-type="float" office:value="274.666666666667" calcext:value-type="float">
            <text:p>27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39] + ([.C339]/[.A339])" office:value-type="float" office:value="305.85798816568" calcext:value-type="float">
            <text:p>305.86</text:p>
          </table:table-cell>
          <table:table-cell table:formula="of:=500 - ((4/3)*[.A339])" office:value-type="float" office:value="49.3333333333334" calcext:value-type="float">
            <text:p>49.33</text:p>
          </table:table-cell>
          <table:table-cell office:value-type="float" office:value="70000" calcext:value-type="float">
            <text:p>70000</text:p>
          </table:table-cell>
          <table:table-cell table:formula="of:=[.D339]+([.G339]/[.A339])" office:value-type="float" office:value="217.100591715976" calcext:value-type="float">
            <text:p>217.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500 - ((2/3)*[.A340])" office:value-type="float" office:value="274" calcext:value-type="float">
            <text:p>27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40] + ([.C340]/[.A340])" office:value-type="float" office:value="304.985250737463" calcext:value-type="float">
            <text:p>304.99</text:p>
          </table:table-cell>
          <table:table-cell table:formula="of:=500 - ((4/3)*[.A340])" office:value-type="float" office:value="48" calcext:value-type="float">
            <text:p>48.00</text:p>
          </table:table-cell>
          <table:table-cell office:value-type="float" office:value="70000" calcext:value-type="float">
            <text:p>70000</text:p>
          </table:table-cell>
          <table:table-cell table:formula="of:=[.D340]+([.G340]/[.A340])" office:value-type="float" office:value="216.489675516224" calcext:value-type="float">
            <text:p>216.4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500 - ((2/3)*[.A341])" office:value-type="float" office:value="273.333333333333" calcext:value-type="float">
            <text:p>27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41] + ([.C341]/[.A341])" office:value-type="float" office:value="304.117647058824" calcext:value-type="float">
            <text:p>304.12</text:p>
          </table:table-cell>
          <table:table-cell table:formula="of:=500 - ((4/3)*[.A341])" office:value-type="float" office:value="46.6666666666667" calcext:value-type="float">
            <text:p>46.67</text:p>
          </table:table-cell>
          <table:table-cell office:value-type="float" office:value="70000" calcext:value-type="float">
            <text:p>70000</text:p>
          </table:table-cell>
          <table:table-cell table:formula="of:=[.D341]+([.G341]/[.A341])" office:value-type="float" office:value="215.882352941176" calcext:value-type="float">
            <text:p>215.88</text:p>
          </table:table-cell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formula="of:=500 - ((2/3)*[.A342])" office:value-type="float" office:value="272.666666666667" calcext:value-type="float">
            <text:p>27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42] + ([.C342]/[.A342])" office:value-type="float" office:value="303.255131964809" calcext:value-type="float">
            <text:p>303.26</text:p>
          </table:table-cell>
          <table:table-cell table:formula="of:=500 - ((4/3)*[.A342])" office:value-type="float" office:value="45.3333333333334" calcext:value-type="float">
            <text:p>45.33</text:p>
          </table:table-cell>
          <table:table-cell office:value-type="float" office:value="70000" calcext:value-type="float">
            <text:p>70000</text:p>
          </table:table-cell>
          <table:table-cell table:formula="of:=[.D342]+([.G342]/[.A342])" office:value-type="float" office:value="215.278592375367" calcext:value-type="float">
            <text:p>215.2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500 - ((2/3)*[.A343])" office:value-type="float" office:value="272" calcext:value-type="float">
            <text:p>27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43] + ([.C343]/[.A343])" office:value-type="float" office:value="302.397660818713" calcext:value-type="float">
            <text:p>302.40</text:p>
          </table:table-cell>
          <table:table-cell table:formula="of:=500 - ((4/3)*[.A343])" office:value-type="float" office:value="44" calcext:value-type="float">
            <text:p>44.00</text:p>
          </table:table-cell>
          <table:table-cell office:value-type="float" office:value="70000" calcext:value-type="float">
            <text:p>70000</text:p>
          </table:table-cell>
          <table:table-cell table:formula="of:=[.D343]+([.G343]/[.A343])" office:value-type="float" office:value="214.678362573099" calcext:value-type="float">
            <text:p>214.6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500 - ((2/3)*[.A344])" office:value-type="float" office:value="271.333333333333" calcext:value-type="float">
            <text:p>27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44] + ([.C344]/[.A344])" office:value-type="float" office:value="301.545189504373" calcext:value-type="float">
            <text:p>301.55</text:p>
          </table:table-cell>
          <table:table-cell table:formula="of:=500 - ((4/3)*[.A344])" office:value-type="float" office:value="42.6666666666667" calcext:value-type="float">
            <text:p>42.67</text:p>
          </table:table-cell>
          <table:table-cell office:value-type="float" office:value="70000" calcext:value-type="float">
            <text:p>70000</text:p>
          </table:table-cell>
          <table:table-cell table:formula="of:=[.D344]+([.G344]/[.A344])" office:value-type="float" office:value="214.081632653061" calcext:value-type="float">
            <text:p>214.08</text:p>
          </table:table-cell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formula="of:=500 - ((2/3)*[.A345])" office:value-type="float" office:value="270.666666666667" calcext:value-type="float">
            <text:p>27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45] + ([.C345]/[.A345])" office:value-type="float" office:value="300.697674418605" calcext:value-type="float">
            <text:p>300.70</text:p>
          </table:table-cell>
          <table:table-cell table:formula="of:=500 - ((4/3)*[.A345])" office:value-type="float" office:value="41.3333333333334" calcext:value-type="float">
            <text:p>41.33</text:p>
          </table:table-cell>
          <table:table-cell office:value-type="float" office:value="70000" calcext:value-type="float">
            <text:p>70000</text:p>
          </table:table-cell>
          <table:table-cell table:formula="of:=[.D345]+([.G345]/[.A345])" office:value-type="float" office:value="213.488372093023" calcext:value-type="float">
            <text:p>213.4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500 - ((2/3)*[.A346])" office:value-type="float" office:value="270" calcext:value-type="float">
            <text:p>27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46] + ([.C346]/[.A346])" office:value-type="float" office:value="299.855072463768" calcext:value-type="float">
            <text:p>299.86</text:p>
          </table:table-cell>
          <table:table-cell table:formula="of:=500 - ((4/3)*[.A346])" office:value-type="float" office:value="40" calcext:value-type="float">
            <text:p>40.00</text:p>
          </table:table-cell>
          <table:table-cell office:value-type="float" office:value="70000" calcext:value-type="float">
            <text:p>70000</text:p>
          </table:table-cell>
          <table:table-cell table:formula="of:=[.D346]+([.G346]/[.A346])" office:value-type="float" office:value="212.898550724638" calcext:value-type="float">
            <text:p>212.9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500 - ((2/3)*[.A347])" office:value-type="float" office:value="269.333333333333" calcext:value-type="float">
            <text:p>26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47] + ([.C347]/[.A347])" office:value-type="float" office:value="299.017341040462" calcext:value-type="float">
            <text:p>299.02</text:p>
          </table:table-cell>
          <table:table-cell table:formula="of:=500 - ((4/3)*[.A347])" office:value-type="float" office:value="38.6666666666667" calcext:value-type="float">
            <text:p>38.67</text:p>
          </table:table-cell>
          <table:table-cell office:value-type="float" office:value="70000" calcext:value-type="float">
            <text:p>70000</text:p>
          </table:table-cell>
          <table:table-cell table:formula="of:=[.D347]+([.G347]/[.A347])" office:value-type="float" office:value="212.312138728324" calcext:value-type="float">
            <text:p>212.31</text:p>
          </table:table-cell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formula="of:=500 - ((2/3)*[.A348])" office:value-type="float" office:value="268.666666666667" calcext:value-type="float">
            <text:p>26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48] + ([.C348]/[.A348])" office:value-type="float" office:value="298.184438040346" calcext:value-type="float">
            <text:p>298.18</text:p>
          </table:table-cell>
          <table:table-cell table:formula="of:=500 - ((4/3)*[.A348])" office:value-type="float" office:value="37.3333333333334" calcext:value-type="float">
            <text:p>37.33</text:p>
          </table:table-cell>
          <table:table-cell office:value-type="float" office:value="70000" calcext:value-type="float">
            <text:p>70000</text:p>
          </table:table-cell>
          <table:table-cell table:formula="of:=[.D348]+([.G348]/[.A348])" office:value-type="float" office:value="211.729106628242" calcext:value-type="float">
            <text:p>211.7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500 - ((2/3)*[.A349])" office:value-type="float" office:value="268" calcext:value-type="float">
            <text:p>26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49] + ([.C349]/[.A349])" office:value-type="float" office:value="297.35632183908" calcext:value-type="float">
            <text:p>297.36</text:p>
          </table:table-cell>
          <table:table-cell table:formula="of:=500 - ((4/3)*[.A349])" office:value-type="float" office:value="36" calcext:value-type="float">
            <text:p>36.00</text:p>
          </table:table-cell>
          <table:table-cell office:value-type="float" office:value="70000" calcext:value-type="float">
            <text:p>70000</text:p>
          </table:table-cell>
          <table:table-cell table:formula="of:=[.D349]+([.G349]/[.A349])" office:value-type="float" office:value="211.149425287356" calcext:value-type="float">
            <text:p>211.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500 - ((2/3)*[.A350])" office:value-type="float" office:value="267.333333333333" calcext:value-type="float">
            <text:p>26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50] + ([.C350]/[.A350])" office:value-type="float" office:value="296.532951289398" calcext:value-type="float">
            <text:p>296.53</text:p>
          </table:table-cell>
          <table:table-cell table:formula="of:=500 - ((4/3)*[.A350])" office:value-type="float" office:value="34.6666666666667" calcext:value-type="float">
            <text:p>34.67</text:p>
          </table:table-cell>
          <table:table-cell office:value-type="float" office:value="70000" calcext:value-type="float">
            <text:p>70000</text:p>
          </table:table-cell>
          <table:table-cell table:formula="of:=[.D350]+([.G350]/[.A350])" office:value-type="float" office:value="210.573065902579" calcext:value-type="float">
            <text:p>210.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500 - ((2/3)*[.A351])" office:value-type="float" office:value="266.666666666667" calcext:value-type="float">
            <text:p>26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51] + ([.C351]/[.A351])" office:value-type="float" office:value="295.714285714286" calcext:value-type="float">
            <text:p>295.71</text:p>
          </table:table-cell>
          <table:table-cell table:formula="of:=500 - ((4/3)*[.A351])" office:value-type="float" office:value="33.3333333333334" calcext:value-type="float">
            <text:p>33.33</text:p>
          </table:table-cell>
          <table:table-cell office:value-type="float" office:value="70000" calcext:value-type="float">
            <text:p>70000</text:p>
          </table:table-cell>
          <table:table-cell table:formula="of:=[.D351]+([.G351]/[.A351])" office:value-type="float" office:value="210" calcext:value-type="float">
            <text:p>210.00</text:p>
          </table:table-cell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formula="of:=500 - ((2/3)*[.A352])" office:value-type="float" office:value="266" calcext:value-type="float">
            <text:p>266.00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352] + ([.C352]/[.A352])" office:value-type="float" office:value="294.900284900285" calcext:value-type="float">
            <text:p>294.90</text:p>
          </table:table-cell>
          <table:table-cell table:formula="of:=500 - ((4/3)*[.A352])" office:value-type="float" office:value="32" calcext:value-type="float">
            <text:p>32.00</text:p>
          </table:table-cell>
          <table:table-cell office:value-type="float" office:value="70000" calcext:value-type="float">
            <text:p>70000</text:p>
          </table:table-cell>
          <table:table-cell table:formula="of:=[.D352]+([.G352]/[.A352])" office:value-type="float" office:value="209.430199430199" calcext:value-type="float">
            <text:p>209.4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500 - ((2/3)*[.A353])" office:value-type="float" office:value="265.333333333333" calcext:value-type="float">
            <text:p>26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53] + ([.C353]/[.A353])" office:value-type="float" office:value="294.090909090909" calcext:value-type="float">
            <text:p>294.09</text:p>
          </table:table-cell>
          <table:table-cell table:formula="of:=500 - ((4/3)*[.A353])" office:value-type="float" office:value="30.6666666666667" calcext:value-type="float">
            <text:p>30.67</text:p>
          </table:table-cell>
          <table:table-cell office:value-type="float" office:value="70000" calcext:value-type="float">
            <text:p>70000</text:p>
          </table:table-cell>
          <table:table-cell table:formula="of:=[.D353]+([.G353]/[.A353])" office:value-type="float" office:value="208.863636363636" calcext:value-type="float">
            <text:p>208.8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500 - ((2/3)*[.A354])" office:value-type="float" office:value="264.666666666667" calcext:value-type="float">
            <text:p>26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54] + ([.C354]/[.A354])" office:value-type="float" office:value="293.28611898017" calcext:value-type="float">
            <text:p>293.29</text:p>
          </table:table-cell>
          <table:table-cell table:formula="of:=500 - ((4/3)*[.A354])" office:value-type="float" office:value="29.3333333333334" calcext:value-type="float">
            <text:p>29.33</text:p>
          </table:table-cell>
          <table:table-cell office:value-type="float" office:value="70000" calcext:value-type="float">
            <text:p>70000</text:p>
          </table:table-cell>
          <table:table-cell table:formula="of:=[.D354]+([.G354]/[.A354])" office:value-type="float" office:value="208.300283286119" calcext:value-type="float">
            <text:p>208.30</text:p>
          </table:table-cell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formula="of:=500 - ((2/3)*[.A355])" office:value-type="float" office:value="264" calcext:value-type="float">
            <text:p>26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55] + ([.C355]/[.A355])" office:value-type="float" office:value="292.485875706215" calcext:value-type="float">
            <text:p>292.49</text:p>
          </table:table-cell>
          <table:table-cell table:formula="of:=500 - ((4/3)*[.A355])" office:value-type="float" office:value="28" calcext:value-type="float">
            <text:p>28.00</text:p>
          </table:table-cell>
          <table:table-cell office:value-type="float" office:value="70000" calcext:value-type="float">
            <text:p>70000</text:p>
          </table:table-cell>
          <table:table-cell table:formula="of:=[.D355]+([.G355]/[.A355])" office:value-type="float" office:value="207.74011299435" calcext:value-type="float">
            <text:p>207.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500 - ((2/3)*[.A356])" office:value-type="float" office:value="263.333333333333" calcext:value-type="float">
            <text:p>26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56] + ([.C356]/[.A356])" office:value-type="float" office:value="291.69014084507" calcext:value-type="float">
            <text:p>291.69</text:p>
          </table:table-cell>
          <table:table-cell table:formula="of:=500 - ((4/3)*[.A356])" office:value-type="float" office:value="26.6666666666667" calcext:value-type="float">
            <text:p>26.67</text:p>
          </table:table-cell>
          <table:table-cell office:value-type="float" office:value="70000" calcext:value-type="float">
            <text:p>70000</text:p>
          </table:table-cell>
          <table:table-cell table:formula="of:=[.D356]+([.G356]/[.A356])" office:value-type="float" office:value="207.183098591549" calcext:value-type="float">
            <text:p>207.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500 - ((2/3)*[.A357])" office:value-type="float" office:value="262.666666666667" calcext:value-type="float">
            <text:p>26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57] + ([.C357]/[.A357])" office:value-type="float" office:value="290.898876404494" calcext:value-type="float">
            <text:p>290.90</text:p>
          </table:table-cell>
          <table:table-cell table:formula="of:=500 - ((4/3)*[.A357])" office:value-type="float" office:value="25.3333333333334" calcext:value-type="float">
            <text:p>25.33</text:p>
          </table:table-cell>
          <table:table-cell office:value-type="float" office:value="70000" calcext:value-type="float">
            <text:p>70000</text:p>
          </table:table-cell>
          <table:table-cell table:formula="of:=[.D357]+([.G357]/[.A357])" office:value-type="float" office:value="206.629213483146" calcext:value-type="float">
            <text:p>206.63</text:p>
          </table:table-cell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formula="of:=500 - ((2/3)*[.A358])" office:value-type="float" office:value="262" calcext:value-type="float">
            <text:p>26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58] + ([.C358]/[.A358])" office:value-type="float" office:value="290.112044817927" calcext:value-type="float">
            <text:p>290.11</text:p>
          </table:table-cell>
          <table:table-cell table:formula="of:=500 - ((4/3)*[.A358])" office:value-type="float" office:value="24" calcext:value-type="float">
            <text:p>24.00</text:p>
          </table:table-cell>
          <table:table-cell office:value-type="float" office:value="70000" calcext:value-type="float">
            <text:p>70000</text:p>
          </table:table-cell>
          <table:table-cell table:formula="of:=[.D358]+([.G358]/[.A358])" office:value-type="float" office:value="206.078431372549" calcext:value-type="float">
            <text:p>206.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500 - ((2/3)*[.A359])" office:value-type="float" office:value="261.333333333333" calcext:value-type="float">
            <text:p>26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59] + ([.C359]/[.A359])" office:value-type="float" office:value="289.329608938548" calcext:value-type="float">
            <text:p>289.33</text:p>
          </table:table-cell>
          <table:table-cell table:formula="of:=500 - ((4/3)*[.A359])" office:value-type="float" office:value="22.6666666666667" calcext:value-type="float">
            <text:p>22.67</text:p>
          </table:table-cell>
          <table:table-cell office:value-type="float" office:value="70000" calcext:value-type="float">
            <text:p>70000</text:p>
          </table:table-cell>
          <table:table-cell table:formula="of:=[.D359]+([.G359]/[.A359])" office:value-type="float" office:value="205.530726256983" calcext:value-type="float">
            <text:p>205.5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500 - ((2/3)*[.A360])" office:value-type="float" office:value="260.666666666667" calcext:value-type="float">
            <text:p>26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60] + ([.C360]/[.A360])" office:value-type="float" office:value="288.551532033426" calcext:value-type="float">
            <text:p>288.55</text:p>
          </table:table-cell>
          <table:table-cell table:formula="of:=500 - ((4/3)*[.A360])" office:value-type="float" office:value="21.3333333333334" calcext:value-type="float">
            <text:p>21.33</text:p>
          </table:table-cell>
          <table:table-cell office:value-type="float" office:value="70000" calcext:value-type="float">
            <text:p>70000</text:p>
          </table:table-cell>
          <table:table-cell table:formula="of:=[.D360]+([.G360]/[.A360])" office:value-type="float" office:value="204.986072423398" calcext:value-type="float">
            <text:p>204.99</text:p>
          </table:table-cell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formula="of:=500 - ((2/3)*[.A361])" office:value-type="float" office:value="260" calcext:value-type="float">
            <text:p>26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61] + ([.C361]/[.A361])" office:value-type="float" office:value="287.777777777778" calcext:value-type="float">
            <text:p>287.78</text:p>
          </table:table-cell>
          <table:table-cell table:formula="of:=500 - ((4/3)*[.A361])" office:value-type="float" office:value="20" calcext:value-type="float">
            <text:p>20.00</text:p>
          </table:table-cell>
          <table:table-cell office:value-type="float" office:value="70000" calcext:value-type="float">
            <text:p>70000</text:p>
          </table:table-cell>
          <table:table-cell table:formula="of:=[.D361]+([.G361]/[.A361])" office:value-type="float" office:value="204.444444444444" calcext:value-type="float">
            <text:p>204.4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500 - ((2/3)*[.A362])" office:value-type="float" office:value="259.333333333333" calcext:value-type="float">
            <text:p>25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62] + ([.C362]/[.A362])" office:value-type="float" office:value="287.008310249308" calcext:value-type="float">
            <text:p>287.01</text:p>
          </table:table-cell>
          <table:table-cell table:formula="of:=500 - ((4/3)*[.A362])" office:value-type="float" office:value="18.6666666666667" calcext:value-type="float">
            <text:p>18.67</text:p>
          </table:table-cell>
          <table:table-cell office:value-type="float" office:value="70000" calcext:value-type="float">
            <text:p>70000</text:p>
          </table:table-cell>
          <table:table-cell table:formula="of:=[.D362]+([.G362]/[.A362])" office:value-type="float" office:value="203.905817174515" calcext:value-type="float">
            <text:p>203.9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500 - ((2/3)*[.A363])" office:value-type="float" office:value="258.666666666667" calcext:value-type="float">
            <text:p>25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63] + ([.C363]/[.A363])" office:value-type="float" office:value="286.243093922652" calcext:value-type="float">
            <text:p>286.24</text:p>
          </table:table-cell>
          <table:table-cell table:formula="of:=500 - ((4/3)*[.A363])" office:value-type="float" office:value="17.3333333333334" calcext:value-type="float">
            <text:p>17.33</text:p>
          </table:table-cell>
          <table:table-cell office:value-type="float" office:value="70000" calcext:value-type="float">
            <text:p>70000</text:p>
          </table:table-cell>
          <table:table-cell table:formula="of:=[.D363]+([.G363]/[.A363])" office:value-type="float" office:value="203.370165745856" calcext:value-type="float">
            <text:p>203.37</text:p>
          </table:table-cell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formula="of:=500 - ((2/3)*[.A364])" office:value-type="float" office:value="258" calcext:value-type="float">
            <text:p>25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64] + ([.C364]/[.A364])" office:value-type="float" office:value="285.482093663912" calcext:value-type="float">
            <text:p>285.48</text:p>
          </table:table-cell>
          <table:table-cell table:formula="of:=500 - ((4/3)*[.A364])" office:value-type="float" office:value="16" calcext:value-type="float">
            <text:p>16.00</text:p>
          </table:table-cell>
          <table:table-cell office:value-type="float" office:value="70000" calcext:value-type="float">
            <text:p>70000</text:p>
          </table:table-cell>
          <table:table-cell table:formula="of:=[.D364]+([.G364]/[.A364])" office:value-type="float" office:value="202.837465564738" calcext:value-type="float">
            <text:p>202.8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500 - ((2/3)*[.A365])" office:value-type="float" office:value="257.333333333333" calcext:value-type="float">
            <text:p>25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65] + ([.C365]/[.A365])" office:value-type="float" office:value="284.725274725275" calcext:value-type="float">
            <text:p>284.73</text:p>
          </table:table-cell>
          <table:table-cell table:formula="of:=500 - ((4/3)*[.A365])" office:value-type="float" office:value="14.6666666666667" calcext:value-type="float">
            <text:p>14.67</text:p>
          </table:table-cell>
          <table:table-cell office:value-type="float" office:value="70000" calcext:value-type="float">
            <text:p>70000</text:p>
          </table:table-cell>
          <table:table-cell table:formula="of:=[.D365]+([.G365]/[.A365])" office:value-type="float" office:value="202.307692307692" calcext:value-type="float">
            <text:p>202.3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500 - ((2/3)*[.A366])" office:value-type="float" office:value="256.666666666667" calcext:value-type="float">
            <text:p>25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66] + ([.C366]/[.A366])" office:value-type="float" office:value="283.972602739726" calcext:value-type="float">
            <text:p>283.97</text:p>
          </table:table-cell>
          <table:table-cell table:formula="of:=500 - ((4/3)*[.A366])" office:value-type="float" office:value="13.3333333333334" calcext:value-type="float">
            <text:p>13.33</text:p>
          </table:table-cell>
          <table:table-cell office:value-type="float" office:value="70000" calcext:value-type="float">
            <text:p>70000</text:p>
          </table:table-cell>
          <table:table-cell table:formula="of:=[.D366]+([.G366]/[.A366])" office:value-type="float" office:value="201.780821917808" calcext:value-type="float">
            <text:p>201.78</text:p>
          </table:table-cell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formula="of:=500 - ((2/3)*[.A367])" office:value-type="float" office:value="256" calcext:value-type="float">
            <text:p>25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67] + ([.C367]/[.A367])" office:value-type="float" office:value="283.224043715847" calcext:value-type="float">
            <text:p>283.22</text:p>
          </table:table-cell>
          <table:table-cell table:formula="of:=500 - ((4/3)*[.A367])" office:value-type="float" office:value="12" calcext:value-type="float">
            <text:p>12.00</text:p>
          </table:table-cell>
          <table:table-cell office:value-type="float" office:value="70000" calcext:value-type="float">
            <text:p>70000</text:p>
          </table:table-cell>
          <table:table-cell table:formula="of:=[.D367]+([.G367]/[.A367])" office:value-type="float" office:value="201.256830601093" calcext:value-type="float">
            <text:p>201.2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500 - ((2/3)*[.A368])" office:value-type="float" office:value="255.333333333333" calcext:value-type="float">
            <text:p>25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68] + ([.C368]/[.A368])" office:value-type="float" office:value="282.479564032698" calcext:value-type="float">
            <text:p>282.48</text:p>
          </table:table-cell>
          <table:table-cell table:formula="of:=500 - ((4/3)*[.A368])" office:value-type="float" office:value="10.6666666666667" calcext:value-type="float">
            <text:p>10.67</text:p>
          </table:table-cell>
          <table:table-cell office:value-type="float" office:value="70000" calcext:value-type="float">
            <text:p>70000</text:p>
          </table:table-cell>
          <table:table-cell table:formula="of:=[.D368]+([.G368]/[.A368])" office:value-type="float" office:value="200.735694822888" calcext:value-type="float">
            <text:p>200.74</text:p>
          </table:table-cell>
        </table:table-row>
        <table:table-row table:style-name="ro1">
          <table:table-cell table:style-name="ce1" office:value-type="float" office:value="367.5" calcext:value-type="float">
            <text:p>367.5</text:p>
          </table:table-cell>
          <table:table-cell table:style-name="ce3" table:formula="of:=500 - ((2/3)*[.A369])" office:value-type="float" office:value="255" calcext:value-type="float">
            <text:p>255.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 [.D369] + ([.C369]/[.A369])" office:value-type="float" office:value="282.108843537415" calcext:value-type="float">
            <text:p>282.11</text:p>
          </table:table-cell>
          <table:table-cell table:style-name="ce3" table:formula="of:=500 - ((4/3)*[.A369])" office:value-type="float" office:value="10" calcext:value-type="float">
            <text:p>10.00</text:p>
          </table:table-cell>
          <table:table-cell office:value-type="float" office:value="70000" calcext:value-type="float">
            <text:p>70000</text:p>
          </table:table-cell>
          <table:table-cell table:formula="of:=[.D369]+([.G369]/[.A369])" office:value-type="float" office:value="200.47619047619" calcext:value-type="float">
            <text:p>200.4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500 - ((2/3)*[.A370])" office:value-type="float" office:value="254.666666666667" calcext:value-type="float">
            <text:p>25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70] + ([.C370]/[.A370])" office:value-type="float" office:value="281.739130434783" calcext:value-type="float">
            <text:p>281.74</text:p>
          </table:table-cell>
          <table:table-cell table:formula="of:=500 - ((4/3)*[.A370])" office:value-type="float" office:value="9.33333333333337" calcext:value-type="float">
            <text:p>9.33</text:p>
          </table:table-cell>
          <table:table-cell office:value-type="float" office:value="70000" calcext:value-type="float">
            <text:p>70000</text:p>
          </table:table-cell>
          <table:table-cell table:formula="of:=[.D370]+([.G370]/[.A370])" office:value-type="float" office:value="200.217391304348" calcext:value-type="float">
            <text:p>200.22</text:p>
          </table:table-cell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formula="of:=500 - ((2/3)*[.A371])" office:value-type="float" office:value="254" calcext:value-type="float">
            <text:p>25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71] + ([.C371]/[.A371])" office:value-type="float" office:value="281.0027100271" calcext:value-type="float">
            <text:p>281.00</text:p>
          </table:table-cell>
          <table:table-cell table:formula="of:=500 - ((4/3)*[.A371])" office:value-type="float" office:value="8" calcext:value-type="float">
            <text:p>8.00</text:p>
          </table:table-cell>
          <table:table-cell office:value-type="float" office:value="70000" calcext:value-type="float">
            <text:p>70000</text:p>
          </table:table-cell>
          <table:table-cell table:formula="of:=[.D371]+([.G371]/[.A371])" office:value-type="float" office:value="199.70189701897" calcext:value-type="float">
            <text:p>199.7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500 - ((2/3)*[.A372])" office:value-type="float" office:value="253.333333333333" calcext:value-type="float">
            <text:p>25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72] + ([.C372]/[.A372])" office:value-type="float" office:value="280.27027027027" calcext:value-type="float">
            <text:p>280.27</text:p>
          </table:table-cell>
          <table:table-cell table:formula="of:=500 - ((4/3)*[.A372])" office:value-type="float" office:value="6.66666666666669" calcext:value-type="float">
            <text:p>6.67</text:p>
          </table:table-cell>
          <table:table-cell office:value-type="float" office:value="70000" calcext:value-type="float">
            <text:p>70000</text:p>
          </table:table-cell>
          <table:table-cell table:formula="of:=[.D372]+([.G372]/[.A372])" office:value-type="float" office:value="199.189189189189" calcext:value-type="float">
            <text:p>199.1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500 - ((2/3)*[.A373])" office:value-type="float" office:value="252.666666666667" calcext:value-type="float">
            <text:p>25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73] + ([.C373]/[.A373])" office:value-type="float" office:value="279.541778975741" calcext:value-type="float">
            <text:p>279.54</text:p>
          </table:table-cell>
          <table:table-cell table:formula="of:=500 - ((4/3)*[.A373])" office:value-type="float" office:value="5.33333333333337" calcext:value-type="float">
            <text:p>5.33</text:p>
          </table:table-cell>
          <table:table-cell office:value-type="float" office:value="70000" calcext:value-type="float">
            <text:p>70000</text:p>
          </table:table-cell>
          <table:table-cell table:formula="of:=[.D373]+([.G373]/[.A373])" office:value-type="float" office:value="198.679245283019" calcext:value-type="float">
            <text:p>198.68</text:p>
          </table:table-cell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formula="of:=500 - ((2/3)*[.A374])" office:value-type="float" office:value="252" calcext:value-type="float">
            <text:p>25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74] + ([.C374]/[.A374])" office:value-type="float" office:value="278.817204301075" calcext:value-type="float">
            <text:p>278.82</text:p>
          </table:table-cell>
          <table:table-cell table:formula="of:=500 - ((4/3)*[.A374])" office:value-type="float" office:value="4" calcext:value-type="float">
            <text:p>4.00</text:p>
          </table:table-cell>
          <table:table-cell office:value-type="float" office:value="70000" calcext:value-type="float">
            <text:p>70000</text:p>
          </table:table-cell>
          <table:table-cell table:formula="of:=[.D374]+([.G374]/[.A374])" office:value-type="float" office:value="198.172043010753" calcext:value-type="float">
            <text:p>198.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500 - ((2/3)*[.A375])" office:value-type="float" office:value="251.333333333333" calcext:value-type="float">
            <text:p>251.33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0" calcext:value-type="float">
            <text:p>10</text:p>
          </table:table-cell>
          <table:table-cell table:formula="of:= [.D375] + ([.C375]/[.A375])" office:value-type="float" office:value="278.096514745308" calcext:value-type="float">
            <text:p>278.10</text:p>
          </table:table-cell>
          <table:table-cell table:formula="of:=500 - ((4/3)*[.A375])" office:value-type="float" office:value="2.66666666666669" calcext:value-type="float">
            <text:p>2.67</text:p>
          </table:table-cell>
          <table:table-cell office:value-type="float" office:value="70000" calcext:value-type="float">
            <text:p>70000</text:p>
          </table:table-cell>
          <table:table-cell table:formula="of:=[.D375]+([.G375]/[.A375])" office:value-type="float" office:value="197.667560321716" calcext:value-type="float">
            <text:p>197.6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500 - ((2/3)*[.A376])" office:value-type="float" office:value="250.666666666667" calcext:value-type="float">
            <text:p>25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76] + ([.C376]/[.A376])" office:value-type="float" office:value="277.379679144385" calcext:value-type="float">
            <text:p>277.38</text:p>
          </table:table-cell>
          <table:table-cell table:formula="of:=500 - ((4/3)*[.A376])" office:value-type="float" office:value="1.33333333333337" calcext:value-type="float">
            <text:p>1.33</text:p>
          </table:table-cell>
          <table:table-cell office:value-type="float" office:value="70000" calcext:value-type="float">
            <text:p>70000</text:p>
          </table:table-cell>
          <table:table-cell table:formula="of:=[.D376]+([.G376]/[.A376])" office:value-type="float" office:value="197.16577540107" calcext:value-type="float">
            <text:p>197.17</text:p>
          </table:table-cell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formula="of:=500 - ((2/3)*[.A377])" office:value-type="float" office:value="250" calcext:value-type="float">
            <text:p>25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77] + ([.C377]/[.A377])" office:value-type="float" office:value="276.666666666667" calcext:value-type="float">
            <text:p>276.67</text:p>
          </table:table-cell>
          <table:table-cell table:formula="of:=500 - ((4/3)*[.A377])" office:value-type="float" office:value="0" calcext:value-type="float">
            <text:p>0.00</text:p>
          </table:table-cell>
          <table:table-cell office:value-type="float" office:value="70000" calcext:value-type="float">
            <text:p>70000</text:p>
          </table:table-cell>
          <table:table-cell table:formula="of:=[.D377]+([.G377]/[.A377])" office:value-type="float" office:value="196.666666666667" calcext:value-type="float">
            <text:p>196.6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500 - ((2/3)*[.A378])" office:value-type="float" office:value="249.333333333333" calcext:value-type="float">
            <text:p>24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78] + ([.C378]/[.A378])" office:value-type="float" office:value="275.957446808511" calcext:value-type="float">
            <text:p>275.96</text:p>
          </table:table-cell>
          <table:table-cell table:formula="of:=500 - ((4/3)*[.A378])" office:value-type="float" office:value="-1.33333333333331" calcext:value-type="float">
            <text:p>-1.33</text:p>
          </table:table-cell>
          <table:table-cell office:value-type="float" office:value="70000" calcext:value-type="float">
            <text:p>70000</text:p>
          </table:table-cell>
          <table:table-cell table:formula="of:=[.D378]+([.G378]/[.A378])" office:value-type="float" office:value="196.170212765957" calcext:value-type="float">
            <text:p>196.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500 - ((2/3)*[.A379])" office:value-type="float" office:value="248.666666666667" calcext:value-type="float">
            <text:p>24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79] + ([.C379]/[.A379])" office:value-type="float" office:value="275.25198938992" calcext:value-type="float">
            <text:p>275.25</text:p>
          </table:table-cell>
          <table:table-cell table:formula="of:=500 - ((4/3)*[.A379])" office:value-type="float" office:value="-2.66666666666663" calcext:value-type="float">
            <text:p>-2.67</text:p>
          </table:table-cell>
          <table:table-cell office:value-type="float" office:value="70000" calcext:value-type="float">
            <text:p>70000</text:p>
          </table:table-cell>
          <table:table-cell table:formula="of:=[.D379]+([.G379]/[.A379])" office:value-type="float" office:value="195.676392572944" calcext:value-type="float">
            <text:p>195.68</text:p>
          </table:table-cell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formula="of:=500 - ((2/3)*[.A380])" office:value-type="float" office:value="248" calcext:value-type="float">
            <text:p>24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80] + ([.C380]/[.A380])" office:value-type="float" office:value="274.550264550265" calcext:value-type="float">
            <text:p>274.55</text:p>
          </table:table-cell>
          <table:table-cell table:formula="of:=500 - ((4/3)*[.A380])" office:value-type="float" office:value="-4" calcext:value-type="float">
            <text:p>-4.00</text:p>
          </table:table-cell>
          <table:table-cell office:value-type="float" office:value="70000" calcext:value-type="float">
            <text:p>70000</text:p>
          </table:table-cell>
          <table:table-cell table:formula="of:=[.D380]+([.G380]/[.A380])" office:value-type="float" office:value="195.185185185185" calcext:value-type="float">
            <text:p>195.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500 - ((2/3)*[.A381])" office:value-type="float" office:value="247.333333333333" calcext:value-type="float">
            <text:p>24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81] + ([.C381]/[.A381])" office:value-type="float" office:value="273.852242744063" calcext:value-type="float">
            <text:p>273.85</text:p>
          </table:table-cell>
          <table:table-cell table:formula="of:=500 - ((4/3)*[.A381])" office:value-type="float" office:value="-5.33333333333331" calcext:value-type="float">
            <text:p>-5.33</text:p>
          </table:table-cell>
          <table:table-cell office:value-type="float" office:value="70000" calcext:value-type="float">
            <text:p>70000</text:p>
          </table:table-cell>
          <table:table-cell table:formula="of:=[.D381]+([.G381]/[.A381])" office:value-type="float" office:value="194.696569920844" calcext:value-type="float">
            <text:p>194.7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500 - ((2/3)*[.A382])" office:value-type="float" office:value="246.666666666667" calcext:value-type="float">
            <text:p>24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82] + ([.C382]/[.A382])" office:value-type="float" office:value="273.157894736842" calcext:value-type="float">
            <text:p>273.16</text:p>
          </table:table-cell>
          <table:table-cell table:formula="of:=500 - ((4/3)*[.A382])" office:value-type="float" office:value="-6.66666666666663" calcext:value-type="float">
            <text:p>-6.67</text:p>
          </table:table-cell>
          <table:table-cell office:value-type="float" office:value="70000" calcext:value-type="float">
            <text:p>70000</text:p>
          </table:table-cell>
          <table:table-cell table:formula="of:=[.D382]+([.G382]/[.A382])" office:value-type="float" office:value="194.210526315789" calcext:value-type="float">
            <text:p>194.21</text:p>
          </table:table-cell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formula="of:=500 - ((2/3)*[.A383])" office:value-type="float" office:value="246" calcext:value-type="float">
            <text:p>24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83] + ([.C383]/[.A383])" office:value-type="float" office:value="272.46719160105" calcext:value-type="float">
            <text:p>272.47</text:p>
          </table:table-cell>
          <table:table-cell table:formula="of:=500 - ((4/3)*[.A383])" office:value-type="float" office:value="-8" calcext:value-type="float">
            <text:p>-8.00</text:p>
          </table:table-cell>
          <table:table-cell office:value-type="float" office:value="70000" calcext:value-type="float">
            <text:p>70000</text:p>
          </table:table-cell>
          <table:table-cell table:formula="of:=[.D383]+([.G383]/[.A383])" office:value-type="float" office:value="193.727034120735" calcext:value-type="float">
            <text:p>193.7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500 - ((2/3)*[.A384])" office:value-type="float" office:value="245.333333333333" calcext:value-type="float">
            <text:p>24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84] + ([.C384]/[.A384])" office:value-type="float" office:value="271.780104712042" calcext:value-type="float">
            <text:p>271.78</text:p>
          </table:table-cell>
          <table:table-cell table:formula="of:=500 - ((4/3)*[.A384])" office:value-type="float" office:value="-9.33333333333331" calcext:value-type="float">
            <text:p>-9.33</text:p>
          </table:table-cell>
          <table:table-cell office:value-type="float" office:value="70000" calcext:value-type="float">
            <text:p>70000</text:p>
          </table:table-cell>
          <table:table-cell table:formula="of:=[.D384]+([.G384]/[.A384])" office:value-type="float" office:value="193.246073298429" calcext:value-type="float">
            <text:p>193.2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500 - ((2/3)*[.A385])" office:value-type="float" office:value="244.666666666667" calcext:value-type="float">
            <text:p>24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85] + ([.C385]/[.A385])" office:value-type="float" office:value="271.096605744125" calcext:value-type="float">
            <text:p>271.10</text:p>
          </table:table-cell>
          <table:table-cell table:formula="of:=500 - ((4/3)*[.A385])" office:value-type="float" office:value="-10.6666666666666" calcext:value-type="float">
            <text:p>-10.67</text:p>
          </table:table-cell>
          <table:table-cell office:value-type="float" office:value="70000" calcext:value-type="float">
            <text:p>70000</text:p>
          </table:table-cell>
          <table:table-cell table:formula="of:=[.D385]+([.G385]/[.A385])" office:value-type="float" office:value="192.767624020888" calcext:value-type="float">
            <text:p>192.77</text:p>
          </table:table-cell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formula="of:=500 - ((2/3)*[.A386])" office:value-type="float" office:value="244" calcext:value-type="float">
            <text:p>24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86] + ([.C386]/[.A386])" office:value-type="float" office:value="270.416666666667" calcext:value-type="float">
            <text:p>270.42</text:p>
          </table:table-cell>
          <table:table-cell table:formula="of:=500 - ((4/3)*[.A386])" office:value-type="float" office:value="-12" calcext:value-type="float">
            <text:p>-12.00</text:p>
          </table:table-cell>
          <table:table-cell office:value-type="float" office:value="70000" calcext:value-type="float">
            <text:p>70000</text:p>
          </table:table-cell>
          <table:table-cell table:formula="of:=[.D386]+([.G386]/[.A386])" office:value-type="float" office:value="192.291666666667" calcext:value-type="float">
            <text:p>192.2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500 - ((2/3)*[.A387])" office:value-type="float" office:value="243.333333333333" calcext:value-type="float">
            <text:p>24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87] + ([.C387]/[.A387])" office:value-type="float" office:value="269.74025974026" calcext:value-type="float">
            <text:p>269.74</text:p>
          </table:table-cell>
          <table:table-cell table:formula="of:=500 - ((4/3)*[.A387])" office:value-type="float" office:value="-13.3333333333333" calcext:value-type="float">
            <text:p>-13.33</text:p>
          </table:table-cell>
          <table:table-cell office:value-type="float" office:value="70000" calcext:value-type="float">
            <text:p>70000</text:p>
          </table:table-cell>
          <table:table-cell table:formula="of:=[.D387]+([.G387]/[.A387])" office:value-type="float" office:value="191.818181818182" calcext:value-type="float">
            <text:p>191.8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500 - ((2/3)*[.A388])" office:value-type="float" office:value="242.666666666667" calcext:value-type="float">
            <text:p>24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88] + ([.C388]/[.A388])" office:value-type="float" office:value="269.067357512953" calcext:value-type="float">
            <text:p>269.07</text:p>
          </table:table-cell>
          <table:table-cell table:formula="of:=500 - ((4/3)*[.A388])" office:value-type="float" office:value="-14.6666666666666" calcext:value-type="float">
            <text:p>-14.67</text:p>
          </table:table-cell>
          <table:table-cell office:value-type="float" office:value="70000" calcext:value-type="float">
            <text:p>70000</text:p>
          </table:table-cell>
          <table:table-cell table:formula="of:=[.D388]+([.G388]/[.A388])" office:value-type="float" office:value="191.347150259067" calcext:value-type="float">
            <text:p>191.35</text:p>
          </table:table-cell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formula="of:=500 - ((2/3)*[.A389])" office:value-type="float" office:value="242" calcext:value-type="float">
            <text:p>24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89] + ([.C389]/[.A389])" office:value-type="float" office:value="268.397932816538" calcext:value-type="float">
            <text:p>268.40</text:p>
          </table:table-cell>
          <table:table-cell table:formula="of:=500 - ((4/3)*[.A389])" office:value-type="float" office:value="-16" calcext:value-type="float">
            <text:p>-16.00</text:p>
          </table:table-cell>
          <table:table-cell office:value-type="float" office:value="70000" calcext:value-type="float">
            <text:p>70000</text:p>
          </table:table-cell>
          <table:table-cell table:formula="of:=[.D389]+([.G389]/[.A389])" office:value-type="float" office:value="190.878552971576" calcext:value-type="float">
            <text:p>190.8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500 - ((2/3)*[.A390])" office:value-type="float" office:value="241.333333333333" calcext:value-type="float">
            <text:p>24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90] + ([.C390]/[.A390])" office:value-type="float" office:value="267.731958762887" calcext:value-type="float">
            <text:p>267.73</text:p>
          </table:table-cell>
          <table:table-cell table:formula="of:=500 - ((4/3)*[.A390])" office:value-type="float" office:value="-17.3333333333333" calcext:value-type="float">
            <text:p>-17.33</text:p>
          </table:table-cell>
          <table:table-cell office:value-type="float" office:value="70000" calcext:value-type="float">
            <text:p>70000</text:p>
          </table:table-cell>
          <table:table-cell table:formula="of:=[.D390]+([.G390]/[.A390])" office:value-type="float" office:value="190.412371134021" calcext:value-type="float">
            <text:p>190.4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500 - ((2/3)*[.A391])" office:value-type="float" office:value="240.666666666667" calcext:value-type="float">
            <text:p>24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91] + ([.C391]/[.A391])" office:value-type="float" office:value="267.06940874036" calcext:value-type="float">
            <text:p>267.07</text:p>
          </table:table-cell>
          <table:table-cell table:formula="of:=500 - ((4/3)*[.A391])" office:value-type="float" office:value="-18.6666666666666" calcext:value-type="float">
            <text:p>-18.67</text:p>
          </table:table-cell>
          <table:table-cell office:value-type="float" office:value="70000" calcext:value-type="float">
            <text:p>70000</text:p>
          </table:table-cell>
          <table:table-cell table:formula="of:=[.D391]+([.G391]/[.A391])" office:value-type="float" office:value="189.948586118252" calcext:value-type="float">
            <text:p>189.95</text:p>
          </table:table-cell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formula="of:=500 - ((2/3)*[.A392])" office:value-type="float" office:value="240" calcext:value-type="float">
            <text:p>24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92] + ([.C392]/[.A392])" office:value-type="float" office:value="266.410256410256" calcext:value-type="float">
            <text:p>266.41</text:p>
          </table:table-cell>
          <table:table-cell table:formula="of:=500 - ((4/3)*[.A392])" office:value-type="float" office:value="-20" calcext:value-type="float">
            <text:p>-20.00</text:p>
          </table:table-cell>
          <table:table-cell office:value-type="float" office:value="70000" calcext:value-type="float">
            <text:p>70000</text:p>
          </table:table-cell>
          <table:table-cell table:formula="of:=[.D392]+([.G392]/[.A392])" office:value-type="float" office:value="189.487179487179" calcext:value-type="float">
            <text:p>189.4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500 - ((2/3)*[.A393])" office:value-type="float" office:value="239.333333333333" calcext:value-type="float">
            <text:p>23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93] + ([.C393]/[.A393])" office:value-type="float" office:value="265.754475703325" calcext:value-type="float">
            <text:p>265.75</text:p>
          </table:table-cell>
          <table:table-cell table:formula="of:=500 - ((4/3)*[.A393])" office:value-type="float" office:value="-21.3333333333333" calcext:value-type="float">
            <text:p>-21.33</text:p>
          </table:table-cell>
          <table:table-cell office:value-type="float" office:value="70000" calcext:value-type="float">
            <text:p>70000</text:p>
          </table:table-cell>
          <table:table-cell table:formula="of:=[.D393]+([.G393]/[.A393])" office:value-type="float" office:value="189.028132992327" calcext:value-type="float">
            <text:p>189.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500 - ((2/3)*[.A394])" office:value-type="float" office:value="238.666666666667" calcext:value-type="float">
            <text:p>23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94] + ([.C394]/[.A394])" office:value-type="float" office:value="265.102040816327" calcext:value-type="float">
            <text:p>265.10</text:p>
          </table:table-cell>
          <table:table-cell table:formula="of:=500 - ((4/3)*[.A394])" office:value-type="float" office:value="-22.6666666666666" calcext:value-type="float">
            <text:p>-22.67</text:p>
          </table:table-cell>
          <table:table-cell office:value-type="float" office:value="70000" calcext:value-type="float">
            <text:p>70000</text:p>
          </table:table-cell>
          <table:table-cell table:formula="of:=[.D394]+([.G394]/[.A394])" office:value-type="float" office:value="188.571428571429" calcext:value-type="float">
            <text:p>188.57</text:p>
          </table:table-cell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formula="of:=500 - ((2/3)*[.A395])" office:value-type="float" office:value="238" calcext:value-type="float">
            <text:p>23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95] + ([.C395]/[.A395])" office:value-type="float" office:value="264.452926208651" calcext:value-type="float">
            <text:p>264.45</text:p>
          </table:table-cell>
          <table:table-cell table:formula="of:=500 - ((4/3)*[.A395])" office:value-type="float" office:value="-24" calcext:value-type="float">
            <text:p>-24.00</text:p>
          </table:table-cell>
          <table:table-cell office:value-type="float" office:value="70000" calcext:value-type="float">
            <text:p>70000</text:p>
          </table:table-cell>
          <table:table-cell table:formula="of:=[.D395]+([.G395]/[.A395])" office:value-type="float" office:value="188.117048346056" calcext:value-type="float">
            <text:p>188.1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500 - ((2/3)*[.A396])" office:value-type="float" office:value="237.333333333333" calcext:value-type="float">
            <text:p>23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96] + ([.C396]/[.A396])" office:value-type="float" office:value="263.807106598985" calcext:value-type="float">
            <text:p>263.81</text:p>
          </table:table-cell>
          <table:table-cell table:formula="of:=500 - ((4/3)*[.A396])" office:value-type="float" office:value="-25.3333333333333" calcext:value-type="float">
            <text:p>-25.33</text:p>
          </table:table-cell>
          <table:table-cell office:value-type="float" office:value="70000" calcext:value-type="float">
            <text:p>70000</text:p>
          </table:table-cell>
          <table:table-cell table:formula="of:=[.D396]+([.G396]/[.A396])" office:value-type="float" office:value="187.664974619289" calcext:value-type="float">
            <text:p>187.6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500 - ((2/3)*[.A397])" office:value-type="float" office:value="236.666666666667" calcext:value-type="float">
            <text:p>23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97] + ([.C397]/[.A397])" office:value-type="float" office:value="263.164556962025" calcext:value-type="float">
            <text:p>263.16</text:p>
          </table:table-cell>
          <table:table-cell table:formula="of:=500 - ((4/3)*[.A397])" office:value-type="float" office:value="-26.6666666666666" calcext:value-type="float">
            <text:p>-26.67</text:p>
          </table:table-cell>
          <table:table-cell office:value-type="float" office:value="70000" calcext:value-type="float">
            <text:p>70000</text:p>
          </table:table-cell>
          <table:table-cell table:formula="of:=[.D397]+([.G397]/[.A397])" office:value-type="float" office:value="187.215189873418" calcext:value-type="float">
            <text:p>187.22</text:p>
          </table:table-cell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formula="of:=500 - ((2/3)*[.A398])" office:value-type="float" office:value="236" calcext:value-type="float">
            <text:p>23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98] + ([.C398]/[.A398])" office:value-type="float" office:value="262.525252525253" calcext:value-type="float">
            <text:p>262.53</text:p>
          </table:table-cell>
          <table:table-cell table:formula="of:=500 - ((4/3)*[.A398])" office:value-type="float" office:value="-28" calcext:value-type="float">
            <text:p>-28.00</text:p>
          </table:table-cell>
          <table:table-cell office:value-type="float" office:value="70000" calcext:value-type="float">
            <text:p>70000</text:p>
          </table:table-cell>
          <table:table-cell table:formula="of:=[.D398]+([.G398]/[.A398])" office:value-type="float" office:value="186.767676767677" calcext:value-type="float">
            <text:p>186.7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500 - ((2/3)*[.A399])" office:value-type="float" office:value="235.333333333333" calcext:value-type="float">
            <text:p>23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399] + ([.C399]/[.A399])" office:value-type="float" office:value="261.889168765743" calcext:value-type="float">
            <text:p>261.89</text:p>
          </table:table-cell>
          <table:table-cell table:formula="of:=500 - ((4/3)*[.A399])" office:value-type="float" office:value="-29.3333333333333" calcext:value-type="float">
            <text:p>-29.33</text:p>
          </table:table-cell>
          <table:table-cell office:value-type="float" office:value="70000" calcext:value-type="float">
            <text:p>70000</text:p>
          </table:table-cell>
          <table:table-cell table:formula="of:=[.D399]+([.G399]/[.A399])" office:value-type="float" office:value="186.32241813602" calcext:value-type="float">
            <text:p>186.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500 - ((2/3)*[.A400])" office:value-type="float" office:value="234.666666666667" calcext:value-type="float">
            <text:p>23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00] + ([.C400]/[.A400])" office:value-type="float" office:value="261.256281407035" calcext:value-type="float">
            <text:p>261.26</text:p>
          </table:table-cell>
          <table:table-cell table:formula="of:=500 - ((4/3)*[.A400])" office:value-type="float" office:value="-30.6666666666666" calcext:value-type="float">
            <text:p>-30.67</text:p>
          </table:table-cell>
          <table:table-cell office:value-type="float" office:value="70000" calcext:value-type="float">
            <text:p>70000</text:p>
          </table:table-cell>
          <table:table-cell table:formula="of:=[.D400]+([.G400]/[.A400])" office:value-type="float" office:value="185.879396984925" calcext:value-type="float">
            <text:p>185.88</text:p>
          </table:table-cell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formula="of:=500 - ((2/3)*[.A401])" office:value-type="float" office:value="234" calcext:value-type="float">
            <text:p>23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01] + ([.C401]/[.A401])" office:value-type="float" office:value="260.62656641604" calcext:value-type="float">
            <text:p>260.63</text:p>
          </table:table-cell>
          <table:table-cell table:formula="of:=500 - ((4/3)*[.A401])" office:value-type="float" office:value="-32" calcext:value-type="float">
            <text:p>-32.00</text:p>
          </table:table-cell>
          <table:table-cell office:value-type="float" office:value="70000" calcext:value-type="float">
            <text:p>70000</text:p>
          </table:table-cell>
          <table:table-cell table:formula="of:=[.D401]+([.G401]/[.A401])" office:value-type="float" office:value="185.438596491228" calcext:value-type="float">
            <text:p>185.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500 - ((2/3)*[.A402])" office:value-type="float" office:value="233.333333333333" calcext:value-type="float">
            <text:p>23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02] + ([.C402]/[.A402])" office:value-type="float" office:value="260" calcext:value-type="float">
            <text:p>260.00</text:p>
          </table:table-cell>
          <table:table-cell table:formula="of:=500 - ((4/3)*[.A402])" office:value-type="float" office:value="-33.3333333333333" calcext:value-type="float">
            <text:p>-33.33</text:p>
          </table:table-cell>
          <table:table-cell office:value-type="float" office:value="70000" calcext:value-type="float">
            <text:p>70000</text:p>
          </table:table-cell>
          <table:table-cell table:formula="of:=[.D402]+([.G402]/[.A402])" office:value-type="float" office:value="185" calcext:value-type="float">
            <text:p>185.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500 - ((2/3)*[.A403])" office:value-type="float" office:value="232.666666666667" calcext:value-type="float">
            <text:p>23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03] + ([.C403]/[.A403])" office:value-type="float" office:value="259.376558603491" calcext:value-type="float">
            <text:p>259.38</text:p>
          </table:table-cell>
          <table:table-cell table:formula="of:=500 - ((4/3)*[.A403])" office:value-type="float" office:value="-34.6666666666666" calcext:value-type="float">
            <text:p>-34.67</text:p>
          </table:table-cell>
          <table:table-cell office:value-type="float" office:value="70000" calcext:value-type="float">
            <text:p>70000</text:p>
          </table:table-cell>
          <table:table-cell table:formula="of:=[.D403]+([.G403]/[.A403])" office:value-type="float" office:value="184.563591022444" calcext:value-type="float">
            <text:p>184.56</text:p>
          </table:table-cell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formula="of:=500 - ((2/3)*[.A404])" office:value-type="float" office:value="232" calcext:value-type="float">
            <text:p>23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04] + ([.C404]/[.A404])" office:value-type="float" office:value="258.756218905473" calcext:value-type="float">
            <text:p>258.76</text:p>
          </table:table-cell>
          <table:table-cell table:formula="of:=500 - ((4/3)*[.A404])" office:value-type="float" office:value="-36" calcext:value-type="float">
            <text:p>-36.00</text:p>
          </table:table-cell>
          <table:table-cell office:value-type="float" office:value="70000" calcext:value-type="float">
            <text:p>70000</text:p>
          </table:table-cell>
          <table:table-cell table:formula="of:=[.D404]+([.G404]/[.A404])" office:value-type="float" office:value="184.129353233831" calcext:value-type="float">
            <text:p>184.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500 - ((2/3)*[.A405])" office:value-type="float" office:value="231.333333333333" calcext:value-type="float">
            <text:p>23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05] + ([.C405]/[.A405])" office:value-type="float" office:value="258.138957816377" calcext:value-type="float">
            <text:p>258.14</text:p>
          </table:table-cell>
          <table:table-cell table:formula="of:=500 - ((4/3)*[.A405])" office:value-type="float" office:value="-37.3333333333333" calcext:value-type="float">
            <text:p>-37.33</text:p>
          </table:table-cell>
          <table:table-cell office:value-type="float" office:value="70000" calcext:value-type="float">
            <text:p>70000</text:p>
          </table:table-cell>
          <table:table-cell table:formula="of:=[.D405]+([.G405]/[.A405])" office:value-type="float" office:value="183.697270471464" calcext:value-type="float">
            <text:p>183.7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500 - ((2/3)*[.A406])" office:value-type="float" office:value="230.666666666667" calcext:value-type="float">
            <text:p>23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06] + ([.C406]/[.A406])" office:value-type="float" office:value="257.524752475248" calcext:value-type="float">
            <text:p>257.52</text:p>
          </table:table-cell>
          <table:table-cell table:formula="of:=500 - ((4/3)*[.A406])" office:value-type="float" office:value="-38.6666666666666" calcext:value-type="float">
            <text:p>-38.67</text:p>
          </table:table-cell>
          <table:table-cell office:value-type="float" office:value="70000" calcext:value-type="float">
            <text:p>70000</text:p>
          </table:table-cell>
          <table:table-cell table:formula="of:=[.D406]+([.G406]/[.A406])" office:value-type="float" office:value="183.267326732673" calcext:value-type="float">
            <text:p>183.27</text:p>
          </table:table-cell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formula="of:=500 - ((2/3)*[.A407])" office:value-type="float" office:value="230" calcext:value-type="float">
            <text:p>23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07] + ([.C407]/[.A407])" office:value-type="float" office:value="256.913580246914" calcext:value-type="float">
            <text:p>256.91</text:p>
          </table:table-cell>
          <table:table-cell table:formula="of:=500 - ((4/3)*[.A407])" office:value-type="float" office:value="-40" calcext:value-type="float">
            <text:p>-40.00</text:p>
          </table:table-cell>
          <table:table-cell office:value-type="float" office:value="70000" calcext:value-type="float">
            <text:p>70000</text:p>
          </table:table-cell>
          <table:table-cell table:formula="of:=[.D407]+([.G407]/[.A407])" office:value-type="float" office:value="182.83950617284" calcext:value-type="float">
            <text:p>182.8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500 - ((2/3)*[.A408])" office:value-type="float" office:value="229.333333333333" calcext:value-type="float">
            <text:p>22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08] + ([.C408]/[.A408])" office:value-type="float" office:value="256.305418719212" calcext:value-type="float">
            <text:p>256.31</text:p>
          </table:table-cell>
          <table:table-cell table:formula="of:=500 - ((4/3)*[.A408])" office:value-type="float" office:value="-41.3333333333333" calcext:value-type="float">
            <text:p>-41.33</text:p>
          </table:table-cell>
          <table:table-cell office:value-type="float" office:value="70000" calcext:value-type="float">
            <text:p>70000</text:p>
          </table:table-cell>
          <table:table-cell table:formula="of:=[.D408]+([.G408]/[.A408])" office:value-type="float" office:value="182.413793103448" calcext:value-type="float">
            <text:p>182.41</text:p>
          </table:table-cell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formula="of:=500 - ((2/3)*[.A409])" office:value-type="float" office:value="228.666666666667" calcext:value-type="float">
            <text:p>22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09] + ([.C409]/[.A409])" office:value-type="float" office:value="255.700245700246" calcext:value-type="float">
            <text:p>255.70</text:p>
          </table:table-cell>
          <table:table-cell table:formula="of:=500 - ((4/3)*[.A409])" office:value-type="float" office:value="-42.6666666666666" calcext:value-type="float">
            <text:p>-42.67</text:p>
          </table:table-cell>
          <table:table-cell office:value-type="float" office:value="70000" calcext:value-type="float">
            <text:p>70000</text:p>
          </table:table-cell>
          <table:table-cell table:formula="of:=[.D409]+([.G409]/[.A409])" office:value-type="float" office:value="181.990171990172" calcext:value-type="float">
            <text:p>181.9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500 - ((2/3)*[.A410])" office:value-type="float" office:value="228" calcext:value-type="float">
            <text:p>22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10] + ([.C410]/[.A410])" office:value-type="float" office:value="255.098039215686" calcext:value-type="float">
            <text:p>255.10</text:p>
          </table:table-cell>
          <table:table-cell table:formula="of:=500 - ((4/3)*[.A410])" office:value-type="float" office:value="-44" calcext:value-type="float">
            <text:p>-44.00</text:p>
          </table:table-cell>
          <table:table-cell office:value-type="float" office:value="70000" calcext:value-type="float">
            <text:p>70000</text:p>
          </table:table-cell>
          <table:table-cell table:formula="of:=[.D410]+([.G410]/[.A410])" office:value-type="float" office:value="181.56862745098" calcext:value-type="float">
            <text:p>181.5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500 - ((2/3)*[.A411])" office:value-type="float" office:value="227.333333333333" calcext:value-type="float">
            <text:p>22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11] + ([.C411]/[.A411])" office:value-type="float" office:value="254.498777506112" calcext:value-type="float">
            <text:p>254.50</text:p>
          </table:table-cell>
          <table:table-cell table:formula="of:=500 - ((4/3)*[.A411])" office:value-type="float" office:value="-45.3333333333333" calcext:value-type="float">
            <text:p>-45.33</text:p>
          </table:table-cell>
          <table:table-cell office:value-type="float" office:value="70000" calcext:value-type="float">
            <text:p>70000</text:p>
          </table:table-cell>
          <table:table-cell table:formula="of:=[.D411]+([.G411]/[.A411])" office:value-type="float" office:value="181.149144254279" calcext:value-type="float">
            <text:p>181.15</text:p>
          </table:table-cell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formula="of:=500 - ((2/3)*[.A412])" office:value-type="float" office:value="226.666666666667" calcext:value-type="float">
            <text:p>22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12] + ([.C412]/[.A412])" office:value-type="float" office:value="253.90243902439" calcext:value-type="float">
            <text:p>253.90</text:p>
          </table:table-cell>
          <table:table-cell table:formula="of:=500 - ((4/3)*[.A412])" office:value-type="float" office:value="-46.6666666666666" calcext:value-type="float">
            <text:p>-46.67</text:p>
          </table:table-cell>
          <table:table-cell office:value-type="float" office:value="70000" calcext:value-type="float">
            <text:p>70000</text:p>
          </table:table-cell>
          <table:table-cell table:formula="of:=[.D412]+([.G412]/[.A412])" office:value-type="float" office:value="180.731707317073" calcext:value-type="float">
            <text:p>180.7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500 - ((2/3)*[.A413])" office:value-type="float" office:value="226" calcext:value-type="float">
            <text:p>22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13] + ([.C413]/[.A413])" office:value-type="float" office:value="253.30900243309" calcext:value-type="float">
            <text:p>253.31</text:p>
          </table:table-cell>
          <table:table-cell table:formula="of:=500 - ((4/3)*[.A413])" office:value-type="float" office:value="-48" calcext:value-type="float">
            <text:p>-48.00</text:p>
          </table:table-cell>
          <table:table-cell office:value-type="float" office:value="70000" calcext:value-type="float">
            <text:p>70000</text:p>
          </table:table-cell>
          <table:table-cell table:formula="of:=[.D413]+([.G413]/[.A413])" office:value-type="float" office:value="180.316301703163" calcext:value-type="float">
            <text:p>180.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500 - ((2/3)*[.A414])" office:value-type="float" office:value="225.333333333333" calcext:value-type="float">
            <text:p>22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14] + ([.C414]/[.A414])" office:value-type="float" office:value="252.718446601942" calcext:value-type="float">
            <text:p>252.72</text:p>
          </table:table-cell>
          <table:table-cell table:formula="of:=500 - ((4/3)*[.A414])" office:value-type="float" office:value="-49.3333333333333" calcext:value-type="float">
            <text:p>-49.33</text:p>
          </table:table-cell>
          <table:table-cell office:value-type="float" office:value="70000" calcext:value-type="float">
            <text:p>70000</text:p>
          </table:table-cell>
          <table:table-cell table:formula="of:=[.D414]+([.G414]/[.A414])" office:value-type="float" office:value="179.902912621359" calcext:value-type="float">
            <text:p>179.90</text:p>
          </table:table-cell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formula="of:=500 - ((2/3)*[.A415])" office:value-type="float" office:value="224.666666666667" calcext:value-type="float">
            <text:p>22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15] + ([.C415]/[.A415])" office:value-type="float" office:value="252.130750605327" calcext:value-type="float">
            <text:p>252.13</text:p>
          </table:table-cell>
          <table:table-cell table:formula="of:=500 - ((4/3)*[.A415])" office:value-type="float" office:value="-50.6666666666666" calcext:value-type="float">
            <text:p>-50.67</text:p>
          </table:table-cell>
          <table:table-cell office:value-type="float" office:value="70000" calcext:value-type="float">
            <text:p>70000</text:p>
          </table:table-cell>
          <table:table-cell table:formula="of:=[.D415]+([.G415]/[.A415])" office:value-type="float" office:value="179.491525423729" calcext:value-type="float">
            <text:p>179.4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500 - ((2/3)*[.A416])" office:value-type="float" office:value="224" calcext:value-type="float">
            <text:p>22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16] + ([.C416]/[.A416])" office:value-type="float" office:value="251.545893719807" calcext:value-type="float">
            <text:p>251.55</text:p>
          </table:table-cell>
          <table:table-cell table:formula="of:=500 - ((4/3)*[.A416])" office:value-type="float" office:value="-52" calcext:value-type="float">
            <text:p>-52.00</text:p>
          </table:table-cell>
          <table:table-cell office:value-type="float" office:value="70000" calcext:value-type="float">
            <text:p>70000</text:p>
          </table:table-cell>
          <table:table-cell table:formula="of:=[.D416]+([.G416]/[.A416])" office:value-type="float" office:value="179.082125603865" calcext:value-type="float">
            <text:p>179.0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500 - ((2/3)*[.A417])" office:value-type="float" office:value="223.333333333333" calcext:value-type="float">
            <text:p>22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17] + ([.C417]/[.A417])" office:value-type="float" office:value="250.963855421687" calcext:value-type="float">
            <text:p>250.96</text:p>
          </table:table-cell>
          <table:table-cell table:formula="of:=500 - ((4/3)*[.A417])" office:value-type="float" office:value="-53.3333333333333" calcext:value-type="float">
            <text:p>-53.33</text:p>
          </table:table-cell>
          <table:table-cell office:value-type="float" office:value="70000" calcext:value-type="float">
            <text:p>70000</text:p>
          </table:table-cell>
          <table:table-cell table:formula="of:=[.D417]+([.G417]/[.A417])" office:value-type="float" office:value="178.674698795181" calcext:value-type="float">
            <text:p>178.67</text:p>
          </table:table-cell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formula="of:=500 - ((2/3)*[.A418])" office:value-type="float" office:value="222.666666666667" calcext:value-type="float">
            <text:p>22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18] + ([.C418]/[.A418])" office:value-type="float" office:value="250.384615384615" calcext:value-type="float">
            <text:p>250.38</text:p>
          </table:table-cell>
          <table:table-cell table:formula="of:=500 - ((4/3)*[.A418])" office:value-type="float" office:value="-54.6666666666666" calcext:value-type="float">
            <text:p>-54.67</text:p>
          </table:table-cell>
          <table:table-cell office:value-type="float" office:value="70000" calcext:value-type="float">
            <text:p>70000</text:p>
          </table:table-cell>
          <table:table-cell table:formula="of:=[.D418]+([.G418]/[.A418])" office:value-type="float" office:value="178.269230769231" calcext:value-type="float">
            <text:p>178.2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500 - ((2/3)*[.A419])" office:value-type="float" office:value="222" calcext:value-type="float">
            <text:p>22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19] + ([.C419]/[.A419])" office:value-type="float" office:value="249.808153477218" calcext:value-type="float">
            <text:p>249.81</text:p>
          </table:table-cell>
          <table:table-cell table:formula="of:=500 - ((4/3)*[.A419])" office:value-type="float" office:value="-56" calcext:value-type="float">
            <text:p>-56.00</text:p>
          </table:table-cell>
          <table:table-cell office:value-type="float" office:value="70000" calcext:value-type="float">
            <text:p>70000</text:p>
          </table:table-cell>
          <table:table-cell table:formula="of:=[.D419]+([.G419]/[.A419])" office:value-type="float" office:value="177.865707434053" calcext:value-type="float">
            <text:p>177.8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500 - ((2/3)*[.A420])" office:value-type="float" office:value="221.333333333333" calcext:value-type="float">
            <text:p>22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20] + ([.C420]/[.A420])" office:value-type="float" office:value="249.234449760766" calcext:value-type="float">
            <text:p>249.23</text:p>
          </table:table-cell>
          <table:table-cell table:formula="of:=500 - ((4/3)*[.A420])" office:value-type="float" office:value="-57.3333333333333" calcext:value-type="float">
            <text:p>-57.33</text:p>
          </table:table-cell>
          <table:table-cell office:value-type="float" office:value="70000" calcext:value-type="float">
            <text:p>70000</text:p>
          </table:table-cell>
          <table:table-cell table:formula="of:=[.D420]+([.G420]/[.A420])" office:value-type="float" office:value="177.464114832536" calcext:value-type="float">
            <text:p>177.46</text:p>
          </table:table-cell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formula="of:=500 - ((2/3)*[.A421])" office:value-type="float" office:value="220.666666666667" calcext:value-type="float">
            <text:p>22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21] + ([.C421]/[.A421])" office:value-type="float" office:value="248.663484486874" calcext:value-type="float">
            <text:p>248.66</text:p>
          </table:table-cell>
          <table:table-cell table:formula="of:=500 - ((4/3)*[.A421])" office:value-type="float" office:value="-58.6666666666666" calcext:value-type="float">
            <text:p>-58.67</text:p>
          </table:table-cell>
          <table:table-cell office:value-type="float" office:value="70000" calcext:value-type="float">
            <text:p>70000</text:p>
          </table:table-cell>
          <table:table-cell table:formula="of:=[.D421]+([.G421]/[.A421])" office:value-type="float" office:value="177.064439140811" calcext:value-type="float">
            <text:p>177.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500 - ((2/3)*[.A422])" office:value-type="float" office:value="220" calcext:value-type="float">
            <text:p>22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22] + ([.C422]/[.A422])" office:value-type="float" office:value="248.095238095238" calcext:value-type="float">
            <text:p>248.10</text:p>
          </table:table-cell>
          <table:table-cell table:formula="of:=500 - ((4/3)*[.A422])" office:value-type="float" office:value="-60" calcext:value-type="float">
            <text:p>-60.00</text:p>
          </table:table-cell>
          <table:table-cell office:value-type="float" office:value="70000" calcext:value-type="float">
            <text:p>70000</text:p>
          </table:table-cell>
          <table:table-cell table:formula="of:=[.D422]+([.G422]/[.A422])" office:value-type="float" office:value="176.666666666667" calcext:value-type="float">
            <text:p>176.6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500 - ((2/3)*[.A423])" office:value-type="float" office:value="219.333333333333" calcext:value-type="float">
            <text:p>21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23] + ([.C423]/[.A423])" office:value-type="float" office:value="247.529691211401" calcext:value-type="float">
            <text:p>247.53</text:p>
          </table:table-cell>
          <table:table-cell table:formula="of:=500 - ((4/3)*[.A423])" office:value-type="float" office:value="-61.3333333333333" calcext:value-type="float">
            <text:p>-61.33</text:p>
          </table:table-cell>
          <table:table-cell office:value-type="float" office:value="70000" calcext:value-type="float">
            <text:p>70000</text:p>
          </table:table-cell>
          <table:table-cell table:formula="of:=[.D423]+([.G423]/[.A423])" office:value-type="float" office:value="176.270783847981" calcext:value-type="float">
            <text:p>176.27</text:p>
          </table:table-cell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formula="of:=500 - ((2/3)*[.A424])" office:value-type="float" office:value="218.666666666667" calcext:value-type="float">
            <text:p>21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24] + ([.C424]/[.A424])" office:value-type="float" office:value="246.96682464455" calcext:value-type="float">
            <text:p>246.97</text:p>
          </table:table-cell>
          <table:table-cell table:formula="of:=500 - ((4/3)*[.A424])" office:value-type="float" office:value="-62.6666666666666" calcext:value-type="float">
            <text:p>-62.67</text:p>
          </table:table-cell>
          <table:table-cell office:value-type="float" office:value="70000" calcext:value-type="float">
            <text:p>70000</text:p>
          </table:table-cell>
          <table:table-cell table:formula="of:=[.D424]+([.G424]/[.A424])" office:value-type="float" office:value="175.876777251185" calcext:value-type="float">
            <text:p>175.8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500 - ((2/3)*[.A425])" office:value-type="float" office:value="218" calcext:value-type="float">
            <text:p>21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25] + ([.C425]/[.A425])" office:value-type="float" office:value="246.406619385343" calcext:value-type="float">
            <text:p>246.41</text:p>
          </table:table-cell>
          <table:table-cell table:formula="of:=500 - ((4/3)*[.A425])" office:value-type="float" office:value="-64" calcext:value-type="float">
            <text:p>-64.00</text:p>
          </table:table-cell>
          <table:table-cell office:value-type="float" office:value="70000" calcext:value-type="float">
            <text:p>70000</text:p>
          </table:table-cell>
          <table:table-cell table:formula="of:=[.D425]+([.G425]/[.A425])" office:value-type="float" office:value="175.48463356974" calcext:value-type="float">
            <text:p>175.48</text:p>
          </table:table-cell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formula="of:=500 - ((2/3)*[.A426])" office:value-type="float" office:value="217.333333333333" calcext:value-type="float">
            <text:p>21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26] + ([.C426]/[.A426])" office:value-type="float" office:value="245.849056603774" calcext:value-type="float">
            <text:p>245.85</text:p>
          </table:table-cell>
          <table:table-cell table:formula="of:=500 - ((4/3)*[.A426])" office:value-type="float" office:value="-65.3333333333333" calcext:value-type="float">
            <text:p>-65.33</text:p>
          </table:table-cell>
          <table:table-cell office:value-type="float" office:value="70000" calcext:value-type="float">
            <text:p>70000</text:p>
          </table:table-cell>
          <table:table-cell table:formula="of:=[.D426]+([.G426]/[.A426])" office:value-type="float" office:value="175.094339622642" calcext:value-type="float">
            <text:p>175.0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500 - ((2/3)*[.A427])" office:value-type="float" office:value="216.666666666667" calcext:value-type="float">
            <text:p>21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27] + ([.C427]/[.A427])" office:value-type="float" office:value="245.294117647059" calcext:value-type="float">
            <text:p>245.29</text:p>
          </table:table-cell>
          <table:table-cell table:formula="of:=500 - ((4/3)*[.A427])" office:value-type="float" office:value="-66.6666666666666" calcext:value-type="float">
            <text:p>-66.67</text:p>
          </table:table-cell>
          <table:table-cell office:value-type="float" office:value="70000" calcext:value-type="float">
            <text:p>70000</text:p>
          </table:table-cell>
          <table:table-cell table:formula="of:=[.D427]+([.G427]/[.A427])" office:value-type="float" office:value="174.705882352941" calcext:value-type="float">
            <text:p>174.7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500 - ((2/3)*[.A428])" office:value-type="float" office:value="216" calcext:value-type="float">
            <text:p>21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28] + ([.C428]/[.A428])" office:value-type="float" office:value="244.741784037559" calcext:value-type="float">
            <text:p>244.74</text:p>
          </table:table-cell>
          <table:table-cell table:formula="of:=500 - ((4/3)*[.A428])" office:value-type="float" office:value="-68" calcext:value-type="float">
            <text:p>-68.00</text:p>
          </table:table-cell>
          <table:table-cell office:value-type="float" office:value="70000" calcext:value-type="float">
            <text:p>70000</text:p>
          </table:table-cell>
          <table:table-cell table:formula="of:=[.D428]+([.G428]/[.A428])" office:value-type="float" office:value="174.319248826291" calcext:value-type="float">
            <text:p>174.32</text:p>
          </table:table-cell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formula="of:=500 - ((2/3)*[.A429])" office:value-type="float" office:value="215.333333333333" calcext:value-type="float">
            <text:p>21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29] + ([.C429]/[.A429])" office:value-type="float" office:value="244.192037470726" calcext:value-type="float">
            <text:p>244.19</text:p>
          </table:table-cell>
          <table:table-cell table:formula="of:=500 - ((4/3)*[.A429])" office:value-type="float" office:value="-69.3333333333333" calcext:value-type="float">
            <text:p>-69.33</text:p>
          </table:table-cell>
          <table:table-cell office:value-type="float" office:value="70000" calcext:value-type="float">
            <text:p>70000</text:p>
          </table:table-cell>
          <table:table-cell table:formula="of:=[.D429]+([.G429]/[.A429])" office:value-type="float" office:value="173.934426229508" calcext:value-type="float">
            <text:p>173.9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500 - ((2/3)*[.A430])" office:value-type="float" office:value="214.666666666667" calcext:value-type="float">
            <text:p>21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30] + ([.C430]/[.A430])" office:value-type="float" office:value="243.644859813084" calcext:value-type="float">
            <text:p>243.64</text:p>
          </table:table-cell>
          <table:table-cell table:formula="of:=500 - ((4/3)*[.A430])" office:value-type="float" office:value="-70.6666666666666" calcext:value-type="float">
            <text:p>-70.67</text:p>
          </table:table-cell>
          <table:table-cell office:value-type="float" office:value="70000" calcext:value-type="float">
            <text:p>70000</text:p>
          </table:table-cell>
          <table:table-cell table:formula="of:=[.D430]+([.G430]/[.A430])" office:value-type="float" office:value="173.551401869159" calcext:value-type="float">
            <text:p>173.5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500 - ((2/3)*[.A431])" office:value-type="float" office:value="214" calcext:value-type="float">
            <text:p>21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31] + ([.C431]/[.A431])" office:value-type="float" office:value="243.100233100233" calcext:value-type="float">
            <text:p>243.10</text:p>
          </table:table-cell>
          <table:table-cell table:formula="of:=500 - ((4/3)*[.A431])" office:value-type="float" office:value="-72" calcext:value-type="float">
            <text:p>-72.00</text:p>
          </table:table-cell>
          <table:table-cell office:value-type="float" office:value="70000" calcext:value-type="float">
            <text:p>70000</text:p>
          </table:table-cell>
          <table:table-cell table:formula="of:=[.D431]+([.G431]/[.A431])" office:value-type="float" office:value="173.170163170163" calcext:value-type="float">
            <text:p>173.17</text:p>
          </table:table-cell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formula="of:=500 - ((2/3)*[.A432])" office:value-type="float" office:value="213.333333333333" calcext:value-type="float">
            <text:p>21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32] + ([.C432]/[.A432])" office:value-type="float" office:value="242.558139534884" calcext:value-type="float">
            <text:p>242.56</text:p>
          </table:table-cell>
          <table:table-cell table:formula="of:=500 - ((4/3)*[.A432])" office:value-type="float" office:value="-73.3333333333333" calcext:value-type="float">
            <text:p>-73.33</text:p>
          </table:table-cell>
          <table:table-cell office:value-type="float" office:value="70000" calcext:value-type="float">
            <text:p>70000</text:p>
          </table:table-cell>
          <table:table-cell table:formula="of:=[.D432]+([.G432]/[.A432])" office:value-type="float" office:value="172.790697674419" calcext:value-type="float">
            <text:p>172.7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500 - ((2/3)*[.A433])" office:value-type="float" office:value="212.666666666667" calcext:value-type="float">
            <text:p>21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33] + ([.C433]/[.A433])" office:value-type="float" office:value="242.018561484919" calcext:value-type="float">
            <text:p>242.02</text:p>
          </table:table-cell>
          <table:table-cell table:formula="of:=500 - ((4/3)*[.A433])" office:value-type="float" office:value="-74.6666666666666" calcext:value-type="float">
            <text:p>-74.67</text:p>
          </table:table-cell>
          <table:table-cell office:value-type="float" office:value="70000" calcext:value-type="float">
            <text:p>70000</text:p>
          </table:table-cell>
          <table:table-cell table:formula="of:=[.D433]+([.G433]/[.A433])" office:value-type="float" office:value="172.412993039443" calcext:value-type="float">
            <text:p>172.4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500 - ((2/3)*[.A434])" office:value-type="float" office:value="212" calcext:value-type="float">
            <text:p>21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34] + ([.C434]/[.A434])" office:value-type="float" office:value="241.481481481482" calcext:value-type="float">
            <text:p>241.48</text:p>
          </table:table-cell>
          <table:table-cell table:formula="of:=500 - ((4/3)*[.A434])" office:value-type="float" office:value="-76" calcext:value-type="float">
            <text:p>-76.00</text:p>
          </table:table-cell>
          <table:table-cell office:value-type="float" office:value="70000" calcext:value-type="float">
            <text:p>70000</text:p>
          </table:table-cell>
          <table:table-cell table:formula="of:=[.D434]+([.G434]/[.A434])" office:value-type="float" office:value="172.037037037037" calcext:value-type="float">
            <text:p>172.04</text:p>
          </table:table-cell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formula="of:=500 - ((2/3)*[.A435])" office:value-type="float" office:value="211.333333333333" calcext:value-type="float">
            <text:p>21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35] + ([.C435]/[.A435])" office:value-type="float" office:value="240.94688221709" calcext:value-type="float">
            <text:p>240.95</text:p>
          </table:table-cell>
          <table:table-cell table:formula="of:=500 - ((4/3)*[.A435])" office:value-type="float" office:value="-77.3333333333333" calcext:value-type="float">
            <text:p>-77.33</text:p>
          </table:table-cell>
          <table:table-cell office:value-type="float" office:value="70000" calcext:value-type="float">
            <text:p>70000</text:p>
          </table:table-cell>
          <table:table-cell table:formula="of:=[.D435]+([.G435]/[.A435])" office:value-type="float" office:value="171.662817551963" calcext:value-type="float">
            <text:p>171.6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500 - ((2/3)*[.A436])" office:value-type="float" office:value="210.666666666667" calcext:value-type="float">
            <text:p>21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36] + ([.C436]/[.A436])" office:value-type="float" office:value="240.414746543779" calcext:value-type="float">
            <text:p>240.41</text:p>
          </table:table-cell>
          <table:table-cell table:formula="of:=500 - ((4/3)*[.A436])" office:value-type="float" office:value="-78.6666666666666" calcext:value-type="float">
            <text:p>-78.67</text:p>
          </table:table-cell>
          <table:table-cell office:value-type="float" office:value="70000" calcext:value-type="float">
            <text:p>70000</text:p>
          </table:table-cell>
          <table:table-cell table:formula="of:=[.D436]+([.G436]/[.A436])" office:value-type="float" office:value="171.290322580645" calcext:value-type="float">
            <text:p>171.2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500 - ((2/3)*[.A437])" office:value-type="float" office:value="210" calcext:value-type="float">
            <text:p>21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37] + ([.C437]/[.A437])" office:value-type="float" office:value="239.885057471264" calcext:value-type="float">
            <text:p>239.89</text:p>
          </table:table-cell>
          <table:table-cell table:formula="of:=500 - ((4/3)*[.A437])" office:value-type="float" office:value="-80" calcext:value-type="float">
            <text:p>-80.00</text:p>
          </table:table-cell>
          <table:table-cell office:value-type="float" office:value="70000" calcext:value-type="float">
            <text:p>70000</text:p>
          </table:table-cell>
          <table:table-cell table:formula="of:=[.D437]+([.G437]/[.A437])" office:value-type="float" office:value="170.919540229885" calcext:value-type="float">
            <text:p>170.92</text:p>
          </table:table-cell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formula="of:=500 - ((2/3)*[.A438])" office:value-type="float" office:value="209.333333333333" calcext:value-type="float">
            <text:p>20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38] + ([.C438]/[.A438])" office:value-type="float" office:value="239.357798165138" calcext:value-type="float">
            <text:p>239.36</text:p>
          </table:table-cell>
          <table:table-cell table:formula="of:=500 - ((4/3)*[.A438])" office:value-type="float" office:value="-81.3333333333333" calcext:value-type="float">
            <text:p>-81.33</text:p>
          </table:table-cell>
          <table:table-cell office:value-type="float" office:value="70000" calcext:value-type="float">
            <text:p>70000</text:p>
          </table:table-cell>
          <table:table-cell table:formula="of:=[.D438]+([.G438]/[.A438])" office:value-type="float" office:value="170.550458715596" calcext:value-type="float">
            <text:p>170.5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500 - ((2/3)*[.A439])" office:value-type="float" office:value="208.666666666667" calcext:value-type="float">
            <text:p>20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39] + ([.C439]/[.A439])" office:value-type="float" office:value="238.83295194508" calcext:value-type="float">
            <text:p>238.83</text:p>
          </table:table-cell>
          <table:table-cell table:formula="of:=500 - ((4/3)*[.A439])" office:value-type="float" office:value="-82.6666666666666" calcext:value-type="float">
            <text:p>-82.67</text:p>
          </table:table-cell>
          <table:table-cell office:value-type="float" office:value="70000" calcext:value-type="float">
            <text:p>70000</text:p>
          </table:table-cell>
          <table:table-cell table:formula="of:=[.D439]+([.G439]/[.A439])" office:value-type="float" office:value="170.183066361556" calcext:value-type="float">
            <text:p>170.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500 - ((2/3)*[.A440])" office:value-type="float" office:value="208" calcext:value-type="float">
            <text:p>20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40] + ([.C440]/[.A440])" office:value-type="float" office:value="238.310502283105" calcext:value-type="float">
            <text:p>238.31</text:p>
          </table:table-cell>
          <table:table-cell table:formula="of:=500 - ((4/3)*[.A440])" office:value-type="float" office:value="-84" calcext:value-type="float">
            <text:p>-84.00</text:p>
          </table:table-cell>
          <table:table-cell office:value-type="float" office:value="70000" calcext:value-type="float">
            <text:p>70000</text:p>
          </table:table-cell>
          <table:table-cell table:formula="of:=[.D440]+([.G440]/[.A440])" office:value-type="float" office:value="169.817351598174" calcext:value-type="float">
            <text:p>169.82</text:p>
          </table:table-cell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formula="of:=500 - ((2/3)*[.A441])" office:value-type="float" office:value="207.333333333333" calcext:value-type="float">
            <text:p>20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41] + ([.C441]/[.A441])" office:value-type="float" office:value="237.790432801822" calcext:value-type="float">
            <text:p>237.79</text:p>
          </table:table-cell>
          <table:table-cell table:formula="of:=500 - ((4/3)*[.A441])" office:value-type="float" office:value="-85.3333333333333" calcext:value-type="float">
            <text:p>-85.33</text:p>
          </table:table-cell>
          <table:table-cell office:value-type="float" office:value="70000" calcext:value-type="float">
            <text:p>70000</text:p>
          </table:table-cell>
          <table:table-cell table:formula="of:=[.D441]+([.G441]/[.A441])" office:value-type="float" office:value="169.453302961276" calcext:value-type="float">
            <text:p>169.4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500 - ((2/3)*[.A442])" office:value-type="float" office:value="206.666666666667" calcext:value-type="float">
            <text:p>20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42] + ([.C442]/[.A442])" office:value-type="float" office:value="237.272727272727" calcext:value-type="float">
            <text:p>237.27</text:p>
          </table:table-cell>
          <table:table-cell table:formula="of:=500 - ((4/3)*[.A442])" office:value-type="float" office:value="-86.6666666666666" calcext:value-type="float">
            <text:p>-86.67</text:p>
          </table:table-cell>
          <table:table-cell office:value-type="float" office:value="70000" calcext:value-type="float">
            <text:p>70000</text:p>
          </table:table-cell>
          <table:table-cell table:formula="of:=[.D442]+([.G442]/[.A442])" office:value-type="float" office:value="169.090909090909" calcext:value-type="float">
            <text:p>169.09</text:p>
          </table:table-cell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formula="of:=500 - ((2/3)*[.A443])" office:value-type="float" office:value="206" calcext:value-type="float">
            <text:p>20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43] + ([.C443]/[.A443])" office:value-type="float" office:value="236.757369614512" calcext:value-type="float">
            <text:p>236.76</text:p>
          </table:table-cell>
          <table:table-cell table:formula="of:=500 - ((4/3)*[.A443])" office:value-type="float" office:value="-88" calcext:value-type="float">
            <text:p>-88.00</text:p>
          </table:table-cell>
          <table:table-cell office:value-type="float" office:value="70000" calcext:value-type="float">
            <text:p>70000</text:p>
          </table:table-cell>
          <table:table-cell table:formula="of:=[.D443]+([.G443]/[.A443])" office:value-type="float" office:value="168.730158730159" calcext:value-type="float">
            <text:p>168.7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500 - ((2/3)*[.A444])" office:value-type="float" office:value="205.333333333333" calcext:value-type="float">
            <text:p>20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44] + ([.C444]/[.A444])" office:value-type="float" office:value="236.244343891403" calcext:value-type="float">
            <text:p>236.24</text:p>
          </table:table-cell>
          <table:table-cell table:formula="of:=500 - ((4/3)*[.A444])" office:value-type="float" office:value="-89.3333333333333" calcext:value-type="float">
            <text:p>-89.33</text:p>
          </table:table-cell>
          <table:table-cell office:value-type="float" office:value="70000" calcext:value-type="float">
            <text:p>70000</text:p>
          </table:table-cell>
          <table:table-cell table:formula="of:=[.D444]+([.G444]/[.A444])" office:value-type="float" office:value="168.371040723982" calcext:value-type="float">
            <text:p>168.3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500 - ((2/3)*[.A445])" office:value-type="float" office:value="204.666666666667" calcext:value-type="float">
            <text:p>20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45] + ([.C445]/[.A445])" office:value-type="float" office:value="235.733634311512" calcext:value-type="float">
            <text:p>235.73</text:p>
          </table:table-cell>
          <table:table-cell table:formula="of:=500 - ((4/3)*[.A445])" office:value-type="float" office:value="-90.6666666666666" calcext:value-type="float">
            <text:p>-90.67</text:p>
          </table:table-cell>
          <table:table-cell office:value-type="float" office:value="70000" calcext:value-type="float">
            <text:p>70000</text:p>
          </table:table-cell>
          <table:table-cell table:formula="of:=[.D445]+([.G445]/[.A445])" office:value-type="float" office:value="168.013544018059" calcext:value-type="float">
            <text:p>168.01</text:p>
          </table:table-cell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formula="of:=500 - ((2/3)*[.A446])" office:value-type="float" office:value="204" calcext:value-type="float">
            <text:p>20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46] + ([.C446]/[.A446])" office:value-type="float" office:value="235.225225225225" calcext:value-type="float">
            <text:p>235.23</text:p>
          </table:table-cell>
          <table:table-cell table:formula="of:=500 - ((4/3)*[.A446])" office:value-type="float" office:value="-92" calcext:value-type="float">
            <text:p>-92.00</text:p>
          </table:table-cell>
          <table:table-cell office:value-type="float" office:value="70000" calcext:value-type="float">
            <text:p>70000</text:p>
          </table:table-cell>
          <table:table-cell table:formula="of:=[.D446]+([.G446]/[.A446])" office:value-type="float" office:value="167.657657657658" calcext:value-type="float">
            <text:p>167.6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500 - ((2/3)*[.A447])" office:value-type="float" office:value="203.333333333333" calcext:value-type="float">
            <text:p>20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47] + ([.C447]/[.A447])" office:value-type="float" office:value="234.719101123596" calcext:value-type="float">
            <text:p>234.72</text:p>
          </table:table-cell>
          <table:table-cell table:formula="of:=500 - ((4/3)*[.A447])" office:value-type="float" office:value="-93.3333333333333" calcext:value-type="float">
            <text:p>-93.33</text:p>
          </table:table-cell>
          <table:table-cell office:value-type="float" office:value="70000" calcext:value-type="float">
            <text:p>70000</text:p>
          </table:table-cell>
          <table:table-cell table:formula="of:=[.D447]+([.G447]/[.A447])" office:value-type="float" office:value="167.303370786517" calcext:value-type="float">
            <text:p>167.3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500 - ((2/3)*[.A448])" office:value-type="float" office:value="202.666666666667" calcext:value-type="float">
            <text:p>20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48] + ([.C448]/[.A448])" office:value-type="float" office:value="234.215246636771" calcext:value-type="float">
            <text:p>234.22</text:p>
          </table:table-cell>
          <table:table-cell table:formula="of:=500 - ((4/3)*[.A448])" office:value-type="float" office:value="-94.6666666666666" calcext:value-type="float">
            <text:p>-94.67</text:p>
          </table:table-cell>
          <table:table-cell office:value-type="float" office:value="70000" calcext:value-type="float">
            <text:p>70000</text:p>
          </table:table-cell>
          <table:table-cell table:formula="of:=[.D448]+([.G448]/[.A448])" office:value-type="float" office:value="166.95067264574" calcext:value-type="float">
            <text:p>166.95</text:p>
          </table:table-cell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formula="of:=500 - ((2/3)*[.A449])" office:value-type="float" office:value="202" calcext:value-type="float">
            <text:p>20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49] + ([.C449]/[.A449])" office:value-type="float" office:value="233.713646532438" calcext:value-type="float">
            <text:p>233.71</text:p>
          </table:table-cell>
          <table:table-cell table:formula="of:=500 - ((4/3)*[.A449])" office:value-type="float" office:value="-96" calcext:value-type="float">
            <text:p>-96.00</text:p>
          </table:table-cell>
          <table:table-cell office:value-type="float" office:value="70000" calcext:value-type="float">
            <text:p>70000</text:p>
          </table:table-cell>
          <table:table-cell table:formula="of:=[.D449]+([.G449]/[.A449])" office:value-type="float" office:value="166.599552572707" calcext:value-type="float">
            <text:p>166.6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500 - ((2/3)*[.A450])" office:value-type="float" office:value="201.333333333333" calcext:value-type="float">
            <text:p>20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50] + ([.C450]/[.A450])" office:value-type="float" office:value="233.214285714286" calcext:value-type="float">
            <text:p>233.21</text:p>
          </table:table-cell>
          <table:table-cell table:formula="of:=500 - ((4/3)*[.A450])" office:value-type="float" office:value="-97.3333333333333" calcext:value-type="float">
            <text:p>-97.33</text:p>
          </table:table-cell>
          <table:table-cell office:value-type="float" office:value="70000" calcext:value-type="float">
            <text:p>70000</text:p>
          </table:table-cell>
          <table:table-cell table:formula="of:=[.D450]+([.G450]/[.A450])" office:value-type="float" office:value="166.25" calcext:value-type="float">
            <text:p>166.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500 - ((2/3)*[.A451])" office:value-type="float" office:value="200.666666666667" calcext:value-type="float">
            <text:p>20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51] + ([.C451]/[.A451])" office:value-type="float" office:value="232.71714922049" calcext:value-type="float">
            <text:p>232.72</text:p>
          </table:table-cell>
          <table:table-cell table:formula="of:=500 - ((4/3)*[.A451])" office:value-type="float" office:value="-98.6666666666666" calcext:value-type="float">
            <text:p>-98.67</text:p>
          </table:table-cell>
          <table:table-cell office:value-type="float" office:value="70000" calcext:value-type="float">
            <text:p>70000</text:p>
          </table:table-cell>
          <table:table-cell table:formula="of:=[.D451]+([.G451]/[.A451])" office:value-type="float" office:value="165.902004454343" calcext:value-type="float">
            <text:p>165.90</text:p>
          </table:table-cell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formula="of:=500 - ((2/3)*[.A452])" office:value-type="float" office:value="200" calcext:value-type="float">
            <text:p>20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52] + ([.C452]/[.A452])" office:value-type="float" office:value="232.222222222222" calcext:value-type="float">
            <text:p>232.22</text:p>
          </table:table-cell>
          <table:table-cell table:formula="of:=500 - ((4/3)*[.A452])" office:value-type="float" office:value="-100" calcext:value-type="float">
            <text:p>-100.00</text:p>
          </table:table-cell>
          <table:table-cell office:value-type="float" office:value="70000" calcext:value-type="float">
            <text:p>70000</text:p>
          </table:table-cell>
          <table:table-cell table:formula="of:=[.D452]+([.G452]/[.A452])" office:value-type="float" office:value="165.555555555556" calcext:value-type="float">
            <text:p>165.5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500 - ((2/3)*[.A453])" office:value-type="float" office:value="199.333333333333" calcext:value-type="float">
            <text:p>19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53] + ([.C453]/[.A453])" office:value-type="float" office:value="231.729490022173" calcext:value-type="float">
            <text:p>231.73</text:p>
          </table:table-cell>
          <table:table-cell table:formula="of:=500 - ((4/3)*[.A453])" office:value-type="float" office:value="-101.333333333333" calcext:value-type="float">
            <text:p>-101.33</text:p>
          </table:table-cell>
          <table:table-cell office:value-type="float" office:value="70000" calcext:value-type="float">
            <text:p>70000</text:p>
          </table:table-cell>
          <table:table-cell table:formula="of:=[.D453]+([.G453]/[.A453])" office:value-type="float" office:value="165.210643015521" calcext:value-type="float">
            <text:p>165.2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500 - ((2/3)*[.A454])" office:value-type="float" office:value="198.666666666667" calcext:value-type="float">
            <text:p>19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54] + ([.C454]/[.A454])" office:value-type="float" office:value="231.238938053097" calcext:value-type="float">
            <text:p>231.24</text:p>
          </table:table-cell>
          <table:table-cell table:formula="of:=500 - ((4/3)*[.A454])" office:value-type="float" office:value="-102.666666666667" calcext:value-type="float">
            <text:p>-102.67</text:p>
          </table:table-cell>
          <table:table-cell office:value-type="float" office:value="70000" calcext:value-type="float">
            <text:p>70000</text:p>
          </table:table-cell>
          <table:table-cell table:formula="of:=[.D454]+([.G454]/[.A454])" office:value-type="float" office:value="164.867256637168" calcext:value-type="float">
            <text:p>164.87</text:p>
          </table:table-cell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formula="of:=500 - ((2/3)*[.A455])" office:value-type="float" office:value="198" calcext:value-type="float">
            <text:p>19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55] + ([.C455]/[.A455])" office:value-type="float" office:value="230.75055187638" calcext:value-type="float">
            <text:p>230.75</text:p>
          </table:table-cell>
          <table:table-cell table:formula="of:=500 - ((4/3)*[.A455])" office:value-type="float" office:value="-104" calcext:value-type="float">
            <text:p>-104.00</text:p>
          </table:table-cell>
          <table:table-cell office:value-type="float" office:value="70000" calcext:value-type="float">
            <text:p>70000</text:p>
          </table:table-cell>
          <table:table-cell table:formula="of:=[.D455]+([.G455]/[.A455])" office:value-type="float" office:value="164.525386313466" calcext:value-type="float">
            <text:p>164.5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500 - ((2/3)*[.A456])" office:value-type="float" office:value="197.333333333333" calcext:value-type="float">
            <text:p>19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56] + ([.C456]/[.A456])" office:value-type="float" office:value="230.264317180617" calcext:value-type="float">
            <text:p>230.26</text:p>
          </table:table-cell>
          <table:table-cell table:formula="of:=500 - ((4/3)*[.A456])" office:value-type="float" office:value="-105.333333333333" calcext:value-type="float">
            <text:p>-105.33</text:p>
          </table:table-cell>
          <table:table-cell office:value-type="float" office:value="70000" calcext:value-type="float">
            <text:p>70000</text:p>
          </table:table-cell>
          <table:table-cell table:formula="of:=[.D456]+([.G456]/[.A456])" office:value-type="float" office:value="164.185022026432" calcext:value-type="float">
            <text:p>164.1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500 - ((2/3)*[.A457])" office:value-type="float" office:value="196.666666666667" calcext:value-type="float">
            <text:p>19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57] + ([.C457]/[.A457])" office:value-type="float" office:value="229.78021978022" calcext:value-type="float">
            <text:p>229.78</text:p>
          </table:table-cell>
          <table:table-cell table:formula="of:=500 - ((4/3)*[.A457])" office:value-type="float" office:value="-106.666666666667" calcext:value-type="float">
            <text:p>-106.67</text:p>
          </table:table-cell>
          <table:table-cell office:value-type="float" office:value="70000" calcext:value-type="float">
            <text:p>70000</text:p>
          </table:table-cell>
          <table:table-cell table:formula="of:=[.D457]+([.G457]/[.A457])" office:value-type="float" office:value="163.846153846154" calcext:value-type="float">
            <text:p>163.85</text:p>
          </table:table-cell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formula="of:=500 - ((2/3)*[.A458])" office:value-type="float" office:value="196" calcext:value-type="float">
            <text:p>19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58] + ([.C458]/[.A458])" office:value-type="float" office:value="229.298245614035" calcext:value-type="float">
            <text:p>229.30</text:p>
          </table:table-cell>
          <table:table-cell table:formula="of:=500 - ((4/3)*[.A458])" office:value-type="float" office:value="-108" calcext:value-type="float">
            <text:p>-108.00</text:p>
          </table:table-cell>
          <table:table-cell office:value-type="float" office:value="70000" calcext:value-type="float">
            <text:p>70000</text:p>
          </table:table-cell>
          <table:table-cell table:formula="of:=[.D458]+([.G458]/[.A458])" office:value-type="float" office:value="163.508771929825" calcext:value-type="float">
            <text:p>163.5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500 - ((2/3)*[.A459])" office:value-type="float" office:value="195.333333333333" calcext:value-type="float">
            <text:p>19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59] + ([.C459]/[.A459])" office:value-type="float" office:value="228.818380743983" calcext:value-type="float">
            <text:p>228.82</text:p>
          </table:table-cell>
          <table:table-cell table:formula="of:=500 - ((4/3)*[.A459])" office:value-type="float" office:value="-109.333333333333" calcext:value-type="float">
            <text:p>-109.33</text:p>
          </table:table-cell>
          <table:table-cell office:value-type="float" office:value="70000" calcext:value-type="float">
            <text:p>70000</text:p>
          </table:table-cell>
          <table:table-cell table:formula="of:=[.D459]+([.G459]/[.A459])" office:value-type="float" office:value="163.172866520788" calcext:value-type="float">
            <text:p>163.17</text:p>
          </table:table-cell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formula="of:=500 - ((2/3)*[.A460])" office:value-type="float" office:value="194.666666666667" calcext:value-type="float">
            <text:p>19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60] + ([.C460]/[.A460])" office:value-type="float" office:value="228.340611353712" calcext:value-type="float">
            <text:p>228.34</text:p>
          </table:table-cell>
          <table:table-cell table:formula="of:=500 - ((4/3)*[.A460])" office:value-type="float" office:value="-110.666666666667" calcext:value-type="float">
            <text:p>-110.67</text:p>
          </table:table-cell>
          <table:table-cell office:value-type="float" office:value="70000" calcext:value-type="float">
            <text:p>70000</text:p>
          </table:table-cell>
          <table:table-cell table:formula="of:=[.D460]+([.G460]/[.A460])" office:value-type="float" office:value="162.838427947598" calcext:value-type="float">
            <text:p>162.8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500 - ((2/3)*[.A461])" office:value-type="float" office:value="194" calcext:value-type="float">
            <text:p>19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61] + ([.C461]/[.A461])" office:value-type="float" office:value="227.864923747277" calcext:value-type="float">
            <text:p>227.86</text:p>
          </table:table-cell>
          <table:table-cell table:formula="of:=500 - ((4/3)*[.A461])" office:value-type="float" office:value="-112" calcext:value-type="float">
            <text:p>-112.00</text:p>
          </table:table-cell>
          <table:table-cell office:value-type="float" office:value="70000" calcext:value-type="float">
            <text:p>70000</text:p>
          </table:table-cell>
          <table:table-cell table:formula="of:=[.D461]+([.G461]/[.A461])" office:value-type="float" office:value="162.505446623094" calcext:value-type="float">
            <text:p>162.5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500 - ((2/3)*[.A462])" office:value-type="float" office:value="193.333333333333" calcext:value-type="float">
            <text:p>19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62] + ([.C462]/[.A462])" office:value-type="float" office:value="227.391304347826" calcext:value-type="float">
            <text:p>227.39</text:p>
          </table:table-cell>
          <table:table-cell table:formula="of:=500 - ((4/3)*[.A462])" office:value-type="float" office:value="-113.333333333333" calcext:value-type="float">
            <text:p>-113.33</text:p>
          </table:table-cell>
          <table:table-cell office:value-type="float" office:value="70000" calcext:value-type="float">
            <text:p>70000</text:p>
          </table:table-cell>
          <table:table-cell table:formula="of:=[.D462]+([.G462]/[.A462])" office:value-type="float" office:value="162.173913043478" calcext:value-type="float">
            <text:p>162.17</text:p>
          </table:table-cell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formula="of:=500 - ((2/3)*[.A463])" office:value-type="float" office:value="192.666666666667" calcext:value-type="float">
            <text:p>19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63] + ([.C463]/[.A463])" office:value-type="float" office:value="226.919739696312" calcext:value-type="float">
            <text:p>226.92</text:p>
          </table:table-cell>
          <table:table-cell table:formula="of:=500 - ((4/3)*[.A463])" office:value-type="float" office:value="-114.666666666667" calcext:value-type="float">
            <text:p>-114.67</text:p>
          </table:table-cell>
          <table:table-cell office:value-type="float" office:value="70000" calcext:value-type="float">
            <text:p>70000</text:p>
          </table:table-cell>
          <table:table-cell table:formula="of:=[.D463]+([.G463]/[.A463])" office:value-type="float" office:value="161.843817787419" calcext:value-type="float">
            <text:p>161.8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500 - ((2/3)*[.A464])" office:value-type="float" office:value="192" calcext:value-type="float">
            <text:p>19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64] + ([.C464]/[.A464])" office:value-type="float" office:value="226.450216450216" calcext:value-type="float">
            <text:p>226.45</text:p>
          </table:table-cell>
          <table:table-cell table:formula="of:=500 - ((4/3)*[.A464])" office:value-type="float" office:value="-116" calcext:value-type="float">
            <text:p>-116.00</text:p>
          </table:table-cell>
          <table:table-cell office:value-type="float" office:value="70000" calcext:value-type="float">
            <text:p>70000</text:p>
          </table:table-cell>
          <table:table-cell table:formula="of:=[.D464]+([.G464]/[.A464])" office:value-type="float" office:value="161.515151515152" calcext:value-type="float">
            <text:p>161.5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500 - ((2/3)*[.A465])" office:value-type="float" office:value="191.333333333333" calcext:value-type="float">
            <text:p>19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65] + ([.C465]/[.A465])" office:value-type="float" office:value="225.982721382289" calcext:value-type="float">
            <text:p>225.98</text:p>
          </table:table-cell>
          <table:table-cell table:formula="of:=500 - ((4/3)*[.A465])" office:value-type="float" office:value="-117.333333333333" calcext:value-type="float">
            <text:p>-117.33</text:p>
          </table:table-cell>
          <table:table-cell office:value-type="float" office:value="70000" calcext:value-type="float">
            <text:p>70000</text:p>
          </table:table-cell>
          <table:table-cell table:formula="of:=[.D465]+([.G465]/[.A465])" office:value-type="float" office:value="161.187904967603" calcext:value-type="float">
            <text:p>161.19</text:p>
          </table:table-cell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formula="of:=500 - ((2/3)*[.A466])" office:value-type="float" office:value="190.666666666667" calcext:value-type="float">
            <text:p>19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66] + ([.C466]/[.A466])" office:value-type="float" office:value="225.51724137931" calcext:value-type="float">
            <text:p>225.52</text:p>
          </table:table-cell>
          <table:table-cell table:formula="of:=500 - ((4/3)*[.A466])" office:value-type="float" office:value="-118.666666666667" calcext:value-type="float">
            <text:p>-118.67</text:p>
          </table:table-cell>
          <table:table-cell office:value-type="float" office:value="70000" calcext:value-type="float">
            <text:p>70000</text:p>
          </table:table-cell>
          <table:table-cell table:formula="of:=[.D466]+([.G466]/[.A466])" office:value-type="float" office:value="160.862068965517" calcext:value-type="float">
            <text:p>160.8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500 - ((2/3)*[.A467])" office:value-type="float" office:value="190" calcext:value-type="float">
            <text:p>19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67] + ([.C467]/[.A467])" office:value-type="float" office:value="225.05376344086" calcext:value-type="float">
            <text:p>225.05</text:p>
          </table:table-cell>
          <table:table-cell table:formula="of:=500 - ((4/3)*[.A467])" office:value-type="float" office:value="-120" calcext:value-type="float">
            <text:p>-120.00</text:p>
          </table:table-cell>
          <table:table-cell office:value-type="float" office:value="70000" calcext:value-type="float">
            <text:p>70000</text:p>
          </table:table-cell>
          <table:table-cell table:formula="of:=[.D467]+([.G467]/[.A467])" office:value-type="float" office:value="160.537634408602" calcext:value-type="float">
            <text:p>160.5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500 - ((2/3)*[.A468])" office:value-type="float" office:value="189.333333333333" calcext:value-type="float">
            <text:p>18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68] + ([.C468]/[.A468])" office:value-type="float" office:value="224.592274678112" calcext:value-type="float">
            <text:p>224.59</text:p>
          </table:table-cell>
          <table:table-cell table:formula="of:=500 - ((4/3)*[.A468])" office:value-type="float" office:value="-121.333333333333" calcext:value-type="float">
            <text:p>-121.33</text:p>
          </table:table-cell>
          <table:table-cell office:value-type="float" office:value="70000" calcext:value-type="float">
            <text:p>70000</text:p>
          </table:table-cell>
          <table:table-cell table:formula="of:=[.D468]+([.G468]/[.A468])" office:value-type="float" office:value="160.214592274678" calcext:value-type="float">
            <text:p>160.21</text:p>
          </table:table-cell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formula="of:=500 - ((2/3)*[.A469])" office:value-type="float" office:value="188.666666666667" calcext:value-type="float">
            <text:p>18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69] + ([.C469]/[.A469])" office:value-type="float" office:value="224.132762312634" calcext:value-type="float">
            <text:p>224.13</text:p>
          </table:table-cell>
          <table:table-cell table:formula="of:=500 - ((4/3)*[.A469])" office:value-type="float" office:value="-122.666666666667" calcext:value-type="float">
            <text:p>-122.67</text:p>
          </table:table-cell>
          <table:table-cell office:value-type="float" office:value="70000" calcext:value-type="float">
            <text:p>70000</text:p>
          </table:table-cell>
          <table:table-cell table:formula="of:=[.D469]+([.G469]/[.A469])" office:value-type="float" office:value="159.892933618844" calcext:value-type="float">
            <text:p>159.8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500 - ((2/3)*[.A470])" office:value-type="float" office:value="188" calcext:value-type="float">
            <text:p>18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70] + ([.C470]/[.A470])" office:value-type="float" office:value="223.675213675214" calcext:value-type="float">
            <text:p>223.68</text:p>
          </table:table-cell>
          <table:table-cell table:formula="of:=500 - ((4/3)*[.A470])" office:value-type="float" office:value="-124" calcext:value-type="float">
            <text:p>-124.00</text:p>
          </table:table-cell>
          <table:table-cell office:value-type="float" office:value="70000" calcext:value-type="float">
            <text:p>70000</text:p>
          </table:table-cell>
          <table:table-cell table:formula="of:=[.D470]+([.G470]/[.A470])" office:value-type="float" office:value="159.57264957265" calcext:value-type="float">
            <text:p>159.5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500 - ((2/3)*[.A471])" office:value-type="float" office:value="187.333333333333" calcext:value-type="float">
            <text:p>18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71] + ([.C471]/[.A471])" office:value-type="float" office:value="223.219616204691" calcext:value-type="float">
            <text:p>223.22</text:p>
          </table:table-cell>
          <table:table-cell table:formula="of:=500 - ((4/3)*[.A471])" office:value-type="float" office:value="-125.333333333333" calcext:value-type="float">
            <text:p>-125.33</text:p>
          </table:table-cell>
          <table:table-cell office:value-type="float" office:value="70000" calcext:value-type="float">
            <text:p>70000</text:p>
          </table:table-cell>
          <table:table-cell table:formula="of:=[.D471]+([.G471]/[.A471])" office:value-type="float" office:value="159.253731343284" calcext:value-type="float">
            <text:p>159.25</text:p>
          </table:table-cell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formula="of:=500 - ((2/3)*[.A472])" office:value-type="float" office:value="186.666666666667" calcext:value-type="float">
            <text:p>18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72] + ([.C472]/[.A472])" office:value-type="float" office:value="222.765957446809" calcext:value-type="float">
            <text:p>222.77</text:p>
          </table:table-cell>
          <table:table-cell table:formula="of:=500 - ((4/3)*[.A472])" office:value-type="float" office:value="-126.666666666667" calcext:value-type="float">
            <text:p>-126.67</text:p>
          </table:table-cell>
          <table:table-cell office:value-type="float" office:value="70000" calcext:value-type="float">
            <text:p>70000</text:p>
          </table:table-cell>
          <table:table-cell table:formula="of:=[.D472]+([.G472]/[.A472])" office:value-type="float" office:value="158.936170212766" calcext:value-type="float">
            <text:p>158.9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500 - ((2/3)*[.A473])" office:value-type="float" office:value="186" calcext:value-type="float">
            <text:p>18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73] + ([.C473]/[.A473])" office:value-type="float" office:value="222.314225053079" calcext:value-type="float">
            <text:p>222.31</text:p>
          </table:table-cell>
          <table:table-cell table:formula="of:=500 - ((4/3)*[.A473])" office:value-type="float" office:value="-128" calcext:value-type="float">
            <text:p>-128.00</text:p>
          </table:table-cell>
          <table:table-cell office:value-type="float" office:value="70000" calcext:value-type="float">
            <text:p>70000</text:p>
          </table:table-cell>
          <table:table-cell table:formula="of:=[.D473]+([.G473]/[.A473])" office:value-type="float" office:value="158.619957537155" calcext:value-type="float">
            <text:p>158.6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500 - ((2/3)*[.A474])" office:value-type="float" office:value="185.333333333333" calcext:value-type="float">
            <text:p>18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74] + ([.C474]/[.A474])" office:value-type="float" office:value="221.864406779661" calcext:value-type="float">
            <text:p>221.86</text:p>
          </table:table-cell>
          <table:table-cell table:formula="of:=500 - ((4/3)*[.A474])" office:value-type="float" office:value="-129.333333333333" calcext:value-type="float">
            <text:p>-129.33</text:p>
          </table:table-cell>
          <table:table-cell office:value-type="float" office:value="70000" calcext:value-type="float">
            <text:p>70000</text:p>
          </table:table-cell>
          <table:table-cell table:formula="of:=[.D474]+([.G474]/[.A474])" office:value-type="float" office:value="158.305084745763" calcext:value-type="float">
            <text:p>158.31</text:p>
          </table:table-cell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formula="of:=500 - ((2/3)*[.A475])" office:value-type="float" office:value="184.666666666667" calcext:value-type="float">
            <text:p>18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75] + ([.C475]/[.A475])" office:value-type="float" office:value="221.416490486258" calcext:value-type="float">
            <text:p>221.42</text:p>
          </table:table-cell>
          <table:table-cell table:formula="of:=500 - ((4/3)*[.A475])" office:value-type="float" office:value="-130.666666666667" calcext:value-type="float">
            <text:p>-130.67</text:p>
          </table:table-cell>
          <table:table-cell office:value-type="float" office:value="70000" calcext:value-type="float">
            <text:p>70000</text:p>
          </table:table-cell>
          <table:table-cell table:formula="of:=[.D475]+([.G475]/[.A475])" office:value-type="float" office:value="157.991543340381" calcext:value-type="float">
            <text:p>157.9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500 - ((2/3)*[.A476])" office:value-type="float" office:value="184" calcext:value-type="float">
            <text:p>18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76] + ([.C476]/[.A476])" office:value-type="float" office:value="220.970464135021" calcext:value-type="float">
            <text:p>220.97</text:p>
          </table:table-cell>
          <table:table-cell table:formula="of:=500 - ((4/3)*[.A476])" office:value-type="float" office:value="-132" calcext:value-type="float">
            <text:p>-132.00</text:p>
          </table:table-cell>
          <table:table-cell office:value-type="float" office:value="70000" calcext:value-type="float">
            <text:p>70000</text:p>
          </table:table-cell>
          <table:table-cell table:formula="of:=[.D476]+([.G476]/[.A476])" office:value-type="float" office:value="157.679324894515" calcext:value-type="float">
            <text:p>157.68</text:p>
          </table:table-cell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formula="of:=500 - ((2/3)*[.A477])" office:value-type="float" office:value="183.333333333333" calcext:value-type="float">
            <text:p>18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77] + ([.C477]/[.A477])" office:value-type="float" office:value="220.526315789474" calcext:value-type="float">
            <text:p>220.53</text:p>
          </table:table-cell>
          <table:table-cell table:formula="of:=500 - ((4/3)*[.A477])" office:value-type="float" office:value="-133.333333333333" calcext:value-type="float">
            <text:p>-133.33</text:p>
          </table:table-cell>
          <table:table-cell office:value-type="float" office:value="70000" calcext:value-type="float">
            <text:p>70000</text:p>
          </table:table-cell>
          <table:table-cell table:formula="of:=[.D477]+([.G477]/[.A477])" office:value-type="float" office:value="157.368421052632" calcext:value-type="float">
            <text:p>157.3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500 - ((2/3)*[.A478])" office:value-type="float" office:value="182.666666666667" calcext:value-type="float">
            <text:p>18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78] + ([.C478]/[.A478])" office:value-type="float" office:value="220.084033613445" calcext:value-type="float">
            <text:p>220.08</text:p>
          </table:table-cell>
          <table:table-cell table:formula="of:=500 - ((4/3)*[.A478])" office:value-type="float" office:value="-134.666666666667" calcext:value-type="float">
            <text:p>-134.67</text:p>
          </table:table-cell>
          <table:table-cell office:value-type="float" office:value="70000" calcext:value-type="float">
            <text:p>70000</text:p>
          </table:table-cell>
          <table:table-cell table:formula="of:=[.D478]+([.G478]/[.A478])" office:value-type="float" office:value="157.058823529412" calcext:value-type="float">
            <text:p>157.0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500 - ((2/3)*[.A479])" office:value-type="float" office:value="182" calcext:value-type="float">
            <text:p>18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79] + ([.C479]/[.A479])" office:value-type="float" office:value="219.643605870021" calcext:value-type="float">
            <text:p>219.64</text:p>
          </table:table-cell>
          <table:table-cell table:formula="of:=500 - ((4/3)*[.A479])" office:value-type="float" office:value="-136" calcext:value-type="float">
            <text:p>-136.00</text:p>
          </table:table-cell>
          <table:table-cell office:value-type="float" office:value="70000" calcext:value-type="float">
            <text:p>70000</text:p>
          </table:table-cell>
          <table:table-cell table:formula="of:=[.D479]+([.G479]/[.A479])" office:value-type="float" office:value="156.750524109015" calcext:value-type="float">
            <text:p>156.75</text:p>
          </table:table-cell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formula="of:=500 - ((2/3)*[.A480])" office:value-type="float" office:value="181.333333333333" calcext:value-type="float">
            <text:p>18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80] + ([.C480]/[.A480])" office:value-type="float" office:value="219.205020920502" calcext:value-type="float">
            <text:p>219.21</text:p>
          </table:table-cell>
          <table:table-cell table:formula="of:=500 - ((4/3)*[.A480])" office:value-type="float" office:value="-137.333333333333" calcext:value-type="float">
            <text:p>-137.33</text:p>
          </table:table-cell>
          <table:table-cell office:value-type="float" office:value="70000" calcext:value-type="float">
            <text:p>70000</text:p>
          </table:table-cell>
          <table:table-cell table:formula="of:=[.D480]+([.G480]/[.A480])" office:value-type="float" office:value="156.443514644351" calcext:value-type="float">
            <text:p>156.4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500 - ((2/3)*[.A481])" office:value-type="float" office:value="180.666666666667" calcext:value-type="float">
            <text:p>18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81] + ([.C481]/[.A481])" office:value-type="float" office:value="218.768267223382" calcext:value-type="float">
            <text:p>218.77</text:p>
          </table:table-cell>
          <table:table-cell table:formula="of:=500 - ((4/3)*[.A481])" office:value-type="float" office:value="-138.666666666667" calcext:value-type="float">
            <text:p>-138.67</text:p>
          </table:table-cell>
          <table:table-cell office:value-type="float" office:value="70000" calcext:value-type="float">
            <text:p>70000</text:p>
          </table:table-cell>
          <table:table-cell table:formula="of:=[.D481]+([.G481]/[.A481])" office:value-type="float" office:value="156.137787056367" calcext:value-type="float">
            <text:p>156.1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500 - ((2/3)*[.A482])" office:value-type="float" office:value="180" calcext:value-type="float">
            <text:p>18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82] + ([.C482]/[.A482])" office:value-type="float" office:value="218.333333333333" calcext:value-type="float">
            <text:p>218.33</text:p>
          </table:table-cell>
          <table:table-cell table:formula="of:=500 - ((4/3)*[.A482])" office:value-type="float" office:value="-140" calcext:value-type="float">
            <text:p>-140.00</text:p>
          </table:table-cell>
          <table:table-cell office:value-type="float" office:value="70000" calcext:value-type="float">
            <text:p>70000</text:p>
          </table:table-cell>
          <table:table-cell table:formula="of:=[.D482]+([.G482]/[.A482])" office:value-type="float" office:value="155.833333333333" calcext:value-type="float">
            <text:p>155.83</text:p>
          </table:table-cell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formula="of:=500 - ((2/3)*[.A483])" office:value-type="float" office:value="179.333333333333" calcext:value-type="float">
            <text:p>17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83] + ([.C483]/[.A483])" office:value-type="float" office:value="217.900207900208" calcext:value-type="float">
            <text:p>217.90</text:p>
          </table:table-cell>
          <table:table-cell table:formula="of:=500 - ((4/3)*[.A483])" office:value-type="float" office:value="-141.333333333333" calcext:value-type="float">
            <text:p>-141.33</text:p>
          </table:table-cell>
          <table:table-cell office:value-type="float" office:value="70000" calcext:value-type="float">
            <text:p>70000</text:p>
          </table:table-cell>
          <table:table-cell table:formula="of:=[.D483]+([.G483]/[.A483])" office:value-type="float" office:value="155.530145530146" calcext:value-type="float">
            <text:p>155.5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500 - ((2/3)*[.A484])" office:value-type="float" office:value="178.666666666667" calcext:value-type="float">
            <text:p>17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84] + ([.C484]/[.A484])" office:value-type="float" office:value="217.46887966805" calcext:value-type="float">
            <text:p>217.47</text:p>
          </table:table-cell>
          <table:table-cell table:formula="of:=500 - ((4/3)*[.A484])" office:value-type="float" office:value="-142.666666666667" calcext:value-type="float">
            <text:p>-142.67</text:p>
          </table:table-cell>
          <table:table-cell office:value-type="float" office:value="70000" calcext:value-type="float">
            <text:p>70000</text:p>
          </table:table-cell>
          <table:table-cell table:formula="of:=[.D484]+([.G484]/[.A484])" office:value-type="float" office:value="155.228215767635" calcext:value-type="float">
            <text:p>155.2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500 - ((2/3)*[.A485])" office:value-type="float" office:value="178" calcext:value-type="float">
            <text:p>17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85] + ([.C485]/[.A485])" office:value-type="float" office:value="217.03933747412" calcext:value-type="float">
            <text:p>217.04</text:p>
          </table:table-cell>
          <table:table-cell table:formula="of:=500 - ((4/3)*[.A485])" office:value-type="float" office:value="-144" calcext:value-type="float">
            <text:p>-144.00</text:p>
          </table:table-cell>
          <table:table-cell office:value-type="float" office:value="70000" calcext:value-type="float">
            <text:p>70000</text:p>
          </table:table-cell>
          <table:table-cell table:formula="of:=[.D485]+([.G485]/[.A485])" office:value-type="float" office:value="154.927536231884" calcext:value-type="float">
            <text:p>154.93</text:p>
          </table:table-cell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formula="of:=500 - ((2/3)*[.A486])" office:value-type="float" office:value="177.333333333333" calcext:value-type="float">
            <text:p>17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86] + ([.C486]/[.A486])" office:value-type="float" office:value="216.611570247934" calcext:value-type="float">
            <text:p>216.61</text:p>
          </table:table-cell>
          <table:table-cell table:formula="of:=500 - ((4/3)*[.A486])" office:value-type="float" office:value="-145.333333333333" calcext:value-type="float">
            <text:p>-145.33</text:p>
          </table:table-cell>
          <table:table-cell office:value-type="float" office:value="70000" calcext:value-type="float">
            <text:p>70000</text:p>
          </table:table-cell>
          <table:table-cell table:formula="of:=[.D486]+([.G486]/[.A486])" office:value-type="float" office:value="154.628099173554" calcext:value-type="float">
            <text:p>154.6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500 - ((2/3)*[.A487])" office:value-type="float" office:value="176.666666666667" calcext:value-type="float">
            <text:p>17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87] + ([.C487]/[.A487])" office:value-type="float" office:value="216.185567010309" calcext:value-type="float">
            <text:p>216.19</text:p>
          </table:table-cell>
          <table:table-cell table:formula="of:=500 - ((4/3)*[.A487])" office:value-type="float" office:value="-146.666666666667" calcext:value-type="float">
            <text:p>-146.67</text:p>
          </table:table-cell>
          <table:table-cell office:value-type="float" office:value="70000" calcext:value-type="float">
            <text:p>70000</text:p>
          </table:table-cell>
          <table:table-cell table:formula="of:=[.D487]+([.G487]/[.A487])" office:value-type="float" office:value="154.329896907217" calcext:value-type="float">
            <text:p>154.3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500 - ((2/3)*[.A488])" office:value-type="float" office:value="176" calcext:value-type="float">
            <text:p>17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88] + ([.C488]/[.A488])" office:value-type="float" office:value="215.761316872428" calcext:value-type="float">
            <text:p>215.76</text:p>
          </table:table-cell>
          <table:table-cell table:formula="of:=500 - ((4/3)*[.A488])" office:value-type="float" office:value="-148" calcext:value-type="float">
            <text:p>-148.00</text:p>
          </table:table-cell>
          <table:table-cell office:value-type="float" office:value="70000" calcext:value-type="float">
            <text:p>70000</text:p>
          </table:table-cell>
          <table:table-cell table:formula="of:=[.D488]+([.G488]/[.A488])" office:value-type="float" office:value="154.0329218107" calcext:value-type="float">
            <text:p>154.03</text:p>
          </table:table-cell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formula="of:=500 - ((2/3)*[.A489])" office:value-type="float" office:value="175.333333333333" calcext:value-type="float">
            <text:p>17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89] + ([.C489]/[.A489])" office:value-type="float" office:value="215.338809034908" calcext:value-type="float">
            <text:p>215.34</text:p>
          </table:table-cell>
          <table:table-cell table:formula="of:=500 - ((4/3)*[.A489])" office:value-type="float" office:value="-149.333333333333" calcext:value-type="float">
            <text:p>-149.33</text:p>
          </table:table-cell>
          <table:table-cell office:value-type="float" office:value="70000" calcext:value-type="float">
            <text:p>70000</text:p>
          </table:table-cell>
          <table:table-cell table:formula="of:=[.D489]+([.G489]/[.A489])" office:value-type="float" office:value="153.737166324435" calcext:value-type="float">
            <text:p>153.7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500 - ((2/3)*[.A490])" office:value-type="float" office:value="174.666666666667" calcext:value-type="float">
            <text:p>17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90] + ([.C490]/[.A490])" office:value-type="float" office:value="214.918032786885" calcext:value-type="float">
            <text:p>214.92</text:p>
          </table:table-cell>
          <table:table-cell table:formula="of:=500 - ((4/3)*[.A490])" office:value-type="float" office:value="-150.666666666667" calcext:value-type="float">
            <text:p>-150.67</text:p>
          </table:table-cell>
          <table:table-cell office:value-type="float" office:value="70000" calcext:value-type="float">
            <text:p>70000</text:p>
          </table:table-cell>
          <table:table-cell table:formula="of:=[.D490]+([.G490]/[.A490])" office:value-type="float" office:value="153.44262295082" calcext:value-type="float">
            <text:p>153.4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500 - ((2/3)*[.A491])" office:value-type="float" office:value="174" calcext:value-type="float">
            <text:p>17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91] + ([.C491]/[.A491])" office:value-type="float" office:value="214.498977505112" calcext:value-type="float">
            <text:p>214.50</text:p>
          </table:table-cell>
          <table:table-cell table:formula="of:=500 - ((4/3)*[.A491])" office:value-type="float" office:value="-152" calcext:value-type="float">
            <text:p>-152.00</text:p>
          </table:table-cell>
          <table:table-cell office:value-type="float" office:value="70000" calcext:value-type="float">
            <text:p>70000</text:p>
          </table:table-cell>
          <table:table-cell table:formula="of:=[.D491]+([.G491]/[.A491])" office:value-type="float" office:value="153.149284253579" calcext:value-type="float">
            <text:p>153.15</text:p>
          </table:table-cell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formula="of:=500 - ((2/3)*[.A492])" office:value-type="float" office:value="173.333333333333" calcext:value-type="float">
            <text:p>17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92] + ([.C492]/[.A492])" office:value-type="float" office:value="214.081632653061" calcext:value-type="float">
            <text:p>214.08</text:p>
          </table:table-cell>
          <table:table-cell table:formula="of:=500 - ((4/3)*[.A492])" office:value-type="float" office:value="-153.333333333333" calcext:value-type="float">
            <text:p>-153.33</text:p>
          </table:table-cell>
          <table:table-cell office:value-type="float" office:value="70000" calcext:value-type="float">
            <text:p>70000</text:p>
          </table:table-cell>
          <table:table-cell table:formula="of:=[.D492]+([.G492]/[.A492])" office:value-type="float" office:value="152.857142857143" calcext:value-type="float">
            <text:p>152.8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500 - ((2/3)*[.A493])" office:value-type="float" office:value="172.666666666667" calcext:value-type="float">
            <text:p>17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93] + ([.C493]/[.A493])" office:value-type="float" office:value="213.665987780041" calcext:value-type="float">
            <text:p>213.67</text:p>
          </table:table-cell>
          <table:table-cell table:formula="of:=500 - ((4/3)*[.A493])" office:value-type="float" office:value="-154.666666666667" calcext:value-type="float">
            <text:p>-154.67</text:p>
          </table:table-cell>
          <table:table-cell office:value-type="float" office:value="70000" calcext:value-type="float">
            <text:p>70000</text:p>
          </table:table-cell>
          <table:table-cell table:formula="of:=[.D493]+([.G493]/[.A493])" office:value-type="float" office:value="152.566191446029" calcext:value-type="float">
            <text:p>152.57</text:p>
          </table:table-cell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formula="of:=500 - ((2/3)*[.A494])" office:value-type="float" office:value="172" calcext:value-type="float">
            <text:p>17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94] + ([.C494]/[.A494])" office:value-type="float" office:value="213.252032520325" calcext:value-type="float">
            <text:p>213.25</text:p>
          </table:table-cell>
          <table:table-cell table:formula="of:=500 - ((4/3)*[.A494])" office:value-type="float" office:value="-156" calcext:value-type="float">
            <text:p>-156.00</text:p>
          </table:table-cell>
          <table:table-cell office:value-type="float" office:value="70000" calcext:value-type="float">
            <text:p>70000</text:p>
          </table:table-cell>
          <table:table-cell table:formula="of:=[.D494]+([.G494]/[.A494])" office:value-type="float" office:value="152.276422764228" calcext:value-type="float">
            <text:p>152.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500 - ((2/3)*[.A495])" office:value-type="float" office:value="171.333333333333" calcext:value-type="float">
            <text:p>17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95] + ([.C495]/[.A495])" office:value-type="float" office:value="212.839756592292" calcext:value-type="float">
            <text:p>212.84</text:p>
          </table:table-cell>
          <table:table-cell table:formula="of:=500 - ((4/3)*[.A495])" office:value-type="float" office:value="-157.333333333333" calcext:value-type="float">
            <text:p>-157.33</text:p>
          </table:table-cell>
          <table:table-cell office:value-type="float" office:value="70000" calcext:value-type="float">
            <text:p>70000</text:p>
          </table:table-cell>
          <table:table-cell table:formula="of:=[.D495]+([.G495]/[.A495])" office:value-type="float" office:value="151.987829614604" calcext:value-type="float">
            <text:p>151.9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500 - ((2/3)*[.A496])" office:value-type="float" office:value="170.666666666667" calcext:value-type="float">
            <text:p>17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96] + ([.C496]/[.A496])" office:value-type="float" office:value="212.429149797571" calcext:value-type="float">
            <text:p>212.43</text:p>
          </table:table-cell>
          <table:table-cell table:formula="of:=500 - ((4/3)*[.A496])" office:value-type="float" office:value="-158.666666666667" calcext:value-type="float">
            <text:p>-158.67</text:p>
          </table:table-cell>
          <table:table-cell office:value-type="float" office:value="70000" calcext:value-type="float">
            <text:p>70000</text:p>
          </table:table-cell>
          <table:table-cell table:formula="of:=[.D496]+([.G496]/[.A496])" office:value-type="float" office:value="151.7004048583" calcext:value-type="float">
            <text:p>151.70</text:p>
          </table:table-cell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formula="of:=500 - ((2/3)*[.A497])" office:value-type="float" office:value="170" calcext:value-type="float">
            <text:p>17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97] + ([.C497]/[.A497])" office:value-type="float" office:value="212.020202020202" calcext:value-type="float">
            <text:p>212.02</text:p>
          </table:table-cell>
          <table:table-cell table:formula="of:=500 - ((4/3)*[.A497])" office:value-type="float" office:value="-160" calcext:value-type="float">
            <text:p>-160.00</text:p>
          </table:table-cell>
          <table:table-cell office:value-type="float" office:value="70000" calcext:value-type="float">
            <text:p>70000</text:p>
          </table:table-cell>
          <table:table-cell table:formula="of:=[.D497]+([.G497]/[.A497])" office:value-type="float" office:value="151.414141414141" calcext:value-type="float">
            <text:p>151.4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500 - ((2/3)*[.A498])" office:value-type="float" office:value="169.333333333333" calcext:value-type="float">
            <text:p>16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98] + ([.C498]/[.A498])" office:value-type="float" office:value="211.612903225806" calcext:value-type="float">
            <text:p>211.61</text:p>
          </table:table-cell>
          <table:table-cell table:formula="of:=500 - ((4/3)*[.A498])" office:value-type="float" office:value="-161.333333333333" calcext:value-type="float">
            <text:p>-161.33</text:p>
          </table:table-cell>
          <table:table-cell office:value-type="float" office:value="70000" calcext:value-type="float">
            <text:p>70000</text:p>
          </table:table-cell>
          <table:table-cell table:formula="of:=[.D498]+([.G498]/[.A498])" office:value-type="float" office:value="151.129032258065" calcext:value-type="float">
            <text:p>151.1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500 - ((2/3)*[.A499])" office:value-type="float" office:value="168.666666666667" calcext:value-type="float">
            <text:p>16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499] + ([.C499]/[.A499])" office:value-type="float" office:value="211.207243460765" calcext:value-type="float">
            <text:p>211.21</text:p>
          </table:table-cell>
          <table:table-cell table:formula="of:=500 - ((4/3)*[.A499])" office:value-type="float" office:value="-162.666666666667" calcext:value-type="float">
            <text:p>-162.67</text:p>
          </table:table-cell>
          <table:table-cell office:value-type="float" office:value="70000" calcext:value-type="float">
            <text:p>70000</text:p>
          </table:table-cell>
          <table:table-cell table:formula="of:=[.D499]+([.G499]/[.A499])" office:value-type="float" office:value="150.845070422535" calcext:value-type="float">
            <text:p>150.85</text:p>
          </table:table-cell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formula="of:=500 - ((2/3)*[.A500])" office:value-type="float" office:value="168" calcext:value-type="float">
            <text:p>16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00] + ([.C500]/[.A500])" office:value-type="float" office:value="210.803212851406" calcext:value-type="float">
            <text:p>210.80</text:p>
          </table:table-cell>
          <table:table-cell table:formula="of:=500 - ((4/3)*[.A500])" office:value-type="float" office:value="-164" calcext:value-type="float">
            <text:p>-164.00</text:p>
          </table:table-cell>
          <table:table-cell office:value-type="float" office:value="70000" calcext:value-type="float">
            <text:p>70000</text:p>
          </table:table-cell>
          <table:table-cell table:formula="of:=[.D500]+([.G500]/[.A500])" office:value-type="float" office:value="150.562248995984" calcext:value-type="float">
            <text:p>150.5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500 - ((2/3)*[.A501])" office:value-type="float" office:value="167.333333333333" calcext:value-type="float">
            <text:p>16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01] + ([.C501]/[.A501])" office:value-type="float" office:value="210.400801603206" calcext:value-type="float">
            <text:p>210.40</text:p>
          </table:table-cell>
          <table:table-cell table:formula="of:=500 - ((4/3)*[.A501])" office:value-type="float" office:value="-165.333333333333" calcext:value-type="float">
            <text:p>-165.33</text:p>
          </table:table-cell>
          <table:table-cell office:value-type="float" office:value="70000" calcext:value-type="float">
            <text:p>70000</text:p>
          </table:table-cell>
          <table:table-cell table:formula="of:=[.D501]+([.G501]/[.A501])" office:value-type="float" office:value="150.280561122244" calcext:value-type="float">
            <text:p>150.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500 - ((2/3)*[.A502])" office:value-type="float" office:value="166.666666666667" calcext:value-type="float">
            <text:p>16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02] + ([.C502]/[.A502])" office:value-type="float" office:value="210" calcext:value-type="float">
            <text:p>210.00</text:p>
          </table:table-cell>
          <table:table-cell table:formula="of:=500 - ((4/3)*[.A502])" office:value-type="float" office:value="-166.666666666667" calcext:value-type="float">
            <text:p>-166.67</text:p>
          </table:table-cell>
          <table:table-cell office:value-type="float" office:value="70000" calcext:value-type="float">
            <text:p>70000</text:p>
          </table:table-cell>
          <table:table-cell table:formula="of:=[.D502]+([.G502]/[.A502])" office:value-type="float" office:value="150" calcext:value-type="float">
            <text:p>150.00</text:p>
          </table:table-cell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formula="of:=500 - ((2/3)*[.A503])" office:value-type="float" office:value="166" calcext:value-type="float">
            <text:p>16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03] + ([.C503]/[.A503])" office:value-type="float" office:value="209.600798403194" calcext:value-type="float">
            <text:p>209.60</text:p>
          </table:table-cell>
          <table:table-cell table:formula="of:=500 - ((4/3)*[.A503])" office:value-type="float" office:value="-168" calcext:value-type="float">
            <text:p>-168.00</text:p>
          </table:table-cell>
          <table:table-cell office:value-type="float" office:value="70000" calcext:value-type="float">
            <text:p>70000</text:p>
          </table:table-cell>
          <table:table-cell table:formula="of:=[.D503]+([.G503]/[.A503])" office:value-type="float" office:value="149.720558882236" calcext:value-type="float">
            <text:p>149.7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500 - ((2/3)*[.A504])" office:value-type="float" office:value="165.333333333333" calcext:value-type="float">
            <text:p>16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04] + ([.C504]/[.A504])" office:value-type="float" office:value="209.203187250996" calcext:value-type="float">
            <text:p>209.20</text:p>
          </table:table-cell>
          <table:table-cell table:formula="of:=500 - ((4/3)*[.A504])" office:value-type="float" office:value="-169.333333333333" calcext:value-type="float">
            <text:p>-169.33</text:p>
          </table:table-cell>
          <table:table-cell office:value-type="float" office:value="70000" calcext:value-type="float">
            <text:p>70000</text:p>
          </table:table-cell>
          <table:table-cell table:formula="of:=[.D504]+([.G504]/[.A504])" office:value-type="float" office:value="149.442231075697" calcext:value-type="float">
            <text:p>149.4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500 - ((2/3)*[.A505])" office:value-type="float" office:value="164.666666666667" calcext:value-type="float">
            <text:p>16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05] + ([.C505]/[.A505])" office:value-type="float" office:value="208.807157057654" calcext:value-type="float">
            <text:p>208.81</text:p>
          </table:table-cell>
          <table:table-cell table:formula="of:=500 - ((4/3)*[.A505])" office:value-type="float" office:value="-170.666666666667" calcext:value-type="float">
            <text:p>-170.67</text:p>
          </table:table-cell>
          <table:table-cell office:value-type="float" office:value="70000" calcext:value-type="float">
            <text:p>70000</text:p>
          </table:table-cell>
          <table:table-cell table:formula="of:=[.D505]+([.G505]/[.A505])" office:value-type="float" office:value="149.165009940358" calcext:value-type="float">
            <text:p>149.17</text:p>
          </table:table-cell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formula="of:=500 - ((2/3)*[.A506])" office:value-type="float" office:value="164" calcext:value-type="float">
            <text:p>16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06] + ([.C506]/[.A506])" office:value-type="float" office:value="208.412698412698" calcext:value-type="float">
            <text:p>208.41</text:p>
          </table:table-cell>
          <table:table-cell table:formula="of:=500 - ((4/3)*[.A506])" office:value-type="float" office:value="-172" calcext:value-type="float">
            <text:p>-172.00</text:p>
          </table:table-cell>
          <table:table-cell office:value-type="float" office:value="70000" calcext:value-type="float">
            <text:p>70000</text:p>
          </table:table-cell>
          <table:table-cell table:formula="of:=[.D506]+([.G506]/[.A506])" office:value-type="float" office:value="148.888888888889" calcext:value-type="float">
            <text:p>148.8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500 - ((2/3)*[.A507])" office:value-type="float" office:value="163.333333333333" calcext:value-type="float">
            <text:p>16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07] + ([.C507]/[.A507])" office:value-type="float" office:value="208.019801980198" calcext:value-type="float">
            <text:p>208.02</text:p>
          </table:table-cell>
          <table:table-cell table:formula="of:=500 - ((4/3)*[.A507])" office:value-type="float" office:value="-173.333333333333" calcext:value-type="float">
            <text:p>-173.33</text:p>
          </table:table-cell>
          <table:table-cell office:value-type="float" office:value="70000" calcext:value-type="float">
            <text:p>70000</text:p>
          </table:table-cell>
          <table:table-cell table:formula="of:=[.D507]+([.G507]/[.A507])" office:value-type="float" office:value="148.613861386139" calcext:value-type="float">
            <text:p>148.6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500 - ((2/3)*[.A508])" office:value-type="float" office:value="162.666666666667" calcext:value-type="float">
            <text:p>16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08] + ([.C508]/[.A508])" office:value-type="float" office:value="207.628458498024" calcext:value-type="float">
            <text:p>207.63</text:p>
          </table:table-cell>
          <table:table-cell table:formula="of:=500 - ((4/3)*[.A508])" office:value-type="float" office:value="-174.666666666667" calcext:value-type="float">
            <text:p>-174.67</text:p>
          </table:table-cell>
          <table:table-cell office:value-type="float" office:value="70000" calcext:value-type="float">
            <text:p>70000</text:p>
          </table:table-cell>
          <table:table-cell table:formula="of:=[.D508]+([.G508]/[.A508])" office:value-type="float" office:value="148.339920948617" calcext:value-type="float">
            <text:p>148.34</text:p>
          </table:table-cell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formula="of:=500 - ((2/3)*[.A509])" office:value-type="float" office:value="162" calcext:value-type="float">
            <text:p>16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09] + ([.C509]/[.A509])" office:value-type="float" office:value="207.23865877712" calcext:value-type="float">
            <text:p>207.24</text:p>
          </table:table-cell>
          <table:table-cell table:formula="of:=500 - ((4/3)*[.A509])" office:value-type="float" office:value="-176" calcext:value-type="float">
            <text:p>-176.00</text:p>
          </table:table-cell>
          <table:table-cell office:value-type="float" office:value="70000" calcext:value-type="float">
            <text:p>70000</text:p>
          </table:table-cell>
          <table:table-cell table:formula="of:=[.D509]+([.G509]/[.A509])" office:value-type="float" office:value="148.067061143984" calcext:value-type="float">
            <text:p>148.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500 - ((2/3)*[.A510])" office:value-type="float" office:value="161.333333333333" calcext:value-type="float">
            <text:p>16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10] + ([.C510]/[.A510])" office:value-type="float" office:value="206.850393700787" calcext:value-type="float">
            <text:p>206.85</text:p>
          </table:table-cell>
          <table:table-cell table:formula="of:=500 - ((4/3)*[.A510])" office:value-type="float" office:value="-177.333333333333" calcext:value-type="float">
            <text:p>-177.33</text:p>
          </table:table-cell>
          <table:table-cell office:value-type="float" office:value="70000" calcext:value-type="float">
            <text:p>70000</text:p>
          </table:table-cell>
          <table:table-cell table:formula="of:=[.D510]+([.G510]/[.A510])" office:value-type="float" office:value="147.795275590551" calcext:value-type="float">
            <text:p>147.80</text:p>
          </table:table-cell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formula="of:=500 - ((2/3)*[.A511])" office:value-type="float" office:value="160.666666666667" calcext:value-type="float">
            <text:p>16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11] + ([.C511]/[.A511])" office:value-type="float" office:value="206.463654223969" calcext:value-type="float">
            <text:p>206.46</text:p>
          </table:table-cell>
          <table:table-cell table:formula="of:=500 - ((4/3)*[.A511])" office:value-type="float" office:value="-178.666666666667" calcext:value-type="float">
            <text:p>-178.67</text:p>
          </table:table-cell>
          <table:table-cell office:value-type="float" office:value="70000" calcext:value-type="float">
            <text:p>70000</text:p>
          </table:table-cell>
          <table:table-cell table:formula="of:=[.D511]+([.G511]/[.A511])" office:value-type="float" office:value="147.524557956778" calcext:value-type="float">
            <text:p>147.5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500 - ((2/3)*[.A512])" office:value-type="float" office:value="160" calcext:value-type="float">
            <text:p>16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12] + ([.C512]/[.A512])" office:value-type="float" office:value="206.078431372549" calcext:value-type="float">
            <text:p>206.08</text:p>
          </table:table-cell>
          <table:table-cell table:formula="of:=500 - ((4/3)*[.A512])" office:value-type="float" office:value="-180" calcext:value-type="float">
            <text:p>-180.00</text:p>
          </table:table-cell>
          <table:table-cell office:value-type="float" office:value="70000" calcext:value-type="float">
            <text:p>70000</text:p>
          </table:table-cell>
          <table:table-cell table:formula="of:=[.D512]+([.G512]/[.A512])" office:value-type="float" office:value="147.254901960784" calcext:value-type="float">
            <text:p>147.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500 - ((2/3)*[.A513])" office:value-type="float" office:value="159.333333333333" calcext:value-type="float">
            <text:p>15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13] + ([.C513]/[.A513])" office:value-type="float" office:value="205.694716242661" calcext:value-type="float">
            <text:p>205.69</text:p>
          </table:table-cell>
          <table:table-cell table:formula="of:=500 - ((4/3)*[.A513])" office:value-type="float" office:value="-181.333333333333" calcext:value-type="float">
            <text:p>-181.33</text:p>
          </table:table-cell>
          <table:table-cell office:value-type="float" office:value="70000" calcext:value-type="float">
            <text:p>70000</text:p>
          </table:table-cell>
          <table:table-cell table:formula="of:=[.D513]+([.G513]/[.A513])" office:value-type="float" office:value="146.986301369863" calcext:value-type="float">
            <text:p>146.99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formula="of:=500 - ((2/3)*[.A514])" office:value-type="float" office:value="158.666666666667" calcext:value-type="float">
            <text:p>15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14] + ([.C514]/[.A514])" office:value-type="float" office:value="205.3125" calcext:value-type="float">
            <text:p>205.31</text:p>
          </table:table-cell>
          <table:table-cell table:formula="of:=500 - ((4/3)*[.A514])" office:value-type="float" office:value="-182.666666666667" calcext:value-type="float">
            <text:p>-182.67</text:p>
          </table:table-cell>
          <table:table-cell office:value-type="float" office:value="70000" calcext:value-type="float">
            <text:p>70000</text:p>
          </table:table-cell>
          <table:table-cell table:formula="of:=[.D514]+([.G514]/[.A514])" office:value-type="float" office:value="146.71875" calcext:value-type="float">
            <text:p>146.7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500 - ((2/3)*[.A515])" office:value-type="float" office:value="158" calcext:value-type="float">
            <text:p>15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15] + ([.C515]/[.A515])" office:value-type="float" office:value="204.931773879142" calcext:value-type="float">
            <text:p>204.93</text:p>
          </table:table-cell>
          <table:table-cell table:formula="of:=500 - ((4/3)*[.A515])" office:value-type="float" office:value="-184" calcext:value-type="float">
            <text:p>-184.00</text:p>
          </table:table-cell>
          <table:table-cell office:value-type="float" office:value="70000" calcext:value-type="float">
            <text:p>70000</text:p>
          </table:table-cell>
          <table:table-cell table:formula="of:=[.D515]+([.G515]/[.A515])" office:value-type="float" office:value="146.4522417154" calcext:value-type="float">
            <text:p>146.4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500 - ((2/3)*[.A516])" office:value-type="float" office:value="157.333333333333" calcext:value-type="float">
            <text:p>15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16] + ([.C516]/[.A516])" office:value-type="float" office:value="204.552529182879" calcext:value-type="float">
            <text:p>204.55</text:p>
          </table:table-cell>
          <table:table-cell table:formula="of:=500 - ((4/3)*[.A516])" office:value-type="float" office:value="-185.333333333333" calcext:value-type="float">
            <text:p>-185.33</text:p>
          </table:table-cell>
          <table:table-cell office:value-type="float" office:value="70000" calcext:value-type="float">
            <text:p>70000</text:p>
          </table:table-cell>
          <table:table-cell table:formula="of:=[.D516]+([.G516]/[.A516])" office:value-type="float" office:value="146.186770428016" calcext:value-type="float">
            <text:p>146.19</text:p>
          </table:table-cell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formula="of:=500 - ((2/3)*[.A517])" office:value-type="float" office:value="156.666666666667" calcext:value-type="float">
            <text:p>15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17] + ([.C517]/[.A517])" office:value-type="float" office:value="204.174757281553" calcext:value-type="float">
            <text:p>204.17</text:p>
          </table:table-cell>
          <table:table-cell table:formula="of:=500 - ((4/3)*[.A517])" office:value-type="float" office:value="-186.666666666667" calcext:value-type="float">
            <text:p>-186.67</text:p>
          </table:table-cell>
          <table:table-cell office:value-type="float" office:value="70000" calcext:value-type="float">
            <text:p>70000</text:p>
          </table:table-cell>
          <table:table-cell table:formula="of:=[.D517]+([.G517]/[.A517])" office:value-type="float" office:value="145.922330097087" calcext:value-type="float">
            <text:p>145.9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500 - ((2/3)*[.A518])" office:value-type="float" office:value="156" calcext:value-type="float">
            <text:p>15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18] + ([.C518]/[.A518])" office:value-type="float" office:value="203.798449612403" calcext:value-type="float">
            <text:p>203.80</text:p>
          </table:table-cell>
          <table:table-cell table:formula="of:=500 - ((4/3)*[.A518])" office:value-type="float" office:value="-188" calcext:value-type="float">
            <text:p>-188.00</text:p>
          </table:table-cell>
          <table:table-cell office:value-type="float" office:value="70000" calcext:value-type="float">
            <text:p>70000</text:p>
          </table:table-cell>
          <table:table-cell table:formula="of:=[.D518]+([.G518]/[.A518])" office:value-type="float" office:value="145.658914728682" calcext:value-type="float">
            <text:p>145.6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500 - ((2/3)*[.A519])" office:value-type="float" office:value="155.333333333333" calcext:value-type="float">
            <text:p>15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19] + ([.C519]/[.A519])" office:value-type="float" office:value="203.423597678917" calcext:value-type="float">
            <text:p>203.42</text:p>
          </table:table-cell>
          <table:table-cell table:formula="of:=500 - ((4/3)*[.A519])" office:value-type="float" office:value="-189.333333333333" calcext:value-type="float">
            <text:p>-189.33</text:p>
          </table:table-cell>
          <table:table-cell office:value-type="float" office:value="70000" calcext:value-type="float">
            <text:p>70000</text:p>
          </table:table-cell>
          <table:table-cell table:formula="of:=[.D519]+([.G519]/[.A519])" office:value-type="float" office:value="145.396518375242" calcext:value-type="float">
            <text:p>145.40</text:p>
          </table:table-cell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formula="of:=500 - ((2/3)*[.A520])" office:value-type="float" office:value="154.666666666667" calcext:value-type="float">
            <text:p>15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20] + ([.C520]/[.A520])" office:value-type="float" office:value="203.050193050193" calcext:value-type="float">
            <text:p>203.05</text:p>
          </table:table-cell>
          <table:table-cell table:formula="of:=500 - ((4/3)*[.A520])" office:value-type="float" office:value="-190.666666666667" calcext:value-type="float">
            <text:p>-190.67</text:p>
          </table:table-cell>
          <table:table-cell office:value-type="float" office:value="70000" calcext:value-type="float">
            <text:p>70000</text:p>
          </table:table-cell>
          <table:table-cell table:formula="of:=[.D520]+([.G520]/[.A520])" office:value-type="float" office:value="145.135135135135" calcext:value-type="float">
            <text:p>145.1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500 - ((2/3)*[.A521])" office:value-type="float" office:value="154" calcext:value-type="float">
            <text:p>15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21] + ([.C521]/[.A521])" office:value-type="float" office:value="202.678227360308" calcext:value-type="float">
            <text:p>202.68</text:p>
          </table:table-cell>
          <table:table-cell table:formula="of:=500 - ((4/3)*[.A521])" office:value-type="float" office:value="-192" calcext:value-type="float">
            <text:p>-192.00</text:p>
          </table:table-cell>
          <table:table-cell office:value-type="float" office:value="70000" calcext:value-type="float">
            <text:p>70000</text:p>
          </table:table-cell>
          <table:table-cell table:formula="of:=[.D521]+([.G521]/[.A521])" office:value-type="float" office:value="144.874759152216" calcext:value-type="float">
            <text:p>144.8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500 - ((2/3)*[.A522])" office:value-type="float" office:value="153.333333333333" calcext:value-type="float">
            <text:p>15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22] + ([.C522]/[.A522])" office:value-type="float" office:value="202.307692307692" calcext:value-type="float">
            <text:p>202.31</text:p>
          </table:table-cell>
          <table:table-cell table:formula="of:=500 - ((4/3)*[.A522])" office:value-type="float" office:value="-193.333333333333" calcext:value-type="float">
            <text:p>-193.33</text:p>
          </table:table-cell>
          <table:table-cell office:value-type="float" office:value="70000" calcext:value-type="float">
            <text:p>70000</text:p>
          </table:table-cell>
          <table:table-cell table:formula="of:=[.D522]+([.G522]/[.A522])" office:value-type="float" office:value="144.615384615385" calcext:value-type="float">
            <text:p>144.62</text:p>
          </table:table-cell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formula="of:=500 - ((2/3)*[.A523])" office:value-type="float" office:value="152.666666666667" calcext:value-type="float">
            <text:p>15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23] + ([.C523]/[.A523])" office:value-type="float" office:value="201.938579654511" calcext:value-type="float">
            <text:p>201.94</text:p>
          </table:table-cell>
          <table:table-cell table:formula="of:=500 - ((4/3)*[.A523])" office:value-type="float" office:value="-194.666666666667" calcext:value-type="float">
            <text:p>-194.67</text:p>
          </table:table-cell>
          <table:table-cell office:value-type="float" office:value="70000" calcext:value-type="float">
            <text:p>70000</text:p>
          </table:table-cell>
          <table:table-cell table:formula="of:=[.D523]+([.G523]/[.A523])" office:value-type="float" office:value="144.357005758157" calcext:value-type="float">
            <text:p>144.3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500 - ((2/3)*[.A524])" office:value-type="float" office:value="152" calcext:value-type="float">
            <text:p>15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24] + ([.C524]/[.A524])" office:value-type="float" office:value="201.570881226054" calcext:value-type="float">
            <text:p>201.57</text:p>
          </table:table-cell>
          <table:table-cell table:formula="of:=500 - ((4/3)*[.A524])" office:value-type="float" office:value="-196" calcext:value-type="float">
            <text:p>-196.00</text:p>
          </table:table-cell>
          <table:table-cell office:value-type="float" office:value="70000" calcext:value-type="float">
            <text:p>70000</text:p>
          </table:table-cell>
          <table:table-cell table:formula="of:=[.D524]+([.G524]/[.A524])" office:value-type="float" office:value="144.099616858238" calcext:value-type="float">
            <text:p>144.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500 - ((2/3)*[.A525])" office:value-type="float" office:value="151.333333333333" calcext:value-type="float">
            <text:p>15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25] + ([.C525]/[.A525])" office:value-type="float" office:value="201.204588910134" calcext:value-type="float">
            <text:p>201.20</text:p>
          </table:table-cell>
          <table:table-cell table:formula="of:=500 - ((4/3)*[.A525])" office:value-type="float" office:value="-197.333333333333" calcext:value-type="float">
            <text:p>-197.33</text:p>
          </table:table-cell>
          <table:table-cell office:value-type="float" office:value="70000" calcext:value-type="float">
            <text:p>70000</text:p>
          </table:table-cell>
          <table:table-cell table:formula="of:=[.D525]+([.G525]/[.A525])" office:value-type="float" office:value="143.843212237094" calcext:value-type="float">
            <text:p>143.84</text:p>
          </table:table-cell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formula="of:=500 - ((2/3)*[.A526])" office:value-type="float" office:value="150.666666666667" calcext:value-type="float">
            <text:p>15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26] + ([.C526]/[.A526])" office:value-type="float" office:value="200.839694656489" calcext:value-type="float">
            <text:p>200.84</text:p>
          </table:table-cell>
          <table:table-cell table:formula="of:=500 - ((4/3)*[.A526])" office:value-type="float" office:value="-198.666666666667" calcext:value-type="float">
            <text:p>-198.67</text:p>
          </table:table-cell>
          <table:table-cell office:value-type="float" office:value="70000" calcext:value-type="float">
            <text:p>70000</text:p>
          </table:table-cell>
          <table:table-cell table:formula="of:=[.D526]+([.G526]/[.A526])" office:value-type="float" office:value="143.587786259542" calcext:value-type="float">
            <text:p>143.5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500 - ((2/3)*[.A527])" office:value-type="float" office:value="150" calcext:value-type="float">
            <text:p>15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27] + ([.C527]/[.A527])" office:value-type="float" office:value="200.47619047619" calcext:value-type="float">
            <text:p>200.48</text:p>
          </table:table-cell>
          <table:table-cell table:formula="of:=500 - ((4/3)*[.A527])" office:value-type="float" office:value="-200" calcext:value-type="float">
            <text:p>-200.00</text:p>
          </table:table-cell>
          <table:table-cell office:value-type="float" office:value="70000" calcext:value-type="float">
            <text:p>70000</text:p>
          </table:table-cell>
          <table:table-cell table:formula="of:=[.D527]+([.G527]/[.A527])" office:value-type="float" office:value="143.333333333333" calcext:value-type="float">
            <text:p>143.33</text:p>
          </table:table-cell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formula="of:=500 - ((2/3)*[.A528])" office:value-type="float" office:value="149.333333333333" calcext:value-type="float">
            <text:p>14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28] + ([.C528]/[.A528])" office:value-type="float" office:value="200.114068441065" calcext:value-type="float">
            <text:p>200.11</text:p>
          </table:table-cell>
          <table:table-cell table:formula="of:=500 - ((4/3)*[.A528])" office:value-type="float" office:value="-201.333333333333" calcext:value-type="float">
            <text:p>-201.33</text:p>
          </table:table-cell>
          <table:table-cell office:value-type="float" office:value="70000" calcext:value-type="float">
            <text:p>70000</text:p>
          </table:table-cell>
          <table:table-cell table:formula="of:=[.D528]+([.G528]/[.A528])" office:value-type="float" office:value="143.079847908745" calcext:value-type="float">
            <text:p>143.0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500 - ((2/3)*[.A529])" office:value-type="float" office:value="148.666666666667" calcext:value-type="float">
            <text:p>14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29] + ([.C529]/[.A529])" office:value-type="float" office:value="199.753320683112" calcext:value-type="float">
            <text:p>199.75</text:p>
          </table:table-cell>
          <table:table-cell table:formula="of:=500 - ((4/3)*[.A529])" office:value-type="float" office:value="-202.666666666667" calcext:value-type="float">
            <text:p>-202.67</text:p>
          </table:table-cell>
          <table:table-cell office:value-type="float" office:value="70000" calcext:value-type="float">
            <text:p>70000</text:p>
          </table:table-cell>
          <table:table-cell table:formula="of:=[.D529]+([.G529]/[.A529])" office:value-type="float" office:value="142.827324478178" calcext:value-type="float">
            <text:p>142.8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500 - ((2/3)*[.A530])" office:value-type="float" office:value="148" calcext:value-type="float">
            <text:p>14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30] + ([.C530]/[.A530])" office:value-type="float" office:value="199.393939393939" calcext:value-type="float">
            <text:p>199.39</text:p>
          </table:table-cell>
          <table:table-cell table:formula="of:=500 - ((4/3)*[.A530])" office:value-type="float" office:value="-204" calcext:value-type="float">
            <text:p>-204.00</text:p>
          </table:table-cell>
          <table:table-cell office:value-type="float" office:value="70000" calcext:value-type="float">
            <text:p>70000</text:p>
          </table:table-cell>
          <table:table-cell table:formula="of:=[.D530]+([.G530]/[.A530])" office:value-type="float" office:value="142.575757575758" calcext:value-type="float">
            <text:p>142.58</text:p>
          </table:table-cell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formula="of:=500 - ((2/3)*[.A531])" office:value-type="float" office:value="147.333333333333" calcext:value-type="float">
            <text:p>14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31] + ([.C531]/[.A531])" office:value-type="float" office:value="199.035916824197" calcext:value-type="float">
            <text:p>199.04</text:p>
          </table:table-cell>
          <table:table-cell table:formula="of:=500 - ((4/3)*[.A531])" office:value-type="float" office:value="-205.333333333333" calcext:value-type="float">
            <text:p>-205.33</text:p>
          </table:table-cell>
          <table:table-cell office:value-type="float" office:value="70000" calcext:value-type="float">
            <text:p>70000</text:p>
          </table:table-cell>
          <table:table-cell table:formula="of:=[.D531]+([.G531]/[.A531])" office:value-type="float" office:value="142.325141776938" calcext:value-type="float">
            <text:p>142.3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500 - ((2/3)*[.A532])" office:value-type="float" office:value="146.666666666667" calcext:value-type="float">
            <text:p>14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32] + ([.C532]/[.A532])" office:value-type="float" office:value="198.679245283019" calcext:value-type="float">
            <text:p>198.68</text:p>
          </table:table-cell>
          <table:table-cell table:formula="of:=500 - ((4/3)*[.A532])" office:value-type="float" office:value="-206.666666666667" calcext:value-type="float">
            <text:p>-206.67</text:p>
          </table:table-cell>
          <table:table-cell office:value-type="float" office:value="70000" calcext:value-type="float">
            <text:p>70000</text:p>
          </table:table-cell>
          <table:table-cell table:formula="of:=[.D532]+([.G532]/[.A532])" office:value-type="float" office:value="142.075471698113" calcext:value-type="float">
            <text:p>142.0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500 - ((2/3)*[.A533])" office:value-type="float" office:value="146" calcext:value-type="float">
            <text:p>14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33] + ([.C533]/[.A533])" office:value-type="float" office:value="198.323917137476" calcext:value-type="float">
            <text:p>198.32</text:p>
          </table:table-cell>
          <table:table-cell table:formula="of:=500 - ((4/3)*[.A533])" office:value-type="float" office:value="-208" calcext:value-type="float">
            <text:p>-208.00</text:p>
          </table:table-cell>
          <table:table-cell office:value-type="float" office:value="70000" calcext:value-type="float">
            <text:p>70000</text:p>
          </table:table-cell>
          <table:table-cell table:formula="of:=[.D533]+([.G533]/[.A533])" office:value-type="float" office:value="141.826741996234" calcext:value-type="float">
            <text:p>141.83</text:p>
          </table:table-cell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formula="of:=500 - ((2/3)*[.A534])" office:value-type="float" office:value="145.333333333333" calcext:value-type="float">
            <text:p>14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34] + ([.C534]/[.A534])" office:value-type="float" office:value="197.96992481203" calcext:value-type="float">
            <text:p>197.97</text:p>
          </table:table-cell>
          <table:table-cell table:formula="of:=500 - ((4/3)*[.A534])" office:value-type="float" office:value="-209.333333333333" calcext:value-type="float">
            <text:p>-209.33</text:p>
          </table:table-cell>
          <table:table-cell office:value-type="float" office:value="70000" calcext:value-type="float">
            <text:p>70000</text:p>
          </table:table-cell>
          <table:table-cell table:formula="of:=[.D534]+([.G534]/[.A534])" office:value-type="float" office:value="141.578947368421" calcext:value-type="float">
            <text:p>141.5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500 - ((2/3)*[.A535])" office:value-type="float" office:value="144.666666666667" calcext:value-type="float">
            <text:p>14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35] + ([.C535]/[.A535])" office:value-type="float" office:value="197.617260787993" calcext:value-type="float">
            <text:p>197.62</text:p>
          </table:table-cell>
          <table:table-cell table:formula="of:=500 - ((4/3)*[.A535])" office:value-type="float" office:value="-210.666666666667" calcext:value-type="float">
            <text:p>-210.67</text:p>
          </table:table-cell>
          <table:table-cell office:value-type="float" office:value="70000" calcext:value-type="float">
            <text:p>70000</text:p>
          </table:table-cell>
          <table:table-cell table:formula="of:=[.D535]+([.G535]/[.A535])" office:value-type="float" office:value="141.332082551595" calcext:value-type="float">
            <text:p>141.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500 - ((2/3)*[.A536])" office:value-type="float" office:value="144" calcext:value-type="float">
            <text:p>14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36] + ([.C536]/[.A536])" office:value-type="float" office:value="197.265917602996" calcext:value-type="float">
            <text:p>197.27</text:p>
          </table:table-cell>
          <table:table-cell table:formula="of:=500 - ((4/3)*[.A536])" office:value-type="float" office:value="-212" calcext:value-type="float">
            <text:p>-212.00</text:p>
          </table:table-cell>
          <table:table-cell office:value-type="float" office:value="70000" calcext:value-type="float">
            <text:p>70000</text:p>
          </table:table-cell>
          <table:table-cell table:formula="of:=[.D536]+([.G536]/[.A536])" office:value-type="float" office:value="141.086142322097" calcext:value-type="float">
            <text:p>141.09</text:p>
          </table:table-cell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formula="of:=500 - ((2/3)*[.A537])" office:value-type="float" office:value="143.333333333333" calcext:value-type="float">
            <text:p>14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37] + ([.C537]/[.A537])" office:value-type="float" office:value="196.915887850467" calcext:value-type="float">
            <text:p>196.92</text:p>
          </table:table-cell>
          <table:table-cell table:formula="of:=500 - ((4/3)*[.A537])" office:value-type="float" office:value="-213.333333333333" calcext:value-type="float">
            <text:p>-213.33</text:p>
          </table:table-cell>
          <table:table-cell office:value-type="float" office:value="70000" calcext:value-type="float">
            <text:p>70000</text:p>
          </table:table-cell>
          <table:table-cell table:formula="of:=[.D537]+([.G537]/[.A537])" office:value-type="float" office:value="140.841121495327" calcext:value-type="float">
            <text:p>140.8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500 - ((2/3)*[.A538])" office:value-type="float" office:value="142.666666666667" calcext:value-type="float">
            <text:p>14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38] + ([.C538]/[.A538])" office:value-type="float" office:value="196.567164179104" calcext:value-type="float">
            <text:p>196.57</text:p>
          </table:table-cell>
          <table:table-cell table:formula="of:=500 - ((4/3)*[.A538])" office:value-type="float" office:value="-214.666666666667" calcext:value-type="float">
            <text:p>-214.67</text:p>
          </table:table-cell>
          <table:table-cell office:value-type="float" office:value="70000" calcext:value-type="float">
            <text:p>70000</text:p>
          </table:table-cell>
          <table:table-cell table:formula="of:=[.D538]+([.G538]/[.A538])" office:value-type="float" office:value="140.597014925373" calcext:value-type="float">
            <text:p>140.6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500 - ((2/3)*[.A539])" office:value-type="float" office:value="142" calcext:value-type="float">
            <text:p>14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39] + ([.C539]/[.A539])" office:value-type="float" office:value="196.219739292365" calcext:value-type="float">
            <text:p>196.22</text:p>
          </table:table-cell>
          <table:table-cell table:formula="of:=500 - ((4/3)*[.A539])" office:value-type="float" office:value="-216" calcext:value-type="float">
            <text:p>-216.00</text:p>
          </table:table-cell>
          <table:table-cell office:value-type="float" office:value="70000" calcext:value-type="float">
            <text:p>70000</text:p>
          </table:table-cell>
          <table:table-cell table:formula="of:=[.D539]+([.G539]/[.A539])" office:value-type="float" office:value="140.353817504656" calcext:value-type="float">
            <text:p>140.35</text:p>
          </table:table-cell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formula="of:=500 - ((2/3)*[.A540])" office:value-type="float" office:value="141.333333333333" calcext:value-type="float">
            <text:p>14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40] + ([.C540]/[.A540])" office:value-type="float" office:value="195.873605947955" calcext:value-type="float">
            <text:p>195.87</text:p>
          </table:table-cell>
          <table:table-cell table:formula="of:=500 - ((4/3)*[.A540])" office:value-type="float" office:value="-217.333333333333" calcext:value-type="float">
            <text:p>-217.33</text:p>
          </table:table-cell>
          <table:table-cell office:value-type="float" office:value="70000" calcext:value-type="float">
            <text:p>70000</text:p>
          </table:table-cell>
          <table:table-cell table:formula="of:=[.D540]+([.G540]/[.A540])" office:value-type="float" office:value="140.111524163569" calcext:value-type="float">
            <text:p>140.1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500 - ((2/3)*[.A541])" office:value-type="float" office:value="140.666666666667" calcext:value-type="float">
            <text:p>14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41] + ([.C541]/[.A541])" office:value-type="float" office:value="195.528756957328" calcext:value-type="float">
            <text:p>195.53</text:p>
          </table:table-cell>
          <table:table-cell table:formula="of:=500 - ((4/3)*[.A541])" office:value-type="float" office:value="-218.666666666667" calcext:value-type="float">
            <text:p>-218.67</text:p>
          </table:table-cell>
          <table:table-cell office:value-type="float" office:value="70000" calcext:value-type="float">
            <text:p>70000</text:p>
          </table:table-cell>
          <table:table-cell table:formula="of:=[.D541]+([.G541]/[.A541])" office:value-type="float" office:value="139.87012987013" calcext:value-type="float">
            <text:p>139.8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500 - ((2/3)*[.A542])" office:value-type="float" office:value="140" calcext:value-type="float">
            <text:p>14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42] + ([.C542]/[.A542])" office:value-type="float" office:value="195.185185185185" calcext:value-type="float">
            <text:p>195.19</text:p>
          </table:table-cell>
          <table:table-cell table:formula="of:=500 - ((4/3)*[.A542])" office:value-type="float" office:value="-220" calcext:value-type="float">
            <text:p>-220.00</text:p>
          </table:table-cell>
          <table:table-cell office:value-type="float" office:value="70000" calcext:value-type="float">
            <text:p>70000</text:p>
          </table:table-cell>
          <table:table-cell table:formula="of:=[.D542]+([.G542]/[.A542])" office:value-type="float" office:value="139.62962962963" calcext:value-type="float">
            <text:p>139.63</text:p>
          </table:table-cell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formula="of:=500 - ((2/3)*[.A543])" office:value-type="float" office:value="139.333333333333" calcext:value-type="float">
            <text:p>13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43] + ([.C543]/[.A543])" office:value-type="float" office:value="194.842883548983" calcext:value-type="float">
            <text:p>194.84</text:p>
          </table:table-cell>
          <table:table-cell table:formula="of:=500 - ((4/3)*[.A543])" office:value-type="float" office:value="-221.333333333333" calcext:value-type="float">
            <text:p>-221.33</text:p>
          </table:table-cell>
          <table:table-cell office:value-type="float" office:value="70000" calcext:value-type="float">
            <text:p>70000</text:p>
          </table:table-cell>
          <table:table-cell table:formula="of:=[.D543]+([.G543]/[.A543])" office:value-type="float" office:value="139.390018484288" calcext:value-type="float">
            <text:p>139.3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500 - ((2/3)*[.A544])" office:value-type="float" office:value="138.666666666667" calcext:value-type="float">
            <text:p>13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44] + ([.C544]/[.A544])" office:value-type="float" office:value="194.50184501845" calcext:value-type="float">
            <text:p>194.50</text:p>
          </table:table-cell>
          <table:table-cell table:formula="of:=500 - ((4/3)*[.A544])" office:value-type="float" office:value="-222.666666666667" calcext:value-type="float">
            <text:p>-222.67</text:p>
          </table:table-cell>
          <table:table-cell office:value-type="float" office:value="70000" calcext:value-type="float">
            <text:p>70000</text:p>
          </table:table-cell>
          <table:table-cell table:formula="of:=[.D544]+([.G544]/[.A544])" office:value-type="float" office:value="139.151291512915" calcext:value-type="float">
            <text:p>139.15</text:p>
          </table:table-cell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formula="of:=500 - ((2/3)*[.A545])" office:value-type="float" office:value="138" calcext:value-type="float">
            <text:p>13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45] + ([.C545]/[.A545])" office:value-type="float" office:value="194.162062615101" calcext:value-type="float">
            <text:p>194.16</text:p>
          </table:table-cell>
          <table:table-cell table:formula="of:=500 - ((4/3)*[.A545])" office:value-type="float" office:value="-224" calcext:value-type="float">
            <text:p>-224.00</text:p>
          </table:table-cell>
          <table:table-cell office:value-type="float" office:value="70000" calcext:value-type="float">
            <text:p>70000</text:p>
          </table:table-cell>
          <table:table-cell table:formula="of:=[.D545]+([.G545]/[.A545])" office:value-type="float" office:value="138.913443830571" calcext:value-type="float">
            <text:p>138.9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500 - ((2/3)*[.A546])" office:value-type="float" office:value="137.333333333333" calcext:value-type="float">
            <text:p>13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46] + ([.C546]/[.A546])" office:value-type="float" office:value="193.823529411765" calcext:value-type="float">
            <text:p>193.82</text:p>
          </table:table-cell>
          <table:table-cell table:formula="of:=500 - ((4/3)*[.A546])" office:value-type="float" office:value="-225.333333333333" calcext:value-type="float">
            <text:p>-225.33</text:p>
          </table:table-cell>
          <table:table-cell office:value-type="float" office:value="70000" calcext:value-type="float">
            <text:p>70000</text:p>
          </table:table-cell>
          <table:table-cell table:formula="of:=[.D546]+([.G546]/[.A546])" office:value-type="float" office:value="138.676470588235" calcext:value-type="float">
            <text:p>138.6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500 - ((2/3)*[.A547])" office:value-type="float" office:value="136.666666666667" calcext:value-type="float">
            <text:p>13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47] + ([.C547]/[.A547])" office:value-type="float" office:value="193.48623853211" calcext:value-type="float">
            <text:p>193.49</text:p>
          </table:table-cell>
          <table:table-cell table:formula="of:=500 - ((4/3)*[.A547])" office:value-type="float" office:value="-226.666666666667" calcext:value-type="float">
            <text:p>-226.67</text:p>
          </table:table-cell>
          <table:table-cell office:value-type="float" office:value="70000" calcext:value-type="float">
            <text:p>70000</text:p>
          </table:table-cell>
          <table:table-cell table:formula="of:=[.D547]+([.G547]/[.A547])" office:value-type="float" office:value="138.440366972477" calcext:value-type="float">
            <text:p>138.44</text:p>
          </table:table-cell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formula="of:=500 - ((2/3)*[.A548])" office:value-type="float" office:value="136" calcext:value-type="float">
            <text:p>13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48] + ([.C548]/[.A548])" office:value-type="float" office:value="193.150183150183" calcext:value-type="float">
            <text:p>193.15</text:p>
          </table:table-cell>
          <table:table-cell table:formula="of:=500 - ((4/3)*[.A548])" office:value-type="float" office:value="-228" calcext:value-type="float">
            <text:p>-228.00</text:p>
          </table:table-cell>
          <table:table-cell office:value-type="float" office:value="70000" calcext:value-type="float">
            <text:p>70000</text:p>
          </table:table-cell>
          <table:table-cell table:formula="of:=[.D548]+([.G548]/[.A548])" office:value-type="float" office:value="138.205128205128" calcext:value-type="float">
            <text:p>138.2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500 - ((2/3)*[.A549])" office:value-type="float" office:value="135.333333333333" calcext:value-type="float">
            <text:p>13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49] + ([.C549]/[.A549])" office:value-type="float" office:value="192.815356489945" calcext:value-type="float">
            <text:p>192.82</text:p>
          </table:table-cell>
          <table:table-cell table:formula="of:=500 - ((4/3)*[.A549])" office:value-type="float" office:value="-229.333333333333" calcext:value-type="float">
            <text:p>-229.33</text:p>
          </table:table-cell>
          <table:table-cell office:value-type="float" office:value="70000" calcext:value-type="float">
            <text:p>70000</text:p>
          </table:table-cell>
          <table:table-cell table:formula="of:=[.D549]+([.G549]/[.A549])" office:value-type="float" office:value="137.970749542962" calcext:value-type="float">
            <text:p>137.9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500 - ((2/3)*[.A550])" office:value-type="float" office:value="134.666666666667" calcext:value-type="float">
            <text:p>13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50] + ([.C550]/[.A550])" office:value-type="float" office:value="192.481751824818" calcext:value-type="float">
            <text:p>192.48</text:p>
          </table:table-cell>
          <table:table-cell table:formula="of:=500 - ((4/3)*[.A550])" office:value-type="float" office:value="-230.666666666667" calcext:value-type="float">
            <text:p>-230.67</text:p>
          </table:table-cell>
          <table:table-cell office:value-type="float" office:value="70000" calcext:value-type="float">
            <text:p>70000</text:p>
          </table:table-cell>
          <table:table-cell table:formula="of:=[.D550]+([.G550]/[.A550])" office:value-type="float" office:value="137.737226277372" calcext:value-type="float">
            <text:p>137.74</text:p>
          </table:table-cell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formula="of:=500 - ((2/3)*[.A551])" office:value-type="float" office:value="134" calcext:value-type="float">
            <text:p>13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51] + ([.C551]/[.A551])" office:value-type="float" office:value="192.149362477231" calcext:value-type="float">
            <text:p>192.15</text:p>
          </table:table-cell>
          <table:table-cell table:formula="of:=500 - ((4/3)*[.A551])" office:value-type="float" office:value="-232" calcext:value-type="float">
            <text:p>-232.00</text:p>
          </table:table-cell>
          <table:table-cell office:value-type="float" office:value="70000" calcext:value-type="float">
            <text:p>70000</text:p>
          </table:table-cell>
          <table:table-cell table:formula="of:=[.D551]+([.G551]/[.A551])" office:value-type="float" office:value="137.504553734062" calcext:value-type="float">
            <text:p>137.5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500 - ((2/3)*[.A552])" office:value-type="float" office:value="133.333333333333" calcext:value-type="float">
            <text:p>13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52] + ([.C552]/[.A552])" office:value-type="float" office:value="191.818181818182" calcext:value-type="float">
            <text:p>191.82</text:p>
          </table:table-cell>
          <table:table-cell table:formula="of:=500 - ((4/3)*[.A552])" office:value-type="float" office:value="-233.333333333333" calcext:value-type="float">
            <text:p>-233.33</text:p>
          </table:table-cell>
          <table:table-cell office:value-type="float" office:value="70000" calcext:value-type="float">
            <text:p>70000</text:p>
          </table:table-cell>
          <table:table-cell table:formula="of:=[.D552]+([.G552]/[.A552])" office:value-type="float" office:value="137.272727272727" calcext:value-type="float">
            <text:p>137.2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500 - ((2/3)*[.A553])" office:value-type="float" office:value="132.666666666667" calcext:value-type="float">
            <text:p>13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53] + ([.C553]/[.A553])" office:value-type="float" office:value="191.488203266788" calcext:value-type="float">
            <text:p>191.49</text:p>
          </table:table-cell>
          <table:table-cell table:formula="of:=500 - ((4/3)*[.A553])" office:value-type="float" office:value="-234.666666666667" calcext:value-type="float">
            <text:p>-234.67</text:p>
          </table:table-cell>
          <table:table-cell office:value-type="float" office:value="70000" calcext:value-type="float">
            <text:p>70000</text:p>
          </table:table-cell>
          <table:table-cell table:formula="of:=[.D553]+([.G553]/[.A553])" office:value-type="float" office:value="137.041742286751" calcext:value-type="float">
            <text:p>137.04</text:p>
          </table:table-cell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formula="of:=500 - ((2/3)*[.A554])" office:value-type="float" office:value="132" calcext:value-type="float">
            <text:p>13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54] + ([.C554]/[.A554])" office:value-type="float" office:value="191.159420289855" calcext:value-type="float">
            <text:p>191.16</text:p>
          </table:table-cell>
          <table:table-cell table:formula="of:=500 - ((4/3)*[.A554])" office:value-type="float" office:value="-236" calcext:value-type="float">
            <text:p>-236.00</text:p>
          </table:table-cell>
          <table:table-cell office:value-type="float" office:value="70000" calcext:value-type="float">
            <text:p>70000</text:p>
          </table:table-cell>
          <table:table-cell table:formula="of:=[.D554]+([.G554]/[.A554])" office:value-type="float" office:value="136.811594202899" calcext:value-type="float">
            <text:p>136.8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500 - ((2/3)*[.A555])" office:value-type="float" office:value="131.333333333333" calcext:value-type="float">
            <text:p>13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55] + ([.C555]/[.A555])" office:value-type="float" office:value="190.831826401447" calcext:value-type="float">
            <text:p>190.83</text:p>
          </table:table-cell>
          <table:table-cell table:formula="of:=500 - ((4/3)*[.A555])" office:value-type="float" office:value="-237.333333333333" calcext:value-type="float">
            <text:p>-237.33</text:p>
          </table:table-cell>
          <table:table-cell office:value-type="float" office:value="70000" calcext:value-type="float">
            <text:p>70000</text:p>
          </table:table-cell>
          <table:table-cell table:formula="of:=[.D555]+([.G555]/[.A555])" office:value-type="float" office:value="136.582278481013" calcext:value-type="float">
            <text:p>136.5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500 - ((2/3)*[.A556])" office:value-type="float" office:value="130.666666666667" calcext:value-type="float">
            <text:p>13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56] + ([.C556]/[.A556])" office:value-type="float" office:value="190.505415162455" calcext:value-type="float">
            <text:p>190.51</text:p>
          </table:table-cell>
          <table:table-cell table:formula="of:=500 - ((4/3)*[.A556])" office:value-type="float" office:value="-238.666666666667" calcext:value-type="float">
            <text:p>-238.67</text:p>
          </table:table-cell>
          <table:table-cell office:value-type="float" office:value="70000" calcext:value-type="float">
            <text:p>70000</text:p>
          </table:table-cell>
          <table:table-cell table:formula="of:=[.D556]+([.G556]/[.A556])" office:value-type="float" office:value="136.353790613718" calcext:value-type="float">
            <text:p>136.35</text:p>
          </table:table-cell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formula="of:=500 - ((2/3)*[.A557])" office:value-type="float" office:value="130" calcext:value-type="float">
            <text:p>13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57] + ([.C557]/[.A557])" office:value-type="float" office:value="190.18018018018" calcext:value-type="float">
            <text:p>190.18</text:p>
          </table:table-cell>
          <table:table-cell table:formula="of:=500 - ((4/3)*[.A557])" office:value-type="float" office:value="-240" calcext:value-type="float">
            <text:p>-240.00</text:p>
          </table:table-cell>
          <table:table-cell office:value-type="float" office:value="70000" calcext:value-type="float">
            <text:p>70000</text:p>
          </table:table-cell>
          <table:table-cell table:formula="of:=[.D557]+([.G557]/[.A557])" office:value-type="float" office:value="136.126126126126" calcext:value-type="float">
            <text:p>136.1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500 - ((2/3)*[.A558])" office:value-type="float" office:value="129.333333333333" calcext:value-type="float">
            <text:p>12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58] + ([.C558]/[.A558])" office:value-type="float" office:value="189.856115107914" calcext:value-type="float">
            <text:p>189.86</text:p>
          </table:table-cell>
          <table:table-cell table:formula="of:=500 - ((4/3)*[.A558])" office:value-type="float" office:value="-241.333333333333" calcext:value-type="float">
            <text:p>-241.33</text:p>
          </table:table-cell>
          <table:table-cell office:value-type="float" office:value="70000" calcext:value-type="float">
            <text:p>70000</text:p>
          </table:table-cell>
          <table:table-cell table:formula="of:=[.D558]+([.G558]/[.A558])" office:value-type="float" office:value="135.89928057554" calcext:value-type="float">
            <text:p>135.9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500 - ((2/3)*[.A559])" office:value-type="float" office:value="128.666666666667" calcext:value-type="float">
            <text:p>12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59] + ([.C559]/[.A559])" office:value-type="float" office:value="189.533213644524" calcext:value-type="float">
            <text:p>189.53</text:p>
          </table:table-cell>
          <table:table-cell table:formula="of:=500 - ((4/3)*[.A559])" office:value-type="float" office:value="-242.666666666667" calcext:value-type="float">
            <text:p>-242.67</text:p>
          </table:table-cell>
          <table:table-cell office:value-type="float" office:value="70000" calcext:value-type="float">
            <text:p>70000</text:p>
          </table:table-cell>
          <table:table-cell table:formula="of:=[.D559]+([.G559]/[.A559])" office:value-type="float" office:value="135.673249551167" calcext:value-type="float">
            <text:p>135.67</text:p>
          </table:table-cell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formula="of:=500 - ((2/3)*[.A560])" office:value-type="float" office:value="128" calcext:value-type="float">
            <text:p>12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60] + ([.C560]/[.A560])" office:value-type="float" office:value="189.21146953405" calcext:value-type="float">
            <text:p>189.21</text:p>
          </table:table-cell>
          <table:table-cell table:formula="of:=500 - ((4/3)*[.A560])" office:value-type="float" office:value="-244" calcext:value-type="float">
            <text:p>-244.00</text:p>
          </table:table-cell>
          <table:table-cell office:value-type="float" office:value="70000" calcext:value-type="float">
            <text:p>70000</text:p>
          </table:table-cell>
          <table:table-cell table:formula="of:=[.D560]+([.G560]/[.A560])" office:value-type="float" office:value="135.448028673835" calcext:value-type="float">
            <text:p>135.4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500 - ((2/3)*[.A561])" office:value-type="float" office:value="127.333333333333" calcext:value-type="float">
            <text:p>12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61] + ([.C561]/[.A561])" office:value-type="float" office:value="188.890876565295" calcext:value-type="float">
            <text:p>188.89</text:p>
          </table:table-cell>
          <table:table-cell table:formula="of:=500 - ((4/3)*[.A561])" office:value-type="float" office:value="-245.333333333333" calcext:value-type="float">
            <text:p>-245.33</text:p>
          </table:table-cell>
          <table:table-cell office:value-type="float" office:value="70000" calcext:value-type="float">
            <text:p>70000</text:p>
          </table:table-cell>
          <table:table-cell table:formula="of:=[.D561]+([.G561]/[.A561])" office:value-type="float" office:value="135.223613595707" calcext:value-type="float">
            <text:p>135.22</text:p>
          </table:table-cell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formula="of:=500 - ((2/3)*[.A562])" office:value-type="float" office:value="126.666666666667" calcext:value-type="float">
            <text:p>12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62] + ([.C562]/[.A562])" office:value-type="float" office:value="188.571428571429" calcext:value-type="float">
            <text:p>188.57</text:p>
          </table:table-cell>
          <table:table-cell table:formula="of:=500 - ((4/3)*[.A562])" office:value-type="float" office:value="-246.666666666667" calcext:value-type="float">
            <text:p>-246.67</text:p>
          </table:table-cell>
          <table:table-cell office:value-type="float" office:value="70000" calcext:value-type="float">
            <text:p>70000</text:p>
          </table:table-cell>
          <table:table-cell table:formula="of:=[.D562]+([.G562]/[.A562])" office:value-type="float" office:value="135" calcext:value-type="float">
            <text:p>135.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500 - ((2/3)*[.A563])" office:value-type="float" office:value="126" calcext:value-type="float">
            <text:p>12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63] + ([.C563]/[.A563])" office:value-type="float" office:value="188.25311942959" calcext:value-type="float">
            <text:p>188.25</text:p>
          </table:table-cell>
          <table:table-cell table:formula="of:=500 - ((4/3)*[.A563])" office:value-type="float" office:value="-248" calcext:value-type="float">
            <text:p>-248.00</text:p>
          </table:table-cell>
          <table:table-cell office:value-type="float" office:value="70000" calcext:value-type="float">
            <text:p>70000</text:p>
          </table:table-cell>
          <table:table-cell table:formula="of:=[.D563]+([.G563]/[.A563])" office:value-type="float" office:value="134.777183600713" calcext:value-type="float">
            <text:p>134.7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500 - ((2/3)*[.A564])" office:value-type="float" office:value="125.333333333333" calcext:value-type="float">
            <text:p>12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64] + ([.C564]/[.A564])" office:value-type="float" office:value="187.935943060498" calcext:value-type="float">
            <text:p>187.94</text:p>
          </table:table-cell>
          <table:table-cell table:formula="of:=500 - ((4/3)*[.A564])" office:value-type="float" office:value="-249.333333333333" calcext:value-type="float">
            <text:p>-249.33</text:p>
          </table:table-cell>
          <table:table-cell office:value-type="float" office:value="70000" calcext:value-type="float">
            <text:p>70000</text:p>
          </table:table-cell>
          <table:table-cell table:formula="of:=[.D564]+([.G564]/[.A564])" office:value-type="float" office:value="134.555160142349" calcext:value-type="float">
            <text:p>134.56</text:p>
          </table:table-cell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formula="of:=500 - ((2/3)*[.A565])" office:value-type="float" office:value="124.666666666667" calcext:value-type="float">
            <text:p>12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65] + ([.C565]/[.A565])" office:value-type="float" office:value="187.619893428064" calcext:value-type="float">
            <text:p>187.62</text:p>
          </table:table-cell>
          <table:table-cell table:formula="of:=500 - ((4/3)*[.A565])" office:value-type="float" office:value="-250.666666666667" calcext:value-type="float">
            <text:p>-250.67</text:p>
          </table:table-cell>
          <table:table-cell office:value-type="float" office:value="70000" calcext:value-type="float">
            <text:p>70000</text:p>
          </table:table-cell>
          <table:table-cell table:formula="of:=[.D565]+([.G565]/[.A565])" office:value-type="float" office:value="134.333925399645" calcext:value-type="float">
            <text:p>134.3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500 - ((2/3)*[.A566])" office:value-type="float" office:value="124" calcext:value-type="float">
            <text:p>12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66] + ([.C566]/[.A566])" office:value-type="float" office:value="187.304964539007" calcext:value-type="float">
            <text:p>187.30</text:p>
          </table:table-cell>
          <table:table-cell table:formula="of:=500 - ((4/3)*[.A566])" office:value-type="float" office:value="-252" calcext:value-type="float">
            <text:p>-252.00</text:p>
          </table:table-cell>
          <table:table-cell office:value-type="float" office:value="70000" calcext:value-type="float">
            <text:p>70000</text:p>
          </table:table-cell>
          <table:table-cell table:formula="of:=[.D566]+([.G566]/[.A566])" office:value-type="float" office:value="134.113475177305" calcext:value-type="float">
            <text:p>134.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500 - ((2/3)*[.A567])" office:value-type="float" office:value="123.333333333333" calcext:value-type="float">
            <text:p>12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67] + ([.C567]/[.A567])" office:value-type="float" office:value="186.991150442478" calcext:value-type="float">
            <text:p>186.99</text:p>
          </table:table-cell>
          <table:table-cell table:formula="of:=500 - ((4/3)*[.A567])" office:value-type="float" office:value="-253.333333333333" calcext:value-type="float">
            <text:p>-253.33</text:p>
          </table:table-cell>
          <table:table-cell office:value-type="float" office:value="70000" calcext:value-type="float">
            <text:p>70000</text:p>
          </table:table-cell>
          <table:table-cell table:formula="of:=[.D567]+([.G567]/[.A567])" office:value-type="float" office:value="133.893805309735" calcext:value-type="float">
            <text:p>133.89</text:p>
          </table:table-cell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formula="of:=500 - ((2/3)*[.A568])" office:value-type="float" office:value="122.666666666667" calcext:value-type="float">
            <text:p>12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68] + ([.C568]/[.A568])" office:value-type="float" office:value="186.678445229682" calcext:value-type="float">
            <text:p>186.68</text:p>
          </table:table-cell>
          <table:table-cell table:formula="of:=500 - ((4/3)*[.A568])" office:value-type="float" office:value="-254.666666666667" calcext:value-type="float">
            <text:p>-254.67</text:p>
          </table:table-cell>
          <table:table-cell office:value-type="float" office:value="70000" calcext:value-type="float">
            <text:p>70000</text:p>
          </table:table-cell>
          <table:table-cell table:formula="of:=[.D568]+([.G568]/[.A568])" office:value-type="float" office:value="133.674911660777" calcext:value-type="float">
            <text:p>133.6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500 - ((2/3)*[.A569])" office:value-type="float" office:value="122" calcext:value-type="float">
            <text:p>12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69] + ([.C569]/[.A569])" office:value-type="float" office:value="186.36684303351" calcext:value-type="float">
            <text:p>186.37</text:p>
          </table:table-cell>
          <table:table-cell table:formula="of:=500 - ((4/3)*[.A569])" office:value-type="float" office:value="-256" calcext:value-type="float">
            <text:p>-256.00</text:p>
          </table:table-cell>
          <table:table-cell office:value-type="float" office:value="70000" calcext:value-type="float">
            <text:p>70000</text:p>
          </table:table-cell>
          <table:table-cell table:formula="of:=[.D569]+([.G569]/[.A569])" office:value-type="float" office:value="133.456790123457" calcext:value-type="float">
            <text:p>133.4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500 - ((2/3)*[.A570])" office:value-type="float" office:value="121.333333333333" calcext:value-type="float">
            <text:p>12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70] + ([.C570]/[.A570])" office:value-type="float" office:value="186.056338028169" calcext:value-type="float">
            <text:p>186.06</text:p>
          </table:table-cell>
          <table:table-cell table:formula="of:=500 - ((4/3)*[.A570])" office:value-type="float" office:value="-257.333333333333" calcext:value-type="float">
            <text:p>-257.33</text:p>
          </table:table-cell>
          <table:table-cell office:value-type="float" office:value="70000" calcext:value-type="float">
            <text:p>70000</text:p>
          </table:table-cell>
          <table:table-cell table:formula="of:=[.D570]+([.G570]/[.A570])" office:value-type="float" office:value="133.239436619718" calcext:value-type="float">
            <text:p>133.24</text:p>
          </table:table-cell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formula="of:=500 - ((2/3)*[.A571])" office:value-type="float" office:value="120.666666666667" calcext:value-type="float">
            <text:p>12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71] + ([.C571]/[.A571])" office:value-type="float" office:value="185.746924428823" calcext:value-type="float">
            <text:p>185.75</text:p>
          </table:table-cell>
          <table:table-cell table:formula="of:=500 - ((4/3)*[.A571])" office:value-type="float" office:value="-258.666666666667" calcext:value-type="float">
            <text:p>-258.67</text:p>
          </table:table-cell>
          <table:table-cell office:value-type="float" office:value="70000" calcext:value-type="float">
            <text:p>70000</text:p>
          </table:table-cell>
          <table:table-cell table:formula="of:=[.D571]+([.G571]/[.A571])" office:value-type="float" office:value="133.022847100176" calcext:value-type="float">
            <text:p>133.0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500 - ((2/3)*[.A572])" office:value-type="float" office:value="120" calcext:value-type="float">
            <text:p>12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72] + ([.C572]/[.A572])" office:value-type="float" office:value="185.438596491228" calcext:value-type="float">
            <text:p>185.44</text:p>
          </table:table-cell>
          <table:table-cell table:formula="of:=500 - ((4/3)*[.A572])" office:value-type="float" office:value="-260" calcext:value-type="float">
            <text:p>-260.00</text:p>
          </table:table-cell>
          <table:table-cell office:value-type="float" office:value="70000" calcext:value-type="float">
            <text:p>70000</text:p>
          </table:table-cell>
          <table:table-cell table:formula="of:=[.D572]+([.G572]/[.A572])" office:value-type="float" office:value="132.80701754386" calcext:value-type="float">
            <text:p>132.8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500 - ((2/3)*[.A573])" office:value-type="float" office:value="119.333333333333" calcext:value-type="float">
            <text:p>11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73] + ([.C573]/[.A573])" office:value-type="float" office:value="185.131348511384" calcext:value-type="float">
            <text:p>185.13</text:p>
          </table:table-cell>
          <table:table-cell table:formula="of:=500 - ((4/3)*[.A573])" office:value-type="float" office:value="-261.333333333333" calcext:value-type="float">
            <text:p>-261.33</text:p>
          </table:table-cell>
          <table:table-cell office:value-type="float" office:value="70000" calcext:value-type="float">
            <text:p>70000</text:p>
          </table:table-cell>
          <table:table-cell table:formula="of:=[.D573]+([.G573]/[.A573])" office:value-type="float" office:value="132.591943957968" calcext:value-type="float">
            <text:p>132.59</text:p>
          </table:table-cell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formula="of:=500 - ((2/3)*[.A574])" office:value-type="float" office:value="118.666666666667" calcext:value-type="float">
            <text:p>11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74] + ([.C574]/[.A574])" office:value-type="float" office:value="184.825174825175" calcext:value-type="float">
            <text:p>184.83</text:p>
          </table:table-cell>
          <table:table-cell table:formula="of:=500 - ((4/3)*[.A574])" office:value-type="float" office:value="-262.666666666667" calcext:value-type="float">
            <text:p>-262.67</text:p>
          </table:table-cell>
          <table:table-cell office:value-type="float" office:value="70000" calcext:value-type="float">
            <text:p>70000</text:p>
          </table:table-cell>
          <table:table-cell table:formula="of:=[.D574]+([.G574]/[.A574])" office:value-type="float" office:value="132.377622377622" calcext:value-type="float">
            <text:p>132.3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500 - ((2/3)*[.A575])" office:value-type="float" office:value="118" calcext:value-type="float">
            <text:p>11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75] + ([.C575]/[.A575])" office:value-type="float" office:value="184.520069808028" calcext:value-type="float">
            <text:p>184.52</text:p>
          </table:table-cell>
          <table:table-cell table:formula="of:=500 - ((4/3)*[.A575])" office:value-type="float" office:value="-264" calcext:value-type="float">
            <text:p>-264.00</text:p>
          </table:table-cell>
          <table:table-cell office:value-type="float" office:value="70000" calcext:value-type="float">
            <text:p>70000</text:p>
          </table:table-cell>
          <table:table-cell table:formula="of:=[.D575]+([.G575]/[.A575])" office:value-type="float" office:value="132.16404886562" calcext:value-type="float">
            <text:p>132.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500 - ((2/3)*[.A576])" office:value-type="float" office:value="117.333333333333" calcext:value-type="float">
            <text:p>11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76] + ([.C576]/[.A576])" office:value-type="float" office:value="184.216027874564" calcext:value-type="float">
            <text:p>184.22</text:p>
          </table:table-cell>
          <table:table-cell table:formula="of:=500 - ((4/3)*[.A576])" office:value-type="float" office:value="-265.333333333333" calcext:value-type="float">
            <text:p>-265.33</text:p>
          </table:table-cell>
          <table:table-cell office:value-type="float" office:value="70000" calcext:value-type="float">
            <text:p>70000</text:p>
          </table:table-cell>
          <table:table-cell table:formula="of:=[.D576]+([.G576]/[.A576])" office:value-type="float" office:value="131.951219512195" calcext:value-type="float">
            <text:p>131.95</text:p>
          </table:table-cell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formula="of:=500 - ((2/3)*[.A577])" office:value-type="float" office:value="116.666666666667" calcext:value-type="float">
            <text:p>11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77] + ([.C577]/[.A577])" office:value-type="float" office:value="183.913043478261" calcext:value-type="float">
            <text:p>183.91</text:p>
          </table:table-cell>
          <table:table-cell table:formula="of:=500 - ((4/3)*[.A577])" office:value-type="float" office:value="-266.666666666667" calcext:value-type="float">
            <text:p>-266.67</text:p>
          </table:table-cell>
          <table:table-cell office:value-type="float" office:value="70000" calcext:value-type="float">
            <text:p>70000</text:p>
          </table:table-cell>
          <table:table-cell table:formula="of:=[.D577]+([.G577]/[.A577])" office:value-type="float" office:value="131.739130434783" calcext:value-type="float">
            <text:p>131.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500 - ((2/3)*[.A578])" office:value-type="float" office:value="116" calcext:value-type="float">
            <text:p>11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78] + ([.C578]/[.A578])" office:value-type="float" office:value="183.611111111111" calcext:value-type="float">
            <text:p>183.61</text:p>
          </table:table-cell>
          <table:table-cell table:formula="of:=500 - ((4/3)*[.A578])" office:value-type="float" office:value="-268" calcext:value-type="float">
            <text:p>-268.00</text:p>
          </table:table-cell>
          <table:table-cell office:value-type="float" office:value="70000" calcext:value-type="float">
            <text:p>70000</text:p>
          </table:table-cell>
          <table:table-cell table:formula="of:=[.D578]+([.G578]/[.A578])" office:value-type="float" office:value="131.527777777778" calcext:value-type="float">
            <text:p>131.53</text:p>
          </table:table-cell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formula="of:=500 - ((2/3)*[.A579])" office:value-type="float" office:value="115.333333333333" calcext:value-type="float">
            <text:p>11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79] + ([.C579]/[.A579])" office:value-type="float" office:value="183.310225303293" calcext:value-type="float">
            <text:p>183.31</text:p>
          </table:table-cell>
          <table:table-cell table:formula="of:=500 - ((4/3)*[.A579])" office:value-type="float" office:value="-269.333333333333" calcext:value-type="float">
            <text:p>-269.33</text:p>
          </table:table-cell>
          <table:table-cell office:value-type="float" office:value="70000" calcext:value-type="float">
            <text:p>70000</text:p>
          </table:table-cell>
          <table:table-cell table:formula="of:=[.D579]+([.G579]/[.A579])" office:value-type="float" office:value="131.317157712305" calcext:value-type="float">
            <text:p>131.3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500 - ((2/3)*[.A580])" office:value-type="float" office:value="114.666666666667" calcext:value-type="float">
            <text:p>11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80] + ([.C580]/[.A580])" office:value-type="float" office:value="183.010380622837" calcext:value-type="float">
            <text:p>183.01</text:p>
          </table:table-cell>
          <table:table-cell table:formula="of:=500 - ((4/3)*[.A580])" office:value-type="float" office:value="-270.666666666667" calcext:value-type="float">
            <text:p>-270.67</text:p>
          </table:table-cell>
          <table:table-cell office:value-type="float" office:value="70000" calcext:value-type="float">
            <text:p>70000</text:p>
          </table:table-cell>
          <table:table-cell table:formula="of:=[.D580]+([.G580]/[.A580])" office:value-type="float" office:value="131.107266435986" calcext:value-type="float">
            <text:p>131.1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500 - ((2/3)*[.A581])" office:value-type="float" office:value="114" calcext:value-type="float">
            <text:p>11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81] + ([.C581]/[.A581])" office:value-type="float" office:value="182.711571675302" calcext:value-type="float">
            <text:p>182.71</text:p>
          </table:table-cell>
          <table:table-cell table:formula="of:=500 - ((4/3)*[.A581])" office:value-type="float" office:value="-272" calcext:value-type="float">
            <text:p>-272.00</text:p>
          </table:table-cell>
          <table:table-cell office:value-type="float" office:value="70000" calcext:value-type="float">
            <text:p>70000</text:p>
          </table:table-cell>
          <table:table-cell table:formula="of:=[.D581]+([.G581]/[.A581])" office:value-type="float" office:value="130.898100172712" calcext:value-type="float">
            <text:p>130.90</text:p>
          </table:table-cell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formula="of:=500 - ((2/3)*[.A582])" office:value-type="float" office:value="113.333333333333" calcext:value-type="float">
            <text:p>11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82] + ([.C582]/[.A582])" office:value-type="float" office:value="182.413793103448" calcext:value-type="float">
            <text:p>182.41</text:p>
          </table:table-cell>
          <table:table-cell table:formula="of:=500 - ((4/3)*[.A582])" office:value-type="float" office:value="-273.333333333333" calcext:value-type="float">
            <text:p>-273.33</text:p>
          </table:table-cell>
          <table:table-cell office:value-type="float" office:value="70000" calcext:value-type="float">
            <text:p>70000</text:p>
          </table:table-cell>
          <table:table-cell table:formula="of:=[.D582]+([.G582]/[.A582])" office:value-type="float" office:value="130.689655172414" calcext:value-type="float">
            <text:p>130.6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500 - ((2/3)*[.A583])" office:value-type="float" office:value="112.666666666667" calcext:value-type="float">
            <text:p>11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83] + ([.C583]/[.A583])" office:value-type="float" office:value="182.117039586919" calcext:value-type="float">
            <text:p>182.12</text:p>
          </table:table-cell>
          <table:table-cell table:formula="of:=500 - ((4/3)*[.A583])" office:value-type="float" office:value="-274.666666666667" calcext:value-type="float">
            <text:p>-274.67</text:p>
          </table:table-cell>
          <table:table-cell office:value-type="float" office:value="70000" calcext:value-type="float">
            <text:p>70000</text:p>
          </table:table-cell>
          <table:table-cell table:formula="of:=[.D583]+([.G583]/[.A583])" office:value-type="float" office:value="130.481927710843" calcext:value-type="float">
            <text:p>130.4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500 - ((2/3)*[.A584])" office:value-type="float" office:value="112" calcext:value-type="float">
            <text:p>11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84] + ([.C584]/[.A584])" office:value-type="float" office:value="181.821305841924" calcext:value-type="float">
            <text:p>181.82</text:p>
          </table:table-cell>
          <table:table-cell table:formula="of:=500 - ((4/3)*[.A584])" office:value-type="float" office:value="-276" calcext:value-type="float">
            <text:p>-276.00</text:p>
          </table:table-cell>
          <table:table-cell office:value-type="float" office:value="70000" calcext:value-type="float">
            <text:p>70000</text:p>
          </table:table-cell>
          <table:table-cell table:formula="of:=[.D584]+([.G584]/[.A584])" office:value-type="float" office:value="130.274914089347" calcext:value-type="float">
            <text:p>130.27</text:p>
          </table:table-cell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formula="of:=500 - ((2/3)*[.A585])" office:value-type="float" office:value="111.333333333333" calcext:value-type="float">
            <text:p>11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85] + ([.C585]/[.A585])" office:value-type="float" office:value="181.526586620926" calcext:value-type="float">
            <text:p>181.53</text:p>
          </table:table-cell>
          <table:table-cell table:formula="of:=500 - ((4/3)*[.A585])" office:value-type="float" office:value="-277.333333333333" calcext:value-type="float">
            <text:p>-277.33</text:p>
          </table:table-cell>
          <table:table-cell office:value-type="float" office:value="70000" calcext:value-type="float">
            <text:p>70000</text:p>
          </table:table-cell>
          <table:table-cell table:formula="of:=[.D585]+([.G585]/[.A585])" office:value-type="float" office:value="130.068610634648" calcext:value-type="float">
            <text:p>130.0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500 - ((2/3)*[.A586])" office:value-type="float" office:value="110.666666666667" calcext:value-type="float">
            <text:p>11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86] + ([.C586]/[.A586])" office:value-type="float" office:value="181.232876712329" calcext:value-type="float">
            <text:p>181.23</text:p>
          </table:table-cell>
          <table:table-cell table:formula="of:=500 - ((4/3)*[.A586])" office:value-type="float" office:value="-278.666666666667" calcext:value-type="float">
            <text:p>-278.67</text:p>
          </table:table-cell>
          <table:table-cell office:value-type="float" office:value="70000" calcext:value-type="float">
            <text:p>70000</text:p>
          </table:table-cell>
          <table:table-cell table:formula="of:=[.D586]+([.G586]/[.A586])" office:value-type="float" office:value="129.86301369863" calcext:value-type="float">
            <text:p>129.8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500 - ((2/3)*[.A587])" office:value-type="float" office:value="110" calcext:value-type="float">
            <text:p>11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87] + ([.C587]/[.A587])" office:value-type="float" office:value="180.940170940171" calcext:value-type="float">
            <text:p>180.94</text:p>
          </table:table-cell>
          <table:table-cell table:formula="of:=500 - ((4/3)*[.A587])" office:value-type="float" office:value="-280" calcext:value-type="float">
            <text:p>-280.00</text:p>
          </table:table-cell>
          <table:table-cell office:value-type="float" office:value="70000" calcext:value-type="float">
            <text:p>70000</text:p>
          </table:table-cell>
          <table:table-cell table:formula="of:=[.D587]+([.G587]/[.A587])" office:value-type="float" office:value="129.65811965812" calcext:value-type="float">
            <text:p>129.66</text:p>
          </table:table-cell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formula="of:=500 - ((2/3)*[.A588])" office:value-type="float" office:value="109.333333333333" calcext:value-type="float">
            <text:p>10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88] + ([.C588]/[.A588])" office:value-type="float" office:value="180.648464163823" calcext:value-type="float">
            <text:p>180.65</text:p>
          </table:table-cell>
          <table:table-cell table:formula="of:=500 - ((4/3)*[.A588])" office:value-type="float" office:value="-281.333333333333" calcext:value-type="float">
            <text:p>-281.33</text:p>
          </table:table-cell>
          <table:table-cell office:value-type="float" office:value="70000" calcext:value-type="float">
            <text:p>70000</text:p>
          </table:table-cell>
          <table:table-cell table:formula="of:=[.D588]+([.G588]/[.A588])" office:value-type="float" office:value="129.453924914676" calcext:value-type="float">
            <text:p>129.4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500 - ((2/3)*[.A589])" office:value-type="float" office:value="108.666666666667" calcext:value-type="float">
            <text:p>10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89] + ([.C589]/[.A589])" office:value-type="float" office:value="180.357751277683" calcext:value-type="float">
            <text:p>180.36</text:p>
          </table:table-cell>
          <table:table-cell table:formula="of:=500 - ((4/3)*[.A589])" office:value-type="float" office:value="-282.666666666667" calcext:value-type="float">
            <text:p>-282.67</text:p>
          </table:table-cell>
          <table:table-cell office:value-type="float" office:value="70000" calcext:value-type="float">
            <text:p>70000</text:p>
          </table:table-cell>
          <table:table-cell table:formula="of:=[.D589]+([.G589]/[.A589])" office:value-type="float" office:value="129.250425894378" calcext:value-type="float">
            <text:p>129.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500 - ((2/3)*[.A590])" office:value-type="float" office:value="108" calcext:value-type="float">
            <text:p>10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90] + ([.C590]/[.A590])" office:value-type="float" office:value="180.068027210884" calcext:value-type="float">
            <text:p>180.07</text:p>
          </table:table-cell>
          <table:table-cell table:formula="of:=500 - ((4/3)*[.A590])" office:value-type="float" office:value="-284" calcext:value-type="float">
            <text:p>-284.00</text:p>
          </table:table-cell>
          <table:table-cell office:value-type="float" office:value="70000" calcext:value-type="float">
            <text:p>70000</text:p>
          </table:table-cell>
          <table:table-cell table:formula="of:=[.D590]+([.G590]/[.A590])" office:value-type="float" office:value="129.047619047619" calcext:value-type="float">
            <text:p>129.05</text:p>
          </table:table-cell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formula="of:=500 - ((2/3)*[.A591])" office:value-type="float" office:value="107.333333333333" calcext:value-type="float">
            <text:p>10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91] + ([.C591]/[.A591])" office:value-type="float" office:value="179.779286926995" calcext:value-type="float">
            <text:p>179.78</text:p>
          </table:table-cell>
          <table:table-cell table:formula="of:=500 - ((4/3)*[.A591])" office:value-type="float" office:value="-285.333333333333" calcext:value-type="float">
            <text:p>-285.33</text:p>
          </table:table-cell>
          <table:table-cell office:value-type="float" office:value="70000" calcext:value-type="float">
            <text:p>70000</text:p>
          </table:table-cell>
          <table:table-cell table:formula="of:=[.D591]+([.G591]/[.A591])" office:value-type="float" office:value="128.845500848896" calcext:value-type="float">
            <text:p>128.8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500 - ((2/3)*[.A592])" office:value-type="float" office:value="106.666666666667" calcext:value-type="float">
            <text:p>10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92] + ([.C592]/[.A592])" office:value-type="float" office:value="179.491525423729" calcext:value-type="float">
            <text:p>179.49</text:p>
          </table:table-cell>
          <table:table-cell table:formula="of:=500 - ((4/3)*[.A592])" office:value-type="float" office:value="-286.666666666667" calcext:value-type="float">
            <text:p>-286.67</text:p>
          </table:table-cell>
          <table:table-cell office:value-type="float" office:value="70000" calcext:value-type="float">
            <text:p>70000</text:p>
          </table:table-cell>
          <table:table-cell table:formula="of:=[.D592]+([.G592]/[.A592])" office:value-type="float" office:value="128.64406779661" calcext:value-type="float">
            <text:p>128.6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500 - ((2/3)*[.A593])" office:value-type="float" office:value="106" calcext:value-type="float">
            <text:p>10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93] + ([.C593]/[.A593])" office:value-type="float" office:value="179.204737732657" calcext:value-type="float">
            <text:p>179.20</text:p>
          </table:table-cell>
          <table:table-cell table:formula="of:=500 - ((4/3)*[.A593])" office:value-type="float" office:value="-288" calcext:value-type="float">
            <text:p>-288.00</text:p>
          </table:table-cell>
          <table:table-cell office:value-type="float" office:value="70000" calcext:value-type="float">
            <text:p>70000</text:p>
          </table:table-cell>
          <table:table-cell table:formula="of:=[.D593]+([.G593]/[.A593])" office:value-type="float" office:value="128.44331641286" calcext:value-type="float">
            <text:p>128.44</text:p>
          </table:table-cell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formula="of:=500 - ((2/3)*[.A594])" office:value-type="float" office:value="105.333333333333" calcext:value-type="float">
            <text:p>10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94] + ([.C594]/[.A594])" office:value-type="float" office:value="178.918918918919" calcext:value-type="float">
            <text:p>178.92</text:p>
          </table:table-cell>
          <table:table-cell table:formula="of:=500 - ((4/3)*[.A594])" office:value-type="float" office:value="-289.333333333333" calcext:value-type="float">
            <text:p>-289.33</text:p>
          </table:table-cell>
          <table:table-cell office:value-type="float" office:value="70000" calcext:value-type="float">
            <text:p>70000</text:p>
          </table:table-cell>
          <table:table-cell table:formula="of:=[.D594]+([.G594]/[.A594])" office:value-type="float" office:value="128.243243243243" calcext:value-type="float">
            <text:p>128.2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500 - ((2/3)*[.A595])" office:value-type="float" office:value="104.666666666667" calcext:value-type="float">
            <text:p>10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95] + ([.C595]/[.A595])" office:value-type="float" office:value="178.634064080944" calcext:value-type="float">
            <text:p>178.63</text:p>
          </table:table-cell>
          <table:table-cell table:formula="of:=500 - ((4/3)*[.A595])" office:value-type="float" office:value="-290.666666666667" calcext:value-type="float">
            <text:p>-290.67</text:p>
          </table:table-cell>
          <table:table-cell office:value-type="float" office:value="70000" calcext:value-type="float">
            <text:p>70000</text:p>
          </table:table-cell>
          <table:table-cell table:formula="of:=[.D595]+([.G595]/[.A595])" office:value-type="float" office:value="128.043844856661" calcext:value-type="float">
            <text:p>128.04</text:p>
          </table:table-cell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formula="of:=500 - ((2/3)*[.A596])" office:value-type="float" office:value="104" calcext:value-type="float">
            <text:p>10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96] + ([.C596]/[.A596])" office:value-type="float" office:value="178.350168350168" calcext:value-type="float">
            <text:p>178.35</text:p>
          </table:table-cell>
          <table:table-cell table:formula="of:=500 - ((4/3)*[.A596])" office:value-type="float" office:value="-292" calcext:value-type="float">
            <text:p>-292.00</text:p>
          </table:table-cell>
          <table:table-cell office:value-type="float" office:value="70000" calcext:value-type="float">
            <text:p>70000</text:p>
          </table:table-cell>
          <table:table-cell table:formula="of:=[.D596]+([.G596]/[.A596])" office:value-type="float" office:value="127.845117845118" calcext:value-type="float">
            <text:p>127.8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500 - ((2/3)*[.A597])" office:value-type="float" office:value="103.333333333333" calcext:value-type="float">
            <text:p>10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97] + ([.C597]/[.A597])" office:value-type="float" office:value="178.067226890756" calcext:value-type="float">
            <text:p>178.07</text:p>
          </table:table-cell>
          <table:table-cell table:formula="of:=500 - ((4/3)*[.A597])" office:value-type="float" office:value="-293.333333333333" calcext:value-type="float">
            <text:p>-293.33</text:p>
          </table:table-cell>
          <table:table-cell office:value-type="float" office:value="70000" calcext:value-type="float">
            <text:p>70000</text:p>
          </table:table-cell>
          <table:table-cell table:formula="of:=[.D597]+([.G597]/[.A597])" office:value-type="float" office:value="127.647058823529" calcext:value-type="float">
            <text:p>127.6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500 - ((2/3)*[.A598])" office:value-type="float" office:value="102.666666666667" calcext:value-type="float">
            <text:p>10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98] + ([.C598]/[.A598])" office:value-type="float" office:value="177.785234899329" calcext:value-type="float">
            <text:p>177.79</text:p>
          </table:table-cell>
          <table:table-cell table:formula="of:=500 - ((4/3)*[.A598])" office:value-type="float" office:value="-294.666666666667" calcext:value-type="float">
            <text:p>-294.67</text:p>
          </table:table-cell>
          <table:table-cell office:value-type="float" office:value="70000" calcext:value-type="float">
            <text:p>70000</text:p>
          </table:table-cell>
          <table:table-cell table:formula="of:=[.D598]+([.G598]/[.A598])" office:value-type="float" office:value="127.44966442953" calcext:value-type="float">
            <text:p>127.45</text:p>
          </table:table-cell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formula="of:=500 - ((2/3)*[.A599])" office:value-type="float" office:value="102" calcext:value-type="float">
            <text:p>10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599] + ([.C599]/[.A599])" office:value-type="float" office:value="177.50418760469" calcext:value-type="float">
            <text:p>177.50</text:p>
          </table:table-cell>
          <table:table-cell table:formula="of:=500 - ((4/3)*[.A599])" office:value-type="float" office:value="-296" calcext:value-type="float">
            <text:p>-296.00</text:p>
          </table:table-cell>
          <table:table-cell office:value-type="float" office:value="70000" calcext:value-type="float">
            <text:p>70000</text:p>
          </table:table-cell>
          <table:table-cell table:formula="of:=[.D599]+([.G599]/[.A599])" office:value-type="float" office:value="127.252931323283" calcext:value-type="float">
            <text:p>127.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500 - ((2/3)*[.A600])" office:value-type="float" office:value="101.333333333333" calcext:value-type="float">
            <text:p>10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00] + ([.C600]/[.A600])" office:value-type="float" office:value="177.224080267559" calcext:value-type="float">
            <text:p>177.22</text:p>
          </table:table-cell>
          <table:table-cell table:formula="of:=500 - ((4/3)*[.A600])" office:value-type="float" office:value="-297.333333333333" calcext:value-type="float">
            <text:p>-297.33</text:p>
          </table:table-cell>
          <table:table-cell office:value-type="float" office:value="70000" calcext:value-type="float">
            <text:p>70000</text:p>
          </table:table-cell>
          <table:table-cell table:formula="of:=[.D600]+([.G600]/[.A600])" office:value-type="float" office:value="127.056856187291" calcext:value-type="float">
            <text:p>127.0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500 - ((2/3)*[.A601])" office:value-type="float" office:value="100.666666666667" calcext:value-type="float">
            <text:p>10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01] + ([.C601]/[.A601])" office:value-type="float" office:value="176.944908180301" calcext:value-type="float">
            <text:p>176.94</text:p>
          </table:table-cell>
          <table:table-cell table:formula="of:=500 - ((4/3)*[.A601])" office:value-type="float" office:value="-298.666666666667" calcext:value-type="float">
            <text:p>-298.67</text:p>
          </table:table-cell>
          <table:table-cell office:value-type="float" office:value="70000" calcext:value-type="float">
            <text:p>70000</text:p>
          </table:table-cell>
          <table:table-cell table:formula="of:=[.D601]+([.G601]/[.A601])" office:value-type="float" office:value="126.86143572621" calcext:value-type="float">
            <text:p>126.86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formula="of:=500 - ((2/3)*[.A602])" office:value-type="float" office:value="100" calcext:value-type="float">
            <text:p>10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02] + ([.C602]/[.A602])" office:value-type="float" office:value="176.666666666667" calcext:value-type="float">
            <text:p>176.67</text:p>
          </table:table-cell>
          <table:table-cell table:formula="of:=500 - ((4/3)*[.A602])" office:value-type="float" office:value="-300" calcext:value-type="float">
            <text:p>-300.00</text:p>
          </table:table-cell>
          <table:table-cell office:value-type="float" office:value="70000" calcext:value-type="float">
            <text:p>70000</text:p>
          </table:table-cell>
          <table:table-cell table:formula="of:=[.D602]+([.G602]/[.A602])" office:value-type="float" office:value="126.666666666667" calcext:value-type="float">
            <text:p>126.6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500 - ((2/3)*[.A603])" office:value-type="float" office:value="99.3333333333334" calcext:value-type="float">
            <text:p>9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03] + ([.C603]/[.A603])" office:value-type="float" office:value="176.389351081531" calcext:value-type="float">
            <text:p>176.39</text:p>
          </table:table-cell>
          <table:table-cell table:formula="of:=500 - ((4/3)*[.A603])" office:value-type="float" office:value="-301.333333333333" calcext:value-type="float">
            <text:p>-301.33</text:p>
          </table:table-cell>
          <table:table-cell office:value-type="float" office:value="70000" calcext:value-type="float">
            <text:p>70000</text:p>
          </table:table-cell>
          <table:table-cell table:formula="of:=[.D603]+([.G603]/[.A603])" office:value-type="float" office:value="126.472545757072" calcext:value-type="float">
            <text:p>126.4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500 - ((2/3)*[.A604])" office:value-type="float" office:value="98.6666666666667" calcext:value-type="float">
            <text:p>9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04] + ([.C604]/[.A604])" office:value-type="float" office:value="176.112956810631" calcext:value-type="float">
            <text:p>176.11</text:p>
          </table:table-cell>
          <table:table-cell table:formula="of:=500 - ((4/3)*[.A604])" office:value-type="float" office:value="-302.666666666667" calcext:value-type="float">
            <text:p>-302.67</text:p>
          </table:table-cell>
          <table:table-cell office:value-type="float" office:value="70000" calcext:value-type="float">
            <text:p>70000</text:p>
          </table:table-cell>
          <table:table-cell table:formula="of:=[.D604]+([.G604]/[.A604])" office:value-type="float" office:value="126.279069767442" calcext:value-type="float">
            <text:p>126.28</text:p>
          </table:table-cell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formula="of:=500 - ((2/3)*[.A605])" office:value-type="float" office:value="98" calcext:value-type="float">
            <text:p>9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05] + ([.C605]/[.A605])" office:value-type="float" office:value="175.837479270315" calcext:value-type="float">
            <text:p>175.84</text:p>
          </table:table-cell>
          <table:table-cell table:formula="of:=500 - ((4/3)*[.A605])" office:value-type="float" office:value="-304" calcext:value-type="float">
            <text:p>-304.00</text:p>
          </table:table-cell>
          <table:table-cell office:value-type="float" office:value="70000" calcext:value-type="float">
            <text:p>70000</text:p>
          </table:table-cell>
          <table:table-cell table:formula="of:=[.D605]+([.G605]/[.A605])" office:value-type="float" office:value="126.086235489221" calcext:value-type="float">
            <text:p>126.0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500 - ((2/3)*[.A606])" office:value-type="float" office:value="97.3333333333334" calcext:value-type="float">
            <text:p>9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06] + ([.C606]/[.A606])" office:value-type="float" office:value="175.562913907285" calcext:value-type="float">
            <text:p>175.56</text:p>
          </table:table-cell>
          <table:table-cell table:formula="of:=500 - ((4/3)*[.A606])" office:value-type="float" office:value="-305.333333333333" calcext:value-type="float">
            <text:p>-305.33</text:p>
          </table:table-cell>
          <table:table-cell office:value-type="float" office:value="70000" calcext:value-type="float">
            <text:p>70000</text:p>
          </table:table-cell>
          <table:table-cell table:formula="of:=[.D606]+([.G606]/[.A606])" office:value-type="float" office:value="125.894039735099" calcext:value-type="float">
            <text:p>125.8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500 - ((2/3)*[.A607])" office:value-type="float" office:value="96.6666666666667" calcext:value-type="float">
            <text:p>9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07] + ([.C607]/[.A607])" office:value-type="float" office:value="175.289256198347" calcext:value-type="float">
            <text:p>175.29</text:p>
          </table:table-cell>
          <table:table-cell table:formula="of:=500 - ((4/3)*[.A607])" office:value-type="float" office:value="-306.666666666667" calcext:value-type="float">
            <text:p>-306.67</text:p>
          </table:table-cell>
          <table:table-cell office:value-type="float" office:value="70000" calcext:value-type="float">
            <text:p>70000</text:p>
          </table:table-cell>
          <table:table-cell table:formula="of:=[.D607]+([.G607]/[.A607])" office:value-type="float" office:value="125.702479338843" calcext:value-type="float">
            <text:p>125.70</text:p>
          </table:table-cell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formula="of:=500 - ((2/3)*[.A608])" office:value-type="float" office:value="96" calcext:value-type="float">
            <text:p>9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08] + ([.C608]/[.A608])" office:value-type="float" office:value="175.016501650165" calcext:value-type="float">
            <text:p>175.02</text:p>
          </table:table-cell>
          <table:table-cell table:formula="of:=500 - ((4/3)*[.A608])" office:value-type="float" office:value="-308" calcext:value-type="float">
            <text:p>-308.00</text:p>
          </table:table-cell>
          <table:table-cell office:value-type="float" office:value="70000" calcext:value-type="float">
            <text:p>70000</text:p>
          </table:table-cell>
          <table:table-cell table:formula="of:=[.D608]+([.G608]/[.A608])" office:value-type="float" office:value="125.511551155116" calcext:value-type="float">
            <text:p>125.5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500 - ((2/3)*[.A609])" office:value-type="float" office:value="95.3333333333334" calcext:value-type="float">
            <text:p>9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09] + ([.C609]/[.A609])" office:value-type="float" office:value="174.744645799012" calcext:value-type="float">
            <text:p>174.74</text:p>
          </table:table-cell>
          <table:table-cell table:formula="of:=500 - ((4/3)*[.A609])" office:value-type="float" office:value="-309.333333333333" calcext:value-type="float">
            <text:p>-309.33</text:p>
          </table:table-cell>
          <table:table-cell office:value-type="float" office:value="70000" calcext:value-type="float">
            <text:p>70000</text:p>
          </table:table-cell>
          <table:table-cell table:formula="of:=[.D609]+([.G609]/[.A609])" office:value-type="float" office:value="125.321252059308" calcext:value-type="float">
            <text:p>125.3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500 - ((2/3)*[.A610])" office:value-type="float" office:value="94.6666666666667" calcext:value-type="float">
            <text:p>9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10] + ([.C610]/[.A610])" office:value-type="float" office:value="174.473684210526" calcext:value-type="float">
            <text:p>174.47</text:p>
          </table:table-cell>
          <table:table-cell table:formula="of:=500 - ((4/3)*[.A610])" office:value-type="float" office:value="-310.666666666667" calcext:value-type="float">
            <text:p>-310.67</text:p>
          </table:table-cell>
          <table:table-cell office:value-type="float" office:value="70000" calcext:value-type="float">
            <text:p>70000</text:p>
          </table:table-cell>
          <table:table-cell table:formula="of:=[.D610]+([.G610]/[.A610])" office:value-type="float" office:value="125.131578947368" calcext:value-type="float">
            <text:p>125.13</text:p>
          </table:table-cell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formula="of:=500 - ((2/3)*[.A611])" office:value-type="float" office:value="94" calcext:value-type="float">
            <text:p>9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11] + ([.C611]/[.A611])" office:value-type="float" office:value="174.203612479475" calcext:value-type="float">
            <text:p>174.20</text:p>
          </table:table-cell>
          <table:table-cell table:formula="of:=500 - ((4/3)*[.A611])" office:value-type="float" office:value="-312" calcext:value-type="float">
            <text:p>-312.00</text:p>
          </table:table-cell>
          <table:table-cell office:value-type="float" office:value="70000" calcext:value-type="float">
            <text:p>70000</text:p>
          </table:table-cell>
          <table:table-cell table:formula="of:=[.D611]+([.G611]/[.A611])" office:value-type="float" office:value="124.942528735632" calcext:value-type="float">
            <text:p>124.9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500 - ((2/3)*[.A612])" office:value-type="float" office:value="93.3333333333334" calcext:value-type="float">
            <text:p>9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12] + ([.C612]/[.A612])" office:value-type="float" office:value="173.934426229508" calcext:value-type="float">
            <text:p>173.93</text:p>
          </table:table-cell>
          <table:table-cell table:formula="of:=500 - ((4/3)*[.A612])" office:value-type="float" office:value="-313.333333333333" calcext:value-type="float">
            <text:p>-313.33</text:p>
          </table:table-cell>
          <table:table-cell office:value-type="float" office:value="70000" calcext:value-type="float">
            <text:p>70000</text:p>
          </table:table-cell>
          <table:table-cell table:formula="of:=[.D612]+([.G612]/[.A612])" office:value-type="float" office:value="124.754098360656" calcext:value-type="float">
            <text:p>124.75</text:p>
          </table:table-cell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formula="of:=500 - ((2/3)*[.A613])" office:value-type="float" office:value="92.6666666666667" calcext:value-type="float">
            <text:p>9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13] + ([.C613]/[.A613])" office:value-type="float" office:value="173.66612111293" calcext:value-type="float">
            <text:p>173.67</text:p>
          </table:table-cell>
          <table:table-cell table:formula="of:=500 - ((4/3)*[.A613])" office:value-type="float" office:value="-314.666666666667" calcext:value-type="float">
            <text:p>-314.67</text:p>
          </table:table-cell>
          <table:table-cell office:value-type="float" office:value="70000" calcext:value-type="float">
            <text:p>70000</text:p>
          </table:table-cell>
          <table:table-cell table:formula="of:=[.D613]+([.G613]/[.A613])" office:value-type="float" office:value="124.566284779051" calcext:value-type="float">
            <text:p>124.5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500 - ((2/3)*[.A614])" office:value-type="float" office:value="92" calcext:value-type="float">
            <text:p>9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14] + ([.C614]/[.A614])" office:value-type="float" office:value="173.398692810458" calcext:value-type="float">
            <text:p>173.40</text:p>
          </table:table-cell>
          <table:table-cell table:formula="of:=500 - ((4/3)*[.A614])" office:value-type="float" office:value="-316" calcext:value-type="float">
            <text:p>-316.00</text:p>
          </table:table-cell>
          <table:table-cell office:value-type="float" office:value="70000" calcext:value-type="float">
            <text:p>70000</text:p>
          </table:table-cell>
          <table:table-cell table:formula="of:=[.D614]+([.G614]/[.A614])" office:value-type="float" office:value="124.37908496732" calcext:value-type="float">
            <text:p>124.3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500 - ((2/3)*[.A615])" office:value-type="float" office:value="91.3333333333334" calcext:value-type="float">
            <text:p>9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15] + ([.C615]/[.A615])" office:value-type="float" office:value="173.132137030995" calcext:value-type="float">
            <text:p>173.13</text:p>
          </table:table-cell>
          <table:table-cell table:formula="of:=500 - ((4/3)*[.A615])" office:value-type="float" office:value="-317.333333333333" calcext:value-type="float">
            <text:p>-317.33</text:p>
          </table:table-cell>
          <table:table-cell office:value-type="float" office:value="70000" calcext:value-type="float">
            <text:p>70000</text:p>
          </table:table-cell>
          <table:table-cell table:formula="of:=[.D615]+([.G615]/[.A615])" office:value-type="float" office:value="124.192495921697" calcext:value-type="float">
            <text:p>124.19</text:p>
          </table:table-cell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formula="of:=500 - ((2/3)*[.A616])" office:value-type="float" office:value="90.6666666666667" calcext:value-type="float">
            <text:p>9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16] + ([.C616]/[.A616])" office:value-type="float" office:value="172.866449511401" calcext:value-type="float">
            <text:p>172.87</text:p>
          </table:table-cell>
          <table:table-cell table:formula="of:=500 - ((4/3)*[.A616])" office:value-type="float" office:value="-318.666666666667" calcext:value-type="float">
            <text:p>-318.67</text:p>
          </table:table-cell>
          <table:table-cell office:value-type="float" office:value="70000" calcext:value-type="float">
            <text:p>70000</text:p>
          </table:table-cell>
          <table:table-cell table:formula="of:=[.D616]+([.G616]/[.A616])" office:value-type="float" office:value="124.00651465798" calcext:value-type="float">
            <text:p>124.0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500 - ((2/3)*[.A617])" office:value-type="float" office:value="90" calcext:value-type="float">
            <text:p>9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17] + ([.C617]/[.A617])" office:value-type="float" office:value="172.60162601626" calcext:value-type="float">
            <text:p>172.60</text:p>
          </table:table-cell>
          <table:table-cell table:formula="of:=500 - ((4/3)*[.A617])" office:value-type="float" office:value="-320" calcext:value-type="float">
            <text:p>-320.00</text:p>
          </table:table-cell>
          <table:table-cell office:value-type="float" office:value="70000" calcext:value-type="float">
            <text:p>70000</text:p>
          </table:table-cell>
          <table:table-cell table:formula="of:=[.D617]+([.G617]/[.A617])" office:value-type="float" office:value="123.821138211382" calcext:value-type="float">
            <text:p>123.8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500 - ((2/3)*[.A618])" office:value-type="float" office:value="89.3333333333334" calcext:value-type="float">
            <text:p>8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18] + ([.C618]/[.A618])" office:value-type="float" office:value="172.337662337662" calcext:value-type="float">
            <text:p>172.34</text:p>
          </table:table-cell>
          <table:table-cell table:formula="of:=500 - ((4/3)*[.A618])" office:value-type="float" office:value="-321.333333333333" calcext:value-type="float">
            <text:p>-321.33</text:p>
          </table:table-cell>
          <table:table-cell office:value-type="float" office:value="70000" calcext:value-type="float">
            <text:p>70000</text:p>
          </table:table-cell>
          <table:table-cell table:formula="of:=[.D618]+([.G618]/[.A618])" office:value-type="float" office:value="123.636363636364" calcext:value-type="float">
            <text:p>123.64</text:p>
          </table:table-cell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formula="of:=500 - ((2/3)*[.A619])" office:value-type="float" office:value="88.6666666666667" calcext:value-type="float">
            <text:p>8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19] + ([.C619]/[.A619])" office:value-type="float" office:value="172.074554294976" calcext:value-type="float">
            <text:p>172.07</text:p>
          </table:table-cell>
          <table:table-cell table:formula="of:=500 - ((4/3)*[.A619])" office:value-type="float" office:value="-322.666666666667" calcext:value-type="float">
            <text:p>-322.67</text:p>
          </table:table-cell>
          <table:table-cell office:value-type="float" office:value="70000" calcext:value-type="float">
            <text:p>70000</text:p>
          </table:table-cell>
          <table:table-cell table:formula="of:=[.D619]+([.G619]/[.A619])" office:value-type="float" office:value="123.452188006483" calcext:value-type="float">
            <text:p>123.4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500 - ((2/3)*[.A620])" office:value-type="float" office:value="88" calcext:value-type="float">
            <text:p>8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20] + ([.C620]/[.A620])" office:value-type="float" office:value="171.812297734628" calcext:value-type="float">
            <text:p>171.81</text:p>
          </table:table-cell>
          <table:table-cell table:formula="of:=500 - ((4/3)*[.A620])" office:value-type="float" office:value="-324" calcext:value-type="float">
            <text:p>-324.00</text:p>
          </table:table-cell>
          <table:table-cell office:value-type="float" office:value="70000" calcext:value-type="float">
            <text:p>70000</text:p>
          </table:table-cell>
          <table:table-cell table:formula="of:=[.D620]+([.G620]/[.A620])" office:value-type="float" office:value="123.268608414239" calcext:value-type="float">
            <text:p>123.2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500 - ((2/3)*[.A621])" office:value-type="float" office:value="87.3333333333334" calcext:value-type="float">
            <text:p>8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21] + ([.C621]/[.A621])" office:value-type="float" office:value="171.550888529887" calcext:value-type="float">
            <text:p>171.55</text:p>
          </table:table-cell>
          <table:table-cell table:formula="of:=500 - ((4/3)*[.A621])" office:value-type="float" office:value="-325.333333333333" calcext:value-type="float">
            <text:p>-325.33</text:p>
          </table:table-cell>
          <table:table-cell office:value-type="float" office:value="70000" calcext:value-type="float">
            <text:p>70000</text:p>
          </table:table-cell>
          <table:table-cell table:formula="of:=[.D621]+([.G621]/[.A621])" office:value-type="float" office:value="123.085621970921" calcext:value-type="float">
            <text:p>123.09</text:p>
          </table:table-cell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formula="of:=500 - ((2/3)*[.A622])" office:value-type="float" office:value="86.6666666666667" calcext:value-type="float">
            <text:p>8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22] + ([.C622]/[.A622])" office:value-type="float" office:value="171.290322580645" calcext:value-type="float">
            <text:p>171.29</text:p>
          </table:table-cell>
          <table:table-cell table:formula="of:=500 - ((4/3)*[.A622])" office:value-type="float" office:value="-326.666666666667" calcext:value-type="float">
            <text:p>-326.67</text:p>
          </table:table-cell>
          <table:table-cell office:value-type="float" office:value="70000" calcext:value-type="float">
            <text:p>70000</text:p>
          </table:table-cell>
          <table:table-cell table:formula="of:=[.D622]+([.G622]/[.A622])" office:value-type="float" office:value="122.903225806452" calcext:value-type="float">
            <text:p>122.9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500 - ((2/3)*[.A623])" office:value-type="float" office:value="86" calcext:value-type="float">
            <text:p>8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23] + ([.C623]/[.A623])" office:value-type="float" office:value="171.030595813205" calcext:value-type="float">
            <text:p>171.03</text:p>
          </table:table-cell>
          <table:table-cell table:formula="of:=500 - ((4/3)*[.A623])" office:value-type="float" office:value="-328" calcext:value-type="float">
            <text:p>-328.00</text:p>
          </table:table-cell>
          <table:table-cell office:value-type="float" office:value="70000" calcext:value-type="float">
            <text:p>70000</text:p>
          </table:table-cell>
          <table:table-cell table:formula="of:=[.D623]+([.G623]/[.A623])" office:value-type="float" office:value="122.721417069243" calcext:value-type="float">
            <text:p>122.7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500 - ((2/3)*[.A624])" office:value-type="float" office:value="85.3333333333334" calcext:value-type="float">
            <text:p>8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24] + ([.C624]/[.A624])" office:value-type="float" office:value="170.771704180064" calcext:value-type="float">
            <text:p>170.77</text:p>
          </table:table-cell>
          <table:table-cell table:formula="of:=500 - ((4/3)*[.A624])" office:value-type="float" office:value="-329.333333333333" calcext:value-type="float">
            <text:p>-329.33</text:p>
          </table:table-cell>
          <table:table-cell office:value-type="float" office:value="70000" calcext:value-type="float">
            <text:p>70000</text:p>
          </table:table-cell>
          <table:table-cell table:formula="of:=[.D624]+([.G624]/[.A624])" office:value-type="float" office:value="122.540192926045" calcext:value-type="float">
            <text:p>122.54</text:p>
          </table:table-cell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table:formula="of:=500 - ((2/3)*[.A625])" office:value-type="float" office:value="84.6666666666667" calcext:value-type="float">
            <text:p>8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25] + ([.C625]/[.A625])" office:value-type="float" office:value="170.513643659711" calcext:value-type="float">
            <text:p>170.51</text:p>
          </table:table-cell>
          <table:table-cell table:formula="of:=500 - ((4/3)*[.A625])" office:value-type="float" office:value="-330.666666666667" calcext:value-type="float">
            <text:p>-330.67</text:p>
          </table:table-cell>
          <table:table-cell office:value-type="float" office:value="70000" calcext:value-type="float">
            <text:p>70000</text:p>
          </table:table-cell>
          <table:table-cell table:formula="of:=[.D625]+([.G625]/[.A625])" office:value-type="float" office:value="122.359550561798" calcext:value-type="float">
            <text:p>122.3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500 - ((2/3)*[.A626])" office:value-type="float" office:value="84" calcext:value-type="float">
            <text:p>8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26] + ([.C626]/[.A626])" office:value-type="float" office:value="170.25641025641" calcext:value-type="float">
            <text:p>170.26</text:p>
          </table:table-cell>
          <table:table-cell table:formula="of:=500 - ((4/3)*[.A626])" office:value-type="float" office:value="-332" calcext:value-type="float">
            <text:p>-332.00</text:p>
          </table:table-cell>
          <table:table-cell office:value-type="float" office:value="70000" calcext:value-type="float">
            <text:p>70000</text:p>
          </table:table-cell>
          <table:table-cell table:formula="of:=[.D626]+([.G626]/[.A626])" office:value-type="float" office:value="122.179487179487" calcext:value-type="float">
            <text:p>122.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500 - ((2/3)*[.A627])" office:value-type="float" office:value="83.3333333333334" calcext:value-type="float">
            <text:p>8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27] + ([.C627]/[.A627])" office:value-type="float" office:value="170" calcext:value-type="float">
            <text:p>170.00</text:p>
          </table:table-cell>
          <table:table-cell table:formula="of:=500 - ((4/3)*[.A627])" office:value-type="float" office:value="-333.333333333333" calcext:value-type="float">
            <text:p>-333.33</text:p>
          </table:table-cell>
          <table:table-cell office:value-type="float" office:value="70000" calcext:value-type="float">
            <text:p>70000</text:p>
          </table:table-cell>
          <table:table-cell table:formula="of:=[.D627]+([.G627]/[.A627])" office:value-type="float" office:value="122" calcext:value-type="float">
            <text:p>122.00</text:p>
          </table:table-cell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formula="of:=500 - ((2/3)*[.A628])" office:value-type="float" office:value="82.6666666666667" calcext:value-type="float">
            <text:p>8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28] + ([.C628]/[.A628])" office:value-type="float" office:value="169.744408945687" calcext:value-type="float">
            <text:p>169.74</text:p>
          </table:table-cell>
          <table:table-cell table:formula="of:=500 - ((4/3)*[.A628])" office:value-type="float" office:value="-334.666666666667" calcext:value-type="float">
            <text:p>-334.67</text:p>
          </table:table-cell>
          <table:table-cell office:value-type="float" office:value="70000" calcext:value-type="float">
            <text:p>70000</text:p>
          </table:table-cell>
          <table:table-cell table:formula="of:=[.D628]+([.G628]/[.A628])" office:value-type="float" office:value="121.821086261981" calcext:value-type="float">
            <text:p>121.8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500 - ((2/3)*[.A629])" office:value-type="float" office:value="82" calcext:value-type="float">
            <text:p>8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29] + ([.C629]/[.A629])" office:value-type="float" office:value="169.489633173844" calcext:value-type="float">
            <text:p>169.49</text:p>
          </table:table-cell>
          <table:table-cell table:formula="of:=500 - ((4/3)*[.A629])" office:value-type="float" office:value="-336" calcext:value-type="float">
            <text:p>-336.00</text:p>
          </table:table-cell>
          <table:table-cell office:value-type="float" office:value="70000" calcext:value-type="float">
            <text:p>70000</text:p>
          </table:table-cell>
          <table:table-cell table:formula="of:=[.D629]+([.G629]/[.A629])" office:value-type="float" office:value="121.642743221691" calcext:value-type="float">
            <text:p>121.64</text:p>
          </table:table-cell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formula="of:=500 - ((2/3)*[.A630])" office:value-type="float" office:value="81.3333333333334" calcext:value-type="float">
            <text:p>8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30] + ([.C630]/[.A630])" office:value-type="float" office:value="169.235668789809" calcext:value-type="float">
            <text:p>169.24</text:p>
          </table:table-cell>
          <table:table-cell table:formula="of:=500 - ((4/3)*[.A630])" office:value-type="float" office:value="-337.333333333333" calcext:value-type="float">
            <text:p>-337.33</text:p>
          </table:table-cell>
          <table:table-cell office:value-type="float" office:value="70000" calcext:value-type="float">
            <text:p>70000</text:p>
          </table:table-cell>
          <table:table-cell table:formula="of:=[.D630]+([.G630]/[.A630])" office:value-type="float" office:value="121.464968152866" calcext:value-type="float">
            <text:p>121.4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500 - ((2/3)*[.A631])" office:value-type="float" office:value="80.6666666666667" calcext:value-type="float">
            <text:p>8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31] + ([.C631]/[.A631])" office:value-type="float" office:value="168.982511923688" calcext:value-type="float">
            <text:p>168.98</text:p>
          </table:table-cell>
          <table:table-cell table:formula="of:=500 - ((4/3)*[.A631])" office:value-type="float" office:value="-338.666666666667" calcext:value-type="float">
            <text:p>-338.67</text:p>
          </table:table-cell>
          <table:table-cell office:value-type="float" office:value="70000" calcext:value-type="float">
            <text:p>70000</text:p>
          </table:table-cell>
          <table:table-cell table:formula="of:=[.D631]+([.G631]/[.A631])" office:value-type="float" office:value="121.287758346582" calcext:value-type="float">
            <text:p>121.2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500 - ((2/3)*[.A632])" office:value-type="float" office:value="80" calcext:value-type="float">
            <text:p>8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32] + ([.C632]/[.A632])" office:value-type="float" office:value="168.730158730159" calcext:value-type="float">
            <text:p>168.73</text:p>
          </table:table-cell>
          <table:table-cell table:formula="of:=500 - ((4/3)*[.A632])" office:value-type="float" office:value="-340" calcext:value-type="float">
            <text:p>-340.00</text:p>
          </table:table-cell>
          <table:table-cell office:value-type="float" office:value="70000" calcext:value-type="float">
            <text:p>70000</text:p>
          </table:table-cell>
          <table:table-cell table:formula="of:=[.D632]+([.G632]/[.A632])" office:value-type="float" office:value="121.111111111111" calcext:value-type="float">
            <text:p>121.11</text:p>
          </table:table-cell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formula="of:=500 - ((2/3)*[.A633])" office:value-type="float" office:value="79.3333333333334" calcext:value-type="float">
            <text:p>7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33] + ([.C633]/[.A633])" office:value-type="float" office:value="168.478605388273" calcext:value-type="float">
            <text:p>168.48</text:p>
          </table:table-cell>
          <table:table-cell table:formula="of:=500 - ((4/3)*[.A633])" office:value-type="float" office:value="-341.333333333333" calcext:value-type="float">
            <text:p>-341.33</text:p>
          </table:table-cell>
          <table:table-cell office:value-type="float" office:value="70000" calcext:value-type="float">
            <text:p>70000</text:p>
          </table:table-cell>
          <table:table-cell table:formula="of:=[.D633]+([.G633]/[.A633])" office:value-type="float" office:value="120.935023771791" calcext:value-type="float">
            <text:p>120.9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500 - ((2/3)*[.A634])" office:value-type="float" office:value="78.6666666666667" calcext:value-type="float">
            <text:p>7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34] + ([.C634]/[.A634])" office:value-type="float" office:value="168.227848101266" calcext:value-type="float">
            <text:p>168.23</text:p>
          </table:table-cell>
          <table:table-cell table:formula="of:=500 - ((4/3)*[.A634])" office:value-type="float" office:value="-342.666666666667" calcext:value-type="float">
            <text:p>-342.67</text:p>
          </table:table-cell>
          <table:table-cell office:value-type="float" office:value="70000" calcext:value-type="float">
            <text:p>70000</text:p>
          </table:table-cell>
          <table:table-cell table:formula="of:=[.D634]+([.G634]/[.A634])" office:value-type="float" office:value="120.759493670886" calcext:value-type="float">
            <text:p>120.7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500 - ((2/3)*[.A635])" office:value-type="float" office:value="78" calcext:value-type="float">
            <text:p>7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35] + ([.C635]/[.A635])" office:value-type="float" office:value="167.977883096367" calcext:value-type="float">
            <text:p>167.98</text:p>
          </table:table-cell>
          <table:table-cell table:formula="of:=500 - ((4/3)*[.A635])" office:value-type="float" office:value="-344" calcext:value-type="float">
            <text:p>-344.00</text:p>
          </table:table-cell>
          <table:table-cell office:value-type="float" office:value="70000" calcext:value-type="float">
            <text:p>70000</text:p>
          </table:table-cell>
          <table:table-cell table:formula="of:=[.D635]+([.G635]/[.A635])" office:value-type="float" office:value="120.584518167457" calcext:value-type="float">
            <text:p>120.58</text:p>
          </table:table-cell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formula="of:=500 - ((2/3)*[.A636])" office:value-type="float" office:value="77.3333333333334" calcext:value-type="float">
            <text:p>7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36] + ([.C636]/[.A636])" office:value-type="float" office:value="167.728706624606" calcext:value-type="float">
            <text:p>167.73</text:p>
          </table:table-cell>
          <table:table-cell table:formula="of:=500 - ((4/3)*[.A636])" office:value-type="float" office:value="-345.333333333333" calcext:value-type="float">
            <text:p>-345.33</text:p>
          </table:table-cell>
          <table:table-cell office:value-type="float" office:value="70000" calcext:value-type="float">
            <text:p>70000</text:p>
          </table:table-cell>
          <table:table-cell table:formula="of:=[.D636]+([.G636]/[.A636])" office:value-type="float" office:value="120.410094637224" calcext:value-type="float">
            <text:p>120.4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500 - ((2/3)*[.A637])" office:value-type="float" office:value="76.6666666666667" calcext:value-type="float">
            <text:p>7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37] + ([.C637]/[.A637])" office:value-type="float" office:value="167.48031496063" calcext:value-type="float">
            <text:p>167.48</text:p>
          </table:table-cell>
          <table:table-cell table:formula="of:=500 - ((4/3)*[.A637])" office:value-type="float" office:value="-346.666666666667" calcext:value-type="float">
            <text:p>-346.67</text:p>
          </table:table-cell>
          <table:table-cell office:value-type="float" office:value="70000" calcext:value-type="float">
            <text:p>70000</text:p>
          </table:table-cell>
          <table:table-cell table:formula="of:=[.D637]+([.G637]/[.A637])" office:value-type="float" office:value="120.236220472441" calcext:value-type="float">
            <text:p>120.2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500 - ((2/3)*[.A638])" office:value-type="float" office:value="76" calcext:value-type="float">
            <text:p>7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38] + ([.C638]/[.A638])" office:value-type="float" office:value="167.232704402516" calcext:value-type="float">
            <text:p>167.23</text:p>
          </table:table-cell>
          <table:table-cell table:formula="of:=500 - ((4/3)*[.A638])" office:value-type="float" office:value="-348" calcext:value-type="float">
            <text:p>-348.00</text:p>
          </table:table-cell>
          <table:table-cell office:value-type="float" office:value="70000" calcext:value-type="float">
            <text:p>70000</text:p>
          </table:table-cell>
          <table:table-cell table:formula="of:=[.D638]+([.G638]/[.A638])" office:value-type="float" office:value="120.062893081761" calcext:value-type="float">
            <text:p>120.06</text:p>
          </table:table-cell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formula="of:=500 - ((2/3)*[.A639])" office:value-type="float" office:value="75.3333333333334" calcext:value-type="float">
            <text:p>7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39] + ([.C639]/[.A639])" office:value-type="float" office:value="166.985871271586" calcext:value-type="float">
            <text:p>166.99</text:p>
          </table:table-cell>
          <table:table-cell table:formula="of:=500 - ((4/3)*[.A639])" office:value-type="float" office:value="-349.333333333333" calcext:value-type="float">
            <text:p>-349.33</text:p>
          </table:table-cell>
          <table:table-cell office:value-type="float" office:value="70000" calcext:value-type="float">
            <text:p>70000</text:p>
          </table:table-cell>
          <table:table-cell table:formula="of:=[.D639]+([.G639]/[.A639])" office:value-type="float" office:value="119.89010989011" calcext:value-type="float">
            <text:p>119.8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500 - ((2/3)*[.A640])" office:value-type="float" office:value="74.6666666666667" calcext:value-type="float">
            <text:p>7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40] + ([.C640]/[.A640])" office:value-type="float" office:value="166.739811912226" calcext:value-type="float">
            <text:p>166.74</text:p>
          </table:table-cell>
          <table:table-cell table:formula="of:=500 - ((4/3)*[.A640])" office:value-type="float" office:value="-350.666666666667" calcext:value-type="float">
            <text:p>-350.67</text:p>
          </table:table-cell>
          <table:table-cell office:value-type="float" office:value="70000" calcext:value-type="float">
            <text:p>70000</text:p>
          </table:table-cell>
          <table:table-cell table:formula="of:=[.D640]+([.G640]/[.A640])" office:value-type="float" office:value="119.717868338558" calcext:value-type="float">
            <text:p>119.7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500 - ((2/3)*[.A641])" office:value-type="float" office:value="74" calcext:value-type="float">
            <text:p>7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41] + ([.C641]/[.A641])" office:value-type="float" office:value="166.494522691706" calcext:value-type="float">
            <text:p>166.49</text:p>
          </table:table-cell>
          <table:table-cell table:formula="of:=500 - ((4/3)*[.A641])" office:value-type="float" office:value="-352" calcext:value-type="float">
            <text:p>-352.00</text:p>
          </table:table-cell>
          <table:table-cell office:value-type="float" office:value="70000" calcext:value-type="float">
            <text:p>70000</text:p>
          </table:table-cell>
          <table:table-cell table:formula="of:=[.D641]+([.G641]/[.A641])" office:value-type="float" office:value="119.546165884194" calcext:value-type="float">
            <text:p>119.55</text:p>
          </table:table-cell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formula="of:=500 - ((2/3)*[.A642])" office:value-type="float" office:value="73.3333333333334" calcext:value-type="float">
            <text:p>7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42] + ([.C642]/[.A642])" office:value-type="float" office:value="166.25" calcext:value-type="float">
            <text:p>166.25</text:p>
          </table:table-cell>
          <table:table-cell table:formula="of:=500 - ((4/3)*[.A642])" office:value-type="float" office:value="-353.333333333333" calcext:value-type="float">
            <text:p>-353.33</text:p>
          </table:table-cell>
          <table:table-cell office:value-type="float" office:value="70000" calcext:value-type="float">
            <text:p>70000</text:p>
          </table:table-cell>
          <table:table-cell table:formula="of:=[.D642]+([.G642]/[.A642])" office:value-type="float" office:value="119.375" calcext:value-type="float">
            <text:p>119.3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500 - ((2/3)*[.A643])" office:value-type="float" office:value="72.6666666666667" calcext:value-type="float">
            <text:p>7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43] + ([.C643]/[.A643])" office:value-type="float" office:value="166.00624024961" calcext:value-type="float">
            <text:p>166.01</text:p>
          </table:table-cell>
          <table:table-cell table:formula="of:=500 - ((4/3)*[.A643])" office:value-type="float" office:value="-354.666666666667" calcext:value-type="float">
            <text:p>-354.67</text:p>
          </table:table-cell>
          <table:table-cell office:value-type="float" office:value="70000" calcext:value-type="float">
            <text:p>70000</text:p>
          </table:table-cell>
          <table:table-cell table:formula="of:=[.D643]+([.G643]/[.A643])" office:value-type="float" office:value="119.204368174727" calcext:value-type="float">
            <text:p>119.2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500 - ((2/3)*[.A644])" office:value-type="float" office:value="72" calcext:value-type="float">
            <text:p>7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44] + ([.C644]/[.A644])" office:value-type="float" office:value="165.763239875389" calcext:value-type="float">
            <text:p>165.76</text:p>
          </table:table-cell>
          <table:table-cell table:formula="of:=500 - ((4/3)*[.A644])" office:value-type="float" office:value="-356" calcext:value-type="float">
            <text:p>-356.00</text:p>
          </table:table-cell>
          <table:table-cell office:value-type="float" office:value="70000" calcext:value-type="float">
            <text:p>70000</text:p>
          </table:table-cell>
          <table:table-cell table:formula="of:=[.D644]+([.G644]/[.A644])" office:value-type="float" office:value="119.034267912773" calcext:value-type="float">
            <text:p>119.03</text:p>
          </table:table-cell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formula="of:=500 - ((2/3)*[.A645])" office:value-type="float" office:value="71.3333333333334" calcext:value-type="float">
            <text:p>7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45] + ([.C645]/[.A645])" office:value-type="float" office:value="165.52099533437" calcext:value-type="float">
            <text:p>165.52</text:p>
          </table:table-cell>
          <table:table-cell table:formula="of:=500 - ((4/3)*[.A645])" office:value-type="float" office:value="-357.333333333333" calcext:value-type="float">
            <text:p>-357.33</text:p>
          </table:table-cell>
          <table:table-cell office:value-type="float" office:value="70000" calcext:value-type="float">
            <text:p>70000</text:p>
          </table:table-cell>
          <table:table-cell table:formula="of:=[.D645]+([.G645]/[.A645])" office:value-type="float" office:value="118.864696734059" calcext:value-type="float">
            <text:p>118.8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500 - ((2/3)*[.A646])" office:value-type="float" office:value="70.6666666666667" calcext:value-type="float">
            <text:p>7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46] + ([.C646]/[.A646])" office:value-type="float" office:value="165.27950310559" calcext:value-type="float">
            <text:p>165.28</text:p>
          </table:table-cell>
          <table:table-cell table:formula="of:=500 - ((4/3)*[.A646])" office:value-type="float" office:value="-358.666666666667" calcext:value-type="float">
            <text:p>-358.67</text:p>
          </table:table-cell>
          <table:table-cell office:value-type="float" office:value="70000" calcext:value-type="float">
            <text:p>70000</text:p>
          </table:table-cell>
          <table:table-cell table:formula="of:=[.D646]+([.G646]/[.A646])" office:value-type="float" office:value="118.695652173913" calcext:value-type="float">
            <text:p>118.70</text:p>
          </table:table-cell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formula="of:=500 - ((2/3)*[.A647])" office:value-type="float" office:value="70" calcext:value-type="float">
            <text:p>7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47] + ([.C647]/[.A647])" office:value-type="float" office:value="165.038759689922" calcext:value-type="float">
            <text:p>165.04</text:p>
          </table:table-cell>
          <table:table-cell table:formula="of:=500 - ((4/3)*[.A647])" office:value-type="float" office:value="-360" calcext:value-type="float">
            <text:p>-360.00</text:p>
          </table:table-cell>
          <table:table-cell office:value-type="float" office:value="70000" calcext:value-type="float">
            <text:p>70000</text:p>
          </table:table-cell>
          <table:table-cell table:formula="of:=[.D647]+([.G647]/[.A647])" office:value-type="float" office:value="118.527131782946" calcext:value-type="float">
            <text:p>118.5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500 - ((2/3)*[.A648])" office:value-type="float" office:value="69.3333333333334" calcext:value-type="float">
            <text:p>6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48] + ([.C648]/[.A648])" office:value-type="float" office:value="164.798761609907" calcext:value-type="float">
            <text:p>164.80</text:p>
          </table:table-cell>
          <table:table-cell table:formula="of:=500 - ((4/3)*[.A648])" office:value-type="float" office:value="-361.333333333333" calcext:value-type="float">
            <text:p>-361.33</text:p>
          </table:table-cell>
          <table:table-cell office:value-type="float" office:value="70000" calcext:value-type="float">
            <text:p>70000</text:p>
          </table:table-cell>
          <table:table-cell table:formula="of:=[.D648]+([.G648]/[.A648])" office:value-type="float" office:value="118.359133126935" calcext:value-type="float">
            <text:p>118.3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500 - ((2/3)*[.A649])" office:value-type="float" office:value="68.6666666666667" calcext:value-type="float">
            <text:p>6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49] + ([.C649]/[.A649])" office:value-type="float" office:value="164.559505409583" calcext:value-type="float">
            <text:p>164.56</text:p>
          </table:table-cell>
          <table:table-cell table:formula="of:=500 - ((4/3)*[.A649])" office:value-type="float" office:value="-362.666666666667" calcext:value-type="float">
            <text:p>-362.67</text:p>
          </table:table-cell>
          <table:table-cell office:value-type="float" office:value="70000" calcext:value-type="float">
            <text:p>70000</text:p>
          </table:table-cell>
          <table:table-cell table:formula="of:=[.D649]+([.G649]/[.A649])" office:value-type="float" office:value="118.191653786708" calcext:value-type="float">
            <text:p>118.19</text:p>
          </table:table-cell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formula="of:=500 - ((2/3)*[.A650])" office:value-type="float" office:value="68" calcext:value-type="float">
            <text:p>6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50] + ([.C650]/[.A650])" office:value-type="float" office:value="164.320987654321" calcext:value-type="float">
            <text:p>164.32</text:p>
          </table:table-cell>
          <table:table-cell table:formula="of:=500 - ((4/3)*[.A650])" office:value-type="float" office:value="-364" calcext:value-type="float">
            <text:p>-364.00</text:p>
          </table:table-cell>
          <table:table-cell office:value-type="float" office:value="70000" calcext:value-type="float">
            <text:p>70000</text:p>
          </table:table-cell>
          <table:table-cell table:formula="of:=[.D650]+([.G650]/[.A650])" office:value-type="float" office:value="118.024691358025" calcext:value-type="float">
            <text:p>118.0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500 - ((2/3)*[.A651])" office:value-type="float" office:value="67.3333333333334" calcext:value-type="float">
            <text:p>6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51] + ([.C651]/[.A651])" office:value-type="float" office:value="164.083204930663" calcext:value-type="float">
            <text:p>164.08</text:p>
          </table:table-cell>
          <table:table-cell table:formula="of:=500 - ((4/3)*[.A651])" office:value-type="float" office:value="-365.333333333333" calcext:value-type="float">
            <text:p>-365.33</text:p>
          </table:table-cell>
          <table:table-cell office:value-type="float" office:value="70000" calcext:value-type="float">
            <text:p>70000</text:p>
          </table:table-cell>
          <table:table-cell table:formula="of:=[.D651]+([.G651]/[.A651])" office:value-type="float" office:value="117.858243451464" calcext:value-type="float">
            <text:p>117.8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500 - ((2/3)*[.A652])" office:value-type="float" office:value="66.6666666666667" calcext:value-type="float">
            <text:p>6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52] + ([.C652]/[.A652])" office:value-type="float" office:value="163.846153846154" calcext:value-type="float">
            <text:p>163.85</text:p>
          </table:table-cell>
          <table:table-cell table:formula="of:=500 - ((4/3)*[.A652])" office:value-type="float" office:value="-366.666666666667" calcext:value-type="float">
            <text:p>-366.67</text:p>
          </table:table-cell>
          <table:table-cell office:value-type="float" office:value="70000" calcext:value-type="float">
            <text:p>70000</text:p>
          </table:table-cell>
          <table:table-cell table:formula="of:=[.D652]+([.G652]/[.A652])" office:value-type="float" office:value="117.692307692308" calcext:value-type="float">
            <text:p>117.69</text:p>
          </table:table-cell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formula="of:=500 - ((2/3)*[.A653])" office:value-type="float" office:value="66" calcext:value-type="float">
            <text:p>6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53] + ([.C653]/[.A653])" office:value-type="float" office:value="163.609831029186" calcext:value-type="float">
            <text:p>163.61</text:p>
          </table:table-cell>
          <table:table-cell table:formula="of:=500 - ((4/3)*[.A653])" office:value-type="float" office:value="-368" calcext:value-type="float">
            <text:p>-368.00</text:p>
          </table:table-cell>
          <table:table-cell office:value-type="float" office:value="70000" calcext:value-type="float">
            <text:p>70000</text:p>
          </table:table-cell>
          <table:table-cell table:formula="of:=[.D653]+([.G653]/[.A653])" office:value-type="float" office:value="117.52688172043" calcext:value-type="float">
            <text:p>117.5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500 - ((2/3)*[.A654])" office:value-type="float" office:value="65.3333333333334" calcext:value-type="float">
            <text:p>6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54] + ([.C654]/[.A654])" office:value-type="float" office:value="163.374233128834" calcext:value-type="float">
            <text:p>163.37</text:p>
          </table:table-cell>
          <table:table-cell table:formula="of:=500 - ((4/3)*[.A654])" office:value-type="float" office:value="-369.333333333333" calcext:value-type="float">
            <text:p>-369.33</text:p>
          </table:table-cell>
          <table:table-cell office:value-type="float" office:value="70000" calcext:value-type="float">
            <text:p>70000</text:p>
          </table:table-cell>
          <table:table-cell table:formula="of:=[.D654]+([.G654]/[.A654])" office:value-type="float" office:value="117.361963190184" calcext:value-type="float">
            <text:p>117.3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500 - ((2/3)*[.A655])" office:value-type="float" office:value="64.6666666666667" calcext:value-type="float">
            <text:p>6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55] + ([.C655]/[.A655])" office:value-type="float" office:value="163.139356814701" calcext:value-type="float">
            <text:p>163.14</text:p>
          </table:table-cell>
          <table:table-cell table:formula="of:=500 - ((4/3)*[.A655])" office:value-type="float" office:value="-370.666666666667" calcext:value-type="float">
            <text:p>-370.67</text:p>
          </table:table-cell>
          <table:table-cell office:value-type="float" office:value="70000" calcext:value-type="float">
            <text:p>70000</text:p>
          </table:table-cell>
          <table:table-cell table:formula="of:=[.D655]+([.G655]/[.A655])" office:value-type="float" office:value="117.197549770291" calcext:value-type="float">
            <text:p>117.20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formula="of:=500 - ((2/3)*[.A656])" office:value-type="float" office:value="64" calcext:value-type="float">
            <text:p>6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56] + ([.C656]/[.A656])" office:value-type="float" office:value="162.905198776758" calcext:value-type="float">
            <text:p>162.91</text:p>
          </table:table-cell>
          <table:table-cell table:formula="of:=500 - ((4/3)*[.A656])" office:value-type="float" office:value="-372" calcext:value-type="float">
            <text:p>-372.00</text:p>
          </table:table-cell>
          <table:table-cell office:value-type="float" office:value="70000" calcext:value-type="float">
            <text:p>70000</text:p>
          </table:table-cell>
          <table:table-cell table:formula="of:=[.D656]+([.G656]/[.A656])" office:value-type="float" office:value="117.033639143731" calcext:value-type="float">
            <text:p>117.0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500 - ((2/3)*[.A657])" office:value-type="float" office:value="63.3333333333334" calcext:value-type="float">
            <text:p>6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57] + ([.C657]/[.A657])" office:value-type="float" office:value="162.671755725191" calcext:value-type="float">
            <text:p>162.67</text:p>
          </table:table-cell>
          <table:table-cell table:formula="of:=500 - ((4/3)*[.A657])" office:value-type="float" office:value="-373.333333333333" calcext:value-type="float">
            <text:p>-373.33</text:p>
          </table:table-cell>
          <table:table-cell office:value-type="float" office:value="70000" calcext:value-type="float">
            <text:p>70000</text:p>
          </table:table-cell>
          <table:table-cell table:formula="of:=[.D657]+([.G657]/[.A657])" office:value-type="float" office:value="116.870229007634" calcext:value-type="float">
            <text:p>116.8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500 - ((2/3)*[.A658])" office:value-type="float" office:value="62.6666666666667" calcext:value-type="float">
            <text:p>6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58] + ([.C658]/[.A658])" office:value-type="float" office:value="162.439024390244" calcext:value-type="float">
            <text:p>162.44</text:p>
          </table:table-cell>
          <table:table-cell table:formula="of:=500 - ((4/3)*[.A658])" office:value-type="float" office:value="-374.666666666667" calcext:value-type="float">
            <text:p>-374.67</text:p>
          </table:table-cell>
          <table:table-cell office:value-type="float" office:value="70000" calcext:value-type="float">
            <text:p>70000</text:p>
          </table:table-cell>
          <table:table-cell table:formula="of:=[.D658]+([.G658]/[.A658])" office:value-type="float" office:value="116.707317073171" calcext:value-type="float">
            <text:p>116.71</text:p>
          </table:table-cell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table:formula="of:=500 - ((2/3)*[.A659])" office:value-type="float" office:value="62" calcext:value-type="float">
            <text:p>6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59] + ([.C659]/[.A659])" office:value-type="float" office:value="162.20700152207" calcext:value-type="float">
            <text:p>162.21</text:p>
          </table:table-cell>
          <table:table-cell table:formula="of:=500 - ((4/3)*[.A659])" office:value-type="float" office:value="-376" calcext:value-type="float">
            <text:p>-376.00</text:p>
          </table:table-cell>
          <table:table-cell office:value-type="float" office:value="70000" calcext:value-type="float">
            <text:p>70000</text:p>
          </table:table-cell>
          <table:table-cell table:formula="of:=[.D659]+([.G659]/[.A659])" office:value-type="float" office:value="116.544901065449" calcext:value-type="float">
            <text:p>116.5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500 - ((2/3)*[.A660])" office:value-type="float" office:value="61.3333333333334" calcext:value-type="float">
            <text:p>6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60] + ([.C660]/[.A660])" office:value-type="float" office:value="161.975683890578" calcext:value-type="float">
            <text:p>161.98</text:p>
          </table:table-cell>
          <table:table-cell table:formula="of:=500 - ((4/3)*[.A660])" office:value-type="float" office:value="-377.333333333333" calcext:value-type="float">
            <text:p>-377.33</text:p>
          </table:table-cell>
          <table:table-cell office:value-type="float" office:value="70000" calcext:value-type="float">
            <text:p>70000</text:p>
          </table:table-cell>
          <table:table-cell table:formula="of:=[.D660]+([.G660]/[.A660])" office:value-type="float" office:value="116.382978723404" calcext:value-type="float">
            <text:p>116.3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500 - ((2/3)*[.A661])" office:value-type="float" office:value="60.6666666666667" calcext:value-type="float">
            <text:p>6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61] + ([.C661]/[.A661])" office:value-type="float" office:value="161.745068285281" calcext:value-type="float">
            <text:p>161.75</text:p>
          </table:table-cell>
          <table:table-cell table:formula="of:=500 - ((4/3)*[.A661])" office:value-type="float" office:value="-378.666666666667" calcext:value-type="float">
            <text:p>-378.67</text:p>
          </table:table-cell>
          <table:table-cell office:value-type="float" office:value="70000" calcext:value-type="float">
            <text:p>70000</text:p>
          </table:table-cell>
          <table:table-cell table:formula="of:=[.D661]+([.G661]/[.A661])" office:value-type="float" office:value="116.221547799697" calcext:value-type="float">
            <text:p>116.22</text:p>
          </table:table-cell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formula="of:=500 - ((2/3)*[.A662])" office:value-type="float" office:value="60" calcext:value-type="float">
            <text:p>6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62] + ([.C662]/[.A662])" office:value-type="float" office:value="161.515151515152" calcext:value-type="float">
            <text:p>161.52</text:p>
          </table:table-cell>
          <table:table-cell table:formula="of:=500 - ((4/3)*[.A662])" office:value-type="float" office:value="-380" calcext:value-type="float">
            <text:p>-380.00</text:p>
          </table:table-cell>
          <table:table-cell office:value-type="float" office:value="70000" calcext:value-type="float">
            <text:p>70000</text:p>
          </table:table-cell>
          <table:table-cell table:formula="of:=[.D662]+([.G662]/[.A662])" office:value-type="float" office:value="116.060606060606" calcext:value-type="float">
            <text:p>116.0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500 - ((2/3)*[.A663])" office:value-type="float" office:value="59.3333333333334" calcext:value-type="float">
            <text:p>5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63] + ([.C663]/[.A663])" office:value-type="float" office:value="161.285930408472" calcext:value-type="float">
            <text:p>161.29</text:p>
          </table:table-cell>
          <table:table-cell table:formula="of:=500 - ((4/3)*[.A663])" office:value-type="float" office:value="-381.333333333333" calcext:value-type="float">
            <text:p>-381.33</text:p>
          </table:table-cell>
          <table:table-cell office:value-type="float" office:value="70000" calcext:value-type="float">
            <text:p>70000</text:p>
          </table:table-cell>
          <table:table-cell table:formula="of:=[.D663]+([.G663]/[.A663])" office:value-type="float" office:value="115.90015128593" calcext:value-type="float">
            <text:p>115.90</text:p>
          </table:table-cell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table:formula="of:=500 - ((2/3)*[.A664])" office:value-type="float" office:value="58.6666666666667" calcext:value-type="float">
            <text:p>5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64] + ([.C664]/[.A664])" office:value-type="float" office:value="161.057401812689" calcext:value-type="float">
            <text:p>161.06</text:p>
          </table:table-cell>
          <table:table-cell table:formula="of:=500 - ((4/3)*[.A664])" office:value-type="float" office:value="-382.666666666667" calcext:value-type="float">
            <text:p>-382.67</text:p>
          </table:table-cell>
          <table:table-cell office:value-type="float" office:value="70000" calcext:value-type="float">
            <text:p>70000</text:p>
          </table:table-cell>
          <table:table-cell table:formula="of:=[.D664]+([.G664]/[.A664])" office:value-type="float" office:value="115.740181268882" calcext:value-type="float">
            <text:p>115.7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500 - ((2/3)*[.A665])" office:value-type="float" office:value="58" calcext:value-type="float">
            <text:p>5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65] + ([.C665]/[.A665])" office:value-type="float" office:value="160.829562594268" calcext:value-type="float">
            <text:p>160.83</text:p>
          </table:table-cell>
          <table:table-cell table:formula="of:=500 - ((4/3)*[.A665])" office:value-type="float" office:value="-384" calcext:value-type="float">
            <text:p>-384.00</text:p>
          </table:table-cell>
          <table:table-cell office:value-type="float" office:value="70000" calcext:value-type="float">
            <text:p>70000</text:p>
          </table:table-cell>
          <table:table-cell table:formula="of:=[.D665]+([.G665]/[.A665])" office:value-type="float" office:value="115.580693815988" calcext:value-type="float">
            <text:p>115.5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500 - ((2/3)*[.A666])" office:value-type="float" office:value="57.3333333333334" calcext:value-type="float">
            <text:p>5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66] + ([.C666]/[.A666])" office:value-type="float" office:value="160.602409638554" calcext:value-type="float">
            <text:p>160.60</text:p>
          </table:table-cell>
          <table:table-cell table:formula="of:=500 - ((4/3)*[.A666])" office:value-type="float" office:value="-385.333333333333" calcext:value-type="float">
            <text:p>-385.33</text:p>
          </table:table-cell>
          <table:table-cell office:value-type="float" office:value="70000" calcext:value-type="float">
            <text:p>70000</text:p>
          </table:table-cell>
          <table:table-cell table:formula="of:=[.D666]+([.G666]/[.A666])" office:value-type="float" office:value="115.421686746988" calcext:value-type="float">
            <text:p>115.42</text:p>
          </table:table-cell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formula="of:=500 - ((2/3)*[.A667])" office:value-type="float" office:value="56.6666666666667" calcext:value-type="float">
            <text:p>5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67] + ([.C667]/[.A667])" office:value-type="float" office:value="160.375939849624" calcext:value-type="float">
            <text:p>160.38</text:p>
          </table:table-cell>
          <table:table-cell table:formula="of:=500 - ((4/3)*[.A667])" office:value-type="float" office:value="-386.666666666667" calcext:value-type="float">
            <text:p>-386.67</text:p>
          </table:table-cell>
          <table:table-cell office:value-type="float" office:value="70000" calcext:value-type="float">
            <text:p>70000</text:p>
          </table:table-cell>
          <table:table-cell table:formula="of:=[.D667]+([.G667]/[.A667])" office:value-type="float" office:value="115.263157894737" calcext:value-type="float">
            <text:p>115.2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500 - ((2/3)*[.A668])" office:value-type="float" office:value="56" calcext:value-type="float">
            <text:p>5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68] + ([.C668]/[.A668])" office:value-type="float" office:value="160.15015015015" calcext:value-type="float">
            <text:p>160.15</text:p>
          </table:table-cell>
          <table:table-cell table:formula="of:=500 - ((4/3)*[.A668])" office:value-type="float" office:value="-388" calcext:value-type="float">
            <text:p>-388.00</text:p>
          </table:table-cell>
          <table:table-cell office:value-type="float" office:value="70000" calcext:value-type="float">
            <text:p>70000</text:p>
          </table:table-cell>
          <table:table-cell table:formula="of:=[.D668]+([.G668]/[.A668])" office:value-type="float" office:value="115.105105105105" calcext:value-type="float">
            <text:p>115.1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500 - ((2/3)*[.A669])" office:value-type="float" office:value="55.3333333333334" calcext:value-type="float">
            <text:p>5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69] + ([.C669]/[.A669])" office:value-type="float" office:value="159.925037481259" calcext:value-type="float">
            <text:p>159.93</text:p>
          </table:table-cell>
          <table:table-cell table:formula="of:=500 - ((4/3)*[.A669])" office:value-type="float" office:value="-389.333333333333" calcext:value-type="float">
            <text:p>-389.33</text:p>
          </table:table-cell>
          <table:table-cell office:value-type="float" office:value="70000" calcext:value-type="float">
            <text:p>70000</text:p>
          </table:table-cell>
          <table:table-cell table:formula="of:=[.D669]+([.G669]/[.A669])" office:value-type="float" office:value="114.947526236882" calcext:value-type="float">
            <text:p>114.95</text:p>
          </table:table-cell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formula="of:=500 - ((2/3)*[.A670])" office:value-type="float" office:value="54.6666666666667" calcext:value-type="float">
            <text:p>5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70] + ([.C670]/[.A670])" office:value-type="float" office:value="159.700598802395" calcext:value-type="float">
            <text:p>159.70</text:p>
          </table:table-cell>
          <table:table-cell table:formula="of:=500 - ((4/3)*[.A670])" office:value-type="float" office:value="-390.666666666667" calcext:value-type="float">
            <text:p>-390.67</text:p>
          </table:table-cell>
          <table:table-cell office:value-type="float" office:value="70000" calcext:value-type="float">
            <text:p>70000</text:p>
          </table:table-cell>
          <table:table-cell table:formula="of:=[.D670]+([.G670]/[.A670])" office:value-type="float" office:value="114.790419161677" calcext:value-type="float">
            <text:p>114.7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500 - ((2/3)*[.A671])" office:value-type="float" office:value="54" calcext:value-type="float">
            <text:p>5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71] + ([.C671]/[.A671])" office:value-type="float" office:value="159.476831091181" calcext:value-type="float">
            <text:p>159.48</text:p>
          </table:table-cell>
          <table:table-cell table:formula="of:=500 - ((4/3)*[.A671])" office:value-type="float" office:value="-392" calcext:value-type="float">
            <text:p>-392.00</text:p>
          </table:table-cell>
          <table:table-cell office:value-type="float" office:value="70000" calcext:value-type="float">
            <text:p>70000</text:p>
          </table:table-cell>
          <table:table-cell table:formula="of:=[.D671]+([.G671]/[.A671])" office:value-type="float" office:value="114.633781763827" calcext:value-type="float">
            <text:p>114.6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500 - ((2/3)*[.A672])" office:value-type="float" office:value="53.3333333333334" calcext:value-type="float">
            <text:p>5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72] + ([.C672]/[.A672])" office:value-type="float" office:value="159.253731343284" calcext:value-type="float">
            <text:p>159.25</text:p>
          </table:table-cell>
          <table:table-cell table:formula="of:=500 - ((4/3)*[.A672])" office:value-type="float" office:value="-393.333333333333" calcext:value-type="float">
            <text:p>-393.33</text:p>
          </table:table-cell>
          <table:table-cell office:value-type="float" office:value="70000" calcext:value-type="float">
            <text:p>70000</text:p>
          </table:table-cell>
          <table:table-cell table:formula="of:=[.D672]+([.G672]/[.A672])" office:value-type="float" office:value="114.477611940299" calcext:value-type="float">
            <text:p>114.48</text:p>
          </table:table-cell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formula="of:=500 - ((2/3)*[.A673])" office:value-type="float" office:value="52.6666666666667" calcext:value-type="float">
            <text:p>5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73] + ([.C673]/[.A673])" office:value-type="float" office:value="159.03129657228" calcext:value-type="float">
            <text:p>159.03</text:p>
          </table:table-cell>
          <table:table-cell table:formula="of:=500 - ((4/3)*[.A673])" office:value-type="float" office:value="-394.666666666667" calcext:value-type="float">
            <text:p>-394.67</text:p>
          </table:table-cell>
          <table:table-cell office:value-type="float" office:value="70000" calcext:value-type="float">
            <text:p>70000</text:p>
          </table:table-cell>
          <table:table-cell table:formula="of:=[.D673]+([.G673]/[.A673])" office:value-type="float" office:value="114.321907600596" calcext:value-type="float">
            <text:p>114.3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500 - ((2/3)*[.A674])" office:value-type="float" office:value="52" calcext:value-type="float">
            <text:p>5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74] + ([.C674]/[.A674])" office:value-type="float" office:value="158.809523809524" calcext:value-type="float">
            <text:p>158.81</text:p>
          </table:table-cell>
          <table:table-cell table:formula="of:=500 - ((4/3)*[.A674])" office:value-type="float" office:value="-396" calcext:value-type="float">
            <text:p>-396.00</text:p>
          </table:table-cell>
          <table:table-cell office:value-type="float" office:value="70000" calcext:value-type="float">
            <text:p>70000</text:p>
          </table:table-cell>
          <table:table-cell table:formula="of:=[.D674]+([.G674]/[.A674])" office:value-type="float" office:value="114.166666666667" calcext:value-type="float">
            <text:p>114.1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500 - ((2/3)*[.A675])" office:value-type="float" office:value="51.3333333333334" calcext:value-type="float">
            <text:p>5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75] + ([.C675]/[.A675])" office:value-type="float" office:value="158.588410104012" calcext:value-type="float">
            <text:p>158.59</text:p>
          </table:table-cell>
          <table:table-cell table:formula="of:=500 - ((4/3)*[.A675])" office:value-type="float" office:value="-397.333333333333" calcext:value-type="float">
            <text:p>-397.33</text:p>
          </table:table-cell>
          <table:table-cell office:value-type="float" office:value="70000" calcext:value-type="float">
            <text:p>70000</text:p>
          </table:table-cell>
          <table:table-cell table:formula="of:=[.D675]+([.G675]/[.A675])" office:value-type="float" office:value="114.011887072808" calcext:value-type="float">
            <text:p>114.01</text:p>
          </table:table-cell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formula="of:=500 - ((2/3)*[.A676])" office:value-type="float" office:value="50.6666666666667" calcext:value-type="float">
            <text:p>5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76] + ([.C676]/[.A676])" office:value-type="float" office:value="158.367952522255" calcext:value-type="float">
            <text:p>158.37</text:p>
          </table:table-cell>
          <table:table-cell table:formula="of:=500 - ((4/3)*[.A676])" office:value-type="float" office:value="-398.666666666667" calcext:value-type="float">
            <text:p>-398.67</text:p>
          </table:table-cell>
          <table:table-cell office:value-type="float" office:value="70000" calcext:value-type="float">
            <text:p>70000</text:p>
          </table:table-cell>
          <table:table-cell table:formula="of:=[.D676]+([.G676]/[.A676])" office:value-type="float" office:value="113.857566765579" calcext:value-type="float">
            <text:p>113.8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500 - ((2/3)*[.A677])" office:value-type="float" office:value="50" calcext:value-type="float">
            <text:p>5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77] + ([.C677]/[.A677])" office:value-type="float" office:value="158.148148148148" calcext:value-type="float">
            <text:p>158.15</text:p>
          </table:table-cell>
          <table:table-cell table:formula="of:=500 - ((4/3)*[.A677])" office:value-type="float" office:value="-400" calcext:value-type="float">
            <text:p>-400.00</text:p>
          </table:table-cell>
          <table:table-cell office:value-type="float" office:value="70000" calcext:value-type="float">
            <text:p>70000</text:p>
          </table:table-cell>
          <table:table-cell table:formula="of:=[.D677]+([.G677]/[.A677])" office:value-type="float" office:value="113.703703703704" calcext:value-type="float">
            <text:p>113.7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500 - ((2/3)*[.A678])" office:value-type="float" office:value="49.3333333333334" calcext:value-type="float">
            <text:p>4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78] + ([.C678]/[.A678])" office:value-type="float" office:value="157.92899408284" calcext:value-type="float">
            <text:p>157.93</text:p>
          </table:table-cell>
          <table:table-cell table:formula="of:=500 - ((4/3)*[.A678])" office:value-type="float" office:value="-401.333333333333" calcext:value-type="float">
            <text:p>-401.33</text:p>
          </table:table-cell>
          <table:table-cell office:value-type="float" office:value="70000" calcext:value-type="float">
            <text:p>70000</text:p>
          </table:table-cell>
          <table:table-cell table:formula="of:=[.D678]+([.G678]/[.A678])" office:value-type="float" office:value="113.550295857988" calcext:value-type="float">
            <text:p>113.55</text:p>
          </table:table-cell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table:formula="of:=500 - ((2/3)*[.A679])" office:value-type="float" office:value="48.6666666666667" calcext:value-type="float">
            <text:p>4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79] + ([.C679]/[.A679])" office:value-type="float" office:value="157.710487444609" calcext:value-type="float">
            <text:p>157.71</text:p>
          </table:table-cell>
          <table:table-cell table:formula="of:=500 - ((4/3)*[.A679])" office:value-type="float" office:value="-402.666666666667" calcext:value-type="float">
            <text:p>-402.67</text:p>
          </table:table-cell>
          <table:table-cell office:value-type="float" office:value="70000" calcext:value-type="float">
            <text:p>70000</text:p>
          </table:table-cell>
          <table:table-cell table:formula="of:=[.D679]+([.G679]/[.A679])" office:value-type="float" office:value="113.397341211226" calcext:value-type="float">
            <text:p>113.4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500 - ((2/3)*[.A680])" office:value-type="float" office:value="48" calcext:value-type="float">
            <text:p>4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80] + ([.C680]/[.A680])" office:value-type="float" office:value="157.492625368732" calcext:value-type="float">
            <text:p>157.49</text:p>
          </table:table-cell>
          <table:table-cell table:formula="of:=500 - ((4/3)*[.A680])" office:value-type="float" office:value="-404" calcext:value-type="float">
            <text:p>-404.00</text:p>
          </table:table-cell>
          <table:table-cell office:value-type="float" office:value="70000" calcext:value-type="float">
            <text:p>70000</text:p>
          </table:table-cell>
          <table:table-cell table:formula="of:=[.D680]+([.G680]/[.A680])" office:value-type="float" office:value="113.244837758112" calcext:value-type="float">
            <text:p>113.24</text:p>
          </table:table-cell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formula="of:=500 - ((2/3)*[.A681])" office:value-type="float" office:value="47.3333333333334" calcext:value-type="float">
            <text:p>4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81] + ([.C681]/[.A681])" office:value-type="float" office:value="157.275405007364" calcext:value-type="float">
            <text:p>157.28</text:p>
          </table:table-cell>
          <table:table-cell table:formula="of:=500 - ((4/3)*[.A681])" office:value-type="float" office:value="-405.333333333333" calcext:value-type="float">
            <text:p>-405.33</text:p>
          </table:table-cell>
          <table:table-cell office:value-type="float" office:value="70000" calcext:value-type="float">
            <text:p>70000</text:p>
          </table:table-cell>
          <table:table-cell table:formula="of:=[.D681]+([.G681]/[.A681])" office:value-type="float" office:value="113.092783505155" calcext:value-type="float">
            <text:p>113.0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500 - ((2/3)*[.A682])" office:value-type="float" office:value="46.6666666666667" calcext:value-type="float">
            <text:p>4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82] + ([.C682]/[.A682])" office:value-type="float" office:value="157.058823529412" calcext:value-type="float">
            <text:p>157.06</text:p>
          </table:table-cell>
          <table:table-cell table:formula="of:=500 - ((4/3)*[.A682])" office:value-type="float" office:value="-406.666666666667" calcext:value-type="float">
            <text:p>-406.67</text:p>
          </table:table-cell>
          <table:table-cell office:value-type="float" office:value="70000" calcext:value-type="float">
            <text:p>70000</text:p>
          </table:table-cell>
          <table:table-cell table:formula="of:=[.D682]+([.G682]/[.A682])" office:value-type="float" office:value="112.941176470588" calcext:value-type="float">
            <text:p>112.9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500 - ((2/3)*[.A683])" office:value-type="float" office:value="46" calcext:value-type="float">
            <text:p>4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83] + ([.C683]/[.A683])" office:value-type="float" office:value="156.842878120411" calcext:value-type="float">
            <text:p>156.84</text:p>
          </table:table-cell>
          <table:table-cell table:formula="of:=500 - ((4/3)*[.A683])" office:value-type="float" office:value="-408" calcext:value-type="float">
            <text:p>-408.00</text:p>
          </table:table-cell>
          <table:table-cell office:value-type="float" office:value="70000" calcext:value-type="float">
            <text:p>70000</text:p>
          </table:table-cell>
          <table:table-cell table:formula="of:=[.D683]+([.G683]/[.A683])" office:value-type="float" office:value="112.790014684288" calcext:value-type="float">
            <text:p>112.79</text:p>
          </table:table-cell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table:formula="of:=500 - ((2/3)*[.A684])" office:value-type="float" office:value="45.3333333333334" calcext:value-type="float">
            <text:p>4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84] + ([.C684]/[.A684])" office:value-type="float" office:value="156.627565982405" calcext:value-type="float">
            <text:p>156.63</text:p>
          </table:table-cell>
          <table:table-cell table:formula="of:=500 - ((4/3)*[.A684])" office:value-type="float" office:value="-409.333333333333" calcext:value-type="float">
            <text:p>-409.33</text:p>
          </table:table-cell>
          <table:table-cell office:value-type="float" office:value="70000" calcext:value-type="float">
            <text:p>70000</text:p>
          </table:table-cell>
          <table:table-cell table:formula="of:=[.D684]+([.G684]/[.A684])" office:value-type="float" office:value="112.639296187683" calcext:value-type="float">
            <text:p>112.6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500 - ((2/3)*[.A685])" office:value-type="float" office:value="44.6666666666667" calcext:value-type="float">
            <text:p>4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85] + ([.C685]/[.A685])" office:value-type="float" office:value="156.412884333821" calcext:value-type="float">
            <text:p>156.41</text:p>
          </table:table-cell>
          <table:table-cell table:formula="of:=500 - ((4/3)*[.A685])" office:value-type="float" office:value="-410.666666666667" calcext:value-type="float">
            <text:p>-410.67</text:p>
          </table:table-cell>
          <table:table-cell office:value-type="float" office:value="70000" calcext:value-type="float">
            <text:p>70000</text:p>
          </table:table-cell>
          <table:table-cell table:formula="of:=[.D685]+([.G685]/[.A685])" office:value-type="float" office:value="112.489019033675" calcext:value-type="float">
            <text:p>112.4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500 - ((2/3)*[.A686])" office:value-type="float" office:value="44" calcext:value-type="float">
            <text:p>4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86] + ([.C686]/[.A686])" office:value-type="float" office:value="156.198830409357" calcext:value-type="float">
            <text:p>156.20</text:p>
          </table:table-cell>
          <table:table-cell table:formula="of:=500 - ((4/3)*[.A686])" office:value-type="float" office:value="-412" calcext:value-type="float">
            <text:p>-412.00</text:p>
          </table:table-cell>
          <table:table-cell office:value-type="float" office:value="70000" calcext:value-type="float">
            <text:p>70000</text:p>
          </table:table-cell>
          <table:table-cell table:formula="of:=[.D686]+([.G686]/[.A686])" office:value-type="float" office:value="112.33918128655" calcext:value-type="float">
            <text:p>112.34</text:p>
          </table:table-cell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formula="of:=500 - ((2/3)*[.A687])" office:value-type="float" office:value="43.3333333333334" calcext:value-type="float">
            <text:p>4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87] + ([.C687]/[.A687])" office:value-type="float" office:value="155.985401459854" calcext:value-type="float">
            <text:p>155.99</text:p>
          </table:table-cell>
          <table:table-cell table:formula="of:=500 - ((4/3)*[.A687])" office:value-type="float" office:value="-413.333333333333" calcext:value-type="float">
            <text:p>-413.33</text:p>
          </table:table-cell>
          <table:table-cell office:value-type="float" office:value="70000" calcext:value-type="float">
            <text:p>70000</text:p>
          </table:table-cell>
          <table:table-cell table:formula="of:=[.D687]+([.G687]/[.A687])" office:value-type="float" office:value="112.189781021898" calcext:value-type="float">
            <text:p>112.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500 - ((2/3)*[.A688])" office:value-type="float" office:value="42.6666666666667" calcext:value-type="float">
            <text:p>4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88] + ([.C688]/[.A688])" office:value-type="float" office:value="155.772594752187" calcext:value-type="float">
            <text:p>155.77</text:p>
          </table:table-cell>
          <table:table-cell table:formula="of:=500 - ((4/3)*[.A688])" office:value-type="float" office:value="-414.666666666667" calcext:value-type="float">
            <text:p>-414.67</text:p>
          </table:table-cell>
          <table:table-cell office:value-type="float" office:value="70000" calcext:value-type="float">
            <text:p>70000</text:p>
          </table:table-cell>
          <table:table-cell table:formula="of:=[.D688]+([.G688]/[.A688])" office:value-type="float" office:value="112.040816326531" calcext:value-type="float">
            <text:p>112.0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500 - ((2/3)*[.A689])" office:value-type="float" office:value="42" calcext:value-type="float">
            <text:p>4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89] + ([.C689]/[.A689])" office:value-type="float" office:value="155.560407569141" calcext:value-type="float">
            <text:p>155.56</text:p>
          </table:table-cell>
          <table:table-cell table:formula="of:=500 - ((4/3)*[.A689])" office:value-type="float" office:value="-416" calcext:value-type="float">
            <text:p>-416.00</text:p>
          </table:table-cell>
          <table:table-cell office:value-type="float" office:value="70000" calcext:value-type="float">
            <text:p>70000</text:p>
          </table:table-cell>
          <table:table-cell table:formula="of:=[.D689]+([.G689]/[.A689])" office:value-type="float" office:value="111.892285298399" calcext:value-type="float">
            <text:p>111.89</text:p>
          </table:table-cell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formula="of:=500 - ((2/3)*[.A690])" office:value-type="float" office:value="41.3333333333334" calcext:value-type="float">
            <text:p>4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90] + ([.C690]/[.A690])" office:value-type="float" office:value="155.348837209302" calcext:value-type="float">
            <text:p>155.35</text:p>
          </table:table-cell>
          <table:table-cell table:formula="of:=500 - ((4/3)*[.A690])" office:value-type="float" office:value="-417.333333333333" calcext:value-type="float">
            <text:p>-417.33</text:p>
          </table:table-cell>
          <table:table-cell office:value-type="float" office:value="70000" calcext:value-type="float">
            <text:p>70000</text:p>
          </table:table-cell>
          <table:table-cell table:formula="of:=[.D690]+([.G690]/[.A690])" office:value-type="float" office:value="111.744186046512" calcext:value-type="float">
            <text:p>111.7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500 - ((2/3)*[.A691])" office:value-type="float" office:value="40.6666666666667" calcext:value-type="float">
            <text:p>4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91] + ([.C691]/[.A691])" office:value-type="float" office:value="155.137880986938" calcext:value-type="float">
            <text:p>155.14</text:p>
          </table:table-cell>
          <table:table-cell table:formula="of:=500 - ((4/3)*[.A691])" office:value-type="float" office:value="-418.666666666667" calcext:value-type="float">
            <text:p>-418.67</text:p>
          </table:table-cell>
          <table:table-cell office:value-type="float" office:value="70000" calcext:value-type="float">
            <text:p>70000</text:p>
          </table:table-cell>
          <table:table-cell table:formula="of:=[.D691]+([.G691]/[.A691])" office:value-type="float" office:value="111.596516690856" calcext:value-type="float">
            <text:p>111.6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500 - ((2/3)*[.A692])" office:value-type="float" office:value="40" calcext:value-type="float">
            <text:p>4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92] + ([.C692]/[.A692])" office:value-type="float" office:value="154.927536231884" calcext:value-type="float">
            <text:p>154.93</text:p>
          </table:table-cell>
          <table:table-cell table:formula="of:=500 - ((4/3)*[.A692])" office:value-type="float" office:value="-420" calcext:value-type="float">
            <text:p>-420.00</text:p>
          </table:table-cell>
          <table:table-cell office:value-type="float" office:value="70000" calcext:value-type="float">
            <text:p>70000</text:p>
          </table:table-cell>
          <table:table-cell table:formula="of:=[.D692]+([.G692]/[.A692])" office:value-type="float" office:value="111.449275362319" calcext:value-type="float">
            <text:p>111.45</text:p>
          </table:table-cell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formula="of:=500 - ((2/3)*[.A693])" office:value-type="float" office:value="39.3333333333334" calcext:value-type="float">
            <text:p>3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93] + ([.C693]/[.A693])" office:value-type="float" office:value="154.717800289436" calcext:value-type="float">
            <text:p>154.72</text:p>
          </table:table-cell>
          <table:table-cell table:formula="of:=500 - ((4/3)*[.A693])" office:value-type="float" office:value="-421.333333333333" calcext:value-type="float">
            <text:p>-421.33</text:p>
          </table:table-cell>
          <table:table-cell office:value-type="float" office:value="70000" calcext:value-type="float">
            <text:p>70000</text:p>
          </table:table-cell>
          <table:table-cell table:formula="of:=[.D693]+([.G693]/[.A693])" office:value-type="float" office:value="111.302460202605" calcext:value-type="float">
            <text:p>111.3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500 - ((2/3)*[.A694])" office:value-type="float" office:value="38.6666666666667" calcext:value-type="float">
            <text:p>3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94] + ([.C694]/[.A694])" office:value-type="float" office:value="154.508670520231" calcext:value-type="float">
            <text:p>154.51</text:p>
          </table:table-cell>
          <table:table-cell table:formula="of:=500 - ((4/3)*[.A694])" office:value-type="float" office:value="-422.666666666667" calcext:value-type="float">
            <text:p>-422.67</text:p>
          </table:table-cell>
          <table:table-cell office:value-type="float" office:value="70000" calcext:value-type="float">
            <text:p>70000</text:p>
          </table:table-cell>
          <table:table-cell table:formula="of:=[.D694]+([.G694]/[.A694])" office:value-type="float" office:value="111.156069364162" calcext:value-type="float">
            <text:p>111.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500 - ((2/3)*[.A695])" office:value-type="float" office:value="38" calcext:value-type="float">
            <text:p>3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95] + ([.C695]/[.A695])" office:value-type="float" office:value="154.300144300144" calcext:value-type="float">
            <text:p>154.30</text:p>
          </table:table-cell>
          <table:table-cell table:formula="of:=500 - ((4/3)*[.A695])" office:value-type="float" office:value="-424" calcext:value-type="float">
            <text:p>-424.00</text:p>
          </table:table-cell>
          <table:table-cell office:value-type="float" office:value="70000" calcext:value-type="float">
            <text:p>70000</text:p>
          </table:table-cell>
          <table:table-cell table:formula="of:=[.D695]+([.G695]/[.A695])" office:value-type="float" office:value="111.010101010101" calcext:value-type="float">
            <text:p>111.01</text:p>
          </table:table-cell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formula="of:=500 - ((2/3)*[.A696])" office:value-type="float" office:value="37.3333333333334" calcext:value-type="float">
            <text:p>3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96] + ([.C696]/[.A696])" office:value-type="float" office:value="154.092219020173" calcext:value-type="float">
            <text:p>154.09</text:p>
          </table:table-cell>
          <table:table-cell table:formula="of:=500 - ((4/3)*[.A696])" office:value-type="float" office:value="-425.333333333333" calcext:value-type="float">
            <text:p>-425.33</text:p>
          </table:table-cell>
          <table:table-cell office:value-type="float" office:value="70000" calcext:value-type="float">
            <text:p>70000</text:p>
          </table:table-cell>
          <table:table-cell table:formula="of:=[.D696]+([.G696]/[.A696])" office:value-type="float" office:value="110.864553314121" calcext:value-type="float">
            <text:p>110.8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500 - ((2/3)*[.A697])" office:value-type="float" office:value="36.6666666666667" calcext:value-type="float">
            <text:p>3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97] + ([.C697]/[.A697])" office:value-type="float" office:value="153.884892086331" calcext:value-type="float">
            <text:p>153.88</text:p>
          </table:table-cell>
          <table:table-cell table:formula="of:=500 - ((4/3)*[.A697])" office:value-type="float" office:value="-426.666666666667" calcext:value-type="float">
            <text:p>-426.67</text:p>
          </table:table-cell>
          <table:table-cell office:value-type="float" office:value="70000" calcext:value-type="float">
            <text:p>70000</text:p>
          </table:table-cell>
          <table:table-cell table:formula="of:=[.D697]+([.G697]/[.A697])" office:value-type="float" office:value="110.719424460432" calcext:value-type="float">
            <text:p>110.72</text:p>
          </table:table-cell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formula="of:=500 - ((2/3)*[.A698])" office:value-type="float" office:value="36" calcext:value-type="float">
            <text:p>3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98] + ([.C698]/[.A698])" office:value-type="float" office:value="153.67816091954" calcext:value-type="float">
            <text:p>153.68</text:p>
          </table:table-cell>
          <table:table-cell table:formula="of:=500 - ((4/3)*[.A698])" office:value-type="float" office:value="-428" calcext:value-type="float">
            <text:p>-428.00</text:p>
          </table:table-cell>
          <table:table-cell office:value-type="float" office:value="70000" calcext:value-type="float">
            <text:p>70000</text:p>
          </table:table-cell>
          <table:table-cell table:formula="of:=[.D698]+([.G698]/[.A698])" office:value-type="float" office:value="110.574712643678" calcext:value-type="float">
            <text:p>110.5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500 - ((2/3)*[.A699])" office:value-type="float" office:value="35.3333333333334" calcext:value-type="float">
            <text:p>3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699] + ([.C699]/[.A699])" office:value-type="float" office:value="153.472022955524" calcext:value-type="float">
            <text:p>153.47</text:p>
          </table:table-cell>
          <table:table-cell table:formula="of:=500 - ((4/3)*[.A699])" office:value-type="float" office:value="-429.333333333333" calcext:value-type="float">
            <text:p>-429.33</text:p>
          </table:table-cell>
          <table:table-cell office:value-type="float" office:value="70000" calcext:value-type="float">
            <text:p>70000</text:p>
          </table:table-cell>
          <table:table-cell table:formula="of:=[.D699]+([.G699]/[.A699])" office:value-type="float" office:value="110.430416068867" calcext:value-type="float">
            <text:p>110.4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500 - ((2/3)*[.A700])" office:value-type="float" office:value="34.6666666666667" calcext:value-type="float">
            <text:p>3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00] + ([.C700]/[.A700])" office:value-type="float" office:value="153.266475644699" calcext:value-type="float">
            <text:p>153.27</text:p>
          </table:table-cell>
          <table:table-cell table:formula="of:=500 - ((4/3)*[.A700])" office:value-type="float" office:value="-430.666666666667" calcext:value-type="float">
            <text:p>-430.67</text:p>
          </table:table-cell>
          <table:table-cell office:value-type="float" office:value="70000" calcext:value-type="float">
            <text:p>70000</text:p>
          </table:table-cell>
          <table:table-cell table:formula="of:=[.D700]+([.G700]/[.A700])" office:value-type="float" office:value="110.286532951289" calcext:value-type="float">
            <text:p>110.29</text:p>
          </table:table-cell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formula="of:=500 - ((2/3)*[.A701])" office:value-type="float" office:value="34" calcext:value-type="float">
            <text:p>3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01] + ([.C701]/[.A701])" office:value-type="float" office:value="153.061516452074" calcext:value-type="float">
            <text:p>153.06</text:p>
          </table:table-cell>
          <table:table-cell table:formula="of:=500 - ((4/3)*[.A701])" office:value-type="float" office:value="-432" calcext:value-type="float">
            <text:p>-432.00</text:p>
          </table:table-cell>
          <table:table-cell office:value-type="float" office:value="70000" calcext:value-type="float">
            <text:p>70000</text:p>
          </table:table-cell>
          <table:table-cell table:formula="of:=[.D701]+([.G701]/[.A701])" office:value-type="float" office:value="110.143061516452" calcext:value-type="float">
            <text:p>110.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500 - ((2/3)*[.A702])" office:value-type="float" office:value="33.3333333333334" calcext:value-type="float">
            <text:p>3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02] + ([.C702]/[.A702])" office:value-type="float" office:value="152.857142857143" calcext:value-type="float">
            <text:p>152.86</text:p>
          </table:table-cell>
          <table:table-cell table:formula="of:=500 - ((4/3)*[.A702])" office:value-type="float" office:value="-433.333333333333" calcext:value-type="float">
            <text:p>-433.33</text:p>
          </table:table-cell>
          <table:table-cell office:value-type="float" office:value="70000" calcext:value-type="float">
            <text:p>70000</text:p>
          </table:table-cell>
          <table:table-cell table:formula="of:=[.D702]+([.G702]/[.A702])" office:value-type="float" office:value="110" calcext:value-type="float">
            <text:p>110.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500 - ((2/3)*[.A703])" office:value-type="float" office:value="32.6666666666667" calcext:value-type="float">
            <text:p>3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03] + ([.C703]/[.A703])" office:value-type="float" office:value="152.65335235378" calcext:value-type="float">
            <text:p>152.65</text:p>
          </table:table-cell>
          <table:table-cell table:formula="of:=500 - ((4/3)*[.A703])" office:value-type="float" office:value="-434.666666666667" calcext:value-type="float">
            <text:p>-434.67</text:p>
          </table:table-cell>
          <table:table-cell office:value-type="float" office:value="70000" calcext:value-type="float">
            <text:p>70000</text:p>
          </table:table-cell>
          <table:table-cell table:formula="of:=[.D703]+([.G703]/[.A703])" office:value-type="float" office:value="109.857346647646" calcext:value-type="float">
            <text:p>109.8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500 - ((2/3)*[.A704])" office:value-type="float" office:value="32" calcext:value-type="float">
            <text:p>3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04] + ([.C704]/[.A704])" office:value-type="float" office:value="152.450142450142" calcext:value-type="float">
            <text:p>152.45</text:p>
          </table:table-cell>
          <table:table-cell table:formula="of:=500 - ((4/3)*[.A704])" office:value-type="float" office:value="-436" calcext:value-type="float">
            <text:p>-436.00</text:p>
          </table:table-cell>
          <table:table-cell office:value-type="float" office:value="70000" calcext:value-type="float">
            <text:p>70000</text:p>
          </table:table-cell>
          <table:table-cell table:formula="of:=[.D704]+([.G704]/[.A704])" office:value-type="float" office:value="109.7150997151" calcext:value-type="float">
            <text:p>109.72</text:p>
          </table:table-cell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formula="of:=500 - ((2/3)*[.A705])" office:value-type="float" office:value="31.3333333333334" calcext:value-type="float">
            <text:p>3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05] + ([.C705]/[.A705])" office:value-type="float" office:value="152.247510668563" calcext:value-type="float">
            <text:p>152.25</text:p>
          </table:table-cell>
          <table:table-cell table:formula="of:=500 - ((4/3)*[.A705])" office:value-type="float" office:value="-437.333333333333" calcext:value-type="float">
            <text:p>-437.33</text:p>
          </table:table-cell>
          <table:table-cell office:value-type="float" office:value="70000" calcext:value-type="float">
            <text:p>70000</text:p>
          </table:table-cell>
          <table:table-cell table:formula="of:=[.D705]+([.G705]/[.A705])" office:value-type="float" office:value="109.573257467994" calcext:value-type="float">
            <text:p>109.5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500 - ((2/3)*[.A706])" office:value-type="float" office:value="30.6666666666667" calcext:value-type="float">
            <text:p>3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06] + ([.C706]/[.A706])" office:value-type="float" office:value="152.045454545455" calcext:value-type="float">
            <text:p>152.05</text:p>
          </table:table-cell>
          <table:table-cell table:formula="of:=500 - ((4/3)*[.A706])" office:value-type="float" office:value="-438.666666666667" calcext:value-type="float">
            <text:p>-438.67</text:p>
          </table:table-cell>
          <table:table-cell office:value-type="float" office:value="70000" calcext:value-type="float">
            <text:p>70000</text:p>
          </table:table-cell>
          <table:table-cell table:formula="of:=[.D706]+([.G706]/[.A706])" office:value-type="float" office:value="109.431818181818" calcext:value-type="float">
            <text:p>109.43</text:p>
          </table:table-cell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table:formula="of:=500 - ((2/3)*[.A707])" office:value-type="float" office:value="30" calcext:value-type="float">
            <text:p>3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07] + ([.C707]/[.A707])" office:value-type="float" office:value="151.843971631206" calcext:value-type="float">
            <text:p>151.84</text:p>
          </table:table-cell>
          <table:table-cell table:formula="of:=500 - ((4/3)*[.A707])" office:value-type="float" office:value="-440" calcext:value-type="float">
            <text:p>-440.00</text:p>
          </table:table-cell>
          <table:table-cell office:value-type="float" office:value="70000" calcext:value-type="float">
            <text:p>70000</text:p>
          </table:table-cell>
          <table:table-cell table:formula="of:=[.D707]+([.G707]/[.A707])" office:value-type="float" office:value="109.290780141844" calcext:value-type="float">
            <text:p>109.2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500 - ((2/3)*[.A708])" office:value-type="float" office:value="29.3333333333334" calcext:value-type="float">
            <text:p>2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08] + ([.C708]/[.A708])" office:value-type="float" office:value="151.643059490085" calcext:value-type="float">
            <text:p>151.64</text:p>
          </table:table-cell>
          <table:table-cell table:formula="of:=500 - ((4/3)*[.A708])" office:value-type="float" office:value="-441.333333333333" calcext:value-type="float">
            <text:p>-441.33</text:p>
          </table:table-cell>
          <table:table-cell office:value-type="float" office:value="70000" calcext:value-type="float">
            <text:p>70000</text:p>
          </table:table-cell>
          <table:table-cell table:formula="of:=[.D708]+([.G708]/[.A708])" office:value-type="float" office:value="109.150141643059" calcext:value-type="float">
            <text:p>109.1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500 - ((2/3)*[.A709])" office:value-type="float" office:value="28.6666666666667" calcext:value-type="float">
            <text:p>2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09] + ([.C709]/[.A709])" office:value-type="float" office:value="151.442715700141" calcext:value-type="float">
            <text:p>151.44</text:p>
          </table:table-cell>
          <table:table-cell table:formula="of:=500 - ((4/3)*[.A709])" office:value-type="float" office:value="-442.666666666667" calcext:value-type="float">
            <text:p>-442.67</text:p>
          </table:table-cell>
          <table:table-cell office:value-type="float" office:value="70000" calcext:value-type="float">
            <text:p>70000</text:p>
          </table:table-cell>
          <table:table-cell table:formula="of:=[.D709]+([.G709]/[.A709])" office:value-type="float" office:value="109.009900990099" calcext:value-type="float">
            <text:p>109.01</text:p>
          </table:table-cell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formula="of:=500 - ((2/3)*[.A710])" office:value-type="float" office:value="28" calcext:value-type="float">
            <text:p>2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10] + ([.C710]/[.A710])" office:value-type="float" office:value="151.242937853107" calcext:value-type="float">
            <text:p>151.24</text:p>
          </table:table-cell>
          <table:table-cell table:formula="of:=500 - ((4/3)*[.A710])" office:value-type="float" office:value="-444" calcext:value-type="float">
            <text:p>-444.00</text:p>
          </table:table-cell>
          <table:table-cell office:value-type="float" office:value="70000" calcext:value-type="float">
            <text:p>70000</text:p>
          </table:table-cell>
          <table:table-cell table:formula="of:=[.D710]+([.G710]/[.A710])" office:value-type="float" office:value="108.870056497175" calcext:value-type="float">
            <text:p>108.8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500 - ((2/3)*[.A711])" office:value-type="float" office:value="27.3333333333334" calcext:value-type="float">
            <text:p>2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11] + ([.C711]/[.A711])" office:value-type="float" office:value="151.043723554302" calcext:value-type="float">
            <text:p>151.04</text:p>
          </table:table-cell>
          <table:table-cell table:formula="of:=500 - ((4/3)*[.A711])" office:value-type="float" office:value="-445.333333333333" calcext:value-type="float">
            <text:p>-445.33</text:p>
          </table:table-cell>
          <table:table-cell office:value-type="float" office:value="70000" calcext:value-type="float">
            <text:p>70000</text:p>
          </table:table-cell>
          <table:table-cell table:formula="of:=[.D711]+([.G711]/[.A711])" office:value-type="float" office:value="108.730606488011" calcext:value-type="float">
            <text:p>108.7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500 - ((2/3)*[.A712])" office:value-type="float" office:value="26.6666666666667" calcext:value-type="float">
            <text:p>2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12] + ([.C712]/[.A712])" office:value-type="float" office:value="150.845070422535" calcext:value-type="float">
            <text:p>150.85</text:p>
          </table:table-cell>
          <table:table-cell table:formula="of:=500 - ((4/3)*[.A712])" office:value-type="float" office:value="-446.666666666667" calcext:value-type="float">
            <text:p>-446.67</text:p>
          </table:table-cell>
          <table:table-cell office:value-type="float" office:value="70000" calcext:value-type="float">
            <text:p>70000</text:p>
          </table:table-cell>
          <table:table-cell table:formula="of:=[.D712]+([.G712]/[.A712])" office:value-type="float" office:value="108.591549295775" calcext:value-type="float">
            <text:p>108.5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500 - ((2/3)*[.A713])" office:value-type="float" office:value="26" calcext:value-type="float">
            <text:p>2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13] + ([.C713]/[.A713])" office:value-type="float" office:value="150.646976090014" calcext:value-type="float">
            <text:p>150.65</text:p>
          </table:table-cell>
          <table:table-cell table:formula="of:=500 - ((4/3)*[.A713])" office:value-type="float" office:value="-448" calcext:value-type="float">
            <text:p>-448.00</text:p>
          </table:table-cell>
          <table:table-cell office:value-type="float" office:value="70000" calcext:value-type="float">
            <text:p>70000</text:p>
          </table:table-cell>
          <table:table-cell table:formula="of:=[.D713]+([.G713]/[.A713])" office:value-type="float" office:value="108.45288326301" calcext:value-type="float">
            <text:p>108.45</text:p>
          </table:table-cell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formula="of:=500 - ((2/3)*[.A714])" office:value-type="float" office:value="25.3333333333334" calcext:value-type="float">
            <text:p>2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14] + ([.C714]/[.A714])" office:value-type="float" office:value="150.449438202247" calcext:value-type="float">
            <text:p>150.45</text:p>
          </table:table-cell>
          <table:table-cell table:formula="of:=500 - ((4/3)*[.A714])" office:value-type="float" office:value="-449.333333333333" calcext:value-type="float">
            <text:p>-449.33</text:p>
          </table:table-cell>
          <table:table-cell office:value-type="float" office:value="70000" calcext:value-type="float">
            <text:p>70000</text:p>
          </table:table-cell>
          <table:table-cell table:formula="of:=[.D714]+([.G714]/[.A714])" office:value-type="float" office:value="108.314606741573" calcext:value-type="float">
            <text:p>108.3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500 - ((2/3)*[.A715])" office:value-type="float" office:value="24.6666666666667" calcext:value-type="float">
            <text:p>2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15] + ([.C715]/[.A715])" office:value-type="float" office:value="150.252454417952" calcext:value-type="float">
            <text:p>150.25</text:p>
          </table:table-cell>
          <table:table-cell table:formula="of:=500 - ((4/3)*[.A715])" office:value-type="float" office:value="-450.666666666667" calcext:value-type="float">
            <text:p>-450.67</text:p>
          </table:table-cell>
          <table:table-cell office:value-type="float" office:value="70000" calcext:value-type="float">
            <text:p>70000</text:p>
          </table:table-cell>
          <table:table-cell table:formula="of:=[.D715]+([.G715]/[.A715])" office:value-type="float" office:value="108.176718092567" calcext:value-type="float">
            <text:p>108.18</text:p>
          </table:table-cell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table:formula="of:=500 - ((2/3)*[.A716])" office:value-type="float" office:value="24" calcext:value-type="float">
            <text:p>2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16] + ([.C716]/[.A716])" office:value-type="float" office:value="150.056022408964" calcext:value-type="float">
            <text:p>150.06</text:p>
          </table:table-cell>
          <table:table-cell table:formula="of:=500 - ((4/3)*[.A716])" office:value-type="float" office:value="-452" calcext:value-type="float">
            <text:p>-452.00</text:p>
          </table:table-cell>
          <table:table-cell office:value-type="float" office:value="70000" calcext:value-type="float">
            <text:p>70000</text:p>
          </table:table-cell>
          <table:table-cell table:formula="of:=[.D716]+([.G716]/[.A716])" office:value-type="float" office:value="108.039215686275" calcext:value-type="float">
            <text:p>108.0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500 - ((2/3)*[.A717])" office:value-type="float" office:value="23.3333333333334" calcext:value-type="float">
            <text:p>2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17] + ([.C717]/[.A717])" office:value-type="float" office:value="149.86013986014" calcext:value-type="float">
            <text:p>149.86</text:p>
          </table:table-cell>
          <table:table-cell table:formula="of:=500 - ((4/3)*[.A717])" office:value-type="float" office:value="-453.333333333333" calcext:value-type="float">
            <text:p>-453.33</text:p>
          </table:table-cell>
          <table:table-cell office:value-type="float" office:value="70000" calcext:value-type="float">
            <text:p>70000</text:p>
          </table:table-cell>
          <table:table-cell table:formula="of:=[.D717]+([.G717]/[.A717])" office:value-type="float" office:value="107.902097902098" calcext:value-type="float">
            <text:p>107.9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500 - ((2/3)*[.A718])" office:value-type="float" office:value="22.6666666666667" calcext:value-type="float">
            <text:p>2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18] + ([.C718]/[.A718])" office:value-type="float" office:value="149.664804469274" calcext:value-type="float">
            <text:p>149.66</text:p>
          </table:table-cell>
          <table:table-cell table:formula="of:=500 - ((4/3)*[.A718])" office:value-type="float" office:value="-454.666666666667" calcext:value-type="float">
            <text:p>-454.67</text:p>
          </table:table-cell>
          <table:table-cell office:value-type="float" office:value="70000" calcext:value-type="float">
            <text:p>70000</text:p>
          </table:table-cell>
          <table:table-cell table:formula="of:=[.D718]+([.G718]/[.A718])" office:value-type="float" office:value="107.765363128492" calcext:value-type="float">
            <text:p>107.77</text:p>
          </table:table-cell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table:formula="of:=500 - ((2/3)*[.A719])" office:value-type="float" office:value="22" calcext:value-type="float">
            <text:p>2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19] + ([.C719]/[.A719])" office:value-type="float" office:value="149.470013947001" calcext:value-type="float">
            <text:p>149.47</text:p>
          </table:table-cell>
          <table:table-cell table:formula="of:=500 - ((4/3)*[.A719])" office:value-type="float" office:value="-456" calcext:value-type="float">
            <text:p>-456.00</text:p>
          </table:table-cell>
          <table:table-cell office:value-type="float" office:value="70000" calcext:value-type="float">
            <text:p>70000</text:p>
          </table:table-cell>
          <table:table-cell table:formula="of:=[.D719]+([.G719]/[.A719])" office:value-type="float" office:value="107.629009762901" calcext:value-type="float">
            <text:p>107.6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500 - ((2/3)*[.A720])" office:value-type="float" office:value="21.3333333333334" calcext:value-type="float">
            <text:p>2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20] + ([.C720]/[.A720])" office:value-type="float" office:value="149.275766016713" calcext:value-type="float">
            <text:p>149.28</text:p>
          </table:table-cell>
          <table:table-cell table:formula="of:=500 - ((4/3)*[.A720])" office:value-type="float" office:value="-457.333333333333" calcext:value-type="float">
            <text:p>-457.33</text:p>
          </table:table-cell>
          <table:table-cell office:value-type="float" office:value="70000" calcext:value-type="float">
            <text:p>70000</text:p>
          </table:table-cell>
          <table:table-cell table:formula="of:=[.D720]+([.G720]/[.A720])" office:value-type="float" office:value="107.493036211699" calcext:value-type="float">
            <text:p>107.4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500 - ((2/3)*[.A721])" office:value-type="float" office:value="20.6666666666667" calcext:value-type="float">
            <text:p>2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21] + ([.C721]/[.A721])" office:value-type="float" office:value="149.082058414465" calcext:value-type="float">
            <text:p>149.08</text:p>
          </table:table-cell>
          <table:table-cell table:formula="of:=500 - ((4/3)*[.A721])" office:value-type="float" office:value="-458.666666666667" calcext:value-type="float">
            <text:p>-458.67</text:p>
          </table:table-cell>
          <table:table-cell office:value-type="float" office:value="70000" calcext:value-type="float">
            <text:p>70000</text:p>
          </table:table-cell>
          <table:table-cell table:formula="of:=[.D721]+([.G721]/[.A721])" office:value-type="float" office:value="107.357440890125" calcext:value-type="float">
            <text:p>107.3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500 - ((2/3)*[.A722])" office:value-type="float" office:value="20" calcext:value-type="float">
            <text:p>2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22] + ([.C722]/[.A722])" office:value-type="float" office:value="148.888888888889" calcext:value-type="float">
            <text:p>148.89</text:p>
          </table:table-cell>
          <table:table-cell table:formula="of:=500 - ((4/3)*[.A722])" office:value-type="float" office:value="-460" calcext:value-type="float">
            <text:p>-460.00</text:p>
          </table:table-cell>
          <table:table-cell office:value-type="float" office:value="70000" calcext:value-type="float">
            <text:p>70000</text:p>
          </table:table-cell>
          <table:table-cell table:formula="of:=[.D722]+([.G722]/[.A722])" office:value-type="float" office:value="107.222222222222" calcext:value-type="float">
            <text:p>107.22</text:p>
          </table:table-cell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formula="of:=500 - ((2/3)*[.A723])" office:value-type="float" office:value="19.3333333333334" calcext:value-type="float">
            <text:p>1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23] + ([.C723]/[.A723])" office:value-type="float" office:value="148.69625520111" calcext:value-type="float">
            <text:p>148.70</text:p>
          </table:table-cell>
          <table:table-cell table:formula="of:=500 - ((4/3)*[.A723])" office:value-type="float" office:value="-461.333333333333" calcext:value-type="float">
            <text:p>-461.33</text:p>
          </table:table-cell>
          <table:table-cell office:value-type="float" office:value="70000" calcext:value-type="float">
            <text:p>70000</text:p>
          </table:table-cell>
          <table:table-cell table:formula="of:=[.D723]+([.G723]/[.A723])" office:value-type="float" office:value="107.087378640777" calcext:value-type="float">
            <text:p>107.0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500 - ((2/3)*[.A724])" office:value-type="float" office:value="18.6666666666667" calcext:value-type="float">
            <text:p>1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24] + ([.C724]/[.A724])" office:value-type="float" office:value="148.504155124654" calcext:value-type="float">
            <text:p>148.50</text:p>
          </table:table-cell>
          <table:table-cell table:formula="of:=500 - ((4/3)*[.A724])" office:value-type="float" office:value="-462.666666666667" calcext:value-type="float">
            <text:p>-462.67</text:p>
          </table:table-cell>
          <table:table-cell office:value-type="float" office:value="70000" calcext:value-type="float">
            <text:p>70000</text:p>
          </table:table-cell>
          <table:table-cell table:formula="of:=[.D724]+([.G724]/[.A724])" office:value-type="float" office:value="106.952908587258" calcext:value-type="float">
            <text:p>106.95</text:p>
          </table:table-cell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formula="of:=500 - ((2/3)*[.A725])" office:value-type="float" office:value="18" calcext:value-type="float">
            <text:p>1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25] + ([.C725]/[.A725])" office:value-type="float" office:value="148.312586445367" calcext:value-type="float">
            <text:p>148.31</text:p>
          </table:table-cell>
          <table:table-cell table:formula="of:=500 - ((4/3)*[.A725])" office:value-type="float" office:value="-464" calcext:value-type="float">
            <text:p>-464.00</text:p>
          </table:table-cell>
          <table:table-cell office:value-type="float" office:value="70000" calcext:value-type="float">
            <text:p>70000</text:p>
          </table:table-cell>
          <table:table-cell table:formula="of:=[.D725]+([.G725]/[.A725])" office:value-type="float" office:value="106.818810511757" calcext:value-type="float">
            <text:p>106.8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500 - ((2/3)*[.A726])" office:value-type="float" office:value="17.3333333333334" calcext:value-type="float">
            <text:p>1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26] + ([.C726]/[.A726])" office:value-type="float" office:value="148.121546961326" calcext:value-type="float">
            <text:p>148.12</text:p>
          </table:table-cell>
          <table:table-cell table:formula="of:=500 - ((4/3)*[.A726])" office:value-type="float" office:value="-465.333333333333" calcext:value-type="float">
            <text:p>-465.33</text:p>
          </table:table-cell>
          <table:table-cell office:value-type="float" office:value="70000" calcext:value-type="float">
            <text:p>70000</text:p>
          </table:table-cell>
          <table:table-cell table:formula="of:=[.D726]+([.G726]/[.A726])" office:value-type="float" office:value="106.685082872928" calcext:value-type="float">
            <text:p>106.6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500 - ((2/3)*[.A727])" office:value-type="float" office:value="16.6666666666667" calcext:value-type="float">
            <text:p>1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27] + ([.C727]/[.A727])" office:value-type="float" office:value="147.931034482759" calcext:value-type="float">
            <text:p>147.93</text:p>
          </table:table-cell>
          <table:table-cell table:formula="of:=500 - ((4/3)*[.A727])" office:value-type="float" office:value="-466.666666666667" calcext:value-type="float">
            <text:p>-466.67</text:p>
          </table:table-cell>
          <table:table-cell office:value-type="float" office:value="70000" calcext:value-type="float">
            <text:p>70000</text:p>
          </table:table-cell>
          <table:table-cell table:formula="of:=[.D727]+([.G727]/[.A727])" office:value-type="float" office:value="106.551724137931" calcext:value-type="float">
            <text:p>106.55</text:p>
          </table:table-cell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table:formula="of:=500 - ((2/3)*[.A728])" office:value-type="float" office:value="16" calcext:value-type="float">
            <text:p>1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28] + ([.C728]/[.A728])" office:value-type="float" office:value="147.741046831956" calcext:value-type="float">
            <text:p>147.74</text:p>
          </table:table-cell>
          <table:table-cell table:formula="of:=500 - ((4/3)*[.A728])" office:value-type="float" office:value="-468" calcext:value-type="float">
            <text:p>-468.00</text:p>
          </table:table-cell>
          <table:table-cell office:value-type="float" office:value="70000" calcext:value-type="float">
            <text:p>70000</text:p>
          </table:table-cell>
          <table:table-cell table:formula="of:=[.D728]+([.G728]/[.A728])" office:value-type="float" office:value="106.418732782369" calcext:value-type="float">
            <text:p>106.4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500 - ((2/3)*[.A729])" office:value-type="float" office:value="15.3333333333334" calcext:value-type="float">
            <text:p>1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29] + ([.C729]/[.A729])" office:value-type="float" office:value="147.551581843191" calcext:value-type="float">
            <text:p>147.55</text:p>
          </table:table-cell>
          <table:table-cell table:formula="of:=500 - ((4/3)*[.A729])" office:value-type="float" office:value="-469.333333333333" calcext:value-type="float">
            <text:p>-469.33</text:p>
          </table:table-cell>
          <table:table-cell office:value-type="float" office:value="70000" calcext:value-type="float">
            <text:p>70000</text:p>
          </table:table-cell>
          <table:table-cell table:formula="of:=[.D729]+([.G729]/[.A729])" office:value-type="float" office:value="106.286107290234" calcext:value-type="float">
            <text:p>106.2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500 - ((2/3)*[.A730])" office:value-type="float" office:value="14.6666666666667" calcext:value-type="float">
            <text:p>1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30] + ([.C730]/[.A730])" office:value-type="float" office:value="147.362637362637" calcext:value-type="float">
            <text:p>147.36</text:p>
          </table:table-cell>
          <table:table-cell table:formula="of:=500 - ((4/3)*[.A730])" office:value-type="float" office:value="-470.666666666667" calcext:value-type="float">
            <text:p>-470.67</text:p>
          </table:table-cell>
          <table:table-cell office:value-type="float" office:value="70000" calcext:value-type="float">
            <text:p>70000</text:p>
          </table:table-cell>
          <table:table-cell table:formula="of:=[.D730]+([.G730]/[.A730])" office:value-type="float" office:value="106.153846153846" calcext:value-type="float">
            <text:p>106.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500 - ((2/3)*[.A731])" office:value-type="float" office:value="14" calcext:value-type="float">
            <text:p>1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31] + ([.C731]/[.A731])" office:value-type="float" office:value="147.174211248285" calcext:value-type="float">
            <text:p>147.17</text:p>
          </table:table-cell>
          <table:table-cell table:formula="of:=500 - ((4/3)*[.A731])" office:value-type="float" office:value="-472" calcext:value-type="float">
            <text:p>-472.00</text:p>
          </table:table-cell>
          <table:table-cell office:value-type="float" office:value="70000" calcext:value-type="float">
            <text:p>70000</text:p>
          </table:table-cell>
          <table:table-cell table:formula="of:=[.D731]+([.G731]/[.A731])" office:value-type="float" office:value="106.0219478738" calcext:value-type="float">
            <text:p>106.02</text:p>
          </table:table-cell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formula="of:=500 - ((2/3)*[.A732])" office:value-type="float" office:value="13.3333333333334" calcext:value-type="float">
            <text:p>1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32] + ([.C732]/[.A732])" office:value-type="float" office:value="146.986301369863" calcext:value-type="float">
            <text:p>146.99</text:p>
          </table:table-cell>
          <table:table-cell table:formula="of:=500 - ((4/3)*[.A732])" office:value-type="float" office:value="-473.333333333333" calcext:value-type="float">
            <text:p>-473.33</text:p>
          </table:table-cell>
          <table:table-cell office:value-type="float" office:value="70000" calcext:value-type="float">
            <text:p>70000</text:p>
          </table:table-cell>
          <table:table-cell table:formula="of:=[.D732]+([.G732]/[.A732])" office:value-type="float" office:value="105.890410958904" calcext:value-type="float">
            <text:p>105.8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500 - ((2/3)*[.A733])" office:value-type="float" office:value="12.6666666666667" calcext:value-type="float">
            <text:p>1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33] + ([.C733]/[.A733])" office:value-type="float" office:value="146.798905608755" calcext:value-type="float">
            <text:p>146.80</text:p>
          </table:table-cell>
          <table:table-cell table:formula="of:=500 - ((4/3)*[.A733])" office:value-type="float" office:value="-474.666666666667" calcext:value-type="float">
            <text:p>-474.67</text:p>
          </table:table-cell>
          <table:table-cell office:value-type="float" office:value="70000" calcext:value-type="float">
            <text:p>70000</text:p>
          </table:table-cell>
          <table:table-cell table:formula="of:=[.D733]+([.G733]/[.A733])" office:value-type="float" office:value="105.759233926129" calcext:value-type="float">
            <text:p>105.76</text:p>
          </table:table-cell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formula="of:=500 - ((2/3)*[.A734])" office:value-type="float" office:value="12" calcext:value-type="float">
            <text:p>1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34] + ([.C734]/[.A734])" office:value-type="float" office:value="146.612021857924" calcext:value-type="float">
            <text:p>146.61</text:p>
          </table:table-cell>
          <table:table-cell table:formula="of:=500 - ((4/3)*[.A734])" office:value-type="float" office:value="-476" calcext:value-type="float">
            <text:p>-476.00</text:p>
          </table:table-cell>
          <table:table-cell office:value-type="float" office:value="70000" calcext:value-type="float">
            <text:p>70000</text:p>
          </table:table-cell>
          <table:table-cell table:formula="of:=[.D734]+([.G734]/[.A734])" office:value-type="float" office:value="105.628415300546" calcext:value-type="float">
            <text:p>105.6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500 - ((2/3)*[.A735])" office:value-type="float" office:value="11.3333333333334" calcext:value-type="float">
            <text:p>1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35] + ([.C735]/[.A735])" office:value-type="float" office:value="146.425648021828" calcext:value-type="float">
            <text:p>146.43</text:p>
          </table:table-cell>
          <table:table-cell table:formula="of:=500 - ((4/3)*[.A735])" office:value-type="float" office:value="-477.333333333333" calcext:value-type="float">
            <text:p>-477.33</text:p>
          </table:table-cell>
          <table:table-cell office:value-type="float" office:value="70000" calcext:value-type="float">
            <text:p>70000</text:p>
          </table:table-cell>
          <table:table-cell table:formula="of:=[.D735]+([.G735]/[.A735])" office:value-type="float" office:value="105.49795361528" calcext:value-type="float">
            <text:p>105.5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500 - ((2/3)*[.A736])" office:value-type="float" office:value="10.6666666666667" calcext:value-type="float">
            <text:p>1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36] + ([.C736]/[.A736])" office:value-type="float" office:value="146.239782016349" calcext:value-type="float">
            <text:p>146.24</text:p>
          </table:table-cell>
          <table:table-cell table:formula="of:=500 - ((4/3)*[.A736])" office:value-type="float" office:value="-478.666666666667" calcext:value-type="float">
            <text:p>-478.67</text:p>
          </table:table-cell>
          <table:table-cell office:value-type="float" office:value="70000" calcext:value-type="float">
            <text:p>70000</text:p>
          </table:table-cell>
          <table:table-cell table:formula="of:=[.D736]+([.G736]/[.A736])" office:value-type="float" office:value="105.367847411444" calcext:value-type="float">
            <text:p>105.37</text:p>
          </table:table-cell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formula="of:=500 - ((2/3)*[.A737])" office:value-type="float" office:value="10" calcext:value-type="float">
            <text:p>1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37] + ([.C737]/[.A737])" office:value-type="float" office:value="146.054421768707" calcext:value-type="float">
            <text:p>146.05</text:p>
          </table:table-cell>
          <table:table-cell table:formula="of:=500 - ((4/3)*[.A737])" office:value-type="float" office:value="-480" calcext:value-type="float">
            <text:p>-480.00</text:p>
          </table:table-cell>
          <table:table-cell office:value-type="float" office:value="70000" calcext:value-type="float">
            <text:p>70000</text:p>
          </table:table-cell>
          <table:table-cell table:formula="of:=[.D737]+([.G737]/[.A737])" office:value-type="float" office:value="105.238095238095" calcext:value-type="float">
            <text:p>105.2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500 - ((2/3)*[.A738])" office:value-type="float" office:value="9.33333333333337" calcext:value-type="float">
            <text:p>9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38] + ([.C738]/[.A738])" office:value-type="float" office:value="145.869565217391" calcext:value-type="float">
            <text:p>145.87</text:p>
          </table:table-cell>
          <table:table-cell table:formula="of:=500 - ((4/3)*[.A738])" office:value-type="float" office:value="-481.333333333333" calcext:value-type="float">
            <text:p>-481.33</text:p>
          </table:table-cell>
          <table:table-cell office:value-type="float" office:value="70000" calcext:value-type="float">
            <text:p>70000</text:p>
          </table:table-cell>
          <table:table-cell table:formula="of:=[.D738]+([.G738]/[.A738])" office:value-type="float" office:value="105.108695652174" calcext:value-type="float">
            <text:p>105.1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500 - ((2/3)*[.A739])" office:value-type="float" office:value="8.66666666666669" calcext:value-type="float">
            <text:p>8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39] + ([.C739]/[.A739])" office:value-type="float" office:value="145.685210312076" calcext:value-type="float">
            <text:p>145.69</text:p>
          </table:table-cell>
          <table:table-cell table:formula="of:=500 - ((4/3)*[.A739])" office:value-type="float" office:value="-482.666666666667" calcext:value-type="float">
            <text:p>-482.67</text:p>
          </table:table-cell>
          <table:table-cell office:value-type="float" office:value="70000" calcext:value-type="float">
            <text:p>70000</text:p>
          </table:table-cell>
          <table:table-cell table:formula="of:=[.D739]+([.G739]/[.A739])" office:value-type="float" office:value="104.979647218453" calcext:value-type="float">
            <text:p>104.9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500 - ((2/3)*[.A740])" office:value-type="float" office:value="8" calcext:value-type="float">
            <text:p>8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40] + ([.C740]/[.A740])" office:value-type="float" office:value="145.50135501355" calcext:value-type="float">
            <text:p>145.50</text:p>
          </table:table-cell>
          <table:table-cell table:formula="of:=500 - ((4/3)*[.A740])" office:value-type="float" office:value="-484" calcext:value-type="float">
            <text:p>-484.00</text:p>
          </table:table-cell>
          <table:table-cell office:value-type="float" office:value="70000" calcext:value-type="float">
            <text:p>70000</text:p>
          </table:table-cell>
          <table:table-cell table:formula="of:=[.D740]+([.G740]/[.A740])" office:value-type="float" office:value="104.850948509485" calcext:value-type="float">
            <text:p>104.85</text:p>
          </table:table-cell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formula="of:=500 - ((2/3)*[.A741])" office:value-type="float" office:value="7.33333333333337" calcext:value-type="float">
            <text:p>7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41] + ([.C741]/[.A741])" office:value-type="float" office:value="145.31799729364" calcext:value-type="float">
            <text:p>145.32</text:p>
          </table:table-cell>
          <table:table-cell table:formula="of:=500 - ((4/3)*[.A741])" office:value-type="float" office:value="-485.333333333333" calcext:value-type="float">
            <text:p>-485.33</text:p>
          </table:table-cell>
          <table:table-cell office:value-type="float" office:value="70000" calcext:value-type="float">
            <text:p>70000</text:p>
          </table:table-cell>
          <table:table-cell table:formula="of:=[.D741]+([.G741]/[.A741])" office:value-type="float" office:value="104.722598105548" calcext:value-type="float">
            <text:p>104.7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500 - ((2/3)*[.A742])" office:value-type="float" office:value="6.66666666666669" calcext:value-type="float">
            <text:p>6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42] + ([.C742]/[.A742])" office:value-type="float" office:value="145.135135135135" calcext:value-type="float">
            <text:p>145.14</text:p>
          </table:table-cell>
          <table:table-cell table:formula="of:=500 - ((4/3)*[.A742])" office:value-type="float" office:value="-486.666666666667" calcext:value-type="float">
            <text:p>-486.67</text:p>
          </table:table-cell>
          <table:table-cell office:value-type="float" office:value="70000" calcext:value-type="float">
            <text:p>70000</text:p>
          </table:table-cell>
          <table:table-cell table:formula="of:=[.D742]+([.G742]/[.A742])" office:value-type="float" office:value="104.594594594595" calcext:value-type="float">
            <text:p>104.59</text:p>
          </table:table-cell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formula="of:=500 - ((2/3)*[.A743])" office:value-type="float" office:value="6" calcext:value-type="float">
            <text:p>6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43] + ([.C743]/[.A743])" office:value-type="float" office:value="144.952766531714" calcext:value-type="float">
            <text:p>144.95</text:p>
          </table:table-cell>
          <table:table-cell table:formula="of:=500 - ((4/3)*[.A743])" office:value-type="float" office:value="-488" calcext:value-type="float">
            <text:p>-488.00</text:p>
          </table:table-cell>
          <table:table-cell office:value-type="float" office:value="70000" calcext:value-type="float">
            <text:p>70000</text:p>
          </table:table-cell>
          <table:table-cell table:formula="of:=[.D743]+([.G743]/[.A743])" office:value-type="float" office:value="104.4669365722" calcext:value-type="float">
            <text:p>104.4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500 - ((2/3)*[.A744])" office:value-type="float" office:value="5.33333333333337" calcext:value-type="float">
            <text:p>5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44] + ([.C744]/[.A744])" office:value-type="float" office:value="144.770889487871" calcext:value-type="float">
            <text:p>144.77</text:p>
          </table:table-cell>
          <table:table-cell table:formula="of:=500 - ((4/3)*[.A744])" office:value-type="float" office:value="-489.333333333333" calcext:value-type="float">
            <text:p>-489.33</text:p>
          </table:table-cell>
          <table:table-cell office:value-type="float" office:value="70000" calcext:value-type="float">
            <text:p>70000</text:p>
          </table:table-cell>
          <table:table-cell table:formula="of:=[.D744]+([.G744]/[.A744])" office:value-type="float" office:value="104.339622641509" calcext:value-type="float">
            <text:p>104.3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500 - ((2/3)*[.A745])" office:value-type="float" office:value="4.66666666666669" calcext:value-type="float">
            <text:p>4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45] + ([.C745]/[.A745])" office:value-type="float" office:value="144.589502018843" calcext:value-type="float">
            <text:p>144.59</text:p>
          </table:table-cell>
          <table:table-cell table:formula="of:=500 - ((4/3)*[.A745])" office:value-type="float" office:value="-490.666666666667" calcext:value-type="float">
            <text:p>-490.67</text:p>
          </table:table-cell>
          <table:table-cell office:value-type="float" office:value="70000" calcext:value-type="float">
            <text:p>70000</text:p>
          </table:table-cell>
          <table:table-cell table:formula="of:=[.D745]+([.G745]/[.A745])" office:value-type="float" office:value="104.21265141319" calcext:value-type="float">
            <text:p>104.21</text:p>
          </table:table-cell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formula="of:=500 - ((2/3)*[.A746])" office:value-type="float" office:value="4" calcext:value-type="float">
            <text:p>4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46] + ([.C746]/[.A746])" office:value-type="float" office:value="144.408602150538" calcext:value-type="float">
            <text:p>144.41</text:p>
          </table:table-cell>
          <table:table-cell table:formula="of:=500 - ((4/3)*[.A746])" office:value-type="float" office:value="-492" calcext:value-type="float">
            <text:p>-492.00</text:p>
          </table:table-cell>
          <table:table-cell office:value-type="float" office:value="70000" calcext:value-type="float">
            <text:p>70000</text:p>
          </table:table-cell>
          <table:table-cell table:formula="of:=[.D746]+([.G746]/[.A746])" office:value-type="float" office:value="104.086021505376" calcext:value-type="float">
            <text:p>104.0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500 - ((2/3)*[.A747])" office:value-type="float" office:value="3.33333333333337" calcext:value-type="float">
            <text:p>3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47] + ([.C747]/[.A747])" office:value-type="float" office:value="144.228187919463" calcext:value-type="float">
            <text:p>144.23</text:p>
          </table:table-cell>
          <table:table-cell table:formula="of:=500 - ((4/3)*[.A747])" office:value-type="float" office:value="-493.333333333333" calcext:value-type="float">
            <text:p>-493.33</text:p>
          </table:table-cell>
          <table:table-cell office:value-type="float" office:value="70000" calcext:value-type="float">
            <text:p>70000</text:p>
          </table:table-cell>
          <table:table-cell table:formula="of:=[.D747]+([.G747]/[.A747])" office:value-type="float" office:value="103.959731543624" calcext:value-type="float">
            <text:p>103.9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500 - ((2/3)*[.A748])" office:value-type="float" office:value="2.66666666666669" calcext:value-type="float">
            <text:p>2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48] + ([.C748]/[.A748])" office:value-type="float" office:value="144.048257372654" calcext:value-type="float">
            <text:p>144.05</text:p>
          </table:table-cell>
          <table:table-cell table:formula="of:=500 - ((4/3)*[.A748])" office:value-type="float" office:value="-494.666666666667" calcext:value-type="float">
            <text:p>-494.67</text:p>
          </table:table-cell>
          <table:table-cell office:value-type="float" office:value="70000" calcext:value-type="float">
            <text:p>70000</text:p>
          </table:table-cell>
          <table:table-cell table:formula="of:=[.D748]+([.G748]/[.A748])" office:value-type="float" office:value="103.833780160858" calcext:value-type="float">
            <text:p>103.8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500 - ((2/3)*[.A749])" office:value-type="float" office:value="2" calcext:value-type="float">
            <text:p>2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49] + ([.C749]/[.A749])" office:value-type="float" office:value="143.868808567604" calcext:value-type="float">
            <text:p>143.87</text:p>
          </table:table-cell>
          <table:table-cell table:formula="of:=500 - ((4/3)*[.A749])" office:value-type="float" office:value="-496" calcext:value-type="float">
            <text:p>-496.00</text:p>
          </table:table-cell>
          <table:table-cell office:value-type="float" office:value="70000" calcext:value-type="float">
            <text:p>70000</text:p>
          </table:table-cell>
          <table:table-cell table:formula="of:=[.D749]+([.G749]/[.A749])" office:value-type="float" office:value="103.708165997323" calcext:value-type="float">
            <text:p>103.71</text:p>
          </table:table-cell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table:formula="of:=500 - ((2/3)*[.A750])" office:value-type="float" office:value="1.33333333333337" calcext:value-type="float">
            <text:p>1.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50] + ([.C750]/[.A750])" office:value-type="float" office:value="143.689839572193" calcext:value-type="float">
            <text:p>143.69</text:p>
          </table:table-cell>
          <table:table-cell table:formula="of:=500 - ((4/3)*[.A750])" office:value-type="float" office:value="-497.333333333333" calcext:value-type="float">
            <text:p>-497.33</text:p>
          </table:table-cell>
          <table:table-cell office:value-type="float" office:value="70000" calcext:value-type="float">
            <text:p>70000</text:p>
          </table:table-cell>
          <table:table-cell table:formula="of:=[.D750]+([.G750]/[.A750])" office:value-type="float" office:value="103.582887700535" calcext:value-type="float">
            <text:p>103.5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500 - ((2/3)*[.A751])" office:value-type="float" office:value="0.666666666666686" calcext:value-type="float">
            <text:p>0.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51] + ([.C751]/[.A751])" office:value-type="float" office:value="143.51134846462" calcext:value-type="float">
            <text:p>143.51</text:p>
          </table:table-cell>
          <table:table-cell table:formula="of:=500 - ((4/3)*[.A751])" office:value-type="float" office:value="-498.666666666667" calcext:value-type="float">
            <text:p>-498.67</text:p>
          </table:table-cell>
          <table:table-cell office:value-type="float" office:value="70000" calcext:value-type="float">
            <text:p>70000</text:p>
          </table:table-cell>
          <table:table-cell table:formula="of:=[.D751]+([.G751]/[.A751])" office:value-type="float" office:value="103.457943925234" calcext:value-type="float">
            <text:p>103.46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formula="of:=500 - ((2/3)*[.A752])" office:value-type="float" office:value="0" calcext:value-type="float">
            <text:p>0.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 [.D752] + ([.C752]/[.A752])" office:value-type="float" office:value="143.333333333333" calcext:value-type="float">
            <text:p>143.33</text:p>
          </table:table-cell>
          <table:table-cell table:formula="of:=500 - ((4/3)*[.A752])" office:value-type="float" office:value="-500" calcext:value-type="float">
            <text:p>-500.00</text:p>
          </table:table-cell>
          <table:table-cell office:value-type="float" office:value="70000" calcext:value-type="float">
            <text:p>70000</text:p>
          </table:table-cell>
          <table:table-cell table:formula="of:=[.D752]+([.G752]/[.A752])" office:value-type="float" office:value="103.333333333333" calcext:value-type="float">
            <text:p>103.33</text:p>
          </table:table-cell>
        </table:table-row>
      </table:table>
      <table:table table:name="Question 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2:31:24.134328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2:31:24.909619810</meta:creation-date>
    <meta:editing-duration>PT5H52M54S</meta:editing-duration>
    <meta:editing-cycles>2</meta:editing-cycles>
    <meta:generator>LibreOffice/24.2.7.2$Linux_X86_64 LibreOffice_project/420$Build-2</meta:generator>
    <dc:date>2025-02-12T20:35:09.094686299</dc:date>
    <meta:document-statistic meta:table-count="2" meta:cell-count="6016" meta:object-count="0"/>
  </office:meta>
</office:document-meta>
</file>